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36f38" officeooo:paragraph-rsid="00736f38" style:font-weight-asian="bold" style:font-weight-complex="bold"/>
    </style:style>
    <style:style style:name="P27" style:family="paragraph" style:parent-style-name="Frame_20_contents">
      <style:text-properties fo:font-weight="bold" officeooo:rsid="0077cc8c" officeooo:paragraph-rsid="00783e93" style:font-weight-asian="bold" style:font-weight-complex="bold"/>
    </style:style>
    <style:style style:name="P28" style:family="paragraph" style:parent-style-name="Frame_20_contents">
      <style:text-properties fo:font-weight="bold" officeooo:rsid="0079f41a" officeooo:paragraph-rsid="007a6fa0" style:font-weight-asian="bold" style:font-weight-complex="bold"/>
    </style:style>
    <style:style style:name="P29" style:family="paragraph" style:parent-style-name="Frame_20_contents">
      <style:text-properties fo:font-weight="bold" officeooo:rsid="007a6fa0" officeooo:paragraph-rsid="007a6fa0" style:font-weight-asian="bold" style:font-weight-complex="bold"/>
    </style:style>
    <style:style style:name="P30" style:family="paragraph" style:parent-style-name="Frame_20_contents">
      <style:text-properties fo:font-weight="bold" officeooo:rsid="007a6fa0" officeooo:paragraph-rsid="007b4cba" style:font-weight-asian="bold" style:font-weight-complex="bold"/>
    </style:style>
    <style:style style:name="P31"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2"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3"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4"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6"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7"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8" style:family="paragraph" style:parent-style-name="Frame_20_contents">
      <style:text-properties officeooo:rsid="003232ed" officeooo:paragraph-rsid="0032cc0c"/>
    </style:style>
    <style:style style:name="P39" style:family="paragraph" style:parent-style-name="Frame_20_contents">
      <style:text-properties fo:font-weight="normal" officeooo:rsid="003a5889" officeooo:paragraph-rsid="003a5889" style:font-weight-asian="normal" style:font-weight-complex="normal"/>
    </style:style>
    <style:style style:name="P40" style:family="paragraph" style:parent-style-name="Frame_20_contents">
      <style:text-properties fo:font-weight="normal" officeooo:rsid="0079f41a" officeooo:paragraph-rsid="0079f41a" style:font-weight-asian="normal" style:font-weight-complex="normal"/>
    </style:style>
    <style:style style:name="P41" style:family="paragraph" style:parent-style-name="Frame_20_contents">
      <style:text-properties officeooo:rsid="003bcb25" officeooo:paragraph-rsid="003bcb25"/>
    </style:style>
    <style:style style:name="P42" style:family="paragraph" style:parent-style-name="Frame_20_contents">
      <style:text-properties style:text-underline-style="none" fo:font-weight="bold" officeooo:rsid="003cf6eb" officeooo:paragraph-rsid="003cf6eb" style:font-weight-asian="bold" style:font-weight-complex="bold"/>
    </style:style>
    <style:style style:name="P43" style:family="paragraph" style:parent-style-name="Frame_20_contents">
      <style:paragraph-properties fo:text-align="start" style:justify-single-word="false"/>
    </style:style>
    <style:style style:name="P44" style:family="paragraph" style:parent-style-name="Frame_20_contents">
      <style:paragraph-properties fo:text-align="center" style:justify-single-word="false"/>
    </style:style>
    <style:style style:name="P45" style:family="paragraph" style:parent-style-name="Frame_20_contents">
      <style:text-properties officeooo:rsid="004775ff" officeooo:paragraph-rsid="004775ff"/>
    </style:style>
    <style:style style:name="P46" style:family="paragraph" style:parent-style-name="Frame_20_contents">
      <style:text-properties officeooo:rsid="0071f621" officeooo:paragraph-rsid="0071f621"/>
    </style:style>
    <style:style style:name="P47" style:family="paragraph" style:parent-style-name="Frame_20_contents">
      <style:paragraph-properties fo:text-align="start" style:justify-single-word="false"/>
      <style:text-properties officeooo:rsid="007f56cd" officeooo:paragraph-rsid="007f56cd"/>
    </style:style>
    <style:style style:name="P48" style:family="paragraph" style:parent-style-name="Standard">
      <style:text-properties officeooo:paragraph-rsid="00140020"/>
    </style:style>
    <style:style style:name="P4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c56c7"/>
    </style:style>
    <style:style style:name="T2" style:family="text">
      <style:text-properties style:text-position="0% 100%"/>
    </style:style>
    <style:style style:name="T3" style:family="text">
      <style:text-properties style:text-position="0% 100%" style:text-underline-style="solid" style:text-underline-width="auto" style:text-underline-color="font-color" fo:font-weight="normal" officeooo:rsid="001e92b8"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de9f9" style:font-weight-asian="normal" style:font-weight-complex="normal"/>
    </style:style>
    <style:style style:name="T6" style:family="text">
      <style:text-properties style:text-position="0% 100%" fo:font-weight="normal" officeooo:rsid="001e41ec" style:font-weight-asian="normal" style:font-weight-complex="normal"/>
    </style:style>
    <style:style style:name="T7" style:family="text">
      <style:text-properties style:text-position="0% 100%" fo:font-weight="normal" officeooo:rsid="002884fa" style:font-weight-asian="normal" style:font-weight-complex="normal"/>
    </style:style>
    <style:style style:name="T8" style:family="text">
      <style:text-properties style:text-position="0% 100%" fo:font-weight="normal" officeooo:rsid="002a7369" style:font-weight-asian="normal" style:font-weight-complex="normal"/>
    </style:style>
    <style:style style:name="T9" style:family="text">
      <style:text-properties style:text-position="0% 100%" fo:font-weight="normal" officeooo:rsid="002bd570" style:font-weight-asian="normal" style:font-weight-complex="normal"/>
    </style:style>
    <style:style style:name="T10" style:family="text">
      <style:text-properties style:text-position="0% 100%" fo:font-weight="normal" officeooo:rsid="0030170d" style:font-weight-asian="normal" style:font-weight-complex="normal"/>
    </style:style>
    <style:style style:name="T11" style:family="text">
      <style:text-properties style:text-position="0% 100%" fo:font-weight="normal" officeooo:rsid="0032cc0c" style:font-weight-asian="normal" style:font-weight-complex="normal"/>
    </style:style>
    <style:style style:name="T12" style:family="text">
      <style:text-properties style:text-position="0% 100%" fo:font-weight="normal" officeooo:rsid="00363ddb" style:font-weight-asian="normal" style:font-weight-complex="normal"/>
    </style:style>
    <style:style style:name="T13" style:family="text">
      <style:text-properties style:text-position="0% 100%" fo:font-weight="normal" officeooo:rsid="0036449b" style:font-weight-asian="normal" style:font-weight-complex="normal"/>
    </style:style>
    <style:style style:name="T14" style:family="text">
      <style:text-properties style:text-position="0% 100%" fo:font-weight="normal" officeooo:rsid="004a8961" style:font-weight-asian="normal" style:font-weight-complex="normal"/>
    </style:style>
    <style:style style:name="T15" style:family="text">
      <style:text-properties style:text-position="0% 100%" fo:font-weight="normal" officeooo:rsid="004e9be2" style:font-weight-asian="normal" style:font-weight-complex="normal"/>
    </style:style>
    <style:style style:name="T16" style:family="text">
      <style:text-properties style:text-position="0% 100%" fo:font-weight="normal" officeooo:rsid="004fdbde" style:font-weight-asian="normal" style:font-weight-complex="normal"/>
    </style:style>
    <style:style style:name="T17" style:family="text">
      <style:text-properties style:text-position="0% 100%" fo:font-weight="normal" officeooo:rsid="00528822" style:font-weight-asian="normal" style:font-weight-complex="normal"/>
    </style:style>
    <style:style style:name="T18" style:family="text">
      <style:text-properties style:text-position="0% 100%" fo:font-weight="normal" officeooo:rsid="00543079" style:font-weight-asian="normal" style:font-weight-complex="normal"/>
    </style:style>
    <style:style style:name="T19" style:family="text">
      <style:text-properties style:text-position="0% 100%" fo:font-weight="normal" officeooo:rsid="0057e4b3" style:font-weight-asian="normal" style:font-weight-complex="normal"/>
    </style:style>
    <style:style style:name="T20" style:family="text">
      <style:text-properties style:text-position="0% 100%" fo:font-weight="normal" officeooo:rsid="005947b9" style:font-weight-asian="normal" style:font-weight-complex="normal"/>
    </style:style>
    <style:style style:name="T21" style:family="text">
      <style:text-properties style:text-position="0% 100%" fo:font-weight="normal" officeooo:rsid="005ac524" style:font-weight-asian="normal" style:font-weight-complex="normal"/>
    </style:style>
    <style:style style:name="T22" style:family="text">
      <style:text-properties style:text-position="0% 100%" fo:font-weight="normal" officeooo:rsid="005dc457" style:font-weight-asian="normal" style:font-weight-complex="normal"/>
    </style:style>
    <style:style style:name="T23" style:family="text">
      <style:text-properties style:text-position="0% 100%" fo:font-weight="normal" officeooo:rsid="0060f76d" style:font-weight-asian="normal" style:font-weight-complex="normal"/>
    </style:style>
    <style:style style:name="T24" style:family="text">
      <style:text-properties style:text-position="0% 100%" fo:font-weight="normal" officeooo:rsid="0062dff1" style:font-weight-asian="normal" style:font-weight-complex="normal"/>
    </style:style>
    <style:style style:name="T25" style:family="text">
      <style:text-properties style:text-position="0% 100%" fo:font-weight="normal" officeooo:rsid="0066d97f" style:font-weight-asian="normal" style:font-weight-complex="normal"/>
    </style:style>
    <style:style style:name="T26" style:family="text">
      <style:text-properties style:text-position="0% 100%" fo:font-weight="normal" officeooo:rsid="00689b59" style:font-weight-asian="normal" style:font-weight-complex="normal"/>
    </style:style>
    <style:style style:name="T27" style:family="text">
      <style:text-properties style:text-position="0% 100%" fo:font-weight="normal" officeooo:rsid="00691220" style:font-weight-asian="normal" style:font-weight-complex="normal"/>
    </style:style>
    <style:style style:name="T28" style:family="text">
      <style:text-properties style:text-position="0% 100%" fo:font-weight="normal" officeooo:rsid="006ab228" style:font-weight-asian="normal" style:font-weight-complex="normal"/>
    </style:style>
    <style:style style:name="T29" style:family="text">
      <style:text-properties style:text-position="0% 100%" fo:font-weight="normal" officeooo:rsid="006bfad9" style:font-weight-asian="normal" style:font-weight-complex="normal"/>
    </style:style>
    <style:style style:name="T30" style:family="text">
      <style:text-properties style:text-position="0% 100%" fo:font-weight="normal" officeooo:rsid="006e8e3c" style:font-weight-asian="normal" style:font-weight-complex="normal"/>
    </style:style>
    <style:style style:name="T31" style:family="text">
      <style:text-properties style:text-position="0% 100%" fo:font-weight="normal" officeooo:rsid="0074d528" style:font-weight-asian="normal" style:font-weight-complex="normal"/>
    </style:style>
    <style:style style:name="T32" style:family="text">
      <style:text-properties style:text-position="0% 100%" fo:font-weight="normal" officeooo:rsid="0076e8c5" style:font-weight-asian="normal" style:font-weight-complex="normal"/>
    </style:style>
    <style:style style:name="T33" style:family="text">
      <style:text-properties style:text-position="0% 100%" fo:font-weight="normal" officeooo:rsid="007b4cba" style:font-weight-asian="normal" style:font-weight-complex="normal"/>
    </style:style>
    <style:style style:name="T34" style:family="text">
      <style:text-properties style:text-position="0% 100%" fo:font-weight="normal" officeooo:rsid="007c7f5b" style:font-weight-asian="normal" style:font-weight-complex="normal"/>
    </style:style>
    <style:style style:name="T35" style:family="text">
      <style:text-properties style:text-position="0% 100%" fo:font-weight="normal" officeooo:rsid="008301ef" style:font-weight-asian="normal" style:font-weight-complex="normal"/>
    </style:style>
    <style:style style:name="T36" style:family="text">
      <style:text-properties style:text-position="0% 100%" fo:font-weight="normal" officeooo:rsid="0083e0b0" style:font-weight-asian="normal" style:font-weight-complex="normal"/>
    </style:style>
    <style:style style:name="T37" style:family="text">
      <style:text-properties style:text-position="0% 100%" fo:font-weight="normal" officeooo:rsid="0084cdc5" style:font-weight-asian="normal" style:font-weight-complex="normal"/>
    </style:style>
    <style:style style:name="T38" style:family="text">
      <style:text-properties style:text-position="0% 100%" fo:font-weight="normal" officeooo:rsid="0085f276" style:font-weight-asian="normal" style:font-weight-complex="normal"/>
    </style:style>
    <style:style style:name="T39" style:family="text">
      <style:text-properties style:text-position="0% 100%" fo:font-weight="normal" officeooo:rsid="00882c20" style:font-weight-asian="normal" style:font-weight-complex="normal"/>
    </style:style>
    <style:style style:name="T40" style:family="text">
      <style:text-properties style:text-position="0% 100%" fo:font-weight="normal" officeooo:rsid="0089c8a8" style:font-weight-asian="normal" style:font-weight-complex="normal"/>
    </style:style>
    <style:style style:name="T41" style:family="text">
      <style:text-properties style:text-position="0% 100%" fo:font-weight="normal" officeooo:rsid="008a6ff9" style:font-weight-asian="normal" style:font-weight-complex="normal"/>
    </style:style>
    <style:style style:name="T42" style:family="text">
      <style:text-properties style:text-position="0% 100%" fo:font-weight="normal" officeooo:rsid="008c055e" style:font-weight-asian="normal" style:font-weight-complex="normal"/>
    </style:style>
    <style:style style:name="T43" style:family="text">
      <style:text-properties style:text-position="0% 100%" officeooo:rsid="001de9f9"/>
    </style:style>
    <style:style style:name="T44" style:family="text">
      <style:text-properties style:text-position="0% 100%" style:text-underline-style="none" fo:font-weight="normal" style:font-weight-asian="normal" style:font-weight-complex="normal"/>
    </style:style>
    <style:style style:name="T45" style:family="text">
      <style:text-properties style:text-position="0% 100%" style:text-underline-style="none" fo:font-weight="normal" officeooo:rsid="001e92b8" style:font-weight-asian="normal" style:font-weight-complex="normal"/>
    </style:style>
    <style:style style:name="T46" style:family="text">
      <style:text-properties style:text-position="0% 100%" style:text-underline-style="none" fo:font-weight="normal" officeooo:rsid="001e9c17" style:font-weight-asian="normal" style:font-weight-complex="normal"/>
    </style:style>
    <style:style style:name="T47" style:family="text">
      <style:text-properties style:text-position="0% 100%" style:text-underline-style="none" fo:font-weight="normal" officeooo:rsid="001fe84d" style:font-weight-asian="normal" style:font-weight-complex="normal"/>
    </style:style>
    <style:style style:name="T48" style:family="text">
      <style:text-properties style:text-position="0% 100%" style:text-underline-style="none" fo:font-weight="normal" officeooo:rsid="00245bcf" style:font-weight-asian="normal" style:font-weight-complex="normal"/>
    </style:style>
    <style:style style:name="T49" style:family="text">
      <style:text-properties style:text-position="0% 100%" officeooo:rsid="002884fa"/>
    </style:style>
    <style:style style:name="T50" style:family="text">
      <style:text-properties style:text-position="0% 100%" officeooo:rsid="003453de"/>
    </style:style>
    <style:style style:name="T51" style:family="text">
      <style:text-properties style:text-position="0% 100%" fo:font-weight="bold" officeooo:rsid="00363ddb" style:font-weight-asian="bold" style:font-weight-complex="bold"/>
    </style:style>
    <style:style style:name="T52" style:family="text">
      <style:text-properties style:text-position="0% 100%" officeooo:rsid="004fdbde"/>
    </style:style>
    <style:style style:name="T53" style:family="text">
      <style:text-properties style:text-position="0% 100%" officeooo:rsid="00543079"/>
    </style:style>
    <style:style style:name="T54" style:family="text">
      <style:text-properties style:text-position="0% 100%" officeooo:rsid="0057e4b3"/>
    </style:style>
    <style:style style:name="T55" style:family="text">
      <style:text-properties style:text-position="0% 100%" officeooo:rsid="005ac524"/>
    </style:style>
    <style:style style:name="T56" style:family="text">
      <style:text-properties style:text-position="0% 100%" officeooo:rsid="005dc457"/>
    </style:style>
    <style:style style:name="T57" style:family="text">
      <style:text-properties style:text-position="0% 100%" officeooo:rsid="0062dff1"/>
    </style:style>
    <style:style style:name="T58" style:family="text">
      <style:text-properties style:text-position="0% 100%" officeooo:rsid="006ab228"/>
    </style:style>
    <style:style style:name="T59" style:family="text">
      <style:text-properties style:text-position="0% 100%" officeooo:rsid="0076e8c5"/>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e41ec" style:font-weight-asian="normal" style:font-weight-complex="normal"/>
    </style:style>
    <style:style style:name="T63" style:family="text">
      <style:text-properties fo:font-weight="normal" officeooo:rsid="001fe84d" style:font-weight-asian="normal" style:font-weight-complex="normal"/>
    </style:style>
    <style:style style:name="T64" style:family="text">
      <style:text-properties fo:font-weight="normal" officeooo:rsid="002aa811" style:font-weight-asian="normal" style:font-weight-complex="normal"/>
    </style:style>
    <style:style style:name="T65" style:family="text">
      <style:text-properties fo:font-weight="normal" officeooo:rsid="002f77b1" style:font-weight-asian="normal" style:font-weight-complex="normal"/>
    </style:style>
    <style:style style:name="T66" style:family="text">
      <style:text-properties fo:font-weight="normal" officeooo:rsid="0030170d" style:font-weight-asian="normal" style:font-weight-complex="normal"/>
    </style:style>
    <style:style style:name="T67" style:family="text">
      <style:text-properties fo:font-weight="normal" officeooo:rsid="0032cc0c" style:font-weight-asian="normal" style:font-weight-complex="normal"/>
    </style:style>
    <style:style style:name="T68" style:family="text">
      <style:text-properties fo:font-weight="normal" officeooo:rsid="003dda31" style:font-weight-asian="normal" style:font-weight-complex="normal"/>
    </style:style>
    <style:style style:name="T69" style:family="text">
      <style:text-properties fo:font-weight="normal" officeooo:rsid="0041ea53" style:font-weight-asian="normal" style:font-weight-complex="normal"/>
    </style:style>
    <style:style style:name="T70" style:family="text">
      <style:text-properties fo:font-weight="normal" officeooo:rsid="00434694" style:font-weight-asian="normal" style:font-weight-complex="normal"/>
    </style:style>
    <style:style style:name="T71" style:family="text">
      <style:text-properties fo:font-weight="normal" officeooo:rsid="004c9b04" style:font-weight-asian="normal" style:font-weight-complex="normal"/>
    </style:style>
    <style:style style:name="T72" style:family="text">
      <style:text-properties fo:font-weight="normal" officeooo:rsid="005ac524" style:font-weight-asian="normal" style:font-weight-complex="normal"/>
    </style:style>
    <style:style style:name="T73" style:family="text">
      <style:text-properties fo:font-weight="normal" officeooo:rsid="007060ae" style:font-weight-asian="normal" style:font-weight-complex="normal"/>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01fe84d" style:font-weight-asian="normal" style:font-weight-complex="normal"/>
    </style:style>
    <style:style style:name="T76" style:family="text">
      <style:text-properties style:text-underline-style="none" fo:font-weight="normal" officeooo:rsid="0024b101" style:font-weight-asian="normal" style:font-weight-complex="normal"/>
    </style:style>
    <style:style style:name="T77" style:family="text">
      <style:text-properties style:text-underline-style="none" fo:font-weight="bold" style:font-weight-asian="bold" style:font-weight-complex="bold"/>
    </style:style>
    <style:style style:name="T78" style:family="text">
      <style:text-properties fo:font-size="5pt" fo:font-weight="bold" officeooo:rsid="007e1943" style:font-size-asian="5pt" style:font-weight-asian="bold" style:font-size-complex="5pt"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Frame1" text:anchor-type="paragraph" svg:x="-0.051cm" svg:y="-0.005cm" svg:width="10.656cm" draw:z-index="0"><draw:text-box fo:min-height="0.877cm"><text:p text:style-name="P1">Universal Approximator Theorem: <text:span text:style-name="T61">Let </text:span><text:span text:style-name="T4"><draw:g text:anchor-type="as-char" svg:y="-0.157cm" draw:z-index="2" draw:style-name="gr1"><svg:title>TexMaths</svg:title><svg:desc>6§inline§\phi(\cdot)§svg§600§TRUE§</svg:desc><draw:path draw:style-name="gr1230" draw:text-style-name="P49"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231" draw:text-style-name="P49" svg:width="0.048cm" svg:height="0.207cm" svg:x="0.136cm" svg:y="0cm" svg:viewBox="0 0 49 208" svg:d="M49 206c0-1 0-1-4-5-26-26-33-65-33-97 0-36 8-72 34-99 3-2 3-2 3-3s-1-2-3-2-21 14-33 41c-11 23-13 46-13 63 0 16 2 41 14 65 12 25 30 39 32 39s3-1 3-2z"><text:p/></draw:path><draw:path draw:style-name="gr1232" draw:text-style-name="P49" svg:width="0.022cm" svg:height="0.022cm" svg:x="0.214cm" svg:y="0.093cm" svg:viewBox="0 0 23 23" svg:d="M23 11c0-6-6-11-12-11s-11 5-11 11 5 12 11 12 12-6 12-12z"><text:p/></draw:path><draw:path draw:style-name="gr1233" draw:text-style-name="P49" svg:width="0.048cm" svg:height="0.207cm" svg:x="0.267cm" svg:y="0cm" svg:viewBox="0 0 49 208" svg:d="M49 104c0-16-3-41-14-65-13-25-31-39-33-39-1 0-2 1-2 2s0 1 4 5c21 20 33 54 33 97 0 35-8 72-35 99-2 2-2 2-2 3s1 2 2 2c2 0 21-14 33-41 11-23 14-46 14-63z"><text:p/></draw:path></draw:g></text:span><text:span text:style-name="T61"><text:s/>be a non-constant, bounded and monotonically increasing </text:span><text:span text:style-name="T62">fn</text:span><text:span text:style-name="T61">. <text:s/></text:span><text:span text:style-name="T4"><draw:g text:anchor-type="as-char" svg:y="-0.146cm" draw:z-index="8" draw:style-name="gr1"><svg:title>TexMaths</svg:title><svg:desc>6§inline§\forall \epsilon &gt; 0§svg§600§TRUE§</svg:desc><draw:path draw:style-name="gr1206" draw:text-style-name="P49" svg:width="0.117cm" svg:height="0.149cm" svg:x="0cm" svg:y="-0.001cm" svg:viewBox="0 0 118 150" svg:d="M116 8c2-2 2-3 2-4 0-2-2-4-5-4s-4 2-5 5c-6 15-11 30-17 46-22 0-43 0-65 0-6-16-11-31-17-46-1-3-2-5-5-5-2 0-4 2-4 4 0 1 0 1 1 4 18 45 36 91 53 137 1 3 2 5 5 5s3-2 5-5c17-45 35-92 52-137zM30 59c19 0 38 0 58 0-10 25-20 50-29 75-10-25-19-50-29-75z"><text:p/></draw:path><draw:path draw:style-name="gr1207" draw:text-style-name="P49" svg:width="0.068cm" svg:height="0.091cm" svg:x="0.127cm" svg:y="0.055cm" svg:viewBox="0 0 69 92" svg:d="M53 43c3 0 7 0 7-3s-2-3-6-3c-11 0-23 0-34 0 5-18 17-30 36-30 2 0 4 0 6 0 4 0 7 0 7-4 0-3-2-3-6-3-2 0-5 0-7 0-28 0-56 21-56 53 0 23 16 39 38 39 14 0 27-7 27-10 0 0 0-3-1-3s-2 0-3 1c-7 5-15 8-23 8-12 0-22-9-22-27 0-8 1-15 2-18 11 0 23 0 35 0z"><text:p/></draw:path><draw:path draw:style-name="gr1208" draw:text-style-name="P49" svg:width="0.127cm" svg:height="0.12cm" svg:x="0.279cm" svg:y="0.033cm" svg:viewBox="0 0 128 121" svg:d="M125 65c2-1 3-2 3-4 0-3-1-4-3-5-39-18-78-36-117-55-3-1-3-1-4-1-2 0-4 2-4 4s1 3 4 5c37 17 73 34 111 52-38 17-74 34-111 51-3 2-4 3-4 5s2 4 4 4c1 0 1 0 4-2 39-18 78-36 117-54z"><text:p/></draw:path><draw:path draw:style-name="gr1209" draw:text-style-name="P49" svg:width="0.088cm" svg:height="0.143cm" svg:x="0.491cm" svg:y="0.005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61"><text:s/>and any continuous f</text:span><text:span text:style-name="T62">n </text:span><text:span text:style-name="T6"><draw:g text:anchor-type="as-char" svg:y="-0.143cm" draw:z-index="9" draw:style-name="gr1"><svg:title>TexMaths</svg:title><svg:desc>6§inline§\in \mathbb{R}^m§svg§600§TRUE§</svg:desc><draw:path draw:style-name="gr1203" draw:text-style-name="P49"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204" draw:text-style-name="P49"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205" draw:text-style-name="P49"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61">, there exists an integer </text:span><text:span text:style-name="T4"><draw:g text:anchor-type="as-char" svg:y="-0.143cm" draw:z-index="4" draw:style-name="gr1"><svg:title>TexMaths</svg:title><svg:desc>6§inline§N§svg§600§TRUE§</svg:desc><draw:path draw:style-name="gr1223" draw:text-style-name="P49"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61">, real constants </text:span><text:span text:style-name="T4"><draw:g text:anchor-type="as-char" svg:y="-0.146cm" draw:z-index="3" draw:style-name="gr1"><svg:title>TexMaths</svg:title><svg:desc>6§inline§v_i b_i \in \mathbb{R}§svg§600§TRUE§</svg:desc><draw:path draw:style-name="gr1224" draw:text-style-name="P49" svg:width="0.092cm" svg:height="0.094cm" svg:x="0cm" svg:y="0.052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225" draw:text-style-name="P49" svg:width="0.043cm" svg:height="0.097cm" svg:x="0.103cm" svg:y="0.079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226" draw:text-style-name="P49" svg:width="0.076cm" svg:height="0.147cm" svg:x="0.176cm" svg:y="-0.001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227" draw:text-style-name="P49" svg:width="0.043cm" svg:height="0.097cm" svg:x="0.263cm" svg:y="0.079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228" draw:text-style-name="P49" svg:width="0.104cm" svg:height="0.12cm" svg:x="0.402cm" svg:y="0.032cm" svg:viewBox="0 0 105 121" svg:d="M98 65c3 0 7 0 7-4s-4-4-7-4c-30 0-60 0-90 0 3-28 27-49 57-49 10 0 22 0 33 0 3 0 7 0 7-4s-4-4-7-4c-12 0-23 0-34 0-36 0-64 27-64 61 0 33 28 60 64 60 11 0 22 0 34 0 3 0 7 0 7-4s-4-4-7-4c-11 0-23 0-33 0-30 0-54-20-57-48 30 0 60 0 90 0z"><text:p/></draw:path><draw:path draw:style-name="gr1229" draw:text-style-name="P49" svg:width="0.143cm" svg:height="0.142cm" svg:x="0.586cm" svg:y="0.002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61"><text:s/>and real vectors </text:span><text:span text:style-name="T4"><draw:g text:anchor-type="as-char" svg:y="-0.145cm" draw:z-index="5" draw:style-name="gr1"><svg:title>TexMaths</svg:title><svg:desc>6§inline§w_i \in \mathbb{R}§svg§600§TRUE§</svg:desc><draw:path draw:style-name="gr1219" draw:text-style-name="P49" svg:width="0.139cm" svg:height="0.094cm" svg:x="0cm" svg:y="0.05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220" draw:text-style-name="P49"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221" draw:text-style-name="P49"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222" draw:text-style-name="P49"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61"><text:s/>where </text:span><text:span text:style-name="T4"><draw:g text:anchor-type="as-char" svg:y="-0.143cm" draw:z-index="6" draw:style-name="gr1"><svg:title>TexMaths</svg:title><svg:desc>6§inline§i=1, \ldots N§svg§600§TRUE§</svg:desc><draw:path draw:style-name="gr1211" draw:text-style-name="P49"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212" draw:text-style-name="P49" svg:width="0.139cm" svg:height="0.048cm" svg:x="0.136cm" svg:y="0.066cm" svg:viewBox="0 0 140 49" svg:d="M133 8c3 0 7 0 7-4s-4-4-7-4c-42 0-84 0-126 0-3 0-7 0-7 4s4 4 7 4c42 0 84 0 126 0zM133 49c3 0 7 0 7-4s-4-4-7-4c-42 0-84 0-126 0-3 0-7 0-7 4s4 4 7 4c42 0 84 0 126 0z"><text:p/></draw:path><draw:path draw:style-name="gr1213" draw:text-style-name="P49"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214" draw:text-style-name="P49" svg:width="0.024cm" svg:height="0.062cm" svg:x="0.47cm" svg:y="0.12cm" svg:viewBox="0 0 25 63" svg:d="M25 22c0-14-5-22-14-22-7 0-11 5-11 11s4 11 11 11c3 0 6 0 8-2 0-1 0-1 1-1 0 1 0 0 0 3 0 16-7 28-14 35-2 3-2 3-2 4s1 2 1 2c3 0 20-16 20-41z"><text:p/></draw:path><draw:path draw:style-name="gr1215" draw:text-style-name="P49" svg:width="0.022cm" svg:height="0.021cm" svg:x="0.563cm" svg:y="0.12cm" svg:viewBox="0 0 23 22" svg:d="M23 11c0-6-6-11-12-11s-11 5-11 11 5 11 11 11 12-5 12-11z"><text:p/></draw:path><draw:path draw:style-name="gr1216" draw:text-style-name="P49" svg:width="0.022cm" svg:height="0.021cm" svg:x="0.657cm" svg:y="0.12cm" svg:viewBox="0 0 23 22" svg:d="M23 11c0-6-6-11-12-11s-11 5-11 11 5 11 11 11 12-5 12-11z"><text:p/></draw:path><draw:path draw:style-name="gr1217" draw:text-style-name="P49" svg:width="0.021cm" svg:height="0.021cm" svg:x="0.751cm" svg:y="0.12cm" svg:viewBox="0 0 22 22" svg:d="M22 11c0-6-5-11-11-11s-11 5-11 11 5 11 11 11 11-5 11-11z"><text:p/></draw:path><draw:path draw:style-name="gr1218" draw:text-style-name="P49"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61"><text:s/>such that: </text:span><text:span text:style-name="T2"><draw:g text:anchor-type="as-char" svg:y="-0.208cm" draw:z-index="1" draw:style-name="gr1"><svg:title>TexMaths</svg:title><svg:desc>6§inline§F(\vec{x})=\sum^N_{i=1}v_i\phi(\vec{w}_i^T\vec{x}+b_i) \quad \text{with } |F(\vec{x}) - f(\vec{x})| &lt; \epsilon§svg§600§TRUE§</svg:desc><draw:path draw:style-name="gr1234" draw:text-style-name="P49"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235" draw:text-style-name="P49" svg:width="0.048cm" svg:height="0.21cm" svg:x="0.178cm" svg:y="0.049cm" svg:viewBox="0 0 49 211" svg:d="M49 208l-4-4c-26-27-33-67-33-98 0-37 8-74 34-100 3-3 3-3 3-4s-1-2-2-2c-3 0-22 14-34 41-11 23-13 47-13 65 0 16 2 41 14 65 12 26 30 40 33 40 1 0 2-1 2-3z"><text:p/></draw:path><draw:path draw:style-name="gr1236" draw:text-style-name="P49" svg:width="0.092cm" svg:height="0.041cm" svg:x="0.274cm" svg:y="0.056cm" svg:viewBox="0 0 93 42" svg:d="M74 25c-2 3-9 9-9 12s2 5 4 5 3-2 4-3c3-4 7-9 16-14 2-1 4-2 4-5 0-1-1-3-3-4-4-3-7-6-8-12-1-2-2-4-5-4s-4 2-4 4c0 1 2 8 5 12-23 0-47 0-71 0-3 0-7 0-7 4 0 5 4 5 7 5 22 0 45 0 67 0z"><text:p/></draw:path><draw:path draw:style-name="gr1237" draw:text-style-name="P49"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238" draw:text-style-name="P49" svg:width="0.048cm" svg:height="0.21cm" svg:x="0.371cm" svg:y="0.049cm" svg:viewBox="0 0 49 211" svg:d="M49 106c0-17-2-42-14-66-12-26-31-40-33-40-1 0-2 1-2 2s0 1 4 5c21 21 33 54 33 99 0 35-8 72-34 99-3 3-3 3-3 3 0 2 1 3 2 3 2 0 21-15 34-41 11-24 13-47 13-64z"><text:p/></draw:path><draw:path draw:style-name="gr1239" draw:text-style-name="P49" svg:width="0.139cm" svg:height="0.049cm" svg:x="0.511cm" svg:y="0.129cm" svg:viewBox="0 0 140 50" svg:d="M133 8c3 0 7 0 7-4s-4-4-7-4c-42 0-84 0-126 0-3 0-7 0-7 4s4 4 7 4c42 0 84 0 126 0zM133 50c3 0 7 0 7-4s-4-4-7-4c-42 0-84 0-126 0-3 0-7 0-7 4s4 4 7 4c42 0 84 0 126 0z"><text:p/></draw:path><draw:path draw:style-name="gr1240" draw:text-style-name="P49"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241" draw:text-style-name="P49"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242" draw:text-style-name="P49"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243" draw:text-style-name="P49" svg:width="0.108cm" svg:height="0.039cm" svg:x="1.015cm" svg:y="0.213cm" svg:viewBox="0 0 109 40" svg:d="M103 7c3 0 6 0 6-3 0-4-4-4-6-4-32 0-65 0-98 0-1 0-5 0-5 4 0 3 4 3 5 3 33 0 66 0 98 0zM103 40c2 0 6 0 6-4s-3-4-6-4c-32 0-65 0-98 0-1 0-5 0-5 4s4 4 5 4c33 0 66 0 98 0z"><text:p/></draw:path><draw:path draw:style-name="gr1244" draw:text-style-name="P49"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245" draw:text-style-name="P49"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246" draw:text-style-name="P49"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247" draw:text-style-name="P49"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248" draw:text-style-name="P49" svg:width="0.048cm" svg:height="0.21cm" svg:x="1.582cm" svg:y="0.049cm" svg:viewBox="0 0 49 211" svg:d="M49 208l-3-4c-27-27-33-67-33-98 0-37 7-74 33-100 3-3 3-3 3-4s0-2-2-2-21 14-33 41c-11 23-14 47-14 65 0 16 2 41 14 65 13 26 31 40 33 40s2-1 2-3z"><text:p/></draw:path><draw:path draw:style-name="gr1249" draw:text-style-name="P49" svg:width="0.093cm" svg:height="0.041cm" svg:x="1.709cm" svg:y="0.056cm" svg:viewBox="0 0 94 42" svg:d="M75 25c-3 3-10 9-10 12s2 5 4 5 3-2 4-3c3-4 7-9 17-14 1-1 4-2 4-5 0-1-2-3-3-4-5-3-8-6-9-12 0-2-2-4-4-4-3 0-5 2-5 4 0 1 2 8 6 12-24 0-48 0-72 0-3 0-7 0-7 4 0 5 4 5 7 5 23 0 45 0 68 0z"><text:p/></draw:path><draw:path draw:style-name="gr1250" draw:text-style-name="P49"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251" draw:text-style-name="P49"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252" draw:text-style-name="P49"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253" draw:text-style-name="P49" svg:width="0.093cm" svg:height="0.041cm" svg:x="1.969cm" svg:y="0.056cm" svg:viewBox="0 0 94 42" svg:d="M75 25c-3 3-10 9-10 12s2 5 4 5 3-2 4-3c3-4 7-9 17-14 1-1 4-2 4-5 0-1-2-3-3-4-5-3-8-6-9-12 0-2-2-4-5-4s-4 2-4 4c0 1 2 8 6 12-24 0-48 0-72 0-3 0-7 0-7 4 0 5 4 5 7 5 23 0 45 0 68 0z"><text:p/></draw:path><draw:path draw:style-name="gr1254" draw:text-style-name="P49"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255" draw:text-style-name="P49"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256" draw:text-style-name="P49"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257" draw:text-style-name="P49"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258" draw:text-style-name="P49" svg:width="0.048cm" svg:height="0.21cm" svg:x="2.484cm" svg:y="0.049cm" svg:viewBox="0 0 49 211" svg:d="M49 106c0-17-2-42-14-66-13-26-31-40-33-40-1 0-2 1-2 2s0 1 4 5c21 21 33 54 33 99 0 35-8 72-34 99-3 3-3 3-3 3 0 2 1 3 2 3 2 0 21-15 33-41 11-24 14-47 14-64z"><text:p/></draw:path><draw:path draw:style-name="gr1259" draw:text-style-name="P49"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260" draw:text-style-name="P49"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261" draw:text-style-name="P49" svg:width="0.065cm" svg:height="0.131cm" svg:x="2.979cm" svg:y="0.078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262" draw:text-style-name="P49"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263" draw:text-style-name="P49" svg:width="0.007cm" svg:height="0.21cm" svg:x="3.27cm" svg:y="0.049cm" svg:viewBox="0 0 8 211" svg:d="M8 8c0-4 0-8-4-8s-4 4-4 8c0 65 0 130 0 195 0 4 0 8 4 8s4-4 4-8c0-65 0-130 0-195z"><text:p/></draw:path><draw:path draw:style-name="gr1264" draw:text-style-name="P49"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265" draw:text-style-name="P49" svg:width="0.048cm" svg:height="0.21cm" svg:x="3.489cm" svg:y="0.049cm" svg:viewBox="0 0 49 211" svg:d="M49 208l-4-4c-26-27-33-67-33-98 0-37 8-74 34-100 3-3 3-3 3-4s-1-2-2-2c-3 0-21 14-34 41-11 23-13 47-13 65 0 16 2 41 14 65 12 26 30 40 33 40 1 0 2-1 2-3z"><text:p/></draw:path><draw:path draw:style-name="gr1266" draw:text-style-name="P49" svg:width="0.093cm" svg:height="0.041cm" svg:x="3.586cm" svg:y="0.056cm" svg:viewBox="0 0 94 42" svg:d="M75 25c-3 3-10 9-10 12s2 5 4 5 3-2 4-3c3-4 7-9 17-14 1-1 4-2 4-5 0-1-2-3-3-4-5-3-8-6-9-12-1-2-2-4-5-4s-4 2-4 4c0 1 2 8 6 12-24 0-48 0-72 0-3 0-7 0-7 4 0 5 4 5 7 5 23 0 45 0 68 0z"><text:p/></draw:path><draw:path draw:style-name="gr1267" draw:text-style-name="P49"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268" draw:text-style-name="P49" svg:width="0.048cm" svg:height="0.21cm" svg:x="3.683cm" svg:y="0.049cm" svg:viewBox="0 0 49 211" svg:d="M49 106c0-17-2-42-14-66-12-26-31-40-33-40-1 0-2 1-2 2s0 1 4 5c21 21 33 54 33 99 0 35-8 72-34 99-3 3-3 3-3 3 0 2 1 3 2 3 2 0 21-15 34-41 11-24 13-47 13-64z"><text:p/></draw:path><draw:path draw:style-name="gr1269" draw:text-style-name="P49" svg:width="0.128cm" svg:height="0.008cm" svg:x="3.817cm" svg:y="0.149cm" svg:viewBox="0 0 129 9" svg:d="M122 9c3 0 7 0 7-4 0-5-4-5-7-5-38 0-76 0-114 0-4 0-8 0-8 5 0 4 4 4 8 4 38 0 76 0 114 0z"><text:p/></draw:path><draw:path draw:style-name="gr1270" draw:text-style-name="P49"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271" draw:text-style-name="P49" svg:width="0.048cm" svg:height="0.21cm" svg:x="4.157cm" svg:y="0.049cm" svg:viewBox="0 0 49 211" svg:d="M49 208l-3-4c-27-27-33-67-33-98 0-37 7-74 33-100 3-3 3-3 3-4s-1-2-2-2c-2 0-21 14-34 41-10 23-13 47-13 65 0 16 2 41 14 65 13 26 31 40 33 40 1 0 2-1 2-3z"><text:p/></draw:path><draw:path draw:style-name="gr1272" draw:text-style-name="P49" svg:width="0.093cm" svg:height="0.041cm" svg:x="4.254cm" svg:y="0.056cm" svg:viewBox="0 0 94 42" svg:d="M75 25c-3 3-10 9-10 12s2 5 5 5c1 0 3-2 3-3 3-4 8-9 17-14 2-1 4-2 4-5 0-1-2-3-3-4-5-3-7-6-9-12 0-2-1-4-4-4s-4 2-4 4c0 1 2 8 5 12-24 0-48 0-71 0-4 0-8 0-8 4 0 5 4 5 8 5 22 0 45 0 67 0z"><text:p/></draw:path><draw:path draw:style-name="gr1273" draw:text-style-name="P49"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274" draw:text-style-name="P49" svg:width="0.048cm" svg:height="0.21cm" svg:x="4.351cm" svg:y="0.049cm" svg:viewBox="0 0 49 211" svg:d="M49 106c0-17-2-42-14-66-13-26-31-40-33-40-1 0-2 1-2 2s0 1 4 5c21 21 33 54 33 99 0 35-8 72-34 99-3 3-3 3-3 3 0 2 1 3 2 3 2 0 21-15 33-41 11-24 14-47 14-64z"><text:p/></draw:path><draw:path draw:style-name="gr1275" draw:text-style-name="P49" svg:width="0.008cm" svg:height="0.21cm" svg:x="4.446cm" svg:y="0.049cm" svg:viewBox="0 0 9 211" svg:d="M9 8c0-4 0-8-4-8-5 0-5 4-5 8 0 65 0 130 0 195 0 4 0 8 5 8 4 0 4-4 4-8 0-65 0-130 0-195z"><text:p/></draw:path><draw:path draw:style-name="gr1276" draw:text-style-name="P49" svg:width="0.128cm" svg:height="0.121cm" svg:x="4.556cm" svg:y="0.093cm" svg:viewBox="0 0 129 122" svg:d="M125 8c2-1 4-1 4-4 0-2-2-4-4-4-1 0-1 0-4 1-39 19-78 37-117 56-2 1-4 1-4 4s2 3 4 5c39 18 78 36 117 55 3 1 3 1 4 1 2 0 4-2 4-4 0-3-2-3-4-4-37-18-74-35-111-53 37-17 74-35 111-53z"><text:p/></draw:path><draw:path draw:style-name="gr1277" draw:text-style-name="P49"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43"><text:s/></text:span><text:span text:style-name="T5">where </text:span><text:span text:style-name="T5"><draw:g text:anchor-type="as-char" svg:y="-0.146cm" draw:z-index="7" draw:style-name="gr1"><svg:title>TexMaths</svg:title><svg:desc>6§inline§\phi§svg§600§TRUE§</svg:desc><draw:path draw:style-name="gr1210" draw:text-style-name="P49"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5"><text:s/>is a sensible activation function. </text:span><text:span text:style-name="T3">Problems</text:span><text:span text:style-name="T45">: </text:span><text:span text:style-name="T45"><draw:g text:anchor-type="as-char" svg:y="-0.092cm" draw:z-index="10" draw:style-name="gr1"><svg:title>TexMaths</svg:title><svg:desc>6§inline§\epsilon§svg§600§TRUE§</svg:desc><draw:path draw:style-name="gr1202" draw:text-style-name="P4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45"><text:s/></text:span><text:span text:style-name="T46">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61">: </text:span></text:p><text:p text:style-name="P35"><text:span text:style-name="T61">Sample Explosion</text:span><text:span text:style-name="T74">: As the number of features or dimensions grows, the amount of data we need to generalize accurately grows exponentiall</text:span><text:span text:style-name="T75">y To approximate a (Lipschitz) continuous function </text:span><text:span text:style-name="T47"><draw:g text:anchor-type="as-char" svg:y="-0.18cm" draw:z-index="12" draw:style-name="gr1"><svg:title>TexMaths</svg:title><svg:desc>6§inline§f: \mathbb{R}^d \rightarrow \mathbb{R}§svg§600§TRUE§</svg:desc><draw:path draw:style-name="gr1196" draw:text-style-name="P49"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197" draw:text-style-name="P49" svg:width="0.022cm" svg:height="0.089cm" svg:x="0.19cm" svg:y="0.087cm" svg:viewBox="0 0 23 90" svg:d="M23 11c0-6-6-11-12-11s-11 5-11 11 5 11 11 11 12-5 12-11zM23 80c0-7-6-12-12-12s-11 5-11 12c0 6 5 10 11 10s12-4 12-10z"><text:p/></draw:path><draw:path draw:style-name="gr1198" draw:text-style-name="P49"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199" draw:text-style-name="P49"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200" draw:text-style-name="P49"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201" draw:text-style-name="P49"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75"><text:s/>with </text:span><text:span text:style-name="T47"><draw:g text:anchor-type="as-char" svg:y="-0.092cm" draw:z-index="13" draw:style-name="gr1"><svg:title>TexMaths</svg:title><svg:desc>6§inline§\epsilon§svg§600§TRUE§</svg:desc><draw:path draw:style-name="gr1195" draw:text-style-name="P4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75"><text:s/>accuracy one needs </text:span><text:span text:style-name="T47"><draw:g text:anchor-type="as-char" svg:y="-0.178cm" draw:z-index="14" draw:style-name="gr1"><svg:title>TexMaths</svg:title><svg:desc>6§inline§O(\epsilon^{-d})§svg§600§TRUE§</svg:desc><draw:path draw:style-name="gr1189" draw:text-style-name="P49" svg:width="0.145cm" svg:height="0.152cm" svg:x="0cm" svg:y="0.03cm" svg:viewBox="0 0 146 153" svg:d="M146 57c0-34-22-57-54-57-46 0-92 48-92 97 0 35 24 56 54 56 44 0 92-46 92-96zM55 147c-21 0-35-17-35-44 0-9 3-40 19-65 14-22 35-33 52-33s36 12 36 44c0 15-6 48-27 73-10 13-27 25-45 25z"><text:p/></draw:path><draw:path draw:style-name="gr1190" draw:text-style-name="P49" svg:width="0.048cm" svg:height="0.209cm" svg:x="0.177cm" svg:y="0.021cm" svg:viewBox="0 0 49 210" svg:d="M49 207l-3-4c-27-26-33-67-33-98 0-36 7-73 33-100 3-2 3-3 3-3 0-1-1-2-2-2-2 0-21 14-34 41-11 23-13 46-13 64 0 16 2 42 14 65 12 26 31 40 33 40 1 0 2-1 2-3z"><text:p/></draw:path><draw:path draw:style-name="gr1191" draw:text-style-name="P49"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192" draw:text-style-name="P49" svg:width="0.099cm" svg:height="0.006cm" svg:x="0.339cm" svg:y="0.062cm" svg:viewBox="0 0 100 7" svg:d="M94 7c2 0 6 0 6-3 0-4-4-4-6-4-30 0-59 0-88 0-2 0-6 0-6 4 0 3 4 3 6 3 29 0 58 0 88 0z"><text:p/></draw:path><draw:path draw:style-name="gr1193" draw:text-style-name="P49"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194" draw:text-style-name="P49" svg:width="0.048cm" svg:height="0.209cm" svg:x="0.565cm" svg:y="0.021cm" svg:viewBox="0 0 49 210" svg:d="M49 105c0-17-3-42-14-66-13-26-31-39-33-39-1 0-2 1-2 2 0 0 0 1 4 5 21 21 33 54 33 98 0 36-8 72-35 99-2 3-2 3-2 3 0 2 1 3 2 3 2 0 21-15 33-41 11-24 14-47 14-64z"><text:p/></draw:path></draw:g></text:span><text:span text:style-name="T75"><text:s/>samples.</text:span></text:p><text:p text:style-name="P36"><text:span text:style-name="T63">S</text:span><text:span text:style-name="T61">parseness</text:span><text:span text:style-name="T74">: The more features we use, the more sparse the data becomes such that accurate estimation of the classifier’s parameters (i.e. its decision boundaries) becomes more difficult, this sparseness is not uniformly distributed over the search spac</text:span><text:span text:style-name="T76">e; the higher dimensions you have the higher probability that a data-point will sit in its own distinct corner in the hypercube.</text:span></text:p><text:p text:style-name="P37"><text:span text:style-name="T61">Math</text:span><text:span text:style-name="T74">: </text:span><text:span text:style-name="T44"><draw:g text:anchor-type="as-char" svg:y="-0.159cm" draw:z-index="15" draw:style-name="gr1"><svg:title>TexMaths</svg:title><svg:desc>6§inline§V^n_{rind}  &amp; = (1-\alpha^n) V_{original}§svg§600§TRUE§</svg:desc><draw:path draw:style-name="gr1167" draw:text-style-name="P49"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168" draw:text-style-name="P49"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169" draw:text-style-name="P49"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170" draw:text-style-name="P49"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171" draw:text-style-name="P49"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172" draw:text-style-name="P49"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173" draw:text-style-name="P49" svg:width="0.139cm" svg:height="0.049cm" svg:x="0.526cm" svg:y="0.079cm" svg:viewBox="0 0 140 50" svg:d="M133 9c3 0 7-1 7-5s-4-4-7-4c-42 0-84 0-126 0-3 0-7 0-7 4s4 5 7 5c42 0 84 0 126 0zM133 50c3 0 7 0 7-4 0-5-4-5-7-5-42 0-84 0-126 0-3 0-7 0-7 5 0 4 4 4 7 4 42 0 84 0 126 0z"><text:p/></draw:path><draw:path draw:style-name="gr1174" draw:text-style-name="P49" svg:width="0.048cm" svg:height="0.21cm" svg:x="0.757cm" svg:y="0cm" svg:viewBox="0 0 49 211" svg:d="M49 208l-3-4c-27-27-33-67-33-99 0-36 7-73 33-99 3-3 3-3 3-4s-1-2-2-2c-2 0-21 14-34 42-11 22-13 46-13 63s2 42 14 66c13 26 31 40 33 40 1 0 2-1 2-3z"><text:p/></draw:path><draw:path draw:style-name="gr1175" draw:text-style-name="P49"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176" draw:text-style-name="P49" svg:width="0.128cm" svg:height="0.008cm" svg:x="0.988cm" svg:y="0.101cm" svg:viewBox="0 0 129 9" svg:d="M121 9c4 0 8-1 8-5s-4-4-8-4c-38 0-76 0-114 0-3 0-7 0-7 4s4 5 7 5c38 0 76 0 114 0z"><text:p/></draw:path><draw:path draw:style-name="gr1177" draw:text-style-name="P49"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178" draw:text-style-name="P49"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179" draw:text-style-name="P49" svg:width="0.048cm" svg:height="0.21cm" svg:x="1.443cm" svg:y="0cm" svg:viewBox="0 0 49 211" svg:d="M49 105c0-16-2-41-14-65-12-26-31-40-33-40-1 0-2 1-2 2s0 1 4 5c21 21 33 54 33 98 0 36-8 73-34 100-3 3-3 3-3 3 0 1 1 3 2 3 2 0 21-15 34-42 11-23 13-46 13-64z"><text:p/></draw:path><draw:path draw:style-name="gr1180" draw:text-style-name="P49"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181" draw:text-style-name="P49" svg:width="0.069cm" svg:height="0.065cm" svg:x="1.646cm" svg:y="0.123cm" svg:viewBox="0 0 70 66" svg:d="M70 25c0-16-13-25-27-25-22 0-43 20-43 40 0 15 11 26 27 26 21 0 43-19 43-41zM27 62c-7 0-14-5-14-16 0-6 2-21 8-29 7-9 15-13 22-13s14 5 14 16c0 4-2 19-8 29-6 8-14 13-22 13z"><text:p/></draw:path><draw:path draw:style-name="gr1182" draw:text-style-name="P49" svg:width="0.068cm" svg:height="0.065cm" svg:x="1.727cm" svg:y="0.123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183" draw:text-style-name="P49"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184" draw:text-style-name="P49" svg:width="0.072cm" svg:height="0.094cm" svg:x="1.869cm" svg:y="0.123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185" draw:text-style-name="P49"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186" draw:text-style-name="P49" svg:width="0.089cm" svg:height="0.065cm" svg:x="2.016cm" svg:y="0.123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187" draw:text-style-name="P49" svg:width="0.074cm" svg:height="0.065cm" svg:x="2.123cm" svg:y="0.123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188" draw:text-style-name="P49" svg:width="0.032cm" svg:height="0.103cm" svg:x="2.214cm" svg:y="0.086cm" svg:viewBox="0 0 33 104" svg:d="M32 5c0-1 1-2 1-3 0 0-1-2-2-2-3 0-15 1-20 2 0 0-3 0-3 3 0 2 3 2 4 2 7 0 7 1 7 3 0 0 0 1 0 3-6 24-12 48-18 72-1 2-1 3-1 5 0 10 8 14 16 14 3 0 7-1 11-8 3-5 5-14 5-14 0-3-1-3-2-3-2 0-2 2-3 4-2 8-5 17-11 17-4 0-5-4-5-7 0-2 0-5 1-6 7-28 14-55 20-82z"><text:p/></draw:path></draw:g></text:span><text:span text:style-name="T44"><text:s/></text:span><text:span text:style-name="T44"><draw:g text:anchor-type="as-char" svg:y="-0.189cm" draw:z-index="16" draw:style-name="gr1"><svg:title>TexMaths</svg:title><svg:desc>6§inline§\Rightarrow \frac{V_{rind}}{V_{original}} = 1 - \alpha^n§svg§600§TRUE§</svg:desc><draw:path draw:style-name="gr1146" draw:text-style-name="P49"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147" draw:text-style-name="P49"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148" draw:text-style-name="P49"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149" draw:text-style-name="P49"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150" draw:text-style-name="P49"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151" draw:text-style-name="P49" svg:width="0.06cm" svg:height="0.073cm" svg:x="0.748cm" svg:y="0.049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152" draw:text-style-name="P49" svg:width="0.672cm" svg:height="0.007cm" svg:x="0.283cm" svg:y="0.132cm" svg:viewBox="0 0 673 8" svg:d="M0 0c224 0 449 0 673 0 0 3 0 5 0 8-224 0-449 0-673 0 0-3 0-5 0-8z"><text:p/></draw:path><draw:path draw:style-name="gr1153" draw:text-style-name="P49"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154" draw:text-style-name="P49" svg:width="0.054cm" svg:height="0.047cm" svg:x="0.394cm" svg:y="0.235cm" svg:viewBox="0 0 55 48" svg:d="M55 19c0-10-8-19-22-19-17 0-33 14-33 29 0 11 8 19 22 19 18 0 33-14 33-29zM22 44c-5 0-12-2-12-12 0-3 1-13 7-21 3-4 10-7 16-7s13 3 13 12c0 3-2 13-7 19-5 7-11 9-17 9z"><text:p/></draw:path><draw:path draw:style-name="gr1155" draw:text-style-name="P49"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156" draw:text-style-name="P49"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157" draw:text-style-name="P49"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158" draw:text-style-name="P49"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159" draw:text-style-name="P49"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160" draw:text-style-name="P49"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161" draw:text-style-name="P49"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162" draw:text-style-name="P49" svg:width="0.139cm" svg:height="0.048cm" svg:x="1.051cm" svg:y="0.111cm" svg:viewBox="0 0 140 49" svg:d="M133 8c3 0 7 0 7-4s-4-4-7-4c-42 0-84 0-126 0-3 0-7 0-7 4s4 4 7 4c42 0 84 0 126 0zM133 49c3 0 7 0 7-4s-4-4-7-4c-42 0-84 0-126 0-3 0-7 0-7 4s4 4 7 4c42 0 84 0 126 0z"><text:p/></draw:path><draw:path draw:style-name="gr1163" draw:text-style-name="P49"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164" draw:text-style-name="P49" svg:width="0.128cm" svg:height="0.007cm" svg:x="1.432cm" svg:y="0.132cm" svg:viewBox="0 0 129 8" svg:d="M121 8c4 0 8 0 8-4s-4-4-8-4c-38 0-76 0-114 0-3 0-7 0-7 4s4 4 7 4c38 0 76 0 114 0z"><text:p/></draw:path><draw:path draw:style-name="gr1165" draw:text-style-name="P49" svg:width="0.118cm" svg:height="0.094cm" svg:x="1.633cm" svg:y="0.095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166" draw:text-style-name="P49"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44"><text:s/></text:span><text:span text:style-name="T44"><draw:g text:anchor-type="as-char" svg:y="-0.213cm" draw:z-index="17" draw:style-name="gr1"><svg:title>TexMaths</svg:title><svg:desc>6§inline§\Rightarrow \frac{d (1 - \alpha^n)}{d\alpha} = -n\alpha^{n-1}§svg§600§TRUE§</svg:desc><draw:path draw:style-name="gr1128" draw:text-style-name="P49" svg:width="0.186cm" svg:height="0.115cm" svg:x="0cm" svg:y="0.101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129" draw:text-style-name="P49" svg:width="0.075cm" svg:height="0.103cm" svg:x="0.291cm" svg:y="0.009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130" draw:text-style-name="P49" svg:width="0.037cm" svg:height="0.146cm" svg:x="0.387cm" svg:y="-0.001cm" svg:viewBox="0 0 38 147" svg:d="M35 0c-28 20-35 51-35 74 0 20 6 53 35 73 2 0 3 0 3-1s0-1-1-3c-20-18-27-42-27-69 0-40 15-60 27-70 1-1 1-2 1-2 0-2-1-2-3-2z"><text:p/></draw:path><draw:path draw:style-name="gr1131" draw:text-style-name="P49" svg:width="0.053cm" svg:height="0.097cm" svg:x="0.452cm" svg:y="0.012cm" svg:viewBox="0 0 54 98" svg:d="M34 4c0-3-1-4-5-4-9 10-23 10-29 10 0 1 0 3 0 5 4 0 13 0 22-4 0 25 0 50 0 75 0 5 0 6-15 6-2 0-4 0-6 0 0 2 0 4 0 6 3 0 21-1 27-1 4 0 22 1 26 1 0-2 0-4 0-6-2 0-4 0-5 0-15 0-15-1-15-6 0-28 0-55 0-82z"><text:p/></draw:path><draw:path draw:style-name="gr1132" draw:text-style-name="P49" svg:width="0.099cm" svg:height="0.006cm" svg:x="0.536cm" svg:y="0.07cm" svg:viewBox="0 0 100 7" svg:d="M94 7c3 0 6 0 6-3 0-4-3-4-6-4-29 0-59 0-88 0-2 0-6 0-6 4 0 3 4 3 6 3 29 0 59 0 88 0z"><text:p/></draw:path><draw:path draw:style-name="gr1133" draw:text-style-name="P49" svg:width="0.09cm" svg:height="0.066cm" svg:x="0.661cm" svg:y="0.046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134" draw:text-style-name="P49" svg:width="0.073cm" svg:height="0.046cm" svg:x="0.771cm" svg:y="0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135" draw:text-style-name="P49" svg:width="0.037cm" svg:height="0.146cm" svg:x="0.876cm" svg:y="-0.001cm" svg:viewBox="0 0 38 147" svg:d="M2 0c0 0-2 0-2 2 0 0 0 1 1 2 13 12 27 31 27 70 0 30-9 54-26 68-2 3-2 3-2 4 0 0 0 1 2 1s15-10 25-28c7-12 11-28 11-45 0-21-6-53-36-74z"><text:p/></draw:path><draw:path draw:style-name="gr1136" draw:text-style-name="P49" svg:width="0.648cm" svg:height="0.007cm" svg:x="0.282cm" svg:y="0.155cm" svg:viewBox="0 0 649 8" svg:d="M325 8c-108 0-217 0-325 0 0-3 0-5 0-8 216 0 432 0 649 0 0 3 0 5 0 8-108 0-216 0-324 0z"><text:p/></draw:path><draw:path draw:style-name="gr1137" draw:text-style-name="P49" svg:width="0.075cm" svg:height="0.103cm" svg:x="0.517cm" svg:y="0.183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138" draw:text-style-name="P49" svg:width="0.09cm" svg:height="0.066cm" svg:x="0.605cm" svg:y="0.22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139" draw:text-style-name="P49" svg:width="0.139cm" svg:height="0.048cm" svg:x="1.026cm" svg:y="0.136cm" svg:viewBox="0 0 140 49" svg:d="M133 8c3 0 7 0 7-4s-4-4-7-4c-42 0-84 0-126 0-3 0-7 0-7 4s4 4 7 4c42 0 84 0 126 0zM133 49c3 0 7 0 7-4s-4-4-7-4c-42 0-84 0-126 0-3 0-7 0-7 4s4 4 7 4c42 0 84 0 126 0z"><text:p/></draw:path><draw:path draw:style-name="gr1140" draw:text-style-name="P49" svg:width="0.128cm" svg:height="0.007cm" svg:x="1.254cm" svg:y="0.155cm" svg:viewBox="0 0 129 8" svg:d="M121 8c4 0 8 0 8-4s-4-4-8-4c-38 0-76 0-114 0-3 0-7 0-7 4s4 4 7 4c38 0 76 0 114 0z"><text:p/></draw:path><draw:path draw:style-name="gr1141" draw:text-style-name="P49" svg:width="0.114cm" svg:height="0.094cm" svg:x="1.407cm" svg:y="0.119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142" draw:text-style-name="P49" svg:width="0.118cm" svg:height="0.094cm" svg:x="1.536cm" svg:y="0.119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143" draw:text-style-name="P49" svg:width="0.089cm" svg:height="0.066cm" svg:x="1.67cm" svg:y="0.072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144" draw:text-style-name="P49" svg:width="0.099cm" svg:height="0.006cm" svg:x="1.783cm" svg:y="0.095cm" svg:viewBox="0 0 100 7" svg:d="M94 7c3 0 6 0 6-3 0-4-3-4-6-4-29 0-59 0-88 0-2 0-6 0-6 4 0 3 4 3 6 3 29 0 59 0 88 0z"><text:p/></draw:path><draw:path draw:style-name="gr1145" draw:text-style-name="P49" svg:width="0.053cm" svg:height="0.097cm" svg:x="1.915cm" svg:y="0.039cm" svg:viewBox="0 0 54 98" svg:d="M34 4c0-4-1-4-5-4-9 10-23 10-29 10 0 1 0 3 0 5 4 0 13 0 22-4 0 25 0 50 0 75 0 5 0 6-15 6-2 0-4 0-6 0 0 2 0 4 0 6 3 0 21-1 27-1 4 0 22 1 26 1 0-2 0-4 0-6-2 0-4 0-6 0-14 0-14-1-14-6 0-28 0-55 0-82z"><text:p/></draw:path></draw:g></text:span><text:span text:style-name="T44"><text:s/></text:span><text:span text:style-name="T44"><draw:g text:anchor-type="as-char" svg:y="-0.173cm" draw:z-index="18" draw:style-name="gr1"><svg:title>TexMaths</svg:title><svg:desc>6§inline§ \iff d(1-\alpha^n) = -n\alpha^{n-1}d\alpha§svg§600§TRUE§</svg:desc><draw:path draw:style-name="gr1110" draw:text-style-name="P49"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111" draw:text-style-name="P49"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112" draw:text-style-name="P49"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113" draw:text-style-name="P49" svg:width="0.048cm" svg:height="0.209cm" svg:x="0.622cm" svg:y="0.016cm" svg:viewBox="0 0 49 210" svg:d="M49 208c0-1 0-1-3-4-27-27-33-67-33-98 0-37 7-74 33-100 3-2 3-3 3-4s0-2-2-2-21 14-33 41c-11 23-14 47-14 65 0 15 2 41 14 65 13 26 31 39 33 39s2 0 2-2z"><text:p/></draw:path><draw:path draw:style-name="gr1114" draw:text-style-name="P49"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115" draw:text-style-name="P49" svg:width="0.128cm" svg:height="0.007cm" svg:x="0.853cm" svg:y="0.116cm" svg:viewBox="0 0 129 8" svg:d="M122 8c3 0 7 0 7-4s-4-4-7-4c-38 0-76 0-114 0-4 0-8 0-8 4s4 4 8 4c38 0 76 0 114 0z"><text:p/></draw:path><draw:path draw:style-name="gr1116" draw:text-style-name="P49"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117" draw:text-style-name="P49"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118" draw:text-style-name="P49" svg:width="0.048cm" svg:height="0.209cm" svg:x="1.309cm" svg:y="0.016cm" svg:viewBox="0 0 49 210" svg:d="M49 106c0-17-2-42-14-66-13-26-31-40-33-40-1 0-2 1-2 2s0 2 4 5c21 21 33 54 33 99 0 35-8 72-35 98-2 3-2 3-2 4s1 2 2 2c2 0 21-14 33-41 11-23 14-46 14-63z"><text:p/></draw:path><draw:path draw:style-name="gr1119" draw:text-style-name="P49" svg:width="0.139cm" svg:height="0.048cm" svg:x="1.448cm" svg:y="0.097cm" svg:viewBox="0 0 140 49" svg:d="M133 8c3 0 7 0 7-4s-4-4-7-4c-42 0-84 0-126 0-3 0-7 0-7 4s4 4 7 4c42 0 84 0 126 0zM133 49c3 0 7 0 7-4s-4-4-7-4c-42 0-84 0-126 0-3 0-7 0-7 4s4 4 7 4c42 0 84 0 126 0z"><text:p/></draw:path><draw:path draw:style-name="gr1120" draw:text-style-name="P49" svg:width="0.128cm" svg:height="0.007cm" svg:x="1.676cm" svg:y="0.116cm" svg:viewBox="0 0 129 8" svg:d="M122 8c3 0 7 0 7-4s-4-4-7-4c-39 0-76 0-115 0-3 0-7 0-7 4s4 4 7 4c39 0 76 0 115 0z"><text:p/></draw:path><draw:path draw:style-name="gr1121" draw:text-style-name="P49"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122" draw:text-style-name="P49"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123" draw:text-style-name="P49"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124" draw:text-style-name="P49" svg:width="0.099cm" svg:height="0.006cm" svg:x="2.205cm" svg:y="0.056cm" svg:viewBox="0 0 100 7" svg:d="M94 7c2 0 6 0 6-3 0-4-4-4-6-4-30 0-59 0-89 0-1 0-5 0-5 3 0 4 3 4 5 4 30 0 59 0 89 0z"><text:p/></draw:path><draw:path draw:style-name="gr1125" draw:text-style-name="P49"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126" draw:text-style-name="P49"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127" draw:text-style-name="P49"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44">. this shows that the volume of the rind initially grows much faster,</text:span><text:span text:style-name="T44"><draw:g text:anchor-type="as-char" svg:y="-0.093cm" draw:z-index="19" draw:style-name="gr1"><svg:title>TexMaths</svg:title><svg:desc>6§inline§n§svg§600§TRUE§</svg:desc><draw:path draw:style-name="gr1109" draw:text-style-name="P4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44"> times faster than the rate at which the object is being shrunk (when </text:span><text:span text:style-name="T44"><draw:g text:anchor-type="as-char" svg:y="-0.143cm" draw:z-index="20" draw:style-name="gr1"><svg:title>TexMaths</svg:title><svg:desc>6§inline§\alpha=1§svg§600§TRUE§</svg:desc><draw:path draw:style-name="gr1106" draw:text-style-name="P49"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107" draw:text-style-name="P49" svg:width="0.139cm" svg:height="0.049cm" svg:x="0.197cm" svg:y="0.064cm" svg:viewBox="0 0 140 50" svg:d="M133 8c3 0 7 0 7-4s-4-4-7-4c-42 0-84 0-126 0-3 0-7 0-7 4s4 4 7 4c42 0 84 0 126 0zM133 50c3 0 7 0 7-5 0-4-4-4-7-4-42 0-84 0-126 0-3 0-7 0-7 4 0 5 4 5 7 5 42 0 84 0 126 0z"><text:p/></draw:path><draw:path draw:style-name="gr1108" draw:text-style-name="P49"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44"><text:s/>and </text:span><text:span text:style-name="T44"><draw:g text:anchor-type="as-char" svg:y="-0.146cm" draw:z-index="21" draw:style-name="gr1"><svg:title>TexMaths</svg:title><svg:desc>6§inline§d\alpha &lt; 0§svg§600§TRUE§</svg:desc><draw:path draw:style-name="gr1102" draw:text-style-name="P49" svg:width="0.099cm" svg:height="0.147cm" svg:x="0cm" svg:y="-0.001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103" draw:text-style-name="P49" svg:width="0.117cm" svg:height="0.094cm" svg:x="0.109cm" svg:y="0.052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104" draw:text-style-name="P49" svg:width="0.127cm" svg:height="0.12cm" svg:x="0.312cm" svg:y="0.033cm" svg:viewBox="0 0 128 121" svg:d="M125 9c2-1 3-2 3-5 0-2-1-4-4-4 0 0-1 0-3 1-39 19-78 37-117 55-3 1-4 2-4 5 0 2 1 3 4 4 39 18 78 36 117 54 2 2 3 2 3 2 3 0 4-2 4-4s-1-4-3-5c-37-17-74-34-111-51 37-18 74-35 111-52z"><text:p/></draw:path><draw:path draw:style-name="gr1105" draw:text-style-name="P49" svg:width="0.088cm" svg:height="0.143cm" svg:x="0.525cm" svg:y="0.005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44"><text:s/>then </text:span><text:span text:style-name="T44"><draw:g text:anchor-type="as-char" svg:y="-0.157cm" draw:z-index="22" draw:style-name="gr1"><svg:title>TexMaths</svg:title><svg:desc>6§inline§d(1-\alpha^n)=n|d\alpha|§svg§600§TRUE§</svg:desc><draw:path draw:style-name="gr1089" draw:text-style-name="P49"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090" draw:text-style-name="P49" svg:width="0.048cm" svg:height="0.208cm" svg:x="0.122cm" svg:y="0cm" svg:viewBox="0 0 49 209" svg:d="M49 206l-4-4c-26-27-33-66-33-98 0-36 8-72 34-98 3-3 3-3 3-4s-1-2-2-2c-3 0-21 14-34 41-11 23-13 46-13 63 0 16 2 41 14 65 12 26 30 40 33 40 1 0 2-1 2-3z"><text:p/></draw:path><draw:path draw:style-name="gr1091" draw:text-style-name="P49"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092" draw:text-style-name="P49" svg:width="0.127cm" svg:height="0.008cm" svg:x="0.353cm" svg:y="0.1cm" svg:viewBox="0 0 128 9" svg:d="M121 9c4 0 7-1 7-5s-3-4-7-4c-38 0-76 0-114 0-3 0-7 0-7 4s4 5 7 5c38 0 76 0 114 0z"><text:p/></draw:path><draw:path draw:style-name="gr1093" draw:text-style-name="P49"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094" draw:text-style-name="P49"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095" draw:text-style-name="P49" svg:width="0.048cm" svg:height="0.208cm" svg:x="0.808cm" svg:y="0cm" svg:viewBox="0 0 49 209" svg:d="M49 104c0-16-2-41-14-65-12-25-31-39-33-39-1 0-2 1-2 2s0 1 4 5c21 20 33 54 33 97 0 35-8 72-34 99-3 3-3 3-3 3 0 1 1 3 2 3 2 0 21-15 34-42 11-22 13-45 13-63z"><text:p/></draw:path><draw:path draw:style-name="gr1096" draw:text-style-name="P49" svg:width="0.139cm" svg:height="0.048cm" svg:x="0.949cm" svg:y="0.079cm" svg:viewBox="0 0 140 49" svg:d="M133 9c3 0 7-1 7-5s-4-4-7-4c-42 0-84 0-126 0-3 0-7 0-7 4s4 5 7 5c42 0 84 0 126 0zM133 49c3 0 7 0 7-4s-4-4-7-4c-42 0-84 0-126 0-3 0-7 0-7 4s4 4 7 4c42 0 84 0 126 0z"><text:p/></draw:path><draw:path draw:style-name="gr1097" draw:text-style-name="P49"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098" draw:text-style-name="P49" svg:width="0.007cm" svg:height="0.208cm" svg:x="1.311cm" svg:y="0cm" svg:viewBox="0 0 8 209" svg:d="M8 8c0-4 0-8-4-8s-4 4-4 8c0 64 0 128 0 193 0 3 0 8 4 8s4-5 4-8c0-65 0-129 0-193z"><text:p/></draw:path><draw:path draw:style-name="gr1099" draw:text-style-name="P49"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100" draw:text-style-name="P49"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101" draw:text-style-name="P49" svg:width="0.007cm" svg:height="0.208cm" svg:x="1.616cm" svg:y="0cm" svg:viewBox="0 0 8 209" svg:d="M8 8c0-4 0-8-4-8s-4 4-4 8c0 64 0 128 0 193 0 3 0 8 4 8s4-5 4-8c0-65 0-129 0-193z"><text:p/></draw:path></draw:g></text:span><text:span text:style-name="T44">); </text:span><text:span text:style-name="T48">I</text:span><text:span text:style-name="T44">n higher </text:span><text:span text:style-name="T48">dims</text:span><text:span text:style-name="T44">, </text:span><text:span text:style-name="T48">small </text:span><text:span text:style-name="T44">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61">: </text:span><text:span text:style-name="T64">The </text:span><text:span text:style-name="T61">unchanging response when </text:span><text:span text:style-name="T64">the</text:span><text:span text:style-name="T61"> input is shifted. </text:span><text:span text:style-name="T64">For </text:span><text:span text:style-name="T61">classifier </text:span><text:span text:style-name="T4"><draw:g text:anchor-type="as-char" svg:y="-0.148cm" draw:z-index="24" draw:style-name="gr1"><svg:title>TexMaths</svg:title><svg:desc>6§inline§f§svg§600§TRUE§</svg:desc><draw:path draw:style-name="gr1088" draw:text-style-name="P49"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61"><text:s/>and shift operator </text:span><text:span text:style-name="T4"><draw:g text:anchor-type="as-char" svg:y="-0.157cm" draw:z-index="25" draw:style-name="gr1"><svg:title>TexMaths</svg:title><svg:desc>6§inline§S_v, f(\vec{x})=f(S_v\vec{x})§svg§600§TRUE§</svg:desc><draw:path draw:style-name="gr1072" draw:text-style-name="P49"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073" draw:text-style-name="P4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074" draw:text-style-name="P49" svg:width="0.024cm" svg:height="0.062cm" svg:x="0.236cm" svg:y="0.134cm" svg:viewBox="0 0 25 63" svg:d="M25 22c0-14-6-22-14-22-7 0-11 5-11 11s4 11 11 11c3 0 5-1 8-2 0-1 0-1 0-1 1 0 1 0 1 3 0 16-7 28-15 35-2 2-2 3-2 3 0 1 1 3 2 3 3 0 20-17 20-41z"><text:p/></draw:path><draw:path draw:style-name="gr1075" draw:text-style-name="P49"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076" draw:text-style-name="P49" svg:width="0.048cm" svg:height="0.208cm" svg:x="0.458cm" svg:y="0cm" svg:viewBox="0 0 49 209" svg:d="M49 206l-3-4c-27-27-33-66-33-98 0-36 7-72 33-98 3-3 3-3 3-4s-1-2-2-2c-2 0-21 14-34 41-11 23-13 46-13 63 0 16 2 41 14 65 12 26 31 40 33 40 1 0 2-1 2-3z"><text:p/></draw:path><draw:path draw:style-name="gr1077" draw:text-style-name="P49" svg:width="0.093cm" svg:height="0.04cm" svg:x="0.555cm" svg:y="0.007cm" svg:viewBox="0 0 94 41" svg:d="M75 25c-3 2-10 8-10 12 0 2 2 4 5 4 1 0 2-1 3-2 3-4 7-9 17-14 1-1 4-2 4-4 0-3-2-4-3-4-5-4-8-7-9-12 0-3-2-5-4-5-3 0-4 2-4 4 0 1 1 8 5 13-24 0-48 0-71 0-4 0-8 0-8 4s4 4 8 4c22 0 45 0 67 0z"><text:p/></draw:path><draw:path draw:style-name="gr1078" draw:text-style-name="P49"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079" draw:text-style-name="P49" svg:width="0.048cm" svg:height="0.208cm" svg:x="0.652cm" svg:y="0cm" svg:viewBox="0 0 49 209" svg:d="M49 104c0-16-3-41-14-65-13-25-31-39-33-39-1 0-2 1-2 2s0 1 4 5c21 20 33 54 33 97 0 35-8 72-35 99-2 3-2 3-2 3 0 1 1 3 2 3 2 0 21-15 33-42 11-22 14-45 14-63z"><text:p/></draw:path><draw:path draw:style-name="gr1080" draw:text-style-name="P49" svg:width="0.139cm" svg:height="0.048cm" svg:x="0.793cm" svg:y="0.079cm" svg:viewBox="0 0 140 49" svg:d="M133 9c3 0 7-1 7-5s-4-4-7-4c-42 0-84 0-126 0-3 0-7 0-7 4s4 5 7 5c42 0 84 0 126 0zM133 49c3 0 7 0 7-4s-4-4-7-4c-42 0-84 0-126 0-3 0-7 0-7 4s4 4 7 4c42 0 84 0 126 0z"><text:p/></draw:path><draw:path draw:style-name="gr1081" draw:text-style-name="P49"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082" draw:text-style-name="P49" svg:width="0.048cm" svg:height="0.208cm" svg:x="1.149cm" svg:y="0cm" svg:viewBox="0 0 49 209" svg:d="M49 206l-3-4c-27-27-33-66-33-98 0-36 7-72 33-98 3-3 3-3 3-4s-1-2-2-2c-2 0-21 14-34 41-10 23-13 46-13 63 0 16 2 41 14 65 13 26 31 40 33 40 1 0 2-1 2-3z"><text:p/></draw:path><draw:path draw:style-name="gr1083" draw:text-style-name="P49"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084" draw:text-style-name="P49"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085" draw:text-style-name="P49" svg:width="0.092cm" svg:height="0.04cm" svg:x="1.475cm" svg:y="0.007cm" svg:viewBox="0 0 93 41" svg:d="M74 25c-2 2-9 8-9 12 0 2 2 4 4 4s3-1 4-2c3-4 7-9 16-14 2-1 4-2 4-4 0-3-1-4-3-4-4-4-7-7-8-12-1-3-2-5-5-5s-4 2-4 4c0 1 2 8 5 13-23 0-47 0-71 0-3 0-7 0-7 4s4 4 7 4c22 0 45 0 67 0z"><text:p/></draw:path><draw:path draw:style-name="gr1086" draw:text-style-name="P49"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087" draw:text-style-name="P49" svg:width="0.048cm" svg:height="0.208cm" svg:x="1.572cm" svg:y="0cm" svg:viewBox="0 0 49 209" svg:d="M49 104c0-16-2-41-14-65-12-25-31-39-33-39-1 0-2 1-2 2s0 1 4 5c21 20 33 54 33 97 0 35-8 72-34 99-3 3-3 3-3 3 0 1 1 3 2 3 2 0 21-15 34-42 11-22 13-45 13-63z"><text:p/></draw:path></draw:g></text:span><text:span text:style-name="T4"><text:s/></text:span><text:span text:style-name="T7">(no matter how the input is transformed, the output should remain constant) generalize</text:span><text:span text:style-name="T8">s</text:span><text:span text:style-name="T7"> </text:span><text:span text:style-name="T8">for </text:span><text:span text:style-name="T7">unseen data.</text:span></text:p></draw:text-box></draw:frame><draw:frame draw:style-name="fr1" draw:name="Frame4" text:anchor-type="paragraph" svg:x="5.362cm" svg:y="1.106cm" svg:width="5.242cm" draw:z-index="26"><draw:text-box fo:min-height="1.138cm"><text:p text:style-name="P4"><text:span text:style-name="T49">S</text:span><text:span text:style-name="T2">hift Equivariance</text:span><text:span text:style-name="T4">: applying the shift operator after the function yields the same results as applying the function after the shift. i.e. </text:span><text:span text:style-name="T4"><draw:g text:anchor-type="as-char" svg:y="-0.157cm" draw:z-index="27" draw:style-name="gr1"><svg:title>TexMaths</svg:title><svg:desc>6§inline§S_v \circ f(\vec{x}) = f(\vec{x}) \circ S_v§svg§600§TRUE§</svg:desc><draw:path draw:style-name="gr1055" draw:text-style-name="P49"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056" draw:text-style-name="P4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057" draw:text-style-name="P49" svg:width="0.081cm" svg:height="0.081cm" svg:x="0.277cm" svg:y="0.063cm" svg:viewBox="0 0 82 82" svg:d="M82 41c0-23-19-41-41-41s-41 19-41 41 19 41 41 41 41-19 41-41zM41 73c-18 0-33-15-33-32 0-18 15-32 33-32s33 13 33 32c0 17-15 32-33 32z"><text:p/></draw:path><draw:path draw:style-name="gr1058" draw:text-style-name="P49"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059" draw:text-style-name="P49" svg:width="0.048cm" svg:height="0.208cm" svg:x="0.564cm" svg:y="0cm" svg:viewBox="0 0 49 209" svg:d="M49 206l-3-4c-27-27-33-66-33-98 0-36 7-72 33-98 3-3 3-3 3-4s-1-2-2-2c-2 0-21 14-34 41-11 23-13 46-13 63 0 16 2 41 14 65 12 26 31 40 33 40 1 0 2-1 2-3z"><text:p/></draw:path><draw:path draw:style-name="gr1060" draw:text-style-name="P49" svg:width="0.093cm" svg:height="0.04cm" svg:x="0.661cm" svg:y="0.007cm" svg:viewBox="0 0 94 41" svg:d="M75 25c-3 2-10 8-10 12 0 2 2 4 5 4 1 0 2-1 3-2 3-4 8-9 17-14 1-1 4-2 4-4 0-3-2-4-3-4-5-4-8-7-9-12 0-3-1-5-4-5s-4 2-4 4c0 1 1 8 5 13-24 0-48 0-71 0-4 0-8 0-8 4s4 4 8 4c22 0 45 0 67 0z"><text:p/></draw:path><draw:path draw:style-name="gr1061" draw:text-style-name="P49"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062" draw:text-style-name="P49" svg:width="0.048cm" svg:height="0.208cm" svg:x="0.758cm" svg:y="0cm" svg:viewBox="0 0 49 209" svg:d="M49 104c0-16-2-41-14-65-13-25-31-39-33-39-1 0-2 1-2 2s0 1 4 5c21 20 33 54 33 97 0 35-8 72-35 99-2 3-2 3-2 3 0 1 1 3 2 3 2 0 21-15 33-42 11-22 14-45 14-63z"><text:p/></draw:path><draw:path draw:style-name="gr1063" draw:text-style-name="P49" svg:width="0.139cm" svg:height="0.048cm" svg:x="0.898cm" svg:y="0.079cm" svg:viewBox="0 0 140 49" svg:d="M133 9c3 0 7-1 7-5s-4-4-7-4c-42 0-84 0-126 0-3 0-7 0-7 4s4 5 7 5c42 0 84 0 126 0zM133 49c3 0 7 0 7-4s-4-4-7-4c-42 0-84 0-126 0-3 0-7 0-7 4s4 4 7 4c42 0 84 0 126 0z"><text:p/></draw:path><draw:path draw:style-name="gr1064" draw:text-style-name="P49"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065" draw:text-style-name="P49" svg:width="0.048cm" svg:height="0.208cm" svg:x="1.255cm" svg:y="0cm" svg:viewBox="0 0 49 209" svg:d="M49 206l-4-4c-26-27-33-66-33-98 0-36 8-72 34-98 3-3 3-3 3-4s-1-2-2-2c-3 0-21 14-34 41-11 23-13 46-13 63 0 16 2 41 14 65 12 26 30 40 33 40 1 0 2-1 2-3z"><text:p/></draw:path><draw:path draw:style-name="gr1066" draw:text-style-name="P49" svg:width="0.093cm" svg:height="0.04cm" svg:x="1.352cm" svg:y="0.007cm" svg:viewBox="0 0 94 41" svg:d="M75 25c-3 2-10 8-10 12 0 2 2 4 4 4s3-1 4-2c3-4 7-9 17-14 1-1 4-2 4-4 0-3-2-4-3-4-5-4-8-7-9-12-1-3-2-5-5-5s-4 2-4 4c0 1 2 8 6 13-24 0-48 0-72 0-3 0-7 0-7 4s4 4 7 4c23 0 45 0 68 0z"><text:p/></draw:path><draw:path draw:style-name="gr1067" draw:text-style-name="P49"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068" draw:text-style-name="P49" svg:width="0.048cm" svg:height="0.208cm" svg:x="1.449cm" svg:y="0cm" svg:viewBox="0 0 49 209" svg:d="M49 104c0-16-2-41-14-65-12-25-31-39-33-39-1 0-2 1-2 2s0 1 4 5c21 20 33 54 33 97 0 35-8 72-34 99-3 3-3 3-3 3 0 1 1 3 2 3 2 0 21-15 34-42 11-22 13-45 13-63z"><text:p/></draw:path><draw:path draw:style-name="gr1069" draw:text-style-name="P49" svg:width="0.081cm" svg:height="0.081cm" svg:x="1.577cm" svg:y="0.063cm" svg:viewBox="0 0 82 82" svg:d="M82 41c0-23-18-41-41-41-22 0-41 19-41 41s19 41 41 41c23 0 41-19 41-41zM41 73c-18 0-32-15-32-32 0-18 14-32 32-32s33 13 33 32c0 17-15 32-33 32z"><text:p/></draw:path><draw:path draw:style-name="gr1070" draw:text-style-name="P49"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071" draw:text-style-name="P49"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4">. </text:span><text:span text:style-name="T9">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61">: </text:span><text:span text:style-name="T65">shift in input should have a predictable shift in hidden representation (location shouldn’t matter)</text:span></text:p><text:p text:style-name="P6">Locality<text:span text:style-name="T61">: </text:span><text:span text:style-name="T66">we should not have to move far from location </text:span><draw:g text:anchor-type="as-char" svg:y="-0.157cm" draw:z-index="29" draw:style-name="gr1"><svg:title>TexMaths</svg:title><svg:desc>6§inline§(i,j)§svg§600§TRUE§</svg:desc><draw:path draw:style-name="gr1050" draw:text-style-name="P49" svg:width="0.048cm" svg:height="0.208cm" svg:x="0cm" svg:y="0cm" svg:viewBox="0 0 49 209" svg:d="M49 206l-4-4c-26-27-33-66-33-98 0-36 8-72 34-98 3-3 3-3 3-4s-1-2-2-2c-3 0-21 14-34 41-11 23-13 46-13 63 0 16 2 41 14 65 12 26 30 40 33 40 1 0 2-1 2-3z"><text:p/></draw:path><draw:path draw:style-name="gr1051" draw:text-style-name="P49"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052" draw:text-style-name="P49" svg:width="0.024cm" svg:height="0.062cm" svg:x="0.151cm" svg:y="0.134cm" svg:viewBox="0 0 25 63" svg:d="M25 22c0-14-6-22-14-22-7 0-11 5-11 11s4 11 11 11c3 0 5-1 8-2 0-1 0-1 1-1 0 1 0 0 0 3 0 16-7 28-15 35-2 2-2 3-2 3 0 1 1 3 2 3 3 0 20-17 20-41z"><text:p/></draw:path><draw:path draw:style-name="gr1053" draw:text-style-name="P49"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054" draw:text-style-name="P49" svg:width="0.048cm" svg:height="0.208cm" svg:x="0.337cm" svg:y="0cm" svg:viewBox="0 0 49 209" svg:d="M49 104c0-16-2-41-14-65-12-25-31-39-33-39-1 0-2 1-2 2s0 1 4 5c21 20 33 54 33 97 0 35-8 72-34 99-3 3-3 3-3 3 0 1 1 3 2 3 2 0 21-15 34-42 11-22 13-45 13-63z"><text:p/></draw:path></draw:g><text:span text:style-name="T10"><text:s/>to learn valuable information to asses what the area contains.</text:span></text:p></draw:text-box></draw:frame><draw:frame draw:style-name="fr1" draw:name="Frame6" text:anchor-type="paragraph" svg:x="-0.051cm" svg:y="2.866cm" svg:width="10.656cm" draw:z-index="30"><draw:text-box fo:min-height="0.626cm"><text:p text:style-name="P38"><text:span text:style-name="T60">Fully connected net</text:span>: every input feature <text:span text:style-name="T2"><draw:g text:anchor-type="as-char" svg:y="-0.093cm" draw:z-index="34" draw:style-name="gr1"><svg:title>TexMaths</svg:title><svg:desc>6§inline§n§svg§600§TRUE§</svg:desc><draw:path draw:style-name="gr1044" draw:text-style-name="P4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2"><text:s/></text:span><text:span text:style-name="T50">in an image </text:span>influences ever neuron in the next layer: <text:span text:style-name="T2"><draw:g text:anchor-type="as-char" svg:y="-0.092cm" draw:z-index="35" draw:style-name="gr1"><svg:title>TexMaths</svg:title><svg:desc>6§inline§n\times n§svg§600§TRUE§</svg:desc><draw:path draw:style-name="gr1041" draw:text-style-name="P49"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042" draw:text-style-name="P49"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043" draw:text-style-name="P49"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60">Sparsely connected net</text:span><text:span text:style-name="T61">: </text:span><text:span text:style-name="T67">each neuron </text:span><text:span text:style-name="T11"><draw:g text:anchor-type="as-char" svg:y="-0.093cm" draw:z-index="32" draw:style-name="gr1"><svg:title>TexMaths</svg:title><svg:desc>6§inline§n§svg§600§TRUE§</svg:desc><draw:path draw:style-name="gr1046" draw:text-style-name="P4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1"><text:s/></text:span><text:span text:style-name="T67">is connected to a subset of neurons </text:span><text:span text:style-name="T11"><draw:g text:anchor-type="as-char" svg:y="-0.146cm" draw:z-index="33" draw:style-name="gr1"><svg:title>TexMaths</svg:title><svg:desc>6§inline§k§svg§600§TRUE§</svg:desc><draw:path draw:style-name="gr1045" draw:text-style-name="P49"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1">: </text:span><text:span text:style-name="T11"><draw:g text:anchor-type="as-char" svg:y="-0.131cm" draw:z-index="31" draw:style-name="gr1"><svg:title>TexMaths</svg:title><svg:desc>6§inline§k \times n§svg§600§TRUE§</svg:desc><draw:path draw:style-name="gr1047" draw:text-style-name="P49"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048" draw:text-style-name="P49" svg:width="0.101cm" svg:height="0.099cm" svg:x="0.182cm" svg:y="0.042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049" draw:text-style-name="P49"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1">. </text:span><text:span text:style-name="T51">Weight sharing net</text:span><text:span text:style-name="T12">: </text:span><text:span text:style-name="T13">weights are reused in a network</text:span></text:p></draw:text-box></draw:frame><draw:frame draw:style-name="fr1" draw:name="Frame7" text:anchor-type="paragraph" svg:x="-0.051cm" svg:y="3.491cm" svg:width="6.414cm" draw:z-index="36"><draw:text-box fo:min-height="1.124cm"><text:p text:style-name="P7">Convolution: <text:span text:style-name="T2"><draw:g text:anchor-type="as-char" svg:y="-0.171cm" draw:z-index="37" draw:style-name="gr1"><svg:title>TexMaths</svg:title><svg:desc>6§inline§(f \ast g)(t) = \int^\infty_{-\infty} f(\tau)g(t-\tau) d\tau \quad for f,g:[0,\infty] \rightarrow \mathbb{R}§svg§600§TRUE§</svg:desc><draw:path draw:style-name="gr1002" draw:text-style-name="P49" svg:width="0.048cm" svg:height="0.208cm" svg:x="0cm" svg:y="0.024cm" svg:viewBox="0 0 49 209" svg:d="M49 208c0-1 0-2-3-5-27-26-34-66-34-98 0-36 8-73 34-99 3-2 3-3 3-4s-1-2-2-2c-2 0-21 14-34 41-11 23-13 46-13 64 0 16 2 42 14 65 12 26 31 39 33 39 1 0 2 0 2-1z"><text:p/></draw:path><draw:path draw:style-name="gr1003" draw:text-style-name="P49"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004" draw:text-style-name="P49"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005" draw:text-style-name="P49"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006" draw:text-style-name="P49" svg:width="0.048cm" svg:height="0.208cm" svg:x="0.506cm" svg:y="0.024cm" svg:viewBox="0 0 49 209" svg:d="M49 105c0-16-2-42-14-66-13-25-31-39-33-39-1 0-2 1-2 2s0 2 4 5c21 21 33 54 33 98 0 36-8 73-35 99-2 2-2 3-2 4s1 1 2 1c2 0 21-14 33-40 11-24 14-46 14-64z"><text:p/></draw:path><draw:path draw:style-name="gr1007" draw:text-style-name="P49" svg:width="0.048cm" svg:height="0.208cm" svg:x="0.597cm" svg:y="0.024cm" svg:viewBox="0 0 49 209" svg:d="M49 208c0-1 0-2-3-5-27-26-33-66-33-98 0-36 7-73 33-99 3-2 3-3 3-4s-1-2-2-2c-2 0-21 14-34 41-11 23-13 46-13 64 0 16 2 42 14 65 13 26 31 39 33 39 1 0 2 0 2-1z"><text:p/></draw:path><draw:path draw:style-name="gr1008" draw:text-style-name="P49"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009" draw:text-style-name="P49" svg:width="0.048cm" svg:height="0.208cm" svg:x="0.746cm" svg:y="0.024cm" svg:viewBox="0 0 49 209" svg:d="M49 105c0-16-2-42-14-66-13-25-31-39-33-39-1 0-2 1-2 2s0 2 4 5c21 21 33 54 33 98 0 36-8 73-34 99-3 2-3 3-3 4s1 1 2 1c2 0 21-14 33-40 11-24 14-46 14-64z"><text:p/></draw:path><draw:path draw:style-name="gr1010" draw:text-style-name="P49" svg:width="0.139cm" svg:height="0.048cm" svg:x="0.887cm" svg:y="0.105cm" svg:viewBox="0 0 140 49" svg:d="M133 8c3 0 7 0 7-4s-4-4-7-4c-42 0-84 0-126 0-3 0-7 0-7 4s4 4 7 4c42 0 84 0 126 0zM133 49c3 0 7 0 7-4s-4-4-7-4c-42 0-84 0-126 0-3 0-7 0-7 4s4 4 7 4c42 0 84 0 126 0z"><text:p/></draw:path><draw:path draw:style-name="gr1011" draw:text-style-name="P49"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012" draw:text-style-name="P4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013" draw:text-style-name="P49" svg:width="0.099cm" svg:height="0.006cm" svg:x="1.213cm" svg:y="0.215cm" svg:viewBox="0 0 100 7" svg:d="M94 7c2 0 6 0 6-3 0-4-4-4-6-4-30 0-59 0-88 0-2 0-6 0-6 4 0 3 3 3 6 3 29 0 58 0 88 0z"><text:p/></draw:path><draw:path draw:style-name="gr1014" draw:text-style-name="P49"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015" draw:text-style-name="P49"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016" draw:text-style-name="P49" svg:width="0.048cm" svg:height="0.208cm" svg:x="1.69cm" svg:y="0.024cm" svg:viewBox="0 0 49 209" svg:d="M49 208c0-1 0-2-4-5-26-26-33-66-33-98 0-36 8-73 34-99 3-2 3-3 3-4s-1-2-2-2c-3 0-21 14-34 41-11 23-13 46-13 64 0 16 2 42 14 65 12 26 30 39 33 39 1 0 2 0 2-1z"><text:p/></draw:path><draw:path draw:style-name="gr1017" draw:text-style-name="P49"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1018" draw:text-style-name="P49" svg:width="0.048cm" svg:height="0.208cm" svg:x="1.879cm" svg:y="0.024cm" svg:viewBox="0 0 49 209" svg:d="M49 105c0-16-2-42-14-66-13-25-31-39-33-39-1 0-2 1-2 2s0 2 4 5c21 21 33 54 33 98 0 36-8 73-34 99-3 2-3 3-3 4s1 1 2 1c2 0 21-14 33-40 11-24 14-46 14-64z"><text:p/></draw:path><draw:path draw:style-name="gr1019" draw:text-style-name="P49"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020" draw:text-style-name="P49" svg:width="0.048cm" svg:height="0.208cm" svg:x="2.078cm" svg:y="0.024cm" svg:viewBox="0 0 49 209" svg:d="M49 208c0-1 0-2-4-5-26-26-33-66-33-98 0-36 8-73 34-99 3-2 3-3 3-4s-1-2-2-2c-3 0-22 14-34 41-11 23-13 46-13 64 0 16 2 42 14 65 12 26 30 39 33 39 1 0 2 0 2-1z"><text:p/></draw:path><draw:path draw:style-name="gr1021" draw:text-style-name="P49"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022" draw:text-style-name="P49" svg:width="0.127cm" svg:height="0.007cm" svg:x="2.279cm" svg:y="0.125cm" svg:viewBox="0 0 128 8" svg:d="M121 8c4 0 7 0 7-4s-3-4-7-4c-38 0-76 0-114 0-3 0-7 0-7 4s4 4 7 4c38 0 76 0 114 0z"><text:p/></draw:path><draw:path draw:style-name="gr1023" draw:text-style-name="P49"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1024" draw:text-style-name="P49" svg:width="0.048cm" svg:height="0.208cm" svg:x="2.6cm" svg:y="0.024cm" svg:viewBox="0 0 49 209" svg:d="M49 105c0-16-2-42-14-66-12-25-31-39-33-39-1 0-2 1-2 2s0 2 4 5c21 21 33 54 33 98 0 36-8 73-34 99-3 2-3 3-3 4s1 1 2 1c2 0 21-14 34-40 11-24 13-46 13-64z"><text:p/></draw:path><draw:path draw:style-name="gr1025" draw:text-style-name="P49"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026" draw:text-style-name="P49"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1027" draw:text-style-name="P49"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028" draw:text-style-name="P49" svg:width="0.089cm" svg:height="0.094cm" svg:x="3.241cm" svg:y="0.089cm" svg:viewBox="0 0 90 95" svg:d="M90 36c0-22-14-36-34-36-28 0-56 30-56 60 0 21 14 35 34 35 28 0 56-29 56-59zM34 91c-9 0-18-7-18-23 0-11 5-33 12-44 10-16 22-19 28-19 12 0 19 10 19 23 0 8-4 30-13 43-7 13-18 20-28 20z"><text:p/></draw:path><draw:path draw:style-name="gr1029" draw:text-style-name="P49"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030" draw:text-style-name="P49"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031" draw:text-style-name="P49" svg:width="0.024cm" svg:height="0.062cm" svg:x="3.569cm" svg:y="0.159cm" svg:viewBox="0 0 25 63" svg:d="M25 22c0-14-6-22-14-22-7 0-11 5-11 11s4 12 11 12c2 0 5-1 8-3 0-1 0-1 0-1 1 0 1 0 1 3 0 16-7 28-15 35-2 3-2 3-2 3 0 2 1 3 2 3 3 0 20-16 20-41z"><text:p/></draw:path><draw:path draw:style-name="gr1032" draw:text-style-name="P49"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033" draw:text-style-name="P49" svg:width="0.021cm" svg:height="0.09cm" svg:x="3.829cm" svg:y="0.091cm" svg:viewBox="0 0 22 91" svg:d="M22 11c0-6-5-11-11-11s-11 5-11 11 5 11 11 11 11-5 11-11zM22 80c0-6-5-12-11-12s-11 6-11 12 5 11 11 11 11-5 11-11z"><text:p/></draw:path><draw:path draw:style-name="gr1034" draw:text-style-name="P49" svg:width="0.028cm" svg:height="0.208cm" svg:x="3.953cm" svg:y="0.024cm" svg:viewBox="0 0 29 209" svg:d="M29 209c0-2 0-5 0-8-7 0-14 0-21 0 0-64 0-129 0-193 7 0 14 0 21 0 0-3 0-5 0-8-10 0-19 0-29 0 0 70 0 139 0 209 10 0 19 0 29 0z"><text:p/></draw:path><draw:path draw:style-name="gr1035" draw:text-style-name="P49"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036" draw:text-style-name="P49" svg:width="0.024cm" svg:height="0.062cm" svg:x="4.11cm" svg:y="0.159cm" svg:viewBox="0 0 25 63" svg:d="M25 22c0-14-6-22-14-22-7 0-11 5-11 11s4 12 11 12c3 0 6-1 8-3 0-1 0-1 1-1 0 1 0 0 0 3 0 16-7 28-14 35-2 3-2 3-2 3 0 2 1 3 1 3 3 0 20-16 20-41z"><text:p/></draw:path><draw:path draw:style-name="gr1037" draw:text-style-name="P49"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038" draw:text-style-name="P49" svg:width="0.028cm" svg:height="0.208cm" svg:x="4.401cm" svg:y="0.024cm" svg:viewBox="0 0 29 209" svg:d="M29 0c-10 0-19 0-29 0 0 3 0 5 0 8 7 0 14 0 20 0 0 64 0 129 0 193-6 0-13 0-20 0 0 3 0 6 0 8 10 0 19 0 29 0 0-70 0-139 0-209z"><text:p/></draw:path><draw:path draw:style-name="gr1039" draw:text-style-name="P49" svg:width="0.186cm" svg:height="0.109cm" svg:x="4.525cm" svg:y="0.074cm" svg:viewBox="0 0 187 110" svg:d="M164 59c-12 9-17 18-19 21-9 14-7 18-11 27 0 3 3 3 5 3 3 0 3 0 4-5 5-20 17-38 41-48 3 0 3-1 3-2 0-2-1-2-2-2-9-4-34-15-42-50-1-2-1-3-4-3-2 0-5 0-5 2 0 1 2 14 11 29 4 6 10 13 19 20-52 0-104 0-156 0-4 0-8 0-8 4s4 4 8 4c52 0 104 0 156 0z"><text:p/></draw:path><draw:path draw:style-name="gr1040" draw:text-style-name="P49" svg:width="0.144cm" svg:height="0.143cm" svg:x="4.786cm" svg:y="0.038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2"><draw:g text:anchor-type="as-char" svg:y="-0.171cm" draw:z-index="38" draw:style-name="gr1"><svg:title>TexMaths</svg:title><svg:desc>6§inline§(f \ast g)(t) = \int^\infty_{-\infty} f(\tau)g(t+\tau) d\tau \quad for f,g:[0,\infty] \rightarrow \mathbb{R}§svg§600§TRUE§</svg:desc><draw:path draw:style-name="gr963" draw:text-style-name="P49" svg:width="0.048cm" svg:height="0.208cm" svg:x="0cm" svg:y="0.024cm" svg:viewBox="0 0 49 209" svg:d="M49 208c0-1 0-2-3-5-27-26-34-66-34-98 0-36 8-73 34-99 3-2 3-3 3-4s-1-2-2-2c-2 0-21 14-34 41-11 23-13 46-13 64 0 16 2 42 14 65 12 26 31 39 33 39 1 0 2 0 2-1z"><text:p/></draw:path><draw:path draw:style-name="gr964" draw:text-style-name="P49"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965" draw:text-style-name="P49"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966" draw:text-style-name="P49"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967" draw:text-style-name="P49" svg:width="0.048cm" svg:height="0.208cm" svg:x="0.506cm" svg:y="0.024cm" svg:viewBox="0 0 49 209" svg:d="M49 105c0-16-2-42-14-66-13-25-31-39-33-39-1 0-2 1-2 2s0 2 4 5c21 21 33 54 33 98 0 36-8 73-35 99-2 2-2 3-2 4s1 1 2 1c2 0 21-14 33-40 11-24 14-46 14-64z"><text:p/></draw:path><draw:path draw:style-name="gr968" draw:text-style-name="P49" svg:width="0.048cm" svg:height="0.208cm" svg:x="0.597cm" svg:y="0.024cm" svg:viewBox="0 0 49 209" svg:d="M49 208c0-1 0-2-3-5-27-26-33-66-33-98 0-36 7-73 33-99 3-2 3-3 3-4s-1-2-2-2c-2 0-21 14-34 41-11 23-13 46-13 64 0 16 2 42 14 65 13 26 31 39 33 39 1 0 2 0 2-1z"><text:p/></draw:path><draw:path draw:style-name="gr969" draw:text-style-name="P49"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970" draw:text-style-name="P49" svg:width="0.048cm" svg:height="0.208cm" svg:x="0.746cm" svg:y="0.024cm" svg:viewBox="0 0 49 209" svg:d="M49 105c0-16-2-42-14-66-13-25-31-39-33-39-1 0-2 1-2 2s0 2 4 5c21 21 33 54 33 98 0 36-8 73-34 99-3 2-3 3-3 4s1 1 2 1c2 0 21-14 33-40 11-24 14-46 14-64z"><text:p/></draw:path><draw:path draw:style-name="gr971" draw:text-style-name="P49" svg:width="0.139cm" svg:height="0.048cm" svg:x="0.887cm" svg:y="0.105cm" svg:viewBox="0 0 140 49" svg:d="M133 8c3 0 7 0 7-4s-4-4-7-4c-42 0-84 0-126 0-3 0-7 0-7 4s4 4 7 4c42 0 84 0 126 0zM133 49c3 0 7 0 7-4s-4-4-7-4c-42 0-84 0-126 0-3 0-7 0-7 4s4 4 7 4c42 0 84 0 126 0z"><text:p/></draw:path><draw:path draw:style-name="gr972" draw:text-style-name="P49"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973" draw:text-style-name="P4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974" draw:text-style-name="P49" svg:width="0.099cm" svg:height="0.006cm" svg:x="1.213cm" svg:y="0.215cm" svg:viewBox="0 0 100 7" svg:d="M94 7c2 0 6 0 6-3 0-4-4-4-6-4-30 0-59 0-88 0-2 0-6 0-6 4 0 3 3 3 6 3 29 0 58 0 88 0z"><text:p/></draw:path><draw:path draw:style-name="gr975" draw:text-style-name="P49"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976" draw:text-style-name="P49"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977" draw:text-style-name="P49" svg:width="0.048cm" svg:height="0.208cm" svg:x="1.69cm" svg:y="0.024cm" svg:viewBox="0 0 49 209" svg:d="M49 208c0-1 0-2-4-5-26-26-33-66-33-98 0-36 8-73 34-99 3-2 3-3 3-4s-1-2-2-2c-3 0-21 14-34 41-11 23-13 46-13 64 0 16 2 42 14 65 12 26 30 39 33 39 1 0 2 0 2-1z"><text:p/></draw:path><draw:path draw:style-name="gr978" draw:text-style-name="P49"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979" draw:text-style-name="P49" svg:width="0.048cm" svg:height="0.208cm" svg:x="1.879cm" svg:y="0.024cm" svg:viewBox="0 0 49 209" svg:d="M49 105c0-16-2-42-14-66-13-25-31-39-33-39-1 0-2 1-2 2s0 2 4 5c21 21 33 54 33 98 0 36-8 73-34 99-3 2-3 3-3 4s1 1 2 1c2 0 21-14 33-40 11-24 14-46 14-64z"><text:p/></draw:path><draw:path draw:style-name="gr980" draw:text-style-name="P49"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981" draw:text-style-name="P49" svg:width="0.048cm" svg:height="0.208cm" svg:x="2.078cm" svg:y="0.024cm" svg:viewBox="0 0 49 209" svg:d="M49 208c0-1 0-2-4-5-26-26-33-66-33-98 0-36 8-73 34-99 3-2 3-3 3-4s-1-2-2-2c-3 0-22 14-34 41-11 23-13 46-13 64 0 16 2 42 14 65 12 26 30 39 33 39 1 0 2 0 2-1z"><text:p/></draw:path><draw:path draw:style-name="gr982" draw:text-style-name="P49"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983" draw:text-style-name="P49" svg:width="0.139cm" svg:height="0.138cm" svg:x="2.273cm" svg:y="0.059cm" svg:viewBox="0 0 140 139" svg:d="M74 74c20 0 39 0 59 0 3 0 7 0 7-4s-4-4-7-4c-20 0-39 0-59 0 0-20 0-40 0-59 0-3 0-7-4-7s-4 4-4 7c0 19 0 39 0 59-20 0-39 0-59 0-3 0-7 0-7 4s4 4 7 4c20 0 39 0 59 0 0 19 0 39 0 59 0 3 0 6 4 6s4-3 4-6c0-20 0-40 0-59z"><text:p/></draw:path><draw:path draw:style-name="gr984" draw:text-style-name="P49"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985" draw:text-style-name="P49" svg:width="0.048cm" svg:height="0.208cm" svg:x="2.6cm" svg:y="0.024cm" svg:viewBox="0 0 49 209" svg:d="M49 105c0-16-2-42-14-66-12-25-31-39-33-39-1 0-2 1-2 2s0 2 4 5c21 21 33 54 33 98 0 36-8 73-34 99-3 2-3 3-3 4s1 1 2 1c2 0 21-14 34-40 11-24 13-46 13-64z"><text:p/></draw:path><draw:path draw:style-name="gr986" draw:text-style-name="P49"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987" draw:text-style-name="P49"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988" draw:text-style-name="P49"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989" draw:text-style-name="P49" svg:width="0.089cm" svg:height="0.094cm" svg:x="3.241cm" svg:y="0.089cm" svg:viewBox="0 0 90 95" svg:d="M90 36c0-22-14-36-34-36-28 0-56 30-56 60 0 21 14 35 34 35 28 0 56-29 56-59zM34 91c-9 0-18-7-18-23 0-11 5-33 12-44 10-16 22-19 28-19 12 0 19 10 19 23 0 8-4 30-13 43-7 13-18 20-28 20z"><text:p/></draw:path><draw:path draw:style-name="gr990" draw:text-style-name="P49"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991" draw:text-style-name="P49"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992" draw:text-style-name="P49" svg:width="0.024cm" svg:height="0.062cm" svg:x="3.569cm" svg:y="0.159cm" svg:viewBox="0 0 25 63" svg:d="M25 22c0-14-6-22-14-22-7 0-11 5-11 11s4 12 11 12c2 0 5-1 8-3 0-1 0-1 0-1 1 0 1 0 1 3 0 16-7 28-15 35-2 3-2 3-2 3 0 2 1 3 2 3 3 0 20-16 20-41z"><text:p/></draw:path><draw:path draw:style-name="gr993" draw:text-style-name="P49"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994" draw:text-style-name="P49" svg:width="0.021cm" svg:height="0.09cm" svg:x="3.829cm" svg:y="0.091cm" svg:viewBox="0 0 22 91" svg:d="M22 11c0-6-5-11-11-11s-11 5-11 11 5 11 11 11 11-5 11-11zM22 80c0-6-5-12-11-12s-11 6-11 12 5 11 11 11 11-5 11-11z"><text:p/></draw:path><draw:path draw:style-name="gr995" draw:text-style-name="P49" svg:width="0.028cm" svg:height="0.208cm" svg:x="3.953cm" svg:y="0.024cm" svg:viewBox="0 0 29 209" svg:d="M29 209c0-2 0-5 0-8-7 0-14 0-21 0 0-64 0-129 0-193 7 0 14 0 21 0 0-3 0-5 0-8-10 0-19 0-29 0 0 70 0 139 0 209 10 0 19 0 29 0z"><text:p/></draw:path><draw:path draw:style-name="gr996" draw:text-style-name="P49"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997" draw:text-style-name="P49" svg:width="0.024cm" svg:height="0.062cm" svg:x="4.11cm" svg:y="0.159cm" svg:viewBox="0 0 25 63" svg:d="M25 22c0-14-6-22-14-22-7 0-11 5-11 11s4 12 11 12c3 0 6-1 8-3 0-1 0-1 1-1 0 1 0 0 0 3 0 16-7 28-14 35-2 3-2 3-2 3 0 2 1 3 1 3 3 0 20-16 20-41z"><text:p/></draw:path><draw:path draw:style-name="gr998" draw:text-style-name="P49"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999" draw:text-style-name="P49" svg:width="0.028cm" svg:height="0.208cm" svg:x="4.401cm" svg:y="0.024cm" svg:viewBox="0 0 29 209" svg:d="M29 0c-10 0-19 0-29 0 0 3 0 5 0 8 7 0 14 0 20 0 0 64 0 129 0 193-6 0-13 0-20 0 0 3 0 6 0 8 10 0 19 0 29 0 0-70 0-139 0-209z"><text:p/></draw:path><draw:path draw:style-name="gr1000" draw:text-style-name="P49" svg:width="0.186cm" svg:height="0.109cm" svg:x="4.525cm" svg:y="0.074cm" svg:viewBox="0 0 187 110" svg:d="M164 59c-12 9-17 18-19 21-9 14-7 18-11 27 0 2 3 3 5 3 3 0 3 0 4-5 5-20 17-38 41-48 3 0 3-1 3-2 0-2-1-2-2-2-9-4-34-15-42-50-1-2-1-3-4-3-2 0-5 0-5 2 0 1 2 14 11 29 4 6 10 13 19 20-52 0-104 0-156 0-4 0-8 0-8 4s4 4 8 4c52 0 104 0 156 0z"><text:p/></draw:path><draw:path draw:style-name="gr1001" draw:text-style-name="P49" svg:width="0.144cm" svg:height="0.143cm" svg:x="4.786cm" svg:y="0.038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9">commutative: <text:span text:style-name="T2"><draw:g text:anchor-type="as-char" svg:y="-0.148cm" draw:z-index="39" draw:style-name="gr1"><svg:title>TexMaths</svg:title><svg:desc>6§inline§f \ast g = g \ast f§svg§600§TRUE§</svg:desc><draw:path draw:style-name="gr956" draw:text-style-name="P49"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957" draw:text-style-name="P49"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958" draw:text-style-name="P49"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959" draw:text-style-name="P49" svg:width="0.139cm" svg:height="0.049cm" svg:x="0.492cm" svg:y="0.072cm" svg:viewBox="0 0 140 50" svg:d="M133 9c3 0 7-1 7-5s-4-4-7-4c-42 0-84 0-126 0-3 0-7 0-7 4s4 5 7 5c42 0 84 0 126 0zM133 50c3 0 7 0 7-4 0-5-4-5-7-5-42 0-84 0-126 0-3 0-7 0-7 5 0 4 4 4 7 4 42 0 84 0 126 0z"><text:p/></draw:path><draw:path draw:style-name="gr960" draw:text-style-name="P49"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961" draw:text-style-name="P49"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962" draw:text-style-name="P49"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2">, associative </text:span><text:span text:style-name="T2"><draw:g text:anchor-type="as-char" svg:y="-0.157cm" draw:z-index="40" draw:style-name="gr1"><svg:title>TexMaths</svg:title><svg:desc>6§inline§(f\ast g) \ast h = f\ast (g \ast h)§svg§600§TRUE§</svg:desc><draw:path draw:style-name="gr941" draw:text-style-name="P49" svg:width="0.048cm" svg:height="0.208cm" svg:x="0cm" svg:y="0cm" svg:viewBox="0 0 49 209" svg:d="M49 206l-3-4c-27-27-34-66-34-98 0-36 8-72 34-98 3-3 3-3 3-4s-1-2-2-2c-2 0-21 14-34 41-11 23-13 46-13 63 0 16 2 41 14 65 12 26 31 40 33 40 1 0 2-1 2-3z"><text:p/></draw:path><draw:path draw:style-name="gr942" draw:text-style-name="P49"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943" draw:text-style-name="P49"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944" draw:text-style-name="P49"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945" draw:text-style-name="P49" svg:width="0.048cm" svg:height="0.208cm" svg:x="0.506cm" svg:y="0cm" svg:viewBox="0 0 49 209" svg:d="M49 104c0-16-2-41-14-65-13-25-31-39-33-39-1 0-2 1-2 2s0 1 4 5c21 20 33 54 33 97 0 35-8 72-35 99-2 3-2 3-2 3 0 1 1 3 2 3 2 0 21-15 33-42 11-22 14-45 14-63z"><text:p/></draw:path><draw:path draw:style-name="gr946" draw:text-style-name="P49"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947" draw:text-style-name="P49"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948" draw:text-style-name="P49" svg:width="0.139cm" svg:height="0.048cm" svg:x="0.966cm" svg:y="0.079cm" svg:viewBox="0 0 140 49" svg:d="M133 9c3 0 7-1 7-5s-4-4-7-4c-42 0-84 0-126 0-3 0-7 0-7 4s4 5 7 5c42 0 84 0 126 0zM133 49c3 0 7 0 7-4s-4-4-7-4c-42 0-84 0-126 0-3 0-7 0-7 4s4 4 7 4c42 0 84 0 126 0z"><text:p/></draw:path><draw:path draw:style-name="gr949" draw:text-style-name="P49"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950" draw:text-style-name="P49"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951" draw:text-style-name="P49" svg:width="0.048cm" svg:height="0.208cm" svg:x="1.522cm" svg:y="0cm" svg:viewBox="0 0 49 209" svg:d="M49 206l-4-4c-26-27-33-66-33-98 0-36 8-72 34-98 3-3 3-3 3-4s-1-2-2-2c-3 0-21 14-34 41-11 23-13 46-13 63 0 16 2 41 14 65 12 26 30 40 33 40 1 0 2-1 2-3z"><text:p/></draw:path><draw:path draw:style-name="gr952" draw:text-style-name="P49"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953" draw:text-style-name="P49"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954" draw:text-style-name="P49"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955" draw:text-style-name="P49" svg:width="0.048cm" svg:height="0.208cm" svg:x="2.024cm" svg:y="0cm" svg:viewBox="0 0 49 209" svg:d="M49 104c0-16-2-41-14-65-13-25-31-39-33-39-1 0-2 1-2 2s0 1 4 5c21 20 33 54 33 97 0 35-8 72-34 99-3 3-3 3-3 3 0 1 1 3 2 3 2 0 21-15 34-42 11-22 13-45 13-63z"><text:p/></draw:path></draw:g></text:span><text:span text:style-name="T2"><text:s/>distributive: </text:span><text:span text:style-name="T2"><draw:g text:anchor-type="as-char" svg:y="-0.157cm" draw:z-index="41" draw:style-name="gr1"><svg:title>TexMaths</svg:title><svg:desc>6§inline§f_1 \ast (f_2+f_3)=f_1 \ast f_2+f_1 \ast f_3
§svg§600§TRUE§</svg:desc><draw:path draw:style-name="gr919" draw:text-style-name="P49"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920" draw:text-style-name="P49"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921" draw:text-style-name="P49"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922" draw:text-style-name="P49" svg:width="0.048cm" svg:height="0.207cm" svg:x="0.406cm" svg:y="0cm" svg:viewBox="0 0 49 208" svg:d="M49 206c0-1 0-1-3-5-27-26-33-65-33-97 0-36 7-72 33-99 3-2 3-2 3-3s-1-2-2-2c-2 0-21 14-34 41-10 23-13 46-13 63 0 16 2 41 14 65 13 25 31 39 33 39 1 0 2-1 2-2z"><text:p/></draw:path><draw:path draw:style-name="gr923" draw:text-style-name="P49"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924" draw:text-style-name="P49"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925" draw:text-style-name="P49"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926" draw:text-style-name="P49"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927" draw:text-style-name="P49"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928" draw:text-style-name="P49" svg:width="0.048cm" svg:height="0.207cm" svg:x="1.132cm" svg:y="0cm" svg:viewBox="0 0 49 208" svg:d="M49 104c0-16-2-41-14-65-13-25-31-39-33-39-1 0-2 1-2 2s0 1 4 5c21 20 33 54 33 97 0 35-8 72-34 99-3 2-3 2-3 3s1 2 2 2c2 0 21-14 33-41 11-23 14-46 14-63z"><text:p/></draw:path><draw:path draw:style-name="gr929" draw:text-style-name="P49" svg:width="0.139cm" svg:height="0.048cm" svg:x="1.272cm" svg:y="0.08cm" svg:viewBox="0 0 140 49" svg:d="M133 8c3 0 7 0 7-4s-4-4-7-4c-42 0-84 0-126 0-3 0-7 0-7 4s4 4 7 4c42 0 84 0 126 0zM133 49c3 0 7 0 7-4s-4-4-7-4c-42 0-84 0-126 0-3 0-7 0-7 4s4 4 7 4c42 0 84 0 126 0z"><text:p/></draw:path><draw:path draw:style-name="gr930" draw:text-style-name="P49"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931" draw:text-style-name="P49"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932" draw:text-style-name="P49"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933" draw:text-style-name="P49"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934" draw:text-style-name="P49"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935" draw:text-style-name="P49"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936" draw:text-style-name="P49"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937" draw:text-style-name="P49"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938" draw:text-style-name="P49"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939" draw:text-style-name="P49"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940" draw:text-style-name="P49"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2"><text:s/></text:span></text:p></draw:text-box></draw:frame><draw:frame draw:style-name="fr1" draw:name="Frame8" text:anchor-type="paragraph" svg:x="10.603cm" svg:y="3.159cm" svg:width="8.364cm" draw:z-index="42"><draw:text-box fo:min-height="0.363cm"><text:p text:style-name="P41"><text:span text:style-name="T77">Factorized conv</text:span>: 2 3x3 convolutions can act as an approx for 5x5 conv trading expressiveness for efficiency. Inserting a non-linearity between the 3x3s lets it capture more complex features.</text:p><text:p text:style-name="P42">Separable conv: <text:span text:style-name="T68">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61">: </text:span><text:span text:style-name="T69">smaller res, hierarchal features (concentrates abstract features), shift/deform Invariance. </text:span><text:span text:style-name="T70">Break shift-equivariance by blurring sample to avoid the shifting pooling issue.</text:span></text:p></draw:text-box></draw:frame><draw:frame draw:style-name="fr1" draw:name="Frame10" text:anchor-type="paragraph" svg:x="6.361cm" svg:y="3.489cm" svg:width="4.244cm" draw:z-index="44"><draw:text-box fo:min-height="0.503cm"><text:p text:style-name="P44"><draw:g text:anchor-type="as-char" svg:y="-0.169cm" draw:z-index="45" draw:style-name="gr1"><svg:title>TexMaths</svg:title><svg:desc>6§inline§M =\left\lfloor \frac{M+2\times P - D \times (K-1)-1}{S} + 1\right\rfloor§svg§600§TRUE§</svg:desc><draw:path draw:style-name="gr896" draw:text-style-name="P49" svg:width="0.21cm" svg:height="0.142cm" svg:x="0cm" svg:y="0.099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897" draw:text-style-name="P49" svg:width="0.139cm" svg:height="0.048cm" svg:x="0.289cm" svg:y="0.165cm" svg:viewBox="0 0 140 49" svg:d="M133 8c3 0 7 0 7-4s-4-4-7-4c-42 0-84 0-126 0-3 0-7 0-7 4s4 4 7 4c42 0 84 0 126 0zM133 49c3 0 7 0 7-4s-4-4-7-4c-42 0-84 0-126 0-3 0-7 0-7 4s4 4 7 4c42 0 84 0 126 0z"><text:p/></draw:path><draw:path draw:style-name="gr898" draw:text-style-name="P49" svg:width="0.059cm" svg:height="0.377cm" svg:x="0.547cm" svg:y="0cm" svg:viewBox="0 0 60 378" svg:d="M0 378c20 0 40 0 60 0 0-3 0-7 0-10-17 0-33 0-50 0 0-123 0-245 0-368-3 0-6 0-10 0 0 126 0 252 0 378z"><text:p/></draw:path><draw:path draw:style-name="gr899" draw:text-style-name="P49" svg:width="0.156cm" svg:height="0.099cm" svg:x="0.647cm" svg:y="0.04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900" draw:text-style-name="P49" svg:width="0.108cm" svg:height="0.107cm" svg:x="0.823cm" svg:y="0.048cm" svg:viewBox="0 0 109 108" svg:d="M58 58c15 0 30 0 45 0 2 0 6 0 6-3 0-4-4-4-6-4-15 0-30 0-45 0 0-15 0-31 0-46 0-1 0-5-3-5-4 0-4 4-4 5 0 15 0 31 0 46-15 0-31 0-46 0-1 0-5 0-5 4 0 3 4 3 5 3 15 0 31 0 46 0 0 15 0 30 0 45 0 2 0 5 3 5 4 0 4-2 4-5 0-15 0-30 0-45z"><text:p/></draw:path><draw:path draw:style-name="gr901" draw:text-style-name="P49"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902" draw:text-style-name="P49" svg:width="0.078cm" svg:height="0.078cm" svg:x="1.052cm" svg:y="0.064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903" draw:text-style-name="P49" svg:width="0.111cm" svg:height="0.099cm" svg:x="1.168cm" svg:y="0.04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904" draw:text-style-name="P49" svg:width="0.099cm" svg:height="0.006cm" svg:x="1.304cm" svg:y="0.1cm" svg:viewBox="0 0 100 7" svg:d="M94 7c3 0 6 0 6-3 0-4-3-4-6-4-29 0-59 0-88 0-2 0-6 0-6 4 0 3 4 3 6 3 29 0 59 0 88 0z"><text:p/></draw:path><draw:path draw:style-name="gr905" draw:text-style-name="P49" svg:width="0.12cm" svg:height="0.099cm" svg:x="1.43cm" svg:y="0.04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906" draw:text-style-name="P49" svg:width="0.078cm" svg:height="0.078cm" svg:x="1.588cm" svg:y="0.064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907" draw:text-style-name="P49" svg:width="0.037cm" svg:height="0.146cm" svg:x="1.71cm" svg:y="0.029cm" svg:viewBox="0 0 38 147" svg:d="M35 0c-28 20-35 51-35 74 0 20 6 52 35 73 2 0 3 0 3-2 0-1 0-1-1-2-20-18-27-42-27-69 0-40 15-60 27-70 1-1 1-2 1-2 0-2-1-2-3-2z"><text:p/></draw:path><draw:path draw:style-name="gr908" draw:text-style-name="P49" svg:width="0.133cm" svg:height="0.099cm" svg:x="1.769cm" svg:y="0.04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909" draw:text-style-name="P49" svg:width="0.099cm" svg:height="0.006cm" svg:x="1.927cm" svg:y="0.1cm" svg:viewBox="0 0 100 7" svg:d="M94 7c3 0 6 0 6-3 0-4-3-4-6-4-29 0-59 0-88 0-2 0-6 0-6 4 0 3 4 3 6 3 29 0 59 0 88 0z"><text:p/></draw:path><draw:path draw:style-name="gr910" draw:text-style-name="P49"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911" draw:text-style-name="P49" svg:width="0.037cm" svg:height="0.146cm" svg:x="2.138cm" svg:y="0.029cm" svg:viewBox="0 0 38 147" svg:d="M2 0c0 0-2 0-2 2 0 0 1 1 1 2 13 12 27 31 27 70 0 30-9 54-26 68-2 2-2 2-2 3s1 2 2 2c2 0 15-10 26-28 6-12 10-28 10-45 0-21-6-54-36-74z"><text:p/></draw:path><draw:path draw:style-name="gr912" draw:text-style-name="P49" svg:width="0.099cm" svg:height="0.006cm" svg:x="2.209cm" svg:y="0.1cm" svg:viewBox="0 0 100 7" svg:d="M94 7c2 0 6 0 6-3 0-4-4-4-6-4-30 0-59 0-88 0-2 0-6 0-6 4 0 3 3 3 6 3 29 0 58 0 88 0z"><text:p/></draw:path><draw:path draw:style-name="gr913" draw:text-style-name="P49" svg:width="0.052cm" svg:height="0.097cm" svg:x="2.341cm" svg:y="0.042cm" svg:viewBox="0 0 53 98" svg:d="M33 4c0-4 0-4-4-4-10 10-23 10-29 10 0 1 0 3 0 5 4 0 13 0 21-4 0 25 0 50 0 75 0 5 0 6-14 6-2 0-5 0-6 0 0 2 0 4 0 6 3 0 21-1 26-1s23 1 26 1c0-2 0-4 0-6-1 0-3 0-5 0-15 0-15-1-15-6 0-27 0-55 0-82z"><text:p/></draw:path><draw:path draw:style-name="gr914" draw:text-style-name="P49" svg:width="1.772cm" svg:height="0.007cm" svg:x="0.636cm" svg:y="0.185cm" svg:viewBox="0 0 1773 8" svg:d="M0 0c591 0 1182 0 1773 0 0 3 0 5 0 8-591 0-1182 0-1773 0 0-3 0-5 0-8z"><text:p/></draw:path><draw:path draw:style-name="gr915" draw:text-style-name="P49"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916" draw:text-style-name="P49"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917" draw:text-style-name="P49"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918" draw:text-style-name="P49"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5">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2"><draw:g text:anchor-type="as-char" svg:y="-0.157cm" draw:z-index="48" draw:style-name="gr1"><svg:title>TexMaths</svg:title><svg:desc>6§inline§||f(\vec{x})-f(D_\tau\vec{x})|| \approx || \triangledown \tau ||§svg§600§TRUE§</svg:desc><draw:path draw:style-name="gr872" draw:text-style-name="P49" svg:width="0.007cm" svg:height="0.207cm" svg:x="0cm" svg:y="0cm" svg:viewBox="0 0 8 208" svg:d="M8 8c0-4 0-8-4-8s-4 4-4 8c0 64 0 128 0 192 0 4 0 8 4 8s4-4 4-8c0-64 0-128 0-192z"><text:p/></draw:path><draw:path draw:style-name="gr873" draw:text-style-name="P49" svg:width="0.007cm" svg:height="0.207cm" svg:x="0.058cm" svg:y="0cm" svg:viewBox="0 0 8 208" svg:d="M8 8c0-4 0-8-4-8s-4 4-4 8c0 64 0 128 0 192 0 4 0 8 4 8s4-4 4-8c0-64 0-128 0-192z"><text:p/></draw:path><draw:path draw:style-name="gr874" draw:text-style-name="P49"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875" draw:text-style-name="P49" svg:width="0.048cm" svg:height="0.207cm" svg:x="0.238cm" svg:y="0cm" svg:viewBox="0 0 49 208" svg:d="M49 206c0-1 0-1-4-5-26-26-33-65-33-97 0-36 8-72 34-99 3-2 3-2 3-3s-1-2-2-2c-3 0-21 14-34 41-11 23-13 46-13 63 0 16 2 41 14 65 12 25 30 39 33 39 1 0 2-1 2-2z"><text:p/></draw:path><draw:path draw:style-name="gr876" draw:text-style-name="P49" svg:width="0.093cm" svg:height="0.04cm" svg:x="0.335cm" svg:y="0.008cm" svg:viewBox="0 0 94 41" svg:d="M75 24c-3 3-10 9-10 13 0 2 2 4 4 4s3-2 4-3c3-3 7-9 17-13 1-1 4-2 4-5 0-2-2-3-3-4-5-3-8-6-9-12 0-2-2-4-5-4s-4 2-4 4c0 1 2 8 6 12-24 0-48 0-72 0-3 0-7 0-7 4s4 4 7 4c23 0 45 0 68 0z"><text:p/></draw:path><draw:path draw:style-name="gr877" draw:text-style-name="P49"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878" draw:text-style-name="P49" svg:width="0.048cm" svg:height="0.207cm" svg:x="0.432cm" svg:y="0cm" svg:viewBox="0 0 49 208" svg:d="M49 104c0-16-3-41-14-65-13-25-31-39-33-39-1 0-2 1-2 2s0 1 4 5c21 20 33 54 33 97 0 35-8 72-35 99-2 2-2 2-2 3s1 2 2 2c2 0 21-14 33-41 11-23 14-46 14-63z"><text:p/></draw:path><draw:path draw:style-name="gr879" draw:text-style-name="P49" svg:width="0.127cm" svg:height="0.007cm" svg:x="0.566cm" svg:y="0.1cm" svg:viewBox="0 0 128 8" svg:d="M121 8c4 0 7 0 7-4s-3-4-7-4c-38 0-76 0-114 0-3 0-7 0-7 4s4 4 7 4c38 0 76 0 114 0z"><text:p/></draw:path><draw:path draw:style-name="gr880" draw:text-style-name="P49"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881" draw:text-style-name="P49" svg:width="0.048cm" svg:height="0.207cm" svg:x="0.906cm" svg:y="0cm" svg:viewBox="0 0 49 208" svg:d="M49 206c0-1 0-1-3-5-27-26-33-65-33-97 0-36 7-72 33-99 3-2 3-2 3-3s0-2-2-2-21 14-33 41c-11 23-14 46-14 63 0 16 2 41 14 65 13 25 31 39 33 39s2-1 2-2z"><text:p/></draw:path><draw:path draw:style-name="gr882" draw:text-style-name="P49"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883" draw:text-style-name="P49"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884" draw:text-style-name="P49" svg:width="0.093cm" svg:height="0.04cm" svg:x="1.282cm" svg:y="0.008cm" svg:viewBox="0 0 94 41" svg:d="M75 24c-3 3-10 9-10 13 0 2 2 4 4 4s3-2 4-3c3-3 7-9 17-13 1-1 4-2 4-5 0-2-2-3-3-4-5-3-8-6-9-12 0-2-2-4-5-4s-4 2-4 4c0 1 2 8 6 12-24 0-48 0-72 0-3 0-7 0-7 4s4 4 7 4c23 0 45 0 68 0z"><text:p/></draw:path><draw:path draw:style-name="gr885" draw:text-style-name="P49"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886" draw:text-style-name="P49" svg:width="0.048cm" svg:height="0.207cm" svg:x="1.379cm" svg:y="0cm" svg:viewBox="0 0 49 208" svg:d="M49 104c0-16-3-41-14-65-13-25-31-39-33-39-1 0-2 1-2 2s0 1 4 5c21 20 33 54 33 97 0 35-8 72-35 99-2 2-2 2-2 3s1 2 2 2c2 0 21-14 33-41 11-23 14-46 14-63z"><text:p/></draw:path><draw:path draw:style-name="gr887" draw:text-style-name="P49" svg:width="0.007cm" svg:height="0.207cm" svg:x="1.474cm" svg:y="0cm" svg:viewBox="0 0 8 208" svg:d="M8 8c0-4 0-8-4-8s-4 4-4 8c0 64 0 128 0 192 0 4 0 8 4 8s4-4 4-8c0-64 0-128 0-192z"><text:p/></draw:path><draw:path draw:style-name="gr888" draw:text-style-name="P49" svg:width="0.007cm" svg:height="0.207cm" svg:x="1.533cm" svg:y="0cm" svg:viewBox="0 0 8 208" svg:d="M8 8c0-4 0-8-4-8s-4 4-4 8c0 64 0 128 0 192 0 4 0 8 4 8s4-4 4-8c0-64 0-128 0-192z"><text:p/></draw:path><draw:path draw:style-name="gr889" draw:text-style-name="P49"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890" draw:text-style-name="P49" svg:width="0.007cm" svg:height="0.207cm" svg:x="1.872cm" svg:y="0cm" svg:viewBox="0 0 8 208" svg:d="M8 8c0-4 0-8-4-8s-4 4-4 8c0 64 0 128 0 192 0 4 0 8 4 8s4-4 4-8c0-64 0-128 0-192z"><text:p/></draw:path><draw:path draw:style-name="gr891" draw:text-style-name="P49" svg:width="0.007cm" svg:height="0.207cm" svg:x="1.931cm" svg:y="0cm" svg:viewBox="0 0 8 208" svg:d="M8 8c0-4 0-8-4-8s-4 4-4 8c0 64 0 128 0 192 0 4 0 8 4 8s4-4 4-8c0-64 0-128 0-192z"><text:p/></draw:path><draw:path draw:style-name="gr892" draw:text-style-name="P49" svg:width="0.115cm" svg:height="0.122cm" svg:x="1.982cm" svg:y="0.036cm" svg:viewBox="0 0 116 123" svg:d="M115 8c1-3 1-3 1-4 0-4-4-4-7-4-34 0-68 0-102 0-3 0-7 0-7 4 0 1 0 2 1 3 18 38 35 75 52 113 2 3 4 3 5 3s3 0 3-1c18-38 36-76 54-114zM11 8c32 0 63 0 95 0-16 34-32 68-48 102-15-34-32-68-47-102z"><text:p/></draw:path><draw:path draw:style-name="gr893" draw:text-style-name="P49"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894" draw:text-style-name="P49" svg:width="0.007cm" svg:height="0.207cm" svg:x="2.258cm" svg:y="0cm" svg:viewBox="0 0 8 208" svg:d="M8 8c0-4 0-8-4-8s-4 4-4 8c0 64 0 128 0 192 0 4 0 8 4 8s4-4 4-8c0-64 0-128 0-192z"><text:p/></draw:path><draw:path draw:style-name="gr895" draw:text-style-name="P49" svg:width="0.007cm" svg:height="0.207cm" svg:x="2.316cm" svg:y="0cm" svg:viewBox="0 0 8 208" svg:d="M8 8c0-4 0-8-4-8s-4 4-4 8c0 64 0 128 0 192 0 4 0 8 4 8s4-4 4-8c0-64 0-128 0-192z"><text:p/></draw:path></draw:g></text:span><text:span text:style-name="T2"><text:s/></text:span><text:span text:style-name="T14">deform img </text:span><text:span text:style-name="T14"><draw:g text:anchor-type="as-char" svg:y="-0.092cm" draw:z-index="49" draw:style-name="gr1"><svg:title>TexMaths</svg:title><svg:desc>6§inline§\tau§svg§600§TRUE§</svg:desc><draw:path draw:style-name="gr871" draw:text-style-name="P49"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4">=deform factor</text:span></text:p></draw:text-box></draw:frame><draw:frame draw:style-name="fr1" draw:name="Frame13" text:anchor-type="paragraph" svg:x="-0.051cm" svg:y="4.664cm" svg:width="6.414cm" draw:z-index="50"><draw:text-box fo:min-height="0.402cm"><text:p text:style-name="P10">Activation Fns<text:span text:style-name="T61">: introduce non-linearity for more complex data learning.</text:span></text:p><text:p text:style-name="P10"><text:span text:style-name="T61">Unbounded outputs lead to numerical instability </text:span><text:span text:style-name="T71">in </text:span><text:span text:style-name="T61">training. </text:span><text:span text:style-name="T71">H</text:span><text:span text:style-name="T61">igh values cause issues with gradients lead</text:span><text:span text:style-name="T71">ing</text:span><text:span text:style-name="T61"> to problems like exploding gradients.</text:span></text:p></draw:text-box></draw:frame><draw:frame draw:style-name="fr1" draw:name="Frame14" text:anchor-type="paragraph" svg:x="-0.051cm" svg:y="5.495cm" svg:width="6.414cm" draw:z-index="51"><draw:text-box fo:min-height="7.482cm"><text:p text:style-name="P11">Linear<text:span text:style-name="T61">: </text:span><text:span text:style-name="T4"><draw:g text:anchor-type="as-char" svg:y="-0.157cm" draw:z-index="52" draw:style-name="gr1"><svg:title>TexMaths</svg:title><svg:desc>6§inline§f(x) = c\cdot x§svg§600§TRUE§</svg:desc><draw:path draw:style-name="gr863" draw:text-style-name="P4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864" draw:text-style-name="P49" svg:width="0.048cm" svg:height="0.208cm" svg:x="0.135cm" svg:y="0cm" svg:viewBox="0 0 49 209" svg:d="M49 206l-4-4c-26-27-33-66-33-98 0-36 8-72 34-98 3-3 3-3 3-4s-1-2-2-2c-3 0-21 14-34 41-11 23-13 46-13 63 0 16 2 41 14 65 12 26 30 40 33 40 1 0 2-1 2-3z"><text:p/></draw:path><draw:path draw:style-name="gr865" draw:text-style-name="P49"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866" draw:text-style-name="P49" svg:width="0.048cm" svg:height="0.208cm" svg:x="0.329cm" svg:y="0cm" svg:viewBox="0 0 49 209" svg:d="M49 104c0-16-2-41-14-65-13-25-31-39-33-39-1 0-2 1-2 2s0 1 4 5c21 20 33 54 33 97 0 35-8 72-34 99-3 3-3 3-3 3 0 1 1 3 2 3 2 0 21-15 34-42 11-22 13-45 13-63z"><text:p/></draw:path><draw:path draw:style-name="gr867" draw:text-style-name="P49" svg:width="0.139cm" svg:height="0.048cm" svg:x="0.469cm" svg:y="0.079cm" svg:viewBox="0 0 140 49" svg:d="M133 9c3 0 7-1 7-5s-4-4-7-4c-42 0-84 0-126 0-3 0-7 0-7 4s4 5 7 5c42 0 84 0 126 0zM133 49c3 0 7 0 7-4s-4-4-7-4c-42 0-84 0-126 0-3 0-7 0-7 4s4 4 7 4c42 0 84 0 126 0z"><text:p/></draw:path><draw:path draw:style-name="gr868" draw:text-style-name="P49"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869" draw:text-style-name="P49" svg:width="0.022cm" svg:height="0.021cm" svg:x="0.835cm" svg:y="0.093cm" svg:viewBox="0 0 23 22" svg:d="M23 11c0-6-6-11-12-11s-11 4-11 11c0 6 5 11 11 11s12-5 12-11z"><text:p/></draw:path><draw:path draw:style-name="gr870" draw:text-style-name="P49"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4"><text:s/></text:span><text:span text:style-name="T15">network behaves single-layered model. </text:span><text:span text:style-name="T16">Regression.</text:span></text:p><text:p text:style-name="P12"><text:span text:style-name="T52">S</text:span><text:span text:style-name="T2">igmoid</text:span><text:span text:style-name="T4">: </text:span><text:span text:style-name="T4"><draw:g text:anchor-type="as-char" svg:y="-0.178cm" draw:z-index="53" draw:style-name="gr1"><svg:title>TexMaths</svg:title><svg:desc>6§inline§f(x) = \frac{1}{1+e^{-x}}§svg§600§TRUE§</svg:desc><draw:path draw:style-name="gr851" draw:text-style-name="P49" svg:width="0.104cm" svg:height="0.19cm" svg:x="0cm" svg:y="0.032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852" draw:text-style-name="P49" svg:width="0.048cm" svg:height="0.209cm" svg:x="0.135cm" svg:y="0.022cm" svg:viewBox="0 0 49 210" svg:d="M49 208c0-1 0-2-4-5-26-27-33-66-33-98 0-37 8-73 34-99 3-3 3-3 3-4s-1-2-2-2c-3 0-21 14-34 41-11 23-13 47-13 64s2 41 14 65c12 26 30 40 33 40 1 0 2-1 2-2z"><text:p/></draw:path><draw:path draw:style-name="gr853" draw:text-style-name="P49" svg:width="0.104cm" svg:height="0.094cm" svg:x="0.202cm" svg:y="0.087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854" draw:text-style-name="P49" svg:width="0.048cm" svg:height="0.209cm" svg:x="0.329cm" svg:y="0.022cm" svg:viewBox="0 0 49 210" svg:d="M49 105c0-16-3-41-14-65-13-26-31-40-33-40-1 0-2 1-2 2s0 1 4 5c21 21 33 54 33 98 0 36-8 73-35 99-2 2-2 3-2 4s1 2 2 2c2 0 21-14 33-41 11-23 14-46 14-64z"><text:p/></draw:path><draw:path draw:style-name="gr855" draw:text-style-name="P49" svg:width="0.139cm" svg:height="0.048cm" svg:x="0.469cm" svg:y="0.103cm" svg:viewBox="0 0 140 49" svg:d="M133 8c3 0 7 0 7-4s-4-4-7-4c-42 0-84 0-126 0-3 0-7 0-7 4s4 4 7 4c42 0 84 0 126 0zM133 49c3 0 7 0 7-4s-4-4-7-4c-42 0-84 0-126 0-3 0-7 0-7 4s4 4 7 4c42 0 84 0 126 0z"><text:p/></draw:path><draw:path draw:style-name="gr856" draw:text-style-name="P49" svg:width="0.052cm" svg:height="0.097cm" svg:x="0.93cm" svg:y="-0.001cm" svg:viewBox="0 0 53 98" svg:d="M33 4c0-4 0-4-4-4-10 10-23 10-29 10 0 1 0 3 0 5 3 0 13 0 21-4 0 25 0 50 0 75 0 5 0 6-14 6-2 0-5 0-6 0 0 2 0 4 0 6 3 0 21-1 26-1s23 1 26 1c0-2 0-4 0-6-1 0-3 0-5 0-15 0-15-1-15-6 0-28 0-55 0-82z"><text:p/></draw:path><draw:path draw:style-name="gr857" draw:text-style-name="P49" svg:width="0.501cm" svg:height="0.007cm" svg:x="0.705cm" svg:y="0.123cm" svg:viewBox="0 0 502 8" svg:d="M251 8c-84 0-168 0-251 0 0-3 0-5 0-8 167 0 334 0 502 0 0 3 0 5 0 8-84 0-168 0-251 0z"><text:p/></draw:path><draw:path draw:style-name="gr858" draw:text-style-name="P49" svg:width="0.052cm" svg:height="0.097cm" svg:x="0.721cm" svg:y="0.154cm" svg:viewBox="0 0 53 98" svg:d="M33 4c0-4 0-4-4-4-10 9-23 10-29 10 0 1 0 3 0 5 3 0 13 0 21-4 0 25 0 50 0 75 0 5 0 6-14 6-2 0-5 0-6 0 0 2 0 4 0 6 3 0 21-1 26-1s23 1 26 1c0-2 0-4 0-6-1 0-3 0-5 0-15 0-15-1-15-6 0-28 0-55 0-82z"><text:p/></draw:path><draw:path draw:style-name="gr859" draw:text-style-name="P49" svg:width="0.108cm" svg:height="0.108cm" svg:x="0.799cm" svg:y="0.162cm" svg:viewBox="0 0 109 109" svg:d="M58 58c15 0 30 0 45 0 2 0 6 0 6-3 0-5-4-5-6-5-15 0-30 0-45 0 0-15 0-30 0-45 0-1 0-5-3-5-4 0-4 4-4 5 0 15 0 30 0 45-15 0-31 0-46 0-1 0-5 0-5 4s4 4 5 4c15 0 31 0 46 0 0 15 0 30 0 45 0 2 0 6 4 6 3 0 3-4 3-6 0-15 0-30 0-45z"><text:p/></draw:path><draw:path draw:style-name="gr860" draw:text-style-name="P49" svg:width="0.062cm" svg:height="0.065cm" svg:x="0.928cm" svg:y="0.187cm" svg:viewBox="0 0 63 66" svg:d="M23 31c4 0 16 0 24-3 11-4 13-11 13-15 0-8-8-13-19-13-17 0-41 13-41 38 0 15 9 28 26 28 26 0 37-14 37-16 0-1-1-3-2-3s-2 0-3 2c-11 13-29 13-31 13-9 0-15-6-15-18 0-2 0-5 2-13 3 0 6 0 9 0zM15 27c6-21 22-23 26-23 7 0 12 3 12 9 0 14-24 14-31 14-2 0-5 0-7 0z"><text:p/></draw:path><draw:path draw:style-name="gr861" draw:text-style-name="P49" svg:width="0.079cm" svg:height="0.005cm" svg:x="1.015cm" svg:y="0.181cm" svg:viewBox="0 0 80 6" svg:d="M76 6c1 0 4 0 4-3s-3-3-4-3c-24 0-48 0-72 0-1 0-4 0-4 3s3 3 4 3c24 0 48 0 72 0z"><text:p/></draw:path><draw:path draw:style-name="gr862" draw:text-style-name="P49" svg:width="0.061cm" svg:height="0.047cm" svg:x="1.122cm" svg:y="0.163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4"><text:s/>more analogue continuous output than step, smooth gradient between (-2,2) rapid learning between there. Vanishing gradient problem. Good for n-classifiers.</text:span></text:p><text:p text:style-name="P13"><text:span text:style-name="T2">Tanh</text:span><text:span text:style-name="T4">: </text:span><text:span text:style-name="T4"><draw:g text:anchor-type="as-char" svg:y="-0.199cm" draw:z-index="54" draw:style-name="gr1"><svg:title>TexMaths</svg:title><svg:desc>6§inline§f(x) = \frac{e^x-e^{-x}}{e^x+e^{-x}}§svg§600§TRUE§</svg:desc><draw:path draw:style-name="gr833" draw:text-style-name="P49" svg:width="0.104cm" svg:height="0.19cm" svg:x="0cm" svg:y="0.044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834" draw:text-style-name="P49" svg:width="0.048cm" svg:height="0.209cm" svg:x="0.135cm" svg:y="0.035cm" svg:viewBox="0 0 49 210" svg:d="M49 207c0 0 0-1-4-4-26-27-33-66-33-98 0-37 8-73 34-100 3-2 3-3 3-3 0-1-1-2-2-2-3 0-21 14-34 41-11 23-13 46-13 64 0 16 2 42 14 65 12 26 30 40 33 40 1 0 2-1 2-3z"><text:p/></draw:path><draw:path draw:style-name="gr835" draw:text-style-name="P49" svg:width="0.104cm" svg:height="0.094cm" svg:x="0.202cm" svg:y="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836" draw:text-style-name="P49" svg:width="0.048cm" svg:height="0.209cm" svg:x="0.329cm" svg:y="0.035cm" svg:viewBox="0 0 49 210" svg:d="M49 105c0-16-2-42-14-65-12-27-31-40-33-40-1 0-2 1-2 2 0 0 0 1 4 5 21 21 33 54 33 98 0 36-8 72-34 99-3 2-3 3-3 3 0 2 1 3 2 3 2 0 21-15 34-42 11-22 13-45 13-63z"><text:p/></draw:path><draw:path draw:style-name="gr837" draw:text-style-name="P49" svg:width="0.139cm" svg:height="0.048cm" svg:x="0.469cm" svg:y="0.116cm" svg:viewBox="0 0 140 49" svg:d="M133 8c3 0 7 0 7-4s-4-4-7-4c-42 0-84 0-126 0-3 0-7 0-7 4s4 4 7 4c42 0 84 0 126 0zM133 49c3 0 7 0 7-4s-4-4-7-4c-42 0-84 0-126 0-3 0-7 0-7 4s4 4 7 4c42 0 84 0 126 0z"><text:p/></draw:path><draw:path draw:style-name="gr838" draw:text-style-name="P49" svg:width="0.062cm" svg:height="0.066cm" svg:x="0.715cm" svg:y="0.044cm" svg:viewBox="0 0 63 67" svg:d="M23 32c4 0 16-1 24-4 11-3 13-11 13-15 0-8-8-13-19-13-17 0-41 14-41 39 0 15 9 28 26 28 26 0 37-15 37-17 0-1-1-3-2-3-2 0-2 1-3 2-11 13-29 13-31 13-9 0-15-6-15-17 0-2 0-5 2-13 3 0 6 0 9 0zM15 28c6-22 22-24 26-24 7 0 12 4 12 9 0 15-25 15-31 15-2 0-5 0-7 0z"><text:p/></draw:path><draw:path draw:style-name="gr839" draw:text-style-name="P49" svg:width="0.061cm" svg:height="0.047cm" svg:x="0.794cm" svg:y="-0.001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840" draw:text-style-name="P49" svg:width="0.099cm" svg:height="0.006cm" svg:x="0.895cm" svg:y="0.07cm" svg:viewBox="0 0 100 7" svg:d="M94 7c2 0 6 0 6-3 0-4-4-4-6-4-30 0-59 0-88 0-2 0-6 0-6 4 0 3 3 3 6 3 29 0 58 0 88 0z"><text:p/></draw:path><draw:path draw:style-name="gr841" draw:text-style-name="P49" svg:width="0.062cm" svg:height="0.066cm" svg:x="1.02cm" svg:y="0.044cm" svg:viewBox="0 0 63 67" svg:d="M23 32c5 0 16-1 24-4 11-3 13-11 13-15 0-8-8-13-19-13-17 0-41 14-41 39 0 15 10 28 26 28 26 0 37-15 37-17 0-1-1-3-2-3s-2 1-3 2c-11 13-29 13-31 13-9 0-15-6-15-17 0-2 0-5 2-13 3 0 6 0 9 0zM15 28c6-22 23-24 26-24 7 0 12 4 12 9 0 15-24 15-31 15-2 0-5 0-7 0z"><text:p/></draw:path><draw:path draw:style-name="gr842" draw:text-style-name="P49" svg:width="0.079cm" svg:height="0.005cm" svg:x="1.107cm" svg:y="0.018cm" svg:viewBox="0 0 80 6" svg:d="M76 6c1 0 4 0 4-3s-3-3-4-3c-24 0-48 0-71 0-2 0-5 0-5 3s3 3 5 3c23 0 47 0 71 0z"><text:p/></draw:path><draw:path draw:style-name="gr843" draw:text-style-name="P49" svg:width="0.061cm" svg:height="0.047cm" svg:x="1.215cm" svg:y="-0.001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844" draw:text-style-name="P49" svg:width="0.593cm" svg:height="0.007cm" svg:x="0.704cm" svg:y="0.136cm" svg:viewBox="0 0 594 8" svg:d="M297 8c-99 0-198 0-297 0 0-3 0-5 0-8 198 0 396 0 594 0 0 3 0 5 0 8-99 0-198 0-297 0z"><text:p/></draw:path><draw:path draw:style-name="gr845" draw:text-style-name="P49" svg:width="0.062cm" svg:height="0.066cm" svg:x="0.716cm" svg:y="0.199cm" svg:viewBox="0 0 63 67" svg:d="M23 32c4 0 16-1 24-3 11-4 13-12 13-16 0-8-8-13-19-13-17 0-41 14-41 39 0 15 9 28 26 28 26 0 37-15 37-17 0-1-1-3-2-3-2 0-2 1-3 2-11 13-29 13-32 13-8 0-14-5-14-17 0-2 0-5 2-13 3 0 6 0 9 0zM15 28c6-22 22-24 26-24 7 0 12 4 12 9 0 15-25 15-31 15-2 0-5 0-7 0z"><text:p/></draw:path><draw:path draw:style-name="gr846" draw:text-style-name="P49" svg:width="0.061cm" svg:height="0.047cm" svg:x="0.796cm" svg:y="0.175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847" draw:text-style-name="P49" svg:width="0.108cm" svg:height="0.107cm" svg:x="0.89cm" svg:y="0.173cm" svg:viewBox="0 0 109 108" svg:d="M58 58c15 0 30 0 45 0 2 0 6 0 6-4s-3-4-6-4c-15 0-30 0-45 0 0-15 0-30 0-45 0-1 0-5-3-5-4 0-4 3-4 5 0 15 0 30 0 45-15 0-31 0-46 0-1 0-5 0-5 4s4 4 5 4c15 0 31 0 46 0 0 15 0 29 0 45 0 2 0 5 4 5 3 0 3-3 3-5 0-16 0-30 0-45z"><text:p/></draw:path><draw:path draw:style-name="gr848" draw:text-style-name="P49" svg:width="0.062cm" svg:height="0.066cm" svg:x="1.019cm" svg:y="0.199cm" svg:viewBox="0 0 63 67" svg:d="M23 32c5 0 16-1 24-3 11-4 13-12 13-16 0-8-8-13-18-13-18 0-42 14-42 39 0 15 10 28 26 28 26 0 37-15 37-17 0-1-1-3-2-3s-2 1-3 2c-11 13-29 13-31 13-9 0-15-5-15-17 0-2 0-5 2-13 3 0 6 0 9 0zM15 28c6-22 23-24 27-24 6 0 11 4 11 9 0 15-24 15-31 15-2 0-5 0-7 0z"><text:p/></draw:path><draw:path draw:style-name="gr849" draw:text-style-name="P49" svg:width="0.079cm" svg:height="0.005cm" svg:x="1.106cm" svg:y="0.193cm" svg:viewBox="0 0 80 6" svg:d="M76 6c1 0 4 0 4-3s-3-3-4-3c-24 0-47 0-71 0-2 0-5 0-5 3s3 3 5 3c24 0 47 0 71 0z"><text:p/></draw:path><draw:path draw:style-name="gr850" draw:text-style-name="P49" svg:width="0.061cm" svg:height="0.047cm" svg:x="1.213cm" svg:y="0.175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17"><text:s/>stronger gradient, outputs are zero-centred on avg. </text:span><text:span text:style-name="T18">Vanishing gradient problem, requires good normalization.</text:span></text:p><text:p text:style-name="P14"><text:span text:style-name="T53">R</text:span><text:span text:style-name="T2">eLU</text:span><text:span text:style-name="T4">: </text:span><text:span text:style-name="T4"><draw:g text:anchor-type="as-char" svg:y="-0.157cm" draw:z-index="55" draw:style-name="gr1"><svg:title>TexMaths</svg:title><svg:desc>6§inline§f(x) = \max(0,x)§svg§600§TRUE§</svg:desc><draw:path draw:style-name="gr820" draw:text-style-name="P4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821" draw:text-style-name="P49" svg:width="0.048cm" svg:height="0.208cm" svg:x="0.135cm" svg:y="0cm" svg:viewBox="0 0 49 209" svg:d="M49 206l-4-4c-26-27-33-66-33-98 0-36 8-72 34-98 3-3 3-3 3-4s-1-2-2-2c-3 0-21 14-34 41-11 23-13 46-13 63 0 16 2 41 14 65 12 26 30 40 33 40 1 0 2-1 2-3z"><text:p/></draw:path><draw:path draw:style-name="gr822" draw:text-style-name="P49"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823" draw:text-style-name="P49" svg:width="0.048cm" svg:height="0.208cm" svg:x="0.329cm" svg:y="0cm" svg:viewBox="0 0 49 209" svg:d="M49 104c0-16-2-41-14-65-12-25-31-39-33-39-1 0-2 1-2 2s0 1 4 5c21 20 33 54 33 97 0 35-8 72-34 99-3 3-3 3-3 3 0 1 1 3 2 3 2 0 21-15 34-42 11-22 13-45 13-63z"><text:p/></draw:path><draw:path draw:style-name="gr824" draw:text-style-name="P49" svg:width="0.139cm" svg:height="0.048cm" svg:x="0.469cm" svg:y="0.079cm" svg:viewBox="0 0 140 49" svg:d="M133 9c3 0 7-1 7-5s-4-4-7-4c-42 0-84 0-126 0-3 0-7 0-7 4s4 5 7 5c42 0 84 0 126 0zM133 49c3 0 7 0 7-4s-4-4-7-4c-42 0-84 0-126 0-3 0-7 0-7 4s4 4 7 4c42 0 84 0 126 0z"><text:p/></draw:path><draw:path draw:style-name="gr825" draw:text-style-name="P49"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826" draw:text-style-name="P49"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827" draw:text-style-name="P49"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828" draw:text-style-name="P49" svg:width="0.048cm" svg:height="0.208cm" svg:x="1.093cm" svg:y="0cm" svg:viewBox="0 0 49 209" svg:d="M49 206l-4-4c-26-27-33-66-33-98 0-36 8-72 34-98 3-3 3-3 3-4s-1-2-2-2c-3 0-21 14-34 41-11 23-13 46-13 63 0 16 2 41 14 65 12 26 30 40 33 40 1 0 2-1 2-3z"><text:p/></draw:path><draw:path draw:style-name="gr829" draw:text-style-name="P49"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830" draw:text-style-name="P49" svg:width="0.024cm" svg:height="0.062cm" svg:x="1.278cm" svg:y="0.134cm" svg:viewBox="0 0 25 63" svg:d="M25 22c0-14-6-22-14-22-7 0-11 5-11 11s4 11 11 11c2 0 5-1 7-2 1-1 1-1 1-1 1 0 1 0 1 3 0 16-7 28-15 35-2 2-2 3-2 3 0 1 1 3 2 3 3 0 20-17 20-41z"><text:p/></draw:path><draw:path draw:style-name="gr831" draw:text-style-name="P49"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832" draw:text-style-name="P49" svg:width="0.048cm" svg:height="0.208cm" svg:x="1.486cm" svg:y="0cm" svg:viewBox="0 0 49 209" svg:d="M49 104c0-16-2-41-14-65-12-25-31-39-33-39-1 0-2 1-2 2s0 1 4 5c21 20 33 54 33 97 0 35-8 72-34 99-3 3-3 3-3 3 0 1 1 3 2 3 2 0 21-15 34-42 11-22 13-45 13-63z"><text:p/></draw:path></draw:g></text:span><text:span text:style-name="T4"><text:s/></text:span><text:span text:style-name="T19">produces sparse activations, comp. Efficient (less dense activations), Dying ReLU problem often outputting 0.</text:span></text:p><text:p text:style-name="P15"><text:span text:style-name="T54">L</text:span><text:span text:style-name="T2">eaky ReLU</text:span><text:span text:style-name="T4">: </text:span><text:span text:style-name="T4"><draw:g text:anchor-type="as-char" svg:y="-0.346cm" draw:z-index="56" draw:style-name="gr1"><svg:title>TexMaths</svg:title><svg:desc>6§latex§f(x) = \begin{cases}
            x &amp; for \ x \geq 0 \\ 
            0.01 \cdot x &amp; for \ x &lt; 0
        \end{cases}§svg§600§TRUE§</svg:desc><draw:path draw:style-name="gr795" draw:text-style-name="P49"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796" draw:text-style-name="P49" svg:width="0.048cm" svg:height="0.21cm" svg:x="0.078cm" svg:y="0.211cm" svg:viewBox="0 0 49 211" svg:d="M49 209c0-1 0-1-3-5-27-26-33-66-33-98 0-37 7-74 33-100 3-3 3-3 3-4s-1-2-2-2c-2 0-21 14-33 41-11 23-14 47-14 65 0 16 2 42 14 65 13 26 31 40 33 40 1 0 2-1 2-2z"><text:p/></draw:path><draw:path draw:style-name="gr797" draw:text-style-name="P49"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798" draw:text-style-name="P49" svg:width="0.048cm" svg:height="0.21cm" svg:x="0.262cm" svg:y="0.211cm" svg:viewBox="0 0 49 211" svg:d="M49 106c0-17-3-42-14-66-13-26-31-40-33-40-1 0-2 1-2 2s0 1 4 5c21 21 33 54 33 99 0 36-8 72-35 99-2 3-2 3-2 4s1 2 2 2c2 0 21-15 33-41 11-23 14-47 14-64z"><text:p/></draw:path><draw:path draw:style-name="gr799" draw:text-style-name="P49" svg:width="0.139cm" svg:height="0.048cm" svg:x="0.414cm" svg:y="0.292cm" svg:viewBox="0 0 140 49" svg:d="M133 8c3 0 7 0 7-4s-4-4-7-4c-42 0-84 0-126 0-3 0-7 0-7 4s4 4 7 4c42 0 84 0 126 0zM133 49c3 0 7 0 7-4s-4-4-7-4c-42 0-84 0-126 0-3 0-7 0-7 4s4 4 7 4c42 0 84 0 126 0z"><text:p/></draw:path><draw:path draw:style-name="gr800" draw:text-style-name="P49"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801" draw:text-style-name="P49"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802" draw:text-style-name="P49"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803" draw:text-style-name="P49" svg:width="0.089cm" svg:height="0.095cm" svg:x="1.798cm" svg:y="0.131cm" svg:viewBox="0 0 90 96" svg:d="M90 35c0-21-15-35-34-35-28 0-56 30-56 60 0 20 14 36 34 36 28 0 56-30 56-61zM34 91c-9 0-18-7-18-23 0-10 5-33 12-44 10-16 22-19 28-19 12 0 18 9 18 23 0 7-4 30-12 43-7 12-19 20-28 20z"><text:p/></draw:path><draw:path draw:style-name="gr804" draw:text-style-name="P49"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805" draw:text-style-name="P49"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806" draw:text-style-name="P49"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807" draw:text-style-name="P49"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808" draw:text-style-name="P49"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809" draw:text-style-name="P49" svg:width="0.021cm" svg:height="0.021cm" svg:x="0.93cm" svg:y="0.505cm" svg:viewBox="0 0 22 22" svg:d="M22 11c0-6-5-11-11-11-7 0-11 5-11 11s4 11 11 11c6 0 11-5 11-11z"><text:p/></draw:path><draw:path draw:style-name="gr810" draw:text-style-name="P49"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811" draw:text-style-name="P49"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812" draw:text-style-name="P49" svg:width="0.021cm" svg:height="0.021cm" svg:x="1.246cm" svg:y="0.464cm" svg:viewBox="0 0 22 22" svg:d="M22 11c0-6-5-11-11-11-7 0-11 5-11 11s4 11 11 11c6 0 11-5 11-11z"><text:p/></draw:path><draw:path draw:style-name="gr813" draw:text-style-name="P49"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814" draw:text-style-name="P49" svg:width="0.104cm" svg:height="0.191cm" svg:x="1.675cm" svg:y="0.378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815" draw:text-style-name="P49" svg:width="0.089cm" svg:height="0.095cm" svg:x="1.798cm" svg:y="0.435cm" svg:viewBox="0 0 90 96" svg:d="M90 36c0-22-15-36-34-36-28 0-56 30-56 60 0 21 14 36 34 36 28 0 56-29 56-60zM34 91c-9 0-18-6-18-23 0-10 5-33 12-44 10-16 22-19 28-19 12 0 18 10 18 23 0 8-4 30-12 43-7 13-19 20-28 20z"><text:p/></draw:path><draw:path draw:style-name="gr816" draw:text-style-name="P49"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817" draw:text-style-name="P49"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818" draw:text-style-name="P49" svg:width="0.128cm" svg:height="0.122cm" svg:x="2.259cm" svg:y="0.414cm" svg:viewBox="0 0 129 123" svg:d="M125 9c3-1 4-2 4-5 0-2-2-4-4-4-1 0-1 0-4 1-39 19-78 37-117 55-2 2-4 3-4 5 0 3 2 4 4 4 39 19 78 37 117 56 3 2 3 2 4 2 2 0 4-3 4-5 0-3-1-3-4-4-37-18-74-35-111-53 37-17 74-35 111-52z"><text:p/></draw:path><draw:path draw:style-name="gr819" draw:text-style-name="P49"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4"><text:s/></text:span><text:span text:style-name="T20">like ReLU – dying problem</text:span></text:p><text:p text:style-name="P16">PreLU<text:span text:style-name="T61">: </text:span><text:span text:style-name="T72">as above only </text:span><text:span text:style-name="T21"><draw:g text:anchor-type="as-char" svg:y="-0.145cm" draw:z-index="57" draw:style-name="gr1"><svg:title>TexMaths</svg:title><svg:desc>6§inline§0.01=a§svg§600§TRUE§</svg:desc><draw:path draw:style-name="gr789" draw:text-style-name="P49"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790" draw:text-style-name="P49" svg:width="0.021cm" svg:height="0.021cm" svg:x="0.115cm" svg:y="0.117cm" svg:viewBox="0 0 22 22" svg:d="M22 11c0-6-5-11-11-11-7 0-11 5-11 11s4 11 11 11c6 0 11-5 11-11z"><text:p/></draw:path><draw:path draw:style-name="gr791" draw:text-style-name="P49"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792" draw:text-style-name="P49"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793" draw:text-style-name="P49" svg:width="0.14cm" svg:height="0.048cm" svg:x="0.436cm" svg:y="0.064cm" svg:viewBox="0 0 141 49" svg:d="M133 8c3 0 8 0 8-4s-5-4-8-4c-42 0-84 0-126 0-3 0-7 0-7 4s4 4 7 4c42 0 84 0 126 0zM133 49c3 0 8 0 8-4s-5-4-8-4c-42 0-84 0-126 0-3 0-7 0-7 4s4 4 7 4c42 0 84 0 126 0z"><text:p/></draw:path><draw:path draw:style-name="gr794" draw:text-style-name="P49"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1">, adaptability during training, scale invar.</text:span></text:p><text:p text:style-name="P17"><text:span text:style-name="T55">S</text:span><text:span text:style-name="T2">oftPlus</text:span><text:span text:style-name="T4">: </text:span><text:span text:style-name="T4"><draw:g text:anchor-type="as-char" svg:y="-0.178cm" draw:z-index="58" draw:style-name="gr1"><svg:title>TexMaths</svg:title><svg:desc>6§inline§ f(x) = \frac 1 \beta \cdot \log (1 + e ^{\beta \cdot x}) §svg§600§TRUE§</svg:desc><draw:path draw:style-name="gr769" draw:text-style-name="P49"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770" draw:text-style-name="P49" svg:width="0.048cm" svg:height="0.208cm" svg:x="0.135cm" svg:y="0.023cm" svg:viewBox="0 0 49 209" svg:d="M49 207c0-1 0-1-4-4-26-27-33-66-33-98 0-36 8-73 34-99 3-3 3-3 3-4s-1-2-2-2c-3 0-21 14-34 41-11 23-13 46-13 64 0 16 2 41 14 65 12 25 30 39 33 39 1 0 2 0 2-2z"><text:p/></draw:path><draw:path draw:style-name="gr771" draw:text-style-name="P49"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772" draw:text-style-name="P49" svg:width="0.048cm" svg:height="0.208cm" svg:x="0.328cm" svg:y="0.023cm" svg:viewBox="0 0 49 209" svg:d="M49 105c0-17-2-42-14-66-12-25-31-39-33-39-1 0-2 1-2 2s0 1 4 5c21 20 33 54 33 98 0 35-8 72-34 99-3 2-3 2-3 3 0 2 1 2 2 2 2 0 21-14 34-40 11-24 13-46 13-64z"><text:p/></draw:path><draw:path draw:style-name="gr773" draw:text-style-name="P49" svg:width="0.139cm" svg:height="0.048cm" svg:x="0.469cm" svg:y="0.103cm" svg:viewBox="0 0 140 49" svg:d="M133 8c3 0 7 0 7-4s-4-4-7-4c-42 0-84 0-126 0-3 0-7 0-7 4s4 4 7 4c42 0 84 0 126 0zM133 49c3 0 7 0 7-4s-4-4-7-4c-42 0-84 0-126 0-3 0-7 0-7 4s4 4 7 4c42 0 84 0 126 0z"><text:p/></draw:path><draw:path draw:style-name="gr774" draw:text-style-name="P49" svg:width="0.052cm" svg:height="0.096cm" svg:x="0.731cm" svg:y="0cm" svg:viewBox="0 0 53 97" svg:d="M33 4c0-4 0-4-4-4-10 9-23 10-29 10 0 1 0 3 0 5 3 0 13 0 21-4 0 25 0 49 0 74 0 5 0 7-14 7-2 0-5 0-6 0 0 2 0 4 0 5 3 0 21 0 26 0s23 0 26 0c0-1 0-3 0-5-1 0-3 0-5 0-15 0-15-2-15-7 0-27 0-54 0-81z"><text:p/></draw:path><draw:path draw:style-name="gr775" draw:text-style-name="P49" svg:width="0.102cm" svg:height="0.007cm" svg:x="0.705cm" svg:y="0.124cm" svg:viewBox="0 0 103 8" svg:d="M0 0c34 0 69 0 103 0 0 3 0 5 0 8-34 0-69 0-103 0 0-3 0-5 0-8z"><text:p/></draw:path><draw:path draw:style-name="gr776" draw:text-style-name="P49"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777" draw:text-style-name="P49" svg:width="0.021cm" svg:height="0.021cm" svg:x="0.898cm" svg:y="0.116cm" svg:viewBox="0 0 22 22" svg:d="M22 11c0-6-5-11-11-11s-11 5-11 11 5 11 11 11 11-5 11-11z"><text:p/></draw:path><draw:path draw:style-name="gr778" draw:text-style-name="P49" svg:width="0.046cm" svg:height="0.144cm" svg:x="0.992cm" svg:y="0.035cm" svg:viewBox="0 0 47 145" svg:d="M31 0c-11 1-21 2-31 2 0 2 0 5 0 6 15 0 17 2 17 12 0 37 0 73 0 110 0 9-3 9-17 9 0 1 0 4 0 6 7 0 18-1 23-1s16 1 24 1c0-2 0-5 0-6-14 0-16 0-16-9 0-44 0-87 0-130z"><text:p/></draw:path><draw:path draw:style-name="gr779" draw:text-style-name="P49" svg:width="0.093cm" svg:height="0.095cm" svg:x="1.05cm" svg:y="0.086cm" svg:viewBox="0 0 94 96" svg:d="M94 49c0-27-21-49-47-49-27 0-47 23-47 49 0 27 22 47 47 47s47-20 47-47zM47 91c-9 0-18-4-24-14-6-9-6-22-6-30s0-19 6-28c5-10 15-14 24-14s18 5 24 14c5 8 5 20 5 28s0 19-5 28c-4 10-13 16-24 16z"><text:p/></draw:path><draw:path draw:style-name="gr780" draw:text-style-name="P49"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781" draw:text-style-name="P49" svg:width="0.048cm" svg:height="0.208cm" svg:x="1.278cm" svg:y="0.023cm" svg:viewBox="0 0 49 209" svg:d="M49 207c0-1 0-1-3-4-27-27-33-66-33-98 0-36 7-73 33-99 3-3 3-3 3-4s-1-2-2-2c-2 0-21 14-33 41-11 23-14 46-14 64 0 16 2 41 14 65 13 25 31 39 33 39 1 0 2 0 2-2z"><text:p/></draw:path><draw:path draw:style-name="gr782" draw:text-style-name="P49" svg:width="0.068cm" svg:height="0.138cm" svg:x="1.358cm" svg:y="0.041cm" svg:viewBox="0 0 69 139" svg:d="M43 5c0-5 0-5-5-5-13 13-31 13-38 13 0 3 0 4 0 7 4 0 16 0 28-6 0 36 0 73 0 109 0 7-1 10-20 10-3 0-4 0-7 0 0 1 0 4 0 6 7 0 26 0 34 0 9 0 27 0 34 0 0-2 0-5 0-6-2 0-4 0-7 0-18 0-19-2-19-10 0-39 0-78 0-118z"><text:p/></draw:path><draw:path draw:style-name="gr783" draw:text-style-name="P49"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784" draw:text-style-name="P49"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785" draw:text-style-name="P49"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786" draw:text-style-name="P49" svg:width="0.016cm" svg:height="0.016cm" svg:x="1.92cm" svg:y="0.058cm" svg:viewBox="0 0 17 17" svg:d="M17 9c0-5-4-9-9-9-4 0-8 4-8 8 0 6 4 9 8 9 5 0 9-4 9-8z"><text:p/></draw:path><draw:path draw:style-name="gr787" draw:text-style-name="P49"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788" draw:text-style-name="P49" svg:width="0.048cm" svg:height="0.208cm" svg:x="2.071cm" svg:y="0.023cm" svg:viewBox="0 0 49 209" svg:d="M49 105c0-17-2-42-14-66-12-25-30-39-33-39-1 0-2 1-2 2s0 1 4 5c21 20 33 54 33 98 0 35-8 72-34 99-3 2-3 2-3 3 0 2 1 2 2 2 3 0 21-14 34-40 11-24 13-46 13-64z"><text:p/></draw:path></draw:g></text:span><text:span text:style-name="T4"><text:s/></text:span><text:span text:style-name="T22">differentiable ReLU, if beta high, closer to ReLU, positive output only, non-linear.</text:span></text:p><text:p text:style-name="P18"><text:span text:style-name="T56">E</text:span><text:span text:style-name="T2">LU</text:span><text:span text:style-name="T4">: </text:span><text:span text:style-name="T23">CELU with </text:span><text:span text:style-name="T23"><draw:g text:anchor-type="as-char" svg:y="-0.148cm" draw:z-index="60" draw:style-name="gr1"><svg:title>TexMaths</svg:title><svg:desc>6§inline§\frac{x}{\alpha} = x§svg§600§TRUE§</svg:desc><draw:path draw:style-name="gr738" draw:text-style-name="P49"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739" draw:text-style-name="P49" svg:width="0.109cm" svg:height="0.007cm" svg:x="0cm" svg:y="0.09cm" svg:viewBox="0 0 110 8" svg:d="M55 8c-18 0-37 0-55 0 0-3 0-5 0-8 37 0 73 0 110 0 0 3 0 5 0 8-19 0-37 0-55 0z"><text:p/></draw:path><draw:path draw:style-name="gr740" draw:text-style-name="P49" svg:width="0.09cm" svg:height="0.065cm" svg:x="0.009cm" svg:y="0.154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741" draw:text-style-name="P49" svg:width="0.139cm" svg:height="0.048cm" svg:x="0.205cm" svg:y="0.071cm" svg:viewBox="0 0 140 49" svg:d="M133 8c3 0 7 0 7-4s-4-4-7-4c-42 0-84 0-126 0-3 0-7 0-7 4s4 4 7 4c42 0 84 0 126 0zM133 49c3 0 7 0 7-4s-4-4-7-4c-42 0-84 0-126 0-3 0-7 0-7 4s4 4 7 4c42 0 84 0 126 0z"><text:p/></draw:path><draw:path draw:style-name="gr742" draw:text-style-name="P49" svg:width="0.104cm" svg:height="0.094cm" svg:x="0.42cm" svg:y="0.054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4"><text:s/>element-wise, can be -ve, avg activation pushes to 0 → helps converge faster.</text:span></text:p><text:p text:style-name="P19"><text:span text:style-name="T2">CELU</text:span><text:span text:style-name="T4">: </text:span><text:span text:style-name="T4"><draw:g text:anchor-type="as-char" svg:y="-0.178cm" draw:z-index="59" draw:style-name="gr1"><svg:title>TexMaths</svg:title><svg:desc>6§inline§\max(0,x) + \min(0,\alpha \cdot (e^{\frac x \alpha} - 1))§svg§600§TRUE§</svg:desc><draw:path draw:style-name="gr743" draw:text-style-name="P49"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744" draw:text-style-name="P49"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745" draw:text-style-name="P49"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746" draw:text-style-name="P49" svg:width="0.048cm" svg:height="0.21cm" svg:x="0.406cm" svg:y="0.022cm" svg:viewBox="0 0 49 211" svg:d="M49 209c0-1 0-1-4-5-26-26-33-67-33-98 0-37 8-74 34-101 3-2 3-2 3-3s-1-2-2-2c-3 0-21 14-34 41-11 23-13 47-13 65 0 16 2 41 14 65 12 26 30 40 33 40 1 0 2-1 2-2z"><text:p/></draw:path><draw:path draw:style-name="gr747" draw:text-style-name="P49" svg:width="0.088cm" svg:height="0.144cm" svg:x="0.475cm" svg:y="0.041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748" draw:text-style-name="P49" svg:width="0.024cm" svg:height="0.062cm" svg:x="0.591cm" svg:y="0.157cm" svg:viewBox="0 0 25 63" svg:d="M25 22c0-14-5-22-14-22-7 0-11 5-11 11s4 11 11 11c3 0 6 0 8-2 0-1 0-1 1-1 0 1 0 0 0 3 0 16-7 29-14 36-2 2-2 2-2 3 0 2 1 2 2 2 2 0 19-16 19-41z"><text:p/></draw:path><draw:path draw:style-name="gr749" draw:text-style-name="P49"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750" draw:text-style-name="P49" svg:width="0.048cm" svg:height="0.21cm" svg:x="0.799cm" svg:y="0.022cm" svg:viewBox="0 0 49 211" svg:d="M49 106c0-17-2-42-14-66-13-26-31-40-33-40-1 0-2 1-2 2s0 1 4 5c21 21 33 54 33 99 0 36-8 72-34 100-3 2-3 2-3 3s1 2 2 2c2 0 21-15 34-41 11-24 13-47 13-64z"><text:p/></draw:path><draw:path draw:style-name="gr751" draw:text-style-name="P49"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752" draw:text-style-name="P49"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753" draw:text-style-name="P49"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754" draw:text-style-name="P49"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755" draw:text-style-name="P49" svg:width="0.048cm" svg:height="0.21cm" svg:x="1.498cm" svg:y="0.022cm" svg:viewBox="0 0 49 211" svg:d="M49 209c0-1 0-1-4-5-26-26-33-67-33-98 0-37 8-74 34-101 3-2 3-2 3-3s-1-2-2-2c-3 0-22 14-34 41-11 23-13 47-13 65 0 16 2 41 14 65 12 26 30 40 33 40 1 0 2-1 2-2z"><text:p/></draw:path><draw:path draw:style-name="gr756" draw:text-style-name="P49" svg:width="0.088cm" svg:height="0.144cm" svg:x="1.567cm" svg:y="0.041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757" draw:text-style-name="P49" svg:width="0.024cm" svg:height="0.062cm" svg:x="1.683cm" svg:y="0.157cm" svg:viewBox="0 0 25 63" svg:d="M25 22c0-14-5-22-14-22-7 0-11 5-11 11s4 11 11 11c3 0 6 0 8-2 0-1 0-1 1-1 0 1 0 0 0 3 0 16-7 29-14 36-2 2-2 2-2 3 0 2 1 2 2 2 2 0 19-16 19-41z"><text:p/></draw:path><draw:path draw:style-name="gr758" draw:text-style-name="P49"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759" draw:text-style-name="P49" svg:width="0.021cm" svg:height="0.021cm" svg:x="1.959cm" svg:y="0.116cm" svg:viewBox="0 0 22 22" svg:d="M22 11c0-6-5-11-11-11s-11 5-11 11 5 11 11 11 11-5 11-11z"><text:p/></draw:path><draw:path draw:style-name="gr760" draw:text-style-name="P49" svg:width="0.048cm" svg:height="0.21cm" svg:x="2.067cm" svg:y="0.022cm" svg:viewBox="0 0 49 211" svg:d="M49 209c0-1 0-1-4-5-26-26-33-67-33-98 0-37 8-74 34-101 3-2 3-2 3-3s-1-2-2-2c-3 0-21 14-34 41-11 23-13 47-13 65 0 16 2 41 14 65 12 26 30 40 33 40 1 0 2-1 2-2z"><text:p/></draw:path><draw:path draw:style-name="gr761" draw:text-style-name="P49"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762" draw:text-style-name="P49"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763" draw:text-style-name="P49" svg:width="0.095cm" svg:height="0.006cm" svg:x="2.252cm" svg:y="0.064cm" svg:viewBox="0 0 96 7" svg:d="M0 0c32 0 64 0 96 0 0 2 0 5 0 7-32 0-64 0-96 0 0-2 0-5 0-7z"><text:p/></draw:path><draw:path draw:style-name="gr764" draw:text-style-name="P49"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765" draw:text-style-name="P49" svg:width="0.128cm" svg:height="0.008cm" svg:x="2.448cm" svg:y="0.122cm" svg:viewBox="0 0 129 9" svg:d="M121 9c4 0 8 0 8-4 0-5-4-5-8-5-38 0-76 0-114 0-3 0-7 0-7 5 0 4 4 4 7 4 38 0 76 0 114 0z"><text:p/></draw:path><draw:path draw:style-name="gr766" draw:text-style-name="P49" svg:width="0.069cm" svg:height="0.139cm" svg:x="2.66cm" svg:y="0.041cm" svg:viewBox="0 0 70 140" svg:d="M43 5c0-5 0-5-5-5-12 13-31 13-38 13 0 3 0 4 0 7 4 0 17 0 28-6 0 37 0 73 0 110 0 7-1 9-20 9-2 0-4 0-6 0 0 3 0 5 0 7 7-1 25-1 33-1 9 0 27 0 35 1 0-2 0-4 0-7-3 0-5 0-7 0-19 0-20-2-20-9 0-40 0-79 0-119z"><text:p/></draw:path><draw:path draw:style-name="gr767" draw:text-style-name="P49" svg:width="0.048cm" svg:height="0.21cm" svg:x="2.759cm" svg:y="0.022cm" svg:viewBox="0 0 49 211" svg:d="M49 106c0-17-3-42-14-66-13-26-31-40-33-40-1 0-2 1-2 2s0 1 4 5c21 21 33 54 33 99 0 36-8 72-35 100-2 2-2 2-2 3s1 2 2 2c2 0 21-15 33-41 11-24 14-47 14-64z"><text:p/></draw:path><draw:path draw:style-name="gr768" draw:text-style-name="P49" svg:width="0.048cm" svg:height="0.21cm" svg:x="2.841cm" svg:y="0.022cm" svg:viewBox="0 0 49 211" svg:d="M49 106c0-17-2-42-14-66-12-26-30-40-33-40-1 0-2 1-2 2s0 1 4 5c21 21 33 54 33 99 0 36-8 72-34 100-3 2-3 2-3 3s1 2 2 2c3 0 21-15 34-41 11-24 13-47 13-64z"><text:p/></draw:path></draw:g></text:span><text:span text:style-name="T4"><text:s/></text:span><text:span text:style-name="T24">element-wise, when </text:span><text:span text:style-name="T24"><draw:g text:anchor-type="as-char" svg:y="-0.153cm" draw:z-index="61" draw:style-name="gr1"><svg:title>TexMaths</svg:title><svg:desc>6§inline§\alpha \neq 1§svg§600§TRUE§</svg:desc><draw:path draw:style-name="gr734" draw:text-style-name="P49"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735" draw:text-style-name="P49" svg:width="0.104cm" svg:height="0.195cm" svg:x="0.214cm" svg:y="0cm" svg:viewBox="0 0 105 196" svg:d="M104 8c1-3 1-3 1-4s-1-4-4-4-3 1-4 4c-32 61-63 122-95 183-2 3-2 4-2 4 0 2 2 5 4 5 3 0 3-2 5-5 32-61 63-121 95-183z"><text:p/></draw:path><draw:path draw:style-name="gr736" draw:text-style-name="P49" svg:width="0.139cm" svg:height="0.049cm" svg:x="0.197cm" svg:y="0.073cm" svg:viewBox="0 0 140 50" svg:d="M133 8c3 0 7 0 7-4s-4-4-7-4c-42 0-84 0-126 0-3 0-7 0-7 4s4 4 7 4c42 0 84 0 126 0zM133 50c3 0 7 0 7-4 0-5-4-5-7-5-42 0-84 0-126 0-3 0-7 0-7 5 0 4 4 4 7 4 42 0 84 0 126 0z"><text:p/></draw:path><draw:path draw:style-name="gr737" draw:text-style-name="P49" svg:width="0.069cm" svg:height="0.138cm" svg:x="0.426cm" svg:y="0.011cm" svg:viewBox="0 0 70 139" svg:d="M43 5c0-5 0-5-5-5-13 13-31 13-38 13 0 3 0 4 0 7 4 0 17 0 28-6 0 36 0 72 0 108 0 8-1 11-20 11-3 0-4 0-7 0 0 2 0 4 0 6 8 0 26 0 34 0 9 0 27 0 35 0 0-2 0-4 0-6-3 0-5 0-7 0-19 0-20-3-20-11 0-39 0-78 0-117z"><text:p/></draw:path></draw:g></text:span><text:span text:style-name="T24"><text:s/>continuously differentiable</text:span></text:p><text:p text:style-name="P20"><text:span text:style-name="T57">S</text:span><text:span text:style-name="T2">ELU</text:span><text:span text:style-name="T4">: </text:span><text:span text:style-name="T4"><draw:g text:anchor-type="as-char" svg:y="-0.157cm" draw:z-index="62" draw:style-name="gr1"><svg:title>TexMaths</svg:title><svg:desc>6§inline§scale \cdot (\max(0,x) + \min(0,\alpha \cdot (e^{x} - 1)))§svg§600§TRUE§</svg:desc><draw:path draw:style-name="gr702" draw:text-style-name="P49"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703" draw:text-style-name="P49"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704" draw:text-style-name="P49"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705" draw:text-style-name="P49"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706" draw:text-style-name="P49"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707" draw:text-style-name="P49" svg:width="0.021cm" svg:height="0.021cm" svg:x="0.52cm" svg:y="0.093cm" svg:viewBox="0 0 22 22" svg:d="M22 11c0-6-5-11-11-11s-11 4-11 11c0 6 5 11 11 11s11-5 11-11z"><text:p/></draw:path><draw:path draw:style-name="gr708" draw:text-style-name="P49" svg:width="0.048cm" svg:height="0.208cm" svg:x="0.628cm" svg:y="0cm" svg:viewBox="0 0 49 209" svg:d="M49 206l-4-4c-26-27-33-66-33-98 0-36 8-72 34-98 3-3 3-3 3-4s-1-2-2-2c-3 0-21 14-34 41-11 23-13 46-13 63 0 16 2 41 14 65 12 26 30 40 33 40 1 0 2-1 2-3z"><text:p/></draw:path><draw:path draw:style-name="gr709" draw:text-style-name="P49"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710" draw:text-style-name="P49"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711" draw:text-style-name="P49"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712" draw:text-style-name="P49" svg:width="0.048cm" svg:height="0.208cm" svg:x="1.102cm" svg:y="0cm" svg:viewBox="0 0 49 209" svg:d="M49 206l-3-4c-27-27-33-66-33-98 0-36 7-72 33-98 3-3 3-3 3-4s0-2-2-2-21 14-33 41c-11 23-14 46-14 63 0 16 2 41 14 65 13 26 31 40 33 40s2-1 2-3z"><text:p/></draw:path><draw:path draw:style-name="gr713" draw:text-style-name="P49"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714" draw:text-style-name="P49" svg:width="0.024cm" svg:height="0.062cm" svg:x="1.287cm" svg:y="0.134cm" svg:viewBox="0 0 25 63" svg:d="M25 22c0-14-5-22-14-22-7 0-11 5-11 11s4 11 11 11c3 0 6-1 8-2 0-1 0-1 1-1 0 1 0 0 0 3 0 16-7 28-14 35-2 2-2 3-2 3 0 1 1 3 1 3 3 0 20-17 20-41z"><text:p/></draw:path><draw:path draw:style-name="gr715" draw:text-style-name="P49"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716" draw:text-style-name="P49" svg:width="0.048cm" svg:height="0.208cm" svg:x="1.495cm" svg:y="0cm" svg:viewBox="0 0 49 209" svg:d="M49 104c0-16-2-41-14-65-13-25-31-39-33-39-1 0-2 1-2 2s0 1 4 5c21 20 33 54 33 97 0 35-8 72-34 99-3 3-3 3-3 3 0 1 1 3 2 3 2 0 21-15 34-42 10-22 13-45 13-63z"><text:p/></draw:path><draw:path draw:style-name="gr717" draw:text-style-name="P49"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718" draw:text-style-name="P49"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719" draw:text-style-name="P49"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720" draw:text-style-name="P49"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721" draw:text-style-name="P49" svg:width="0.048cm" svg:height="0.208cm" svg:x="2.195cm" svg:y="0cm" svg:viewBox="0 0 49 209" svg:d="M49 206l-4-4c-26-27-33-66-33-98 0-36 8-72 34-98 3-3 3-3 3-4s-1-2-2-2c-3 0-21 14-34 41-11 23-13 46-13 63 0 16 2 41 14 65 12 26 30 40 33 40 1 0 2-1 2-3z"><text:p/></draw:path><draw:path draw:style-name="gr722" draw:text-style-name="P49"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723" draw:text-style-name="P49" svg:width="0.024cm" svg:height="0.062cm" svg:x="2.38cm" svg:y="0.134cm" svg:viewBox="0 0 25 63" svg:d="M25 22c0-14-6-22-14-22-7 0-11 5-11 11s4 11 11 11c2 0 5-1 7-2 1-1 1-1 1-1 1 0 1 0 1 3 0 16-7 28-15 35-2 2-2 3-2 3 0 1 1 3 2 3 3 0 20-17 20-41z"><text:p/></draw:path><draw:path draw:style-name="gr724" draw:text-style-name="P49"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725" draw:text-style-name="P49" svg:width="0.021cm" svg:height="0.021cm" svg:x="2.656cm" svg:y="0.093cm" svg:viewBox="0 0 22 22" svg:d="M22 11c0-6-5-11-11-11s-11 4-11 11c0 6 5 11 11 11s11-5 11-11z"><text:p/></draw:path><draw:path draw:style-name="gr726" draw:text-style-name="P49" svg:width="0.048cm" svg:height="0.208cm" svg:x="2.764cm" svg:y="0cm" svg:viewBox="0 0 49 209" svg:d="M49 206l-3-4c-27-27-33-66-33-98 0-36 7-72 33-98 3-3 3-3 3-4s-1-2-2-2c-2 0-21 14-34 41-11 23-13 46-13 63 0 16 2 41 14 65 13 26 31 40 33 40 1 0 2-1 2-3z"><text:p/></draw:path><draw:path draw:style-name="gr727" draw:text-style-name="P49"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728" draw:text-style-name="P49"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729" draw:text-style-name="P49" svg:width="0.128cm" svg:height="0.008cm" svg:x="3.094cm" svg:y="0.1cm" svg:viewBox="0 0 129 9" svg:d="M121 9c4 0 8-1 8-5s-4-4-8-4c-38 0-76 0-114 0-3 0-7 0-7 4s4 5 7 5c38 0 76 0 114 0z"><text:p/></draw:path><draw:path draw:style-name="gr730" draw:text-style-name="P49"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731" draw:text-style-name="P49" svg:width="0.048cm" svg:height="0.208cm" svg:x="3.405cm" svg:y="0cm" svg:viewBox="0 0 49 209" svg:d="M49 104c0-16-2-41-14-65-13-25-31-39-33-39-1 0-2 1-2 2s0 1 4 5c21 20 33 54 33 97 0 35-8 72-35 99-2 3-2 3-2 3 0 1 1 3 2 3 2 0 21-15 33-42 11-22 14-45 14-63z"><text:p/></draw:path><draw:path draw:style-name="gr732" draw:text-style-name="P49" svg:width="0.048cm" svg:height="0.208cm" svg:x="3.487cm" svg:y="0cm" svg:viewBox="0 0 49 209" svg:d="M49 104c0-16-3-41-14-65-13-25-31-39-33-39-1 0-2 1-2 2s0 1 4 5c21 20 33 54 33 97 0 35-8 72-35 99-2 3-2 3-2 3 0 1 1 3 2 3 2 0 21-15 33-42 11-22 14-45 14-63z"><text:p/></draw:path><draw:path draw:style-name="gr733" draw:text-style-name="P49" svg:width="0.048cm" svg:height="0.208cm" svg:x="3.569cm" svg:y="0cm" svg:viewBox="0 0 49 209" svg:d="M49 104c0-16-2-41-14-65-13-25-31-39-33-39-1 0-2 1-2 2s0 1 4 5c21 20 33 54 33 97 0 35-8 72-34 99-3 3-3 3-3 3 0 1 1 3 2 3 2 0 21-15 34-42 11-22 13-45 13-63z"><text:p/></draw:path></draw:g></text:span><text:span text:style-name="T4"><text:s/></text:span><text:span text:style-name="T25">predefined scale and </text:span><text:span text:style-name="T25"><draw:g text:anchor-type="as-char" svg:y="-0.093cm" draw:z-index="63" draw:style-name="gr1"><svg:title>TexMaths</svg:title><svg:desc>6§inline§\alpha§svg§600§TRUE§</svg:desc><draw:path draw:style-name="gr701" draw:text-style-name="P49"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25"><text:s/>for mean 0 and var 1, internal normalizaiton, robust (no d</text:span><text:span text:style-name="T26">ying unit)</text:span></text:p><text:p text:style-name="P21"><text:span text:style-name="T2">GELU</text:span><text:span text:style-name="T4">: </text:span><text:span text:style-name="T4"><draw:g text:anchor-type="as-char" svg:y="-0.157cm" draw:z-index="64" draw:style-name="gr1"><svg:title>TexMaths</svg:title><svg:desc>6§inline§x \cdot \phi(x)§svg§600§TRUE§</svg:desc><draw:path draw:style-name="gr695" draw:text-style-name="P49"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696" draw:text-style-name="P49" svg:width="0.021cm" svg:height="0.022cm" svg:x="0.179cm" svg:y="0.093cm" svg:viewBox="0 0 22 23" svg:d="M22 11c0-6-5-11-11-11-7 0-11 5-11 11s4 12 11 12c6 0 11-6 11-12z"><text:p/></draw:path><draw:path draw:style-name="gr697" draw:text-style-name="P49"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698" draw:text-style-name="P49" svg:width="0.048cm" svg:height="0.207cm" svg:x="0.412cm" svg:y="0cm" svg:viewBox="0 0 49 208" svg:d="M49 206c0-1 0-1-3-5-27-26-34-65-34-97 0-36 8-72 34-99 3-2 3-2 3-3s-1-2-2-2c-2 0-21 14-34 41-11 23-13 46-13 63 0 16 2 41 14 65 12 25 31 39 33 39 1 0 2-1 2-2z"><text:p/></draw:path><draw:path draw:style-name="gr699" draw:text-style-name="P49"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700" draw:text-style-name="P49" svg:width="0.048cm" svg:height="0.207cm" svg:x="0.606cm" svg:y="0cm" svg:viewBox="0 0 49 208" svg:d="M49 104c0-16-3-41-14-65-13-25-31-39-33-39-1 0-2 1-2 2s0 1 4 5c21 20 33 54 33 97 0 35-8 72-35 99-2 2-2 2-2 3s1 2 2 2c2 0 21-14 33-41 11-23 14-46 14-63z"><text:p/></draw:path></draw:g></text:span><text:span text:style-name="T4"><text:s/>cdf for gaussian, introduces probabilistic, regularization.</text:span></text:p><text:p text:style-name="P21"><text:span text:style-name="T2">ReLU6</text:span><text:span text:style-name="T4">: </text:span><text:span text:style-name="T4"><draw:g text:anchor-type="as-char" svg:y="-0.157cm" draw:z-index="65" draw:style-name="gr1"><svg:title>TexMaths</svg:title><svg:desc>6§inline§        \min(\max(0,x),6)
§svg§600§TRUE§</svg:desc><draw:path draw:style-name="gr680" draw:text-style-name="P49"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681" draw:text-style-name="P49"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682" draw:text-style-name="P49"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683" draw:text-style-name="P49" svg:width="0.048cm" svg:height="0.208cm" svg:x="0.366cm" svg:y="0cm" svg:viewBox="0 0 49 209" svg:d="M49 206l-4-4c-26-27-33-66-33-98 0-36 8-72 34-98 3-3 3-3 3-4s-1-2-2-2c-3 0-22 14-34 41-11 23-13 46-13 63 0 16 2 41 14 65 12 26 30 40 33 40 1 0 2-1 2-3z"><text:p/></draw:path><draw:path draw:style-name="gr684" draw:text-style-name="P49"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685" draw:text-style-name="P49"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686" draw:text-style-name="P49"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687" draw:text-style-name="P49" svg:width="0.048cm" svg:height="0.208cm" svg:x="0.839cm" svg:y="0cm" svg:viewBox="0 0 49 209" svg:d="M49 206l-3-4c-27-27-33-66-33-98 0-36 7-72 33-98 3-3 3-3 3-4s-1-2-2-2c-2 0-21 14-34 41-11 23-13 46-13 63 0 16 2 41 14 65 12 26 31 40 33 40 1 0 2-1 2-3z"><text:p/></draw:path><draw:path draw:style-name="gr688" draw:text-style-name="P49"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689" draw:text-style-name="P49" svg:width="0.024cm" svg:height="0.062cm" svg:x="1.024cm" svg:y="0.134cm" svg:viewBox="0 0 25 63" svg:d="M25 22c0-14-6-22-14-22-7 0-11 5-11 11s4 11 11 11c3 0 5-1 8-2 0-1 0-1 1-1 0 1 0 0 0 3 0 16-7 28-15 35-1 2-1 3-1 3 0 1 0 3 1 3 3 0 20-17 20-41z"><text:p/></draw:path><draw:path draw:style-name="gr690" draw:text-style-name="P49"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691" draw:text-style-name="P49" svg:width="0.048cm" svg:height="0.208cm" svg:x="1.232cm" svg:y="0cm" svg:viewBox="0 0 49 209" svg:d="M49 104c0-16-3-41-14-65-13-25-31-39-33-39-1 0-2 1-2 2s0 1 4 5c21 20 33 54 33 97 0 35-8 72-35 99-2 3-2 3-2 3 0 1 1 3 2 3 2 0 21-15 33-42 11-22 14-45 14-63z"><text:p/></draw:path><draw:path draw:style-name="gr692" draw:text-style-name="P49" svg:width="0.024cm" svg:height="0.062cm" svg:x="1.321cm" svg:y="0.134cm" svg:viewBox="0 0 25 63" svg:d="M25 22c0-14-6-22-14-22-7 0-11 5-11 11s4 11 11 11c2 0 5-1 8-2 0-1 0-1 0-1 1 0 1 0 1 3 0 16-7 28-15 35-2 2-2 3-2 3 0 1 1 3 2 3 3 0 20-17 20-41z"><text:p/></draw:path><draw:path draw:style-name="gr693" draw:text-style-name="P49"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694" draw:text-style-name="P49" svg:width="0.048cm" svg:height="0.208cm" svg:x="1.513cm" svg:y="0cm" svg:viewBox="0 0 49 209" svg:d="M49 104c0-16-2-41-14-65-12-25-31-39-33-39-1 0-2 1-2 2s0 1 4 5c21 20 33 54 33 97 0 35-8 72-34 99-3 3-3 3-3 3 0 1 1 3 2 3 2 0 21-15 34-42 11-22 13-45 13-63z"><text:p/></draw:path></draw:g></text:span><text:span text:style-name="T4"><text:s/>saturates activations, </text:span></text:p><text:p text:style-name="P21"><text:span text:style-name="T2">LogSigmoid</text:span><text:span text:style-name="T4">: </text:span><text:span text:style-name="T4"><draw:g text:anchor-type="as-char" svg:y="-0.178cm" draw:z-index="66" draw:style-name="gr1"><svg:title>TexMaths</svg:title><svg:desc>6§inline§\log(\frac{1}{1+e^{-x}})
§svg§600§TRUE§</svg:desc><draw:path draw:style-name="gr668" draw:text-style-name="P49" svg:width="0.046cm" svg:height="0.144cm" svg:x="0cm" svg:y="0.035cm" svg:viewBox="0 0 47 145" svg:d="M30 0c-10 1-20 2-30 2 0 3 0 5 0 7 14 0 16 1 16 11 0 36 0 73 0 110 0 9-2 9-16 9 0 2 0 4 0 6 7 0 18 0 23 0 6 0 16 0 24 0 0-2 0-4 0-6-15 0-17 0-17-9 0-44 0-87 0-130z"><text:p/></draw:path><draw:path draw:style-name="gr669" draw:text-style-name="P49" svg:width="0.092cm" svg:height="0.096cm" svg:x="0.057cm" svg:y="0.086cm" svg:viewBox="0 0 93 97" svg:d="M93 49c0-27-21-49-46-49-27 0-47 23-47 49 0 27 22 48 46 48 26 0 47-21 47-48zM47 91c-10 0-19-4-24-14-6-9-6-22-6-30 0-7 0-19 5-28 6-10 16-14 24-14 10 0 19 4 24 14 6 9 6 21 6 28 0 8 0 20-5 29-4 9-14 15-24 15z"><text:p/></draw:path><draw:path draw:style-name="gr670" draw:text-style-name="P49" svg:width="0.096cm" svg:height="0.138cm" svg:x="0.162cm" svg:y="0.085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671" draw:text-style-name="P49" svg:width="0.048cm" svg:height="0.209cm" svg:x="0.286cm" svg:y="0.022cm" svg:viewBox="0 0 49 210" svg:d="M49 208c0-1 0-2-4-5-26-27-33-66-33-98 0-37 8-73 34-99 3-3 3-3 3-4s-1-2-2-2c-3 0-22 14-34 41-11 23-13 47-13 64s2 41 14 65c12 26 30 40 33 40 1 0 2-1 2-2z"><text:p/></draw:path><draw:path draw:style-name="gr672" draw:text-style-name="P49"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673" draw:text-style-name="P49" svg:width="0.5cm" svg:height="0.007cm" svg:x="0.372cm" svg:y="0.123cm" svg:viewBox="0 0 501 8" svg:d="M250 8c-83 0-167 0-250 0 0-3 0-5 0-8 167 0 334 0 501 0 0 3 0 5 0 8-84 0-167 0-251 0z"><text:p/></draw:path><draw:path draw:style-name="gr674" draw:text-style-name="P49" svg:width="0.053cm" svg:height="0.097cm" svg:x="0.388cm" svg:y="0.154cm" svg:viewBox="0 0 54 98" svg:d="M34 4c0-4-1-4-5-4-9 9-23 10-29 10 0 1 0 3 0 5 4 0 13 0 22-4 0 25 0 50 0 75 0 5 0 6-15 6-2 0-4 0-6 0 0 2 0 4 0 6 3 0 21-1 27-1 4 0 22 1 26 1 0-2 0-4 0-6-2 0-4 0-6 0-14 0-14-1-14-6 0-28 0-55 0-82z"><text:p/></draw:path><draw:path draw:style-name="gr675" draw:text-style-name="P49" svg:width="0.108cm" svg:height="0.108cm" svg:x="0.467cm" svg:y="0.162cm" svg:viewBox="0 0 109 109" svg:d="M58 58c15 0 30 0 45 0 2 0 6 0 6-3 0-5-4-5-6-5-15 0-30 0-45 0 0-15 0-30 0-45 0-1 0-5-4-5s-4 4-4 5c0 15 0 30 0 45-15 0-30 0-45 0-1 0-5 0-5 4s3 4 5 4c15 0 30 0 45 0 0 15 0 30 0 45 0 2 0 6 4 6s4-4 4-6c0-15 0-30 0-45z"><text:p/></draw:path><draw:path draw:style-name="gr676" draw:text-style-name="P49" svg:width="0.062cm" svg:height="0.065cm" svg:x="0.595cm" svg:y="0.187cm" svg:viewBox="0 0 63 66" svg:d="M23 31c4 0 15 0 24-3 11-4 12-11 12-15 0-8-7-13-18-13-18 0-41 13-41 38 0 15 9 28 26 28 25 0 37-14 37-16 0-1-1-3-2-3-2 0-2 0-3 2-11 13-29 13-32 13-8 0-14-6-14-18 0-2 0-5 2-13 3 0 6 0 9 0zM15 27c6-21 22-23 26-23 7 0 12 3 12 9 0 14-25 14-31 14-2 0-5 0-7 0z"><text:p/></draw:path><draw:path draw:style-name="gr677" draw:text-style-name="P49" svg:width="0.079cm" svg:height="0.005cm" svg:x="0.682cm" svg:y="0.181cm" svg:viewBox="0 0 80 6" svg:d="M76 6c2 0 4 0 4-3s-2-3-4-3c-24 0-47 0-71 0-2 0-5 0-5 3s3 3 5 3c24 0 47 0 71 0z"><text:p/></draw:path><draw:path draw:style-name="gr678" draw:text-style-name="P49" svg:width="0.061cm" svg:height="0.047cm" svg:x="0.789cm" svg:y="0.163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679" draw:text-style-name="P49" svg:width="0.048cm" svg:height="0.209cm" svg:x="0.91cm" svg:y="0.022cm" svg:viewBox="0 0 49 210" svg:d="M49 105c0-16-2-41-14-65-12-26-31-40-33-40-1 0-2 1-2 2s0 1 4 5c21 21 33 54 33 98 0 36-8 73-34 99-3 2-3 3-3 4s1 2 2 2c2 0 21-14 34-41 11-23 13-46 13-64z"><text:p/></draw:path></draw:g></text:span><text:span text:style-name="T4"><text:s/>element-wise, better for cost functions, </text:span></text:p><text:p text:style-name="P21"><text:span text:style-name="T2">SoftMin</text:span><text:span text:style-name="T4">: </text:span><text:span text:style-name="T4"><draw:g text:anchor-type="as-char" svg:y="-0.203cm" draw:z-index="67" draw:style-name="gr1"><svg:title>TexMaths</svg:title><svg:desc>6§inline§        \frac{e^{-x_i}}{\sum_j e^{-x_j}}
§svg§600§TRUE§</svg:desc><draw:path draw:style-name="gr657" draw:text-style-name="P49"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658" draw:text-style-name="P49" svg:width="0.079cm" svg:height="0.005cm" svg:x="0.245cm" svg:y="0.017cm" svg:viewBox="0 0 80 6" svg:d="M76 6c1 0 4 0 4-3s-3-3-4-3c-24 0-48 0-72 0-2 0-4 0-4 3s2 3 4 3c24 0 48 0 72 0z"><text:p/></draw:path><draw:path draw:style-name="gr659" draw:text-style-name="P49"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660" draw:text-style-name="P49"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661" draw:text-style-name="P49" svg:width="0.65cm" svg:height="0.007cm" svg:x="0cm" svg:y="0.136cm" svg:viewBox="0 0 651 8" svg:d="M326 8c-109 0-217 0-326 0 0-3 0-5 0-8 217 0 434 0 651 0 0 3 0 5 0 8-109 0-217 0-325 0z"><text:p/></draw:path><draw:path draw:style-name="gr662" draw:text-style-name="P49"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663" draw:text-style-name="P49"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664" draw:text-style-name="P49"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665" draw:text-style-name="P49" svg:width="0.079cm" svg:height="0.005cm" svg:x="0.381cm" svg:y="0.193cm" svg:viewBox="0 0 80 6" svg:d="M76 6c1 0 4 0 4-3s-3-3-4-3c-24 0-48 0-72 0-1 0-4 0-4 3s3 3 4 3c24 0 48 0 72 0z"><text:p/></draw:path><draw:path draw:style-name="gr666" draw:text-style-name="P49"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667" draw:text-style-name="P49"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4"><text:s/>rescale inputs to sum to 1, multi-dimensional non-linearity, </text:span><text:span text:style-name="T27">r</text:span><text:span text:style-name="T4">esemble a probability distribution. </text:span><text:span text:style-name="T29">Emphasises smallest values.</text:span></text:p><text:p text:style-name="P22"><text:span text:style-name="T2">SoftMax</text:span><text:span text:style-name="T4">: </text:span><text:span text:style-name="T4"><draw:g text:anchor-type="as-char" svg:y="-0.192cm" draw:z-index="68" draw:style-name="gr1"><svg:title>TexMaths</svg:title><svg:desc>6§inline§        softmax(z_i) = \frac{e^{x_i}}{\sum_j e^{x_j}}
§svg§600§TRUE§</svg:desc><draw:path draw:style-name="gr636" draw:text-style-name="P49" svg:width="0.077cm" svg:height="0.095cm" svg:x="0cm" svg:y="0.101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637" draw:text-style-name="P49" svg:width="0.09cm" svg:height="0.095cm" svg:x="0.097cm" svg:y="0.101cm" svg:viewBox="0 0 91 96" svg:d="M91 36c0-22-15-36-35-36-28 0-56 30-56 60 0 21 14 36 34 36 28 0 57-29 57-60zM34 91c-9 0-18-6-18-23 0-10 5-33 12-44 10-16 22-19 28-19 12 0 19 10 19 23 0 8-4 30-13 44-7 12-18 19-28 19z"><text:p/></draw:path><draw:path draw:style-name="gr638" draw:text-style-name="P49"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639" draw:text-style-name="P49" svg:width="0.064cm" svg:height="0.133cm" svg:x="0.321cm" svg:y="0.062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640" draw:text-style-name="P49" svg:width="0.172cm" svg:height="0.095cm" svg:x="0.398cm" svg:y="0.101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641" draw:text-style-name="P49" svg:width="0.096cm" svg:height="0.095cm" svg:x="0.585cm" svg:y="0.101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642" draw:text-style-name="P49" svg:width="0.104cm" svg:height="0.095cm" svg:x="0.694cm" svg:y="0.101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643" draw:text-style-name="P49" svg:width="0.048cm" svg:height="0.21cm" svg:x="0.83cm" svg:y="0.035cm" svg:viewBox="0 0 49 211" svg:d="M49 209c0-1 0-1-4-4-26-27-33-67-33-99 0-37 8-73 34-100 3-2 3-3 3-4s-1-2-2-2c-3 0-21 14-34 42-11 22-13 46-13 64 0 16 2 41 14 66s30 39 33 39c1 0 2 0 2-2z"><text:p/></draw:path><draw:path draw:style-name="gr644" draw:text-style-name="P49" svg:width="0.088cm" svg:height="0.095cm" svg:x="0.9cm" svg:y="0.101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645" draw:text-style-name="P49"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646" draw:text-style-name="P49" svg:width="0.048cm" svg:height="0.21cm" svg:x="1.071cm" svg:y="0.035cm" svg:viewBox="0 0 49 211" svg:d="M49 106c0-17-2-42-14-66-13-26-31-40-33-40-1 0-2 1-2 2s0 2 4 5c21 21 33 54 33 99 0 36-8 73-34 100-3 2-3 2-3 3 0 2 1 2 2 2 2 0 21-14 33-41 11-23 14-47 14-64z"><text:p/></draw:path><draw:path draw:style-name="gr647" draw:text-style-name="P49" svg:width="0.139cm" svg:height="0.048cm" svg:x="1.211cm" svg:y="0.116cm" svg:viewBox="0 0 140 49" svg:d="M133 8c3 0 7 0 7-4s-4-4-7-4c-42 0-84 0-126 0-3 0-7 0-7 4s4 4 7 4c42 0 84 0 126 0zM133 49c3 0 7 0 7-4s-4-4-7-4c-42 0-84 0-126 0-3 0-7 0-7 4s4 4 7 4c42 0 84 0 126 0z"><text:p/></draw:path><draw:path draw:style-name="gr648" draw:text-style-name="P49"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649" draw:text-style-name="P49"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650" draw:text-style-name="P49" svg:width="0.036cm" svg:height="0.071cm" svg:x="1.768cm" svg:y="0.011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651" draw:text-style-name="P49" svg:width="0.536cm" svg:height="0.007cm" svg:x="1.447cm" svg:y="0.136cm" svg:viewBox="0 0 537 8" svg:d="M0 0c179 0 358 0 537 0 0 3 0 5 0 8-179 0-358 0-537 0 0-3 0-5 0-8z"><text:p/></draw:path><draw:path draw:style-name="gr652" draw:text-style-name="P49" svg:width="0.153cm" svg:height="0.147cm" svg:x="1.458cm" svg:y="0.159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653" draw:text-style-name="P49"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654" draw:text-style-name="P49" svg:width="0.063cm" svg:height="0.066cm" svg:x="1.741cm" svg:y="0.205cm" svg:viewBox="0 0 64 67" svg:d="M23 31c5 0 16 0 24-3 11-3 13-11 13-15 0-8-8-13-18-13-18 0-42 14-42 39 0 15 10 28 27 28 25 0 37-15 37-17 0-1-2-2-3-2s-2 0-3 1c-11 14-29 14-31 14-9 0-15-6-15-18 0-2 0-5 2-14 3 0 6 0 9 0zM15 27c6-21 23-23 27-23 6 0 12 3 12 9 0 14-25 14-32 14-2 0-5 0-7 0z"><text:p/></draw:path><draw:path draw:style-name="gr655" draw:text-style-name="P49"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656" draw:text-style-name="P49"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4"><text:s/></text:span><text:span text:style-name="T28">rescale to </text:span><text:span text:style-name="T28"><draw:g text:anchor-type="as-char" svg:y="-0.157cm" draw:z-index="69" draw:style-name="gr1"><svg:title>TexMaths</svg:title><svg:desc>6§inline§\sum=1§svg§600§TRUE§</svg:desc><draw:path draw:style-name="gr633" draw:text-style-name="P49"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634" draw:text-style-name="P49" svg:width="0.139cm" svg:height="0.048cm" svg:x="0.28cm" svg:y="0.08cm" svg:viewBox="0 0 140 49" svg:d="M133 8c3 0 7 0 7-4s-4-4-7-4c-42 0-84 0-126 0-3 0-7 0-7 4s4 4 7 4c42 0 84 0 126 0zM133 49c3 0 7 0 7-4s-4-4-7-4c-42 0-84 0-126 0-3 0-7 0-7 4s4 4 7 4c42 0 84 0 126 0z"><text:p/></draw:path><draw:path draw:style-name="gr635" draw:text-style-name="P49"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28">, multi-label class.</text:span></text:p><text:p text:style-name="P23"><text:span text:style-name="T58">L</text:span><text:span text:style-name="T2">ogSoftmax</text:span><text:span text:style-name="T4">: </text:span><text:span text:style-name="T4"><draw:g text:anchor-type="as-char" svg:y="-0.192cm" draw:z-index="70" draw:style-name="gr1"><svg:title>TexMaths</svg:title><svg:desc>6§inline§        \log(\frac{e^{x_i}}{\sum_j e^{x_j}})
§svg§600§TRUE§</svg:desc><draw:path draw:style-name="gr619" draw:text-style-name="P49" svg:width="0.046cm" svg:height="0.145cm" svg:x="0cm" svg:y="0.048cm" svg:viewBox="0 0 47 146" svg:d="M30 0c-10 1-20 2-30 2 0 3 0 5 0 7 14 0 16 1 16 11 0 37 0 74 0 110 0 9-2 9-16 9 0 2 0 5 0 7 7 0 18-1 23-1s16 1 24 1c0-2 0-5 0-7-15 0-17 0-17-9 0-44 0-87 0-130z"><text:p/></draw:path><draw:path draw:style-name="gr620" draw:text-style-name="P49" svg:width="0.093cm" svg:height="0.096cm" svg:x="0.057cm" svg:y="0.098cm" svg:viewBox="0 0 94 97" svg:d="M94 49c0-27-21-49-47-49s-47 23-47 49c0 28 22 48 47 48 26 0 47-21 47-48zM47 91c-9 0-18-4-24-14-5-9-5-22-5-29 0-8 0-20 5-29 6-10 15-14 24-14s18 5 24 14c5 9 5 21 5 29 0 7 0 19-5 28-4 9-13 15-24 15z"><text:p/></draw:path><draw:path draw:style-name="gr621" draw:text-style-name="P49"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622" draw:text-style-name="P49" svg:width="0.048cm" svg:height="0.209cm" svg:x="0.286cm" svg:y="0.035cm" svg:viewBox="0 0 49 210" svg:d="M49 208c0-1 0-1-4-4-26-27-33-66-33-98 0-37 8-74 34-100 3-2 3-3 3-4s-1-2-2-2c-3 0-22 14-34 41-11 23-13 47-13 65 0 16 2 41 14 65 12 25 30 39 33 39 1 0 2 0 2-2z"><text:p/></draw:path><draw:path draw:style-name="gr623" draw:text-style-name="P49"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624" draw:text-style-name="P49"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625" draw:text-style-name="P49" svg:width="0.036cm" svg:height="0.07cm" svg:x="0.693cm" svg:y="0.011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626" draw:text-style-name="P49" svg:width="0.535cm" svg:height="0.007cm" svg:x="0.372cm" svg:y="0.136cm" svg:viewBox="0 0 536 8" svg:d="M0 0c179 0 358 0 536 0 0 3 0 5 0 8-178 0-357 0-536 0 0-3 0-5 0-8z"><text:p/></draw:path><draw:path draw:style-name="gr627" draw:text-style-name="P49" svg:width="0.153cm" svg:height="0.147cm" svg:x="0.384cm" svg:y="0.159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628" draw:text-style-name="P49"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629" draw:text-style-name="P49"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630" draw:text-style-name="P49"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631" draw:text-style-name="P49"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632" draw:text-style-name="P49" svg:width="0.048cm" svg:height="0.209cm" svg:x="0.946cm" svg:y="0.035cm" svg:viewBox="0 0 49 210" svg:d="M49 106c0-17-2-42-14-66-12-26-30-40-33-40-1 0-2 1-2 2s0 2 4 5c21 21 33 54 33 99 0 36-8 72-34 99-3 2-3 2-3 3 0 2 1 2 2 2 3 0 21-14 34-41 11-22 13-46 13-63z"><text:p/></draw:path></draw:g></text:span><text:span text:style-name="T4"><text:s/>possible to simplify mathematical calculations and potentially improve the training process</text:span></text:p><text:p text:style-name="P24"><text:span text:style-name="T73">Period activation: </text:span>SIREN:<text:span text:style-name="T61"> </text:span><text:span text:style-name="T4"><draw:g text:anchor-type="as-char" svg:y="-0.205cm" draw:z-index="71" draw:style-name="gr1"><svg:title>TexMaths</svg:title><svg:desc>6§inline§\Phi(\vec{x}) = \vec{W}_n(\phi_{n-1}\circ \phi_{n-2} \circ \ldots \circ \phi_{0})(\vec{x}) + \vec{b}_n§svg§600§TRUE§</svg:desc><draw:path draw:style-name="gr584" draw:text-style-name="P49"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585" draw:text-style-name="P49" svg:width="0.048cm" svg:height="0.209cm" svg:x="0.161cm" svg:y="0.048cm" svg:viewBox="0 0 49 210" svg:d="M49 208c0-1 0-1-4-4-26-27-33-66-33-99 0-37 8-73 34-99 3-3 3-3 3-4s-1-2-2-2c-3 0-21 14-34 41-11 23-13 47-13 64s2 42 14 66c12 25 30 39 33 39 1 0 2 0 2-2z"><text:p/></draw:path><draw:path draw:style-name="gr586" draw:text-style-name="P49" svg:width="0.093cm" svg:height="0.04cm" svg:x="0.258cm" svg:y="0.056cm" svg:viewBox="0 0 94 41" svg:d="M75 25c-3 3-10 9-10 12s2 4 4 4 3-1 4-2c3-4 7-9 17-14 1-1 4-2 4-5 0-1-2-3-3-4-5-3-8-6-9-12 0-2-2-4-5-4s-4 2-4 4c0 1 2 8 6 12-24 0-48 0-72 0-3 0-7 0-7 4 0 5 4 5 7 5 23 0 45 0 68 0z"><text:p/></draw:path><draw:path draw:style-name="gr587" draw:text-style-name="P49"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588" draw:text-style-name="P49" svg:width="0.048cm" svg:height="0.209cm" svg:x="0.355cm" svg:y="0.048cm" svg:viewBox="0 0 49 210" svg:d="M49 105c0-16-3-41-14-65-13-26-31-40-33-40-1 0-2 1-2 2s0 1 4 5c21 21 33 54 33 98 0 36-8 73-35 99-2 3-2 3-2 4s1 2 2 2c2 0 21-14 33-41 11-23 14-46 14-64z"><text:p/></draw:path><draw:path draw:style-name="gr589" draw:text-style-name="P49" svg:width="0.139cm" svg:height="0.048cm" svg:x="0.495cm" svg:y="0.129cm" svg:viewBox="0 0 140 49" svg:d="M133 8c3 0 7 0 7-4s-4-4-6-4c-42 0-85 0-127 0-3 0-7 0-7 4s4 4 7 4c42 0 84 0 126 0zM134 49c2 0 6 0 6-4s-4-4-7-4c-42 0-84 0-126 0-3 0-7 0-7 4s4 4 7 4c42 0 85 0 127 0z"><text:p/></draw:path><draw:path draw:style-name="gr590" draw:text-style-name="P49" svg:width="0.093cm" svg:height="0.041cm" svg:x="0.789cm" svg:y="0.002cm" svg:viewBox="0 0 94 42" svg:d="M75 25c-3 3-10 9-10 13 0 2 2 4 4 4s3-2 4-3c3-3 7-9 17-14 1 0 4-2 4-4s-2-3-3-4c-5-3-8-7-9-12 0-2-2-5-5-5s-4 3-4 4 2 8 6 13c-24 0-48 0-72 0-3 0-7 0-7 4s4 4 7 4c23 0 45 0 68 0z"><text:p/></draw:path><draw:path draw:style-name="gr591" draw:text-style-name="P49"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592" draw:text-style-name="P49"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593" draw:text-style-name="P49" svg:width="0.048cm" svg:height="0.209cm" svg:x="1.041cm" svg:y="0.048cm" svg:viewBox="0 0 49 210" svg:d="M49 208c0-1 0-1-4-4-26-27-33-66-33-99 0-37 8-73 34-99 3-3 3-3 3-4s-1-2-2-2c-3 0-21 14-34 41-11 23-13 47-13 64s2 42 14 66c12 25 30 39 33 39 1 0 2 0 2-2z"><text:p/></draw:path><draw:path draw:style-name="gr594" draw:text-style-name="P49"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595" draw:text-style-name="P49"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596" draw:text-style-name="P49" svg:width="0.099cm" svg:height="0.006cm" svg:x="1.348cm" svg:y="0.196cm" svg:viewBox="0 0 100 7" svg:d="M94 7c3 0 6 0 6-3 0-4-3-4-6-4-29 0-59 0-88 0-2 0-6 0-6 4 0 3 4 3 6 3 29 0 59 0 88 0z"><text:p/></draw:path><draw:path draw:style-name="gr597" draw:text-style-name="P49" svg:width="0.053cm" svg:height="0.097cm" svg:x="1.48cm" svg:y="0.138cm" svg:viewBox="0 0 54 98" svg:d="M34 4c0-4-1-4-5-4-10 9-23 9-29 9 0 2 0 4 0 5 4 0 13 0 22-4 0 25 0 51 0 76 0 5 0 7-15 7-2 0-4 0-6 0 0 1 0 3 0 5 3-1 21-1 27-1 4 0 22 0 26 1 0-2 0-4 0-5-2 0-4 0-6 0-14 0-14-2-14-7 0-28 0-55 0-82z"><text:p/></draw:path><draw:path draw:style-name="gr598" draw:text-style-name="P49" svg:width="0.081cm" svg:height="0.081cm" svg:x="1.616cm" svg:y="0.111cm" svg:viewBox="0 0 82 82" svg:d="M82 41c0-22-18-41-41-41-22 0-41 19-41 41 0 23 19 41 41 41 23 0 41-18 41-41zM41 73c-18 0-33-15-33-32 0-18 15-33 33-33s33 14 33 33c0 18-15 32-33 32z"><text:p/></draw:path><draw:path draw:style-name="gr599" draw:text-style-name="P49"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600" draw:text-style-name="P49"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601" draw:text-style-name="P49" svg:width="0.099cm" svg:height="0.006cm" svg:x="2.002cm" svg:y="0.196cm" svg:viewBox="0 0 100 7" svg:d="M94 7c3 0 6 0 6-3 0-4-3-4-6-4-29 0-59 0-88 0-2 0-6 0-6 4 0 3 4 3 6 3 29 0 59 0 88 0z"><text:p/></draw:path><draw:path draw:style-name="gr602" draw:text-style-name="P49"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603" draw:text-style-name="P49" svg:width="0.081cm" svg:height="0.081cm" svg:x="2.272cm" svg:y="0.111cm" svg:viewBox="0 0 82 82" svg:d="M82 41c0-22-19-41-41-41-23 0-41 19-41 41 0 23 18 41 41 41 22 0 41-18 41-41zM41 73c-19 0-33-15-33-32 0-18 15-33 33-33 17 0 32 14 32 33 0 18-15 32-32 32z"><text:p/></draw:path><draw:path draw:style-name="gr604" draw:text-style-name="P49" svg:width="0.021cm" svg:height="0.021cm" svg:x="2.43cm" svg:y="0.182cm" svg:viewBox="0 0 22 22" svg:d="M22 11c0-6-5-11-11-11s-11 5-11 11 5 11 11 11 11-5 11-11z"><text:p/></draw:path><draw:path draw:style-name="gr605" draw:text-style-name="P49" svg:width="0.022cm" svg:height="0.021cm" svg:x="2.524cm" svg:y="0.182cm" svg:viewBox="0 0 23 22" svg:d="M23 11c0-6-6-11-12-11s-11 5-11 11 5 11 11 11 12-5 12-11z"><text:p/></draw:path><draw:path draw:style-name="gr606" draw:text-style-name="P49" svg:width="0.021cm" svg:height="0.021cm" svg:x="2.618cm" svg:y="0.182cm" svg:viewBox="0 0 22 22" svg:d="M22 11c0-6-5-11-11-11s-11 5-11 11 5 11 11 11 11-5 11-11z"><text:p/></draw:path><draw:path draw:style-name="gr607" draw:text-style-name="P49" svg:width="0.081cm" svg:height="0.081cm" svg:x="2.716cm" svg:y="0.111cm" svg:viewBox="0 0 82 82" svg:d="M82 41c0-22-18-41-41-41-22 0-41 19-41 41 0 23 19 41 41 41 23 0 41-18 41-41zM41 73c-18 0-33-15-33-32 0-18 15-33 33-33s33 14 33 33c0 18-15 32-33 32z"><text:p/></draw:path><draw:path draw:style-name="gr608" draw:text-style-name="P49"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609" draw:text-style-name="P49"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610" draw:text-style-name="P49" svg:width="0.048cm" svg:height="0.209cm" svg:x="3.09cm" svg:y="0.048cm" svg:viewBox="0 0 49 210" svg:d="M49 105c0-16-2-41-14-65-13-26-31-40-33-40-1 0-2 1-2 2s0 1 4 5c21 21 33 54 33 98 0 36-8 73-35 99-2 3-2 3-2 4s1 2 2 2c2 0 21-14 33-41 11-23 14-46 14-64z"><text:p/></draw:path><draw:path draw:style-name="gr611" draw:text-style-name="P49" svg:width="0.048cm" svg:height="0.209cm" svg:x="3.18cm" svg:y="0.048cm" svg:viewBox="0 0 49 210" svg:d="M49 208c0-1 0-1-3-4-27-27-33-66-33-99 0-37 7-73 33-99 3-3 3-3 3-4s-1-2-2-2c-2 0-21 14-34 41-11 23-13 47-13 64s2 42 14 66c13 25 31 39 33 39 1 0 2 0 2-2z"><text:p/></draw:path><draw:path draw:style-name="gr612" draw:text-style-name="P49" svg:width="0.093cm" svg:height="0.04cm" svg:x="3.277cm" svg:y="0.056cm" svg:viewBox="0 0 94 41" svg:d="M75 25c-3 3-10 9-10 12s2 4 5 4c1 0 3-1 3-2 3-4 8-9 17-14 2-1 4-2 4-5 0-1-2-3-3-4-5-3-7-6-9-12 0-2-1-4-4-4s-4 2-4 4c0 1 1 8 5 12-24 0-48 0-71 0-4 0-8 0-8 4 0 5 4 5 8 5 22 0 45 0 67 0z"><text:p/></draw:path><draw:path draw:style-name="gr613" draw:text-style-name="P49"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614" draw:text-style-name="P49" svg:width="0.048cm" svg:height="0.209cm" svg:x="3.374cm" svg:y="0.048cm" svg:viewBox="0 0 49 210" svg:d="M49 105c0-16-2-41-14-65-13-26-31-40-33-40-1 0-2 1-2 2s0 1 4 5c21 21 33 54 33 98 0 36-8 73-34 99-3 3-3 3-3 4s1 2 2 2c2 0 21-14 33-41 11-23 14-46 14-64z"><text:p/></draw:path><draw:path draw:style-name="gr615" draw:text-style-name="P49"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616" draw:text-style-name="P49" svg:width="0.092cm" svg:height="0.041cm" svg:x="3.717cm" svg:y="0cm" svg:viewBox="0 0 93 42" svg:d="M74 25c-3 3-9 9-9 13 0 2 2 4 4 4s3-2 4-3c3-3 7-9 16-14 2 0 4-2 4-4s-1-3-3-4c-4-3-7-7-8-12-1-2-2-5-5-5s-4 3-4 5c0 0 2 8 5 12-23 0-47 0-71 0-3 0-7 0-7 4s4 4 7 4c22 0 45 0 67 0z"><text:p/></draw:path><draw:path draw:style-name="gr617" draw:text-style-name="P49"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618" draw:text-style-name="P49"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4"><text:s/></text:span><text:span text:style-name="T4"><draw:g text:anchor-type="as-char" svg:y="-0.205cm" draw:z-index="72" draw:style-name="gr1"><svg:title>TexMaths</svg:title><svg:desc>6§inline§ \vec{x}_i \mapsto \phi_i(\vec{x}_i) = \sin(\vec{W}_i \vec{x}_i + \vec{b}_i)§svg§600§TRUE§</svg:desc><draw:path draw:style-name="gr556" draw:text-style-name="P49" svg:width="0.093cm" svg:height="0.04cm" svg:x="0.029cm" svg:y="0.056cm" svg:viewBox="0 0 94 41" svg:d="M75 25c-3 3-10 9-10 12s2 4 4 4 3-1 4-2c3-4 7-9 17-14 1-1 4-2 4-5 0-1-2-3-3-4-5-3-8-6-9-12 0-2-2-4-5-4s-4 2-4 4c0 1 2 8 6 12-24 0-48 0-72 0-3 0-7 0-7 4 0 5 4 5 7 5 23 0 45 0 68 0z"><text:p/></draw:path><draw:path draw:style-name="gr557" draw:text-style-name="P49"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558" draw:text-style-name="P49"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559" draw:text-style-name="P49" svg:width="0.013cm" svg:height="0.078cm" svg:x="0.255cm" svg:y="0.114cm" svg:viewBox="0 0 14 79" svg:d="M8 43c2 0 6 0 6-4s-4-4-6-4c0-9 0-18 0-27 0-4 0-8-4-8s-4 4-4 8c0 21 0 42 0 63 0 4 0 8 4 8s4-4 4-8c0-10 0-19 0-28z"><text:p/></draw:path><draw:path draw:style-name="gr560" draw:text-style-name="P49"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561" draw:text-style-name="P49"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562" draw:text-style-name="P49"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563" draw:text-style-name="P49" svg:width="0.048cm" svg:height="0.209cm" svg:x="0.729cm" svg:y="0.048cm" svg:viewBox="0 0 49 210" svg:d="M49 208c0-1 0-1-3-4-27-27-33-66-33-99 0-37 7-73 33-99 3-3 3-3 3-4s0-2-2-2-21 14-33 41c-11 23-14 47-14 64s2 42 14 66c13 25 31 39 33 39s2 0 2-2z"><text:p/></draw:path><draw:path draw:style-name="gr564" draw:text-style-name="P49" svg:width="0.092cm" svg:height="0.04cm" svg:x="0.826cm" svg:y="0.056cm" svg:viewBox="0 0 93 41" svg:d="M74 25c-3 3-9 9-9 12s2 4 4 4 3-1 4-2c3-4 7-9 16-14 2-1 4-2 4-5 0-1-1-3-3-4-4-3-7-6-8-12-1-2-2-4-5-4s-4 2-4 4c0 1 2 8 5 12-23 0-47 0-71 0-3 0-7 0-7 4 0 5 4 5 7 5 22 0 45 0 67 0z"><text:p/></draw:path><draw:path draw:style-name="gr565" draw:text-style-name="P49"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566" draw:text-style-name="P49"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567" draw:text-style-name="P49" svg:width="0.048cm" svg:height="0.209cm" svg:x="0.993cm" svg:y="0.048cm" svg:viewBox="0 0 49 210" svg:d="M49 105c0-16-2-41-14-65-13-26-31-40-33-40-1 0-2 1-2 2s0 1 4 5c21 21 33 54 33 98 0 36-8 73-34 99-3 3-3 3-3 4s1 2 2 2c2 0 21-14 34-41 10-23 13-46 13-64z"><text:p/></draw:path><draw:path draw:style-name="gr568" draw:text-style-name="P49" svg:width="0.139cm" svg:height="0.048cm" svg:x="1.133cm" svg:y="0.129cm" svg:viewBox="0 0 140 49" svg:d="M133 8c3 0 7 0 7-4s-4-4-7-4c-42 0-84 0-126 0-3 0-7 0-7 4s4 4 7 4c42 0 84 0 126 0zM133 49c3 0 7 0 7-4s-4-4-7-4c-42 0-84 0-126 0-3 0-7 0-7 4s4 4 7 4c42 0 84 0 126 0z"><text:p/></draw:path><draw:path draw:style-name="gr569" draw:text-style-name="P49" svg:width="0.068cm" svg:height="0.096cm" svg:x="1.351cm" svg:y="0.1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570" draw:text-style-name="P49"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571" draw:text-style-name="P49"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572" draw:text-style-name="P49" svg:width="0.048cm" svg:height="0.209cm" svg:x="1.623cm" svg:y="0.048cm" svg:viewBox="0 0 49 210" svg:d="M49 208c0-1 0-1-3-4-27-27-33-66-33-99 0-37 7-73 33-99 3-3 3-3 3-4s0-2-2-2-21 14-33 41c-11 23-14 47-14 64s2 42 14 66c13 25 31 39 33 39s2 0 2-2z"><text:p/></draw:path><draw:path draw:style-name="gr573" draw:text-style-name="P49" svg:width="0.092cm" svg:height="0.041cm" svg:x="1.768cm" svg:y="0.002cm" svg:viewBox="0 0 93 42" svg:d="M74 25c-2 3-9 9-9 13 0 2 2 4 4 4s3-2 4-3c3-3 7-9 16-14 2 0 4-2 4-4s-1-3-3-4c-4-3-7-7-8-12-1-2-2-5-5-5s-4 3-4 4 2 8 5 13c-23 0-47 0-71 0-3 0-7 0-7 4s4 4 7 4c22 0 45 0 67 0z"><text:p/></draw:path><draw:path draw:style-name="gr574" draw:text-style-name="P49"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575" draw:text-style-name="P49"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576" draw:text-style-name="P49" svg:width="0.093cm" svg:height="0.04cm" svg:x="1.989cm" svg:y="0.056cm" svg:viewBox="0 0 94 41" svg:d="M75 25c-3 3-10 9-10 12s2 4 5 4c1 0 3-1 3-2 3-4 8-9 17-14 2-1 4-2 4-5 0-1-2-3-3-4-5-3-7-6-9-12 0-2-1-4-4-4s-4 2-4 4c0 1 2 8 5 12-24 0-48 0-71 0-4 0-8 0-8 4 0 5 4 5 8 5 22 0 45 0 67 0z"><text:p/></draw:path><draw:path draw:style-name="gr577" draw:text-style-name="P49"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578" draw:text-style-name="P49"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579" draw:text-style-name="P49"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580" draw:text-style-name="P49" svg:width="0.093cm" svg:height="0.041cm" svg:x="2.417cm" svg:y="0cm" svg:viewBox="0 0 94 42" svg:d="M75 25c-3 3-10 9-10 13 0 2 2 4 4 4s3-2 4-3c3-3 7-9 17-14 1 0 4-2 4-4s-2-3-3-4c-5-3-8-7-9-12 0-2-2-5-5-5s-4 3-4 5c0 0 2 8 6 12-24 0-48 0-72 0-3 0-7 0-7 4s4 4 7 4c23 0 45 0 68 0z"><text:p/></draw:path><draw:path draw:style-name="gr581" draw:text-style-name="P49"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582" draw:text-style-name="P49"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583" draw:text-style-name="P49" svg:width="0.048cm" svg:height="0.209cm" svg:x="2.575cm" svg:y="0.048cm" svg:viewBox="0 0 49 210" svg:d="M49 105c0-16-2-41-14-65-12-26-31-40-33-40-1 0-2 1-2 2s0 1 4 5c21 21 33 54 33 98 0 36-8 73-34 99-3 3-3 3-3 4s1 2 2 2c2 0 21-14 34-41 11-23 13-46 13-64z"><text:p/></draw:path></draw:g></text:span><text:span text:style-name="T4"><text:s/></text:span><text:span text:style-name="T30">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676cm"><text:p text:style-name="P46"><text:span text:style-name="T60">Loss: </text:span>how well your network is doing, quantifying <text:span text:style-name="T2"><draw:g text:anchor-type="as-char" svg:y="-0.15cm" draw:z-index="74" draw:style-name="gr1"><svg:title>TexMaths</svg:title><svg:desc>6§inline§\Delta§svg§600§TRUE§</svg:desc><draw:path draw:style-name="gr555" draw:text-style-name="P49"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2">(</text:span>predicted outputs, ground truth). Backprob updates model parameters, aiming to min. error.</text:p><text:p text:style-name="P26">L2-norm:<text:span text:style-name="T61"> </text:span><text:span text:style-name="T4"><draw:g text:anchor-type="as-char" svg:y="-0.203cm" draw:z-index="76" draw:style-name="gr1"><svg:title>TexMaths</svg:title><svg:desc>6§inline§\ell(x,y)=\vec{\mathcal{L}} = \{ l_1, \ldots, l_N\}^T, \quad l_n=(x_n - y_n)^2§svg§600§TRUE§</svg:desc><draw:path draw:style-name="gr488" draw:text-style-name="P49" svg:width="0.081cm" svg:height="0.149cm" svg:x="0cm" svg:y="0.055cm" svg:viewBox="0 0 82 150" svg:d="M1 128c0 0-1 0-1 1s1 3 2 3c2 0 2-1 8-6 2-2 6-6 7-7 3 16 9 31 24 31 9 0 16-5 20-8 3-2 13-10 13-13 0 0 0-1-2-1-1 0-1 0-3 1-13 13-21 17-28 17-9 0-12-11-12-27 0-2 0-11 1-12 0-1 0-2 4-6 18-17 48-52 48-85 0-3 0-16-13-16-17 0-33 35-35 40-10 22-17 47-17 72-5 5-10 10-16 16zM31 98c0-2 9-49 21-73 6-12 10-20 17-20s7 7 7 11c0 34-35 71-45 82z"><text:p/></draw:path><draw:path draw:style-name="gr489" draw:text-style-name="P49" svg:width="0.048cm" svg:height="0.209cm" svg:x="0.106cm" svg:y="0.046cm" svg:viewBox="0 0 49 210" svg:d="M49 207l-3-4c-27-26-33-66-33-98 0-37 7-73 33-99 3-3 3-3 3-4s-1-2-2-2c-2 0-21 14-34 41-11 23-13 46-13 64 0 17 2 41 14 65 12 26 31 40 33 40 1 0 2-1 2-3z"><text:p/></draw:path><draw:path draw:style-name="gr490" draw:text-style-name="P49" svg:width="0.104cm" svg:height="0.094cm" svg:x="0.173cm" svg:y="0.11cm" svg:viewBox="0 0 105 95" svg:d="M64 29c2-5 7-24 21-24 1 0 6 0 11 2-6 1-10 7-10 12 0 3 2 7 8 7 4 0 11-4 11-12 0-11-12-14-19-14-13 0-20 11-22 16-6-14-17-16-23-16-22 0-34 27-34 32 0 3 1 2 2 3 2 0 2-1 3-3 7-22 21-27 28-27 4 0 12 2 12 14 0 6-4 21-12 50-3 13-11 21-20 21-1 0-6 0-10-2 5-1 10-5 10-11s-5-7-8-7c-7 0-12 5-12 11 0 10 11 14 20 14 14 0 21-14 22-16 2 8 10 16 23 16 21 0 33-27 33-32 0-2-1-2-2-2-2 0-2 1-2 2-8 23-22 27-29 27-8 0-11-6-11-13 0-4 1-9 4-19 2-9 4-19 6-29z"><text:p/></draw:path><draw:path draw:style-name="gr491" draw:text-style-name="P49" svg:width="0.024cm" svg:height="0.062cm" svg:x="0.306cm" svg:y="0.181cm" svg:viewBox="0 0 25 63" svg:d="M25 22c0-14-6-22-14-22-7 0-11 5-11 11s4 11 11 11c3 0 6 0 8-2 0-1 0-1 1-1 0 1 0 0 0 3 0 16-7 28-14 36-2 1-2 2-2 3s1 2 1 2c3 0 20-16 20-41z"><text:p/></draw:path><draw:path draw:style-name="gr492" draw:text-style-name="P49" svg:width="0.096cm" svg:height="0.134cm" svg:x="0.387cm" svg:y="0.11cm" svg:viewBox="0 0 97 135" svg:d="M97 13c0-3 0-3 0-5 0-4-3-6-6-6-2 0-5 2-7 5-1 1-2 7-3 11-2 5-3 11-4 17-3 12-7 25-10 38 0 3-9 17-24 17-11 0-12-9-12-16 0-10 3-23 10-42 3-8 5-10 5-15 0-9-8-17-18-17-20 0-28 31-28 32 0 3 2 3 3 3 2 0 2-1 3-4 6-20 14-26 22-26 1 0 4 0 4 6s-1 11-3 15c-9 23-12 35-12 44 0 19 13 25 26 25 8 0 15-3 21-9-3 11-5 21-14 32-6 7-13 13-23 13-3 0-13-1-16-8 3 0 6 0 9-3 2-2 4-4 4-9 0-6-5-7-8-7-5 0-11 3-11 14 0 10 9 17 22 17 22 0 43-18 49-42 7-26 14-53 21-80z"><text:p/></draw:path><draw:path draw:style-name="gr493" draw:text-style-name="P49" svg:width="0.048cm" svg:height="0.209cm" svg:x="0.504cm" svg:y="0.046cm" svg:viewBox="0 0 49 210" svg:d="M49 105c0-16-2-41-14-65-13-26-31-40-33-40-1 0-2 1-2 2s0 1 4 5c21 21 33 54 33 98 0 36-8 72-34 99-3 3-3 3-3 3 0 2 1 3 2 3 2 0 21-15 33-41 11-23 14-46 14-64z"><text:p/></draw:path><draw:path draw:style-name="gr494" draw:text-style-name="P49" svg:width="0.139cm" svg:height="0.049cm" svg:x="0.645cm" svg:y="0.126cm" svg:viewBox="0 0 140 50" svg:d="M133 9c3 0 7-1 7-5s-4-4-7-4c-42 0-84 0-126 0-3 0-7 0-7 4s4 5 7 5c42 0 84 0 126 0zM133 50c3 0 7 0 7-4 0-5-4-5-7-5-42 0-84 0-126 0-3 0-7 0-7 5 0 4 4 4 7 4 42 0 84 0 126 0z"><text:p/></draw:path><draw:path draw:style-name="gr495" draw:text-style-name="P49" svg:width="0.093cm" svg:height="0.04cm" svg:x="0.927cm" svg:y="0cm" svg:viewBox="0 0 94 41" svg:d="M75 25c-3 3-10 9-10 12s2 4 5 4c1 0 3-1 3-2 3-3 8-9 17-14 2 0 4-2 4-4s-2-4-3-4c-5-4-7-7-9-12 0-2-1-5-4-5s-4 3-4 4 1 8 5 13c-24 0-48 0-71 0-4 0-8 0-8 4s4 4 8 4c22 0 45 0 67 0z"><text:p/></draw:path><draw:path draw:style-name="gr496" draw:text-style-name="P49" svg:width="0.13cm" svg:height="0.151cm" svg:x="0.862cm" svg:y="0.055cm" svg:viewBox="0 0 131 152" svg:d="M32 128c11-17 14-30 17-42 7-28 16-54 28-69 3-2 5-4 12-4 14 0 15 15 15 18s-1 6-1 7c0 2 0 1 1 2 3 0 9-3 14-6 4-3 6-5 6-14 0-12-6-20-18-20-6 0-25 2-45 22-17 18-27 55-32 71-3 15-5 21-11 34-2 2-7 11-10 14-6 5-8 9-8 10s1 1 2 1 5 0 11-4c3-2 4-3 9-8 10 0 18 2 31 6 11 3 21 6 32 6 17 0 34-12 41-22 4-5 5-10 5-11 0-2 0-1-1-2-3 0-8 3-12 5-6 4-6 6-7 8-1 4-2 5-4 7-1 2-1 2-4 2-11 0-21-3-35-7-6-1-18-4-28-4-3 0-6 0-8 0z"><text:p/></draw:path><draw:path draw:style-name="gr497" draw:text-style-name="P49" svg:width="0.139cm" svg:height="0.049cm" svg:x="1.071cm" svg:y="0.126cm" svg:viewBox="0 0 140 50" svg:d="M133 9c3 0 7-1 7-5s-4-4-7-4c-42 0-84 0-126 0-3 0-7 0-7 4s4 5 7 5c42 0 84 0 126 0zM133 50c3 0 7 0 7-4 0-5-4-5-7-5-42 0-84 0-126 0-3 0-7 0-7 5 0 4 4 4 7 4 42 0 84 0 126 0z"><text:p/></draw:path><draw:path draw:style-name="gr498" draw:text-style-name="P49" svg:width="0.073cm" svg:height="0.209cm" svg:x="1.298cm" svg:y="0.046cm" svg:viewBox="0 0 74 210" svg:d="M44 28c0-8 6-22 29-23 1-1 1-1 1-3s-1-2-3-2c-22 0-41 11-41 26 0 17 0 32 0 48 0 9 0 15-8 22-8 6-16 6-20 7-1 0-2 1-2 2 0 2 1 2 3 2 14 1 24 9 26 19 1 2 1 2 1 10 0 14 0 28 0 41 0 9 0 16 10 24 9 6 22 9 31 9 2 0 3 0 3-3 0-1-1-1-3-2-13-1-24-7-26-18-1-2-1-2-1-10 0-15 0-29 0-44 0-10-1-13-8-20-5-4-11-6-17-8 18-5 25-15 25-27 0-16 0-33 0-50z"><text:p/></draw:path><draw:path draw:style-name="gr499" draw:text-style-name="P49" svg:width="0.045cm" svg:height="0.146cm" svg:x="1.397cm" svg:y="0.058cm" svg:viewBox="0 0 46 147" svg:d="M46 2c0 0 0-2-3-2-5 0-21 2-26 2-2 0-4 0-4 5 0 1 2 1 5 1 10 0 10 3 10 4s0 3 0 4c-9 35-18 70-27 106 0 2-1 3-1 6 0 12 10 19 19 19 7 0 13-4 16-12 4-7 6-19 6-19 0-2-1-2-2-2-2 0-2 0-3 3-4 14-8 26-16 26-6 0-6-7-6-10 0-5 0-5 1-10 10-40 20-80 31-121z"><text:p/></draw:path><draw:path draw:style-name="gr500" draw:text-style-name="P49" svg:width="0.052cm" svg:height="0.097cm" svg:x="1.467cm" svg:y="0.137cm" svg:viewBox="0 0 53 98" svg:d="M33 4c0-4 0-4-4-4-10 9-23 10-29 10 0 1 0 3 0 4 3 0 13 0 21-4 0 25 0 51 0 76 0 4 0 6-14 6-2 0-5 0-6 0 0 2 0 4 0 6 3 0 21-1 26-1s23 1 26 1c0-2 0-4 0-6-1 0-3 0-5 0-15 0-15-2-15-6 0-28 0-55 0-82z"><text:p/></draw:path><draw:path draw:style-name="gr501" draw:text-style-name="P49" svg:width="0.024cm" svg:height="0.062cm" svg:x="1.563cm" svg:y="0.181cm" svg:viewBox="0 0 25 63" svg:d="M25 22c0-14-6-22-14-22-7 0-11 5-11 11s4 11 11 11c2 0 5 0 8-2 0-1 0-1 0-1 1 0 1 0 1 3 0 16-7 28-15 36-2 1-2 2-2 3s1 2 2 2c3 0 20-16 20-41z"><text:p/></draw:path><draw:path draw:style-name="gr502" draw:text-style-name="P49" svg:width="0.021cm" svg:height="0.021cm" svg:x="1.657cm" svg:y="0.181cm" svg:viewBox="0 0 22 22" svg:d="M22 11c0-6-5-11-11-11-7 0-11 5-11 11s4 11 11 11c6 0 11-5 11-11z"><text:p/></draw:path><draw:path draw:style-name="gr503" draw:text-style-name="P49" svg:width="0.021cm" svg:height="0.021cm" svg:x="1.751cm" svg:y="0.181cm" svg:viewBox="0 0 22 22" svg:d="M22 11c0-6-5-11-11-11s-11 5-11 11 5 11 11 11 11-5 11-11z"><text:p/></draw:path><draw:path draw:style-name="gr504" draw:text-style-name="P49" svg:width="0.021cm" svg:height="0.021cm" svg:x="1.844cm" svg:y="0.181cm" svg:viewBox="0 0 22 22" svg:d="M22 11c0-6-5-11-11-11s-11 5-11 11 5 11 11 11 11-5 11-11z"><text:p/></draw:path><draw:path draw:style-name="gr505" draw:text-style-name="P49" svg:width="0.024cm" svg:height="0.062cm" svg:x="1.938cm" svg:y="0.181cm" svg:viewBox="0 0 25 63" svg:d="M25 22c0-14-5-22-14-22-7 0-11 5-11 11s4 11 11 11c3 0 6 0 8-2 0-1 0-1 1-1 0 1 0 0 0 3 0 16-7 28-14 36-2 1-2 2-2 3s1 2 2 2c2 0 19-16 19-41z"><text:p/></draw:path><draw:path draw:style-name="gr506" draw:text-style-name="P49" svg:width="0.044cm" svg:height="0.146cm" svg:x="2.023cm" svg:y="0.058cm" svg:viewBox="0 0 45 147" svg:d="M45 2c0 0 0-2-3-2-5 0-20 2-25 2-2 0-4 0-4 5 0 1 1 1 5 1 10 0 10 3 10 4s0 3 0 4c-9 35-18 70-27 106 0 2-1 3-1 6 0 12 9 19 19 19 7 0 12-4 16-12 3-7 6-19 6-19 0-2-1-2-3-2-1 0-1 0-2 3-4 14-8 26-16 26-7 0-7-7-7-10 0-5 1-5 1-10 11-40 21-80 31-121z"><text:p/></draw:path><draw:path draw:style-name="gr507" draw:text-style-name="P49" svg:width="0.13cm" svg:height="0.1cm" svg:x="2.087cm" svg:y="0.134cm" svg:viewBox="0 0 131 101" svg:d="M113 16c2-5 4-11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508" draw:text-style-name="P49" svg:width="0.074cm" svg:height="0.209cm" svg:x="2.251cm" svg:y="0.046cm" svg:viewBox="0 0 75 210" svg:d="M31 182c0 8-6 22-29 23-1 1-2 1-2 2 0 3 2 3 4 3 21 0 40-10 40-27 0-15 0-31 0-48 0-7 0-14 9-21 8-6 15-6 20-7 1 0 2 0 2-2s-1-2-4-2c-13-1-24-8-26-19-1-2-1-3-1-10 0-14 0-28 0-42 0-9 0-15-10-24-8-6-23-8-30-8-2 0-4 0-4 2s1 2 4 3c13 0 23 7 26 18 1 2 1 2 1 10 0 14 0 29 0 44 0 10 1 13 8 20 4 4 10 7 16 8-17 5-24 15-24 26 0 17 0 34 0 51z"><text:p/></draw:path><draw:path draw:style-name="gr509" draw:text-style-name="P49" svg:width="0.109cm" svg:height="0.098cm" svg:x="2.348cm" svg:y="0.028cm" svg:viewBox="0 0 110 99" svg:d="M65 10c2-4 2-5 5-5 1 0 6 0 9 0 9 0 13 0 16 2 7 1 8 6 8 11 0 2 0 4-2 12 0 1 0 1 0 2s1 2 3 2 2-2 2-4c1-10 3-19 4-28 0-2-1-2-4-2-30 0-61 0-91 0-4 0-4 0-5 3-3 8-6 17-9 26 0 0-1 2-1 3 0 0 1 2 2 2 2 0 3-1 3-4 9-23 14-25 36-25 3 0 5 0 7 0 4 0 4 0 4 2 0 1 0 1 0 3-7 25-13 51-20 77-1 6-1 7-17 7-5 0-7 0-7 3 0 1 0 2 3 2 4 0 8 0 12 0 5 0 9 0 13 0s10 0 13 0c4 0 9 0 13 0 1 0 3 0 3-3 0-2-1-2-6-2-3 0-6 0-9 0-4-1-4-1-4-3 0-1 0-1 0-4 7-25 13-51 19-77z"><text:p/></draw:path><draw:path draw:style-name="gr510" draw:text-style-name="P49" svg:width="0.024cm" svg:height="0.062cm" svg:x="2.492cm" svg:y="0.181cm" svg:viewBox="0 0 25 63" svg:d="M25 22c0-14-6-22-14-22-7 0-11 5-11 11s4 11 11 11c3 0 6 0 8-2 0-1 0-1 1-1 0 1 0 0 0 3 0 16-7 28-14 36-2 1-2 2-2 3s0 2 1 2c3 0 20-16 20-41z"><text:p/></draw:path><draw:path draw:style-name="gr511" draw:text-style-name="P49" svg:width="0.044cm" svg:height="0.146cm" svg:x="2.788cm" svg:y="0.058cm" svg:viewBox="0 0 45 147" svg:d="M45 2c0 0 0-2-2-2-5 0-21 2-26 2-2 0-4 0-4 5 0 1 2 1 5 1 10 0 10 3 10 4s0 3 0 4c-9 35-18 70-27 106 0 2-1 3-1 6 0 12 9 19 19 19 7 0 12-4 16-12 4-7 6-19 6-19 0-2-1-2-2-2-2 0-2 0-3 3-4 14-8 26-16 26-7 0-7-7-7-10 0-5 1-5 2-10 10-40 20-80 30-121z"><text:p/></draw:path><draw:path draw:style-name="gr512" draw:text-style-name="P49" svg:width="0.089cm" svg:height="0.065cm" svg:x="2.849cm" svg:y="0.17cm" svg:viewBox="0 0 90 66" svg:d="M11 55c-1 3-1 6-1 7 0 3 2 4 4 4 3 0 6-2 6-3 1-1 2-6 3-9s2-10 3-13c1-4 2-7 3-10 2-6 2-8 6-14s11-13 22-13c8 0 9 7 9 10 0 9-7 26-9 32-2 4-2 5-2 7 0 8 6 13 14 13 14 0 21-20 21-22s-2-2-2-2c-2 0-2 1-3 2-3 12-10 18-15 18-4 0-5-2-5-5 0-4 2-5 4-12 2-5 8-20 8-28 0-15-12-17-19-17-12 0-21 7-25 13-1-10-10-13-16-13s-10 4-12 8c-3 5-5 14-5 14 0 2 2 2 2 2 3 0 3 0 3-4 3-9 6-16 11-16 4 0 6 3 6 7 0 3-2 8-3 12-1 5-3 11-3 14-2 6-3 12-5 18z"><text:p/></draw:path><draw:path draw:style-name="gr513" draw:text-style-name="P49" svg:width="0.139cm" svg:height="0.049cm" svg:x="3.027cm" svg:y="0.126cm" svg:viewBox="0 0 140 50" svg:d="M133 9c3 0 7-1 7-5s-4-4-7-4c-42 0-84 0-126 0-3 0-7 0-7 4s4 5 7 5c42 0 84 0 126 0zM133 50c3 0 7 0 7-4 0-5-4-5-7-5-42 0-84 0-126 0-3 0-7 0-7 5 0 4 4 4 7 4 42 0 84 0 126 0z"><text:p/></draw:path><draw:path draw:style-name="gr514" draw:text-style-name="P49" svg:width="0.048cm" svg:height="0.209cm" svg:x="3.259cm" svg:y="0.046cm" svg:viewBox="0 0 49 210" svg:d="M49 207l-3-4c-27-26-34-66-34-98 0-37 8-73 34-99 3-3 3-3 3-4s-1-2-2-2c-3 0-21 14-34 41-11 23-13 46-13 64 0 17 2 41 14 65 12 26 30 40 33 40 1 0 2-1 2-3z"><text:p/></draw:path><draw:path draw:style-name="gr515" draw:text-style-name="P49" svg:width="0.104cm" svg:height="0.094cm" svg:x="3.326cm" svg:y="0.11cm" svg:viewBox="0 0 105 95" svg:d="M64 29c1-5 6-24 21-24 1 0 6 0 11 2-6 1-10 7-10 12 0 3 2 7 8 7 4 0 11-4 11-12 0-11-13-14-20-14-12 0-19 11-22 16-5-14-16-16-22-16-22 0-34 27-34 32 0 3 1 3 2 3 2 0 2-1 3-3 7-22 21-27 28-27 4 0 12 2 12 14 0 6-4 21-12 50-3 13-11 21-20 21-1 0-6 0-10-2 5-1 9-5 9-11s-4-7-8-7c-6 0-11 5-11 11 0 10 11 14 20 14 14 0 21-14 22-16 2 8 10 16 23 16 21 0 33-27 33-32 0-2-1-2-2-2-2 0-2 1-3 2-7 23-21 27-28 27-8 0-12-6-12-13 0-4 2-9 4-19 2-9 5-19 7-29z"><text:p/></draw:path><draw:path draw:style-name="gr516" draw:text-style-name="P49" svg:width="0.09cm" svg:height="0.065cm" svg:x="3.447cm" svg:y="0.17cm" svg:viewBox="0 0 91 66" svg:d="M11 55c0 3-1 6-1 7 0 3 3 4 5 4s5-2 5-3c1-1 2-6 3-9s3-10 3-13c2-4 2-7 3-10 2-6 2-8 6-14s11-13 22-13c9 0 9 7 9 10 0 9-7 26-9 32-1 4-2 5-2 7 0 8 7 13 14 13 15 0 22-20 22-22s-2-1-3-2c-2 0-2 1-3 2-3 12-9 18-15 18-3 0-4-2-4-5 0-4 1-5 3-12 2-5 8-20 8-28 0-15-12-17-19-17-12 0-21 7-25 13-1-10-10-13-16-13s-10 4-12 8c-3 5-5 14-5 14 0 2 2 1 2 2 3 0 3 0 4-4 2-9 5-16 11-16 3 0 5 3 5 7 0 3-2 8-3 12-1 5-2 11-3 14-2 6-3 12-5 18z"><text:p/></draw:path><draw:path draw:style-name="gr517" draw:text-style-name="P49" svg:width="0.128cm" svg:height="0.007cm" svg:x="3.619cm" svg:y="0.145cm" svg:viewBox="0 0 129 8" svg:d="M122 8c3 0 7 0 7-4s-4-4-7-4c-38 0-76 0-114 0-4 0-8 0-8 4s4 4 8 4c38 0 76 0 114 0z"><text:p/></draw:path><draw:path draw:style-name="gr518" draw:text-style-name="P49" svg:width="0.096cm" svg:height="0.134cm" svg:x="3.819cm" svg:y="0.11cm" svg:viewBox="0 0 97 135" svg:d="M96 13c1-3 1-3 1-5 0-4-3-6-6-6-2 0-6 2-8 5 0 1-1 7-3 11-1 5-3 11-4 17-3 12-6 25-9 38-1 3-10 17-24 17-11 0-13-9-13-16 0-10 4-23 11-42 3-8 4-10 4-15 0-9-7-17-17-17-20 0-28 31-28 32 0 3 2 3 2 3 2 0 3-1 4-4 5-20 14-26 21-26 2 0 5 0 5 6s-2 11-3 15c-9 23-13 35-13 44 0 19 14 25 26 25 8 0 16-3 22-9-3 11-6 21-14 32-6 7-13 13-24 13-3 0-12-1-15-8 3 0 6 0 9-3 2-2 4-4 4-9 0-6-6-7-8-7-5 0-12 3-12 14 0 10 10 17 22 17 23 0 44-18 50-42 7-26 13-53 20-80z"><text:p/></draw:path><draw:path draw:style-name="gr519" draw:text-style-name="P49" svg:width="0.09cm" svg:height="0.065cm" svg:x="3.923cm" svg:y="0.17cm" svg:viewBox="0 0 91 66" svg:d="M11 55c0 3-1 6-1 7 0 3 3 4 5 4s4-2 5-3c2-1 3-6 3-9 1-3 3-10 3-13 2-4 2-7 3-10 2-6 2-8 6-14 5-6 11-13 23-13 8 0 8 7 8 10 0 9-6 26-8 32-2 4-3 5-3 7 0 8 7 13 14 13 15 0 22-20 22-22s-2-1-3-2c-2 0-2 1-3 2-3 12-9 18-15 18-3 0-4-2-4-5 0-4 1-5 4-12 1-5 7-20 7-28 0-15-11-17-19-17-12 0-21 7-25 13-1-10-10-13-16-13s-10 4-12 8c-3 5-5 14-5 14 0 2 2 2 3 2 2 0 2 0 3-4 2-9 5-16 11-16 3 0 5 3 5 7 0 3-2 8-3 12-1 5-2 11-3 14-2 6-3 12-5 18z"><text:p/></draw:path><draw:path draw:style-name="gr520" draw:text-style-name="P49" svg:width="0.048cm" svg:height="0.209cm" svg:x="4.043cm" svg:y="0.046cm" svg:viewBox="0 0 49 210" svg:d="M49 105c0-16-2-41-14-65-13-26-31-40-33-40-1 0-2 1-2 2s0 1 4 5c21 21 33 54 33 98 0 36-8 72-34 99-3 3-3 3-3 3 0 2 1 3 2 3 2 0 21-15 34-41 10-23 13-46 13-64z"><text:p/></draw:path><draw:path draw:style-name="gr521" draw:text-style-name="P49" svg:width="0.064cm" svg:height="0.097cm" svg:x="4.122cm" svg:y="0.03cm" svg:viewBox="0 0 65 98" svg:d="M65 71c-1 0-3 0-4 0-1 3-3 12-5 13-1 1-12 1-14 1-9 0-18 0-27 0 15-14 20-18 29-24 11-9 21-18 21-32 0-18-15-29-34-29-18 0-31 13-31 26 0 8 7 9 8 9 3 0 8-3 8-8 0-3-1-8-9-8 4-11 15-14 22-14 14 0 22 12 22 24s-9 23-14 28c-12 11-23 23-35 35-2 1-2 1-2 6 20 0 41 0 61 0 1-9 3-18 4-27z"><text:p/></draw:path></draw:g></text:span><text:span text:style-name="T4"><text:s/>regression.</text:span></text:p><text:p text:style-name="P25">L1-norm:<text:span text:style-name="T61"> </text:span><text:span text:style-name="T4"><draw:g text:anchor-type="as-char" svg:y="-0.203cm" draw:z-index="75" draw:style-name="gr1"><svg:title>TexMaths</svg:title><svg:desc>6§inline§\ell(x,y)=\vec{\mathcal{L}} = \{ l_1, \ldots, l_N\}^T, \quad l_n=|x_n - y_n|§svg§600§TRUE§</svg:desc><draw:path draw:style-name="gr522" draw:text-style-name="P49" svg:width="0.081cm" svg:height="0.149cm" svg:x="0cm" svg:y="0.055cm" svg:viewBox="0 0 82 150" svg:d="M1 128c0 0-1 0-1 1s1 3 2 3c2 0 2-1 8-6 2-2 6-6 7-7 3 16 9 31 24 31 9 0 16-5 20-8 3-2 13-10 13-13 0 0 0-1-2-1-1 0-1 0-3 1-13 13-21 17-28 17-9 0-12-11-12-27 0-2 0-11 1-12 0-1 0-2 4-6 18-17 48-52 48-85 0-3 0-16-13-16-17 0-33 35-35 40-10 22-17 47-17 72-5 5-10 10-16 16zM31 98c0-2 9-49 21-73 6-12 10-20 17-20s7 7 7 11c0 34-35 71-45 82z"><text:p/></draw:path><draw:path draw:style-name="gr523" draw:text-style-name="P49" svg:width="0.048cm" svg:height="0.209cm" svg:x="0.106cm" svg:y="0.046cm" svg:viewBox="0 0 49 210" svg:d="M49 207l-3-4c-27-26-33-66-33-98 0-37 7-73 33-99 3-3 3-3 3-4s-1-2-2-2c-2 0-21 14-34 41-11 23-13 46-13 64 0 17 2 41 14 65 13 26 31 40 33 40 1 0 2-1 2-3z"><text:p/></draw:path><draw:path draw:style-name="gr524" draw:text-style-name="P49" svg:width="0.104cm" svg:height="0.094cm" svg:x="0.173cm" svg:y="0.11cm" svg:viewBox="0 0 105 95" svg:d="M64 29c2-5 7-24 21-24 1 0 6 0 11 2-6 1-10 7-10 12 0 3 2 7 8 7 4 0 11-4 11-12 0-11-12-14-19-14-13 0-20 11-22 16-6-14-17-16-23-16-22 0-34 27-34 32 0 3 1 2 2 3 2 0 2-1 3-3 7-22 21-27 28-27 4 0 12 2 12 14 0 6-4 21-12 50-3 13-11 21-20 21-1 0-6 0-10-2 5-1 10-5 10-11s-5-7-8-7c-7 0-12 5-12 11 0 10 11 14 20 14 14 0 21-14 22-16 2 8 10 16 23 16 21 0 33-27 33-32 0-2-1-2-2-2-2 0-2 1-2 2-8 23-22 27-29 27-8 0-11-6-11-13 0-4 1-9 4-19 2-9 4-19 6-29z"><text:p/></draw:path><draw:path draw:style-name="gr525" draw:text-style-name="P49" svg:width="0.024cm" svg:height="0.062cm" svg:x="0.306cm" svg:y="0.181cm" svg:viewBox="0 0 25 63" svg:d="M25 22c0-14-5-22-14-22-7 0-11 5-11 11s4 11 11 11c3 0 6 0 8-2 0-1 0-1 1-1 0 1 0 0 0 3 0 16-7 28-14 36-2 1-2 2-2 3s1 2 1 2c3 0 20-16 20-41z"><text:p/></draw:path><draw:path draw:style-name="gr526" draw:text-style-name="P49" svg:width="0.096cm" svg:height="0.134cm" svg:x="0.387cm" svg:y="0.11cm" svg:viewBox="0 0 97 135" svg:d="M97 13c0-3 0-3 0-5 0-4-3-6-6-6-2 0-5 2-7 5-1 1-2 7-3 11-2 5-3 11-4 17-3 12-7 25-10 38 0 3-9 17-24 17-11 0-12-9-12-16 0-10 3-23 10-42 3-8 5-10 5-15 0-9-8-17-18-17-20 0-28 31-28 32 0 3 2 3 3 3 2 0 2-1 3-4 6-20 14-26 22-26 1 0 4 0 4 6s-1 11-3 15c-9 23-12 35-12 44 0 19 13 25 26 25 8 0 15-3 21-9-3 11-5 21-14 32-6 7-13 13-23 13-3 0-13-1-16-8 3 0 6 0 9-3 2-2 4-4 4-9 0-6-5-7-8-7-5 0-11 3-11 14 0 10 9 17 22 17 22 0 43-18 49-42 7-26 14-53 21-80z"><text:p/></draw:path><draw:path draw:style-name="gr527" draw:text-style-name="P49" svg:width="0.048cm" svg:height="0.209cm" svg:x="0.504cm" svg:y="0.046cm" svg:viewBox="0 0 49 210" svg:d="M49 105c0-16-2-41-14-65-13-26-31-40-33-40-1 0-2 1-2 2s0 1 4 5c21 21 33 54 33 98 0 36-8 72-34 99-3 3-3 3-3 3 0 2 1 3 2 3 2 0 21-15 33-41 11-23 14-46 14-64z"><text:p/></draw:path><draw:path draw:style-name="gr528" draw:text-style-name="P49" svg:width="0.139cm" svg:height="0.049cm" svg:x="0.645cm" svg:y="0.126cm" svg:viewBox="0 0 140 50" svg:d="M133 9c3 0 7-1 7-5s-4-4-7-4c-42 0-84 0-126 0-3 0-7 0-7 4s4 5 7 5c42 0 84 0 126 0zM133 50c3 0 7 0 7-4 0-5-4-5-7-5-42 0-84 0-126 0-3 0-7 0-7 5 0 4 4 4 7 4 42 0 84 0 126 0z"><text:p/></draw:path><draw:path draw:style-name="gr529" draw:text-style-name="P49" svg:width="0.093cm" svg:height="0.04cm" svg:x="0.927cm" svg:y="0cm" svg:viewBox="0 0 94 41" svg:d="M75 25c-3 3-10 9-10 12s2 4 5 4c1 0 3-1 3-2 3-3 8-9 17-14 2 0 4-2 4-4s-2-4-3-4c-5-4-7-7-9-12 0-2-1-5-4-5s-4 3-4 4 1 8 5 13c-24 0-48 0-71 0-4 0-8 0-8 4s4 4 8 4c22 0 45 0 67 0z"><text:p/></draw:path><draw:path draw:style-name="gr530" draw:text-style-name="P49" svg:width="0.13cm" svg:height="0.151cm" svg:x="0.862cm" svg:y="0.055cm" svg:viewBox="0 0 131 152" svg:d="M32 128c11-17 14-30 17-42 7-28 16-54 28-69 3-2 5-4 12-4 14 0 15 15 15 18s-1 6-1 7c0 2 0 1 1 2 3 0 9-3 14-6 4-3 6-5 6-14 0-12-6-20-18-20-6 0-25 2-45 22-17 18-27 55-32 71-3 15-5 21-11 34-2 2-7 11-10 14-6 5-8 9-8 10s1 1 2 1 5 0 11-4c3-2 4-3 9-8 10 0 18 2 31 6 11 3 21 6 32 6 17 0 34-12 41-22 4-5 5-10 5-11 0-2 0-1-1-2-3 0-8 3-12 5-6 4-6 6-7 8-1 4-2 5-4 7-1 2-1 2-4 2-11 0-21-3-35-7-6-1-18-4-28-4-3 0-6 0-8 0z"><text:p/></draw:path><draw:path draw:style-name="gr531" draw:text-style-name="P49" svg:width="0.139cm" svg:height="0.049cm" svg:x="1.071cm" svg:y="0.126cm" svg:viewBox="0 0 140 50" svg:d="M133 9c3 0 7-1 7-5s-4-4-7-4c-42 0-84 0-126 0-3 0-7 0-7 4s4 5 7 5c42 0 84 0 126 0zM133 50c3 0 7 0 7-4 0-5-4-5-7-5-42 0-84 0-126 0-3 0-7 0-7 5 0 4 4 4 7 4 42 0 84 0 126 0z"><text:p/></draw:path><draw:path draw:style-name="gr532" draw:text-style-name="P49" svg:width="0.073cm" svg:height="0.209cm" svg:x="1.297cm" svg:y="0.046cm" svg:viewBox="0 0 74 210" svg:d="M44 28c0-8 6-22 29-23 1-1 1-1 1-3s-1-2-3-2c-22 0-41 11-41 26 0 17 0 32 0 48 0 9 0 15-8 22-8 6-16 6-20 7-1 0-2 1-2 2 0 2 1 2 3 2 14 1 24 9 26 19 1 2 1 2 1 10 0 14 0 28 0 41 0 9 0 16 10 24 9 6 22 9 31 9 2 0 3 0 3-3 0-1-1-1-3-2-13-1-24-7-26-18-1-2-1-2-1-10 0-15 0-29 0-44 0-10-1-13-8-20-5-4-11-6-17-8 18-5 25-15 25-27 0-16 0-33 0-50z"><text:p/></draw:path><draw:path draw:style-name="gr533" draw:text-style-name="P49" svg:width="0.045cm" svg:height="0.146cm" svg:x="1.396cm" svg:y="0.058cm" svg:viewBox="0 0 46 147" svg:d="M46 2c0 0 0-2-3-2-5 0-21 2-26 2-2 0-4 0-4 5 0 1 2 1 5 1 10 0 10 3 10 4s0 3 0 4c-9 35-18 70-27 106 0 2-1 3-1 6 0 12 10 19 19 19 7 0 13-4 16-12 4-7 6-19 6-19 0-2-1-2-2-2-2 0-2 0-3 3-4 14-8 26-16 26-6 0-6-7-6-10 0-5 0-5 1-10 10-40 20-80 31-121z"><text:p/></draw:path><draw:path draw:style-name="gr534" draw:text-style-name="P49" svg:width="0.052cm" svg:height="0.097cm" svg:x="1.467cm" svg:y="0.137cm" svg:viewBox="0 0 53 98" svg:d="M33 4c0-4 0-4-4-4-10 9-23 10-29 10 0 1 0 3 0 4 4 0 13 0 21-4 0 25 0 51 0 76 0 4 0 6-14 6-2 0-5 0-6 0 0 2 0 4 0 6 3 0 21-1 26-1s23 1 26 1c0-2 0-4 0-6-1 0-3 0-5 0-15 0-15-2-15-6 0-28 0-55 0-82z"><text:p/></draw:path><draw:path draw:style-name="gr535" draw:text-style-name="P49" svg:width="0.024cm" svg:height="0.062cm" svg:x="1.563cm" svg:y="0.181cm" svg:viewBox="0 0 25 63" svg:d="M25 22c0-14-6-22-14-22-7 0-11 5-11 11s4 11 11 11c3 0 5 0 8-2 0-1 0-1 0-1 1 0 1 0 1 3 0 16-7 28-15 36-2 1-2 2-2 3s1 2 2 2c3 0 20-16 20-41z"><text:p/></draw:path><draw:path draw:style-name="gr536" draw:text-style-name="P49" svg:width="0.021cm" svg:height="0.021cm" svg:x="1.657cm" svg:y="0.181cm" svg:viewBox="0 0 22 22" svg:d="M22 11c0-6-5-11-11-11-7 0-11 5-11 11s4 11 11 11c6 0 11-5 11-11z"><text:p/></draw:path><draw:path draw:style-name="gr537" draw:text-style-name="P49" svg:width="0.021cm" svg:height="0.021cm" svg:x="1.75cm" svg:y="0.181cm" svg:viewBox="0 0 22 22" svg:d="M22 11c0-6-5-11-11-11s-11 5-11 11 5 11 11 11 11-5 11-11z"><text:p/></draw:path><draw:path draw:style-name="gr538" draw:text-style-name="P49" svg:width="0.021cm" svg:height="0.021cm" svg:x="1.844cm" svg:y="0.181cm" svg:viewBox="0 0 22 22" svg:d="M22 11c0-6-5-11-11-11s-11 5-11 11 5 11 11 11 11-5 11-11z"><text:p/></draw:path><draw:path draw:style-name="gr539" draw:text-style-name="P49" svg:width="0.024cm" svg:height="0.062cm" svg:x="1.938cm" svg:y="0.181cm" svg:viewBox="0 0 25 63" svg:d="M25 22c0-14-5-22-14-22-7 0-11 5-11 11s4 11 11 11c3 0 6 0 8-2 0-1 0-1 1-1 0 1 0 0 0 3 0 16-7 28-14 36-2 1-2 2-2 3s1 2 2 2c2 0 19-16 19-41z"><text:p/></draw:path><draw:path draw:style-name="gr540" draw:text-style-name="P49" svg:width="0.044cm" svg:height="0.146cm" svg:x="2.022cm" svg:y="0.058cm" svg:viewBox="0 0 45 147" svg:d="M45 2c0 0 0-2-2-2-6 0-21 2-26 2-2 0-4 0-4 5 0 1 1 1 5 1 10 0 10 3 10 4s0 3 0 4c-9 35-18 70-27 106 0 2-1 3-1 6 0 12 9 19 19 19 7 0 12-4 16-12 4-7 6-19 6-19 0-2-1-2-2-2-2 0-2 0-3 3-4 14-8 26-16 26-7 0-7-7-7-10 0-5 1-5 1-10 11-40 21-80 31-121z"><text:p/></draw:path><draw:path draw:style-name="gr541" draw:text-style-name="P49" svg:width="0.13cm" svg:height="0.1cm" svg:x="2.086cm" svg:y="0.134cm" svg:viewBox="0 0 131 101" svg:d="M113 16c2-5 4-11 16-11 1 0 2 0 2-3 0-1 0-2-1-2-5 0-11 1-16 1-4 0-12-1-16-1 0 0-3 0-3 4 0 1 2 1 4 1 7 0 9 3 9 6 0 2 0 2-1 4-5 22-10 43-15 64-13-26-25-51-38-77-1-2-1-2-5-2-6 0-14 0-20 0-3 0-5 0-5 4 0 1 2 1 5 1s6 0 9 1c-6 26-13 53-19 79-2 5-4 10-16 10-1 0-3 0-3 3 0 2 1 3 2 3 5 0 11-1 16-1 3 0 12 1 16 1 1 0 3-1 3-3 0-3-2-3-4-3-10 0-10-4-10-6 0 0 0-1 1-3 7-25 13-51 19-76 15 30 29 59 43 88 2 3 2 3 3 3 3 0 3-1 3-3 7-28 14-55 21-82z"><text:p/></draw:path><draw:path draw:style-name="gr542" draw:text-style-name="P49" svg:width="0.074cm" svg:height="0.209cm" svg:x="2.251cm" svg:y="0.046cm" svg:viewBox="0 0 75 210" svg:d="M31 182c0 8-6 22-29 23-1 1-2 1-2 2 0 3 2 3 4 3 21 0 40-10 40-27 0-15 0-31 0-48 0-7 0-14 9-21 8-6 15-6 20-7 1 0 2 0 2-2s-1-2-4-2c-13-1-24-8-26-19-1-2-1-3-1-10 0-14 0-28 0-42 0-9 0-15-10-24-8-6-23-8-30-8-2 0-4 0-4 2s1 2 4 3c13 0 23 7 26 18 1 2 1 2 1 10 0 14 0 29 0 44 0 10 1 13 8 20 4 4 10 7 16 8-17 5-24 15-24 26 0 17 0 34 0 51z"><text:p/></draw:path><draw:path draw:style-name="gr543" draw:text-style-name="P49" svg:width="0.109cm" svg:height="0.098cm" svg:x="2.348cm" svg:y="0.028cm" svg:viewBox="0 0 110 99" svg:d="M65 10c2-4 2-5 5-5 1 0 6 0 9 0 9 0 13 0 16 2 7 1 8 6 8 11 0 2 0 4-2 12 0 1 0 1 0 2s1 2 3 2 2-2 2-4c1-10 3-19 4-28 0-2-1-2-4-2-30 0-61 0-91 0-4 0-4 0-5 3-3 8-6 17-9 26 0 0-1 2-1 3 0 0 1 2 2 2 2 0 3-1 3-4 9-23 14-25 36-25 3 0 5 0 7 0 4 0 4 0 4 2 0 1 0 1 0 3-7 25-13 51-20 77-1 6-1 7-17 7-5 0-7 0-7 3 0 1 0 2 3 2 4 0 8 0 12 0 5 0 9 0 13 0s10 0 14 0c3 0 8 0 12 0 1 0 3 0 3-3 0-2-1-2-6-2-3 0-6 0-9 0-4-1-4-1-4-3 0-1 0-1 0-4 7-25 13-51 19-77z"><text:p/></draw:path><draw:path draw:style-name="gr544" draw:text-style-name="P49" svg:width="0.024cm" svg:height="0.062cm" svg:x="2.492cm" svg:y="0.181cm" svg:viewBox="0 0 25 63" svg:d="M25 22c0-14-6-22-14-22-7 0-11 5-11 11s4 11 11 11c3 0 6 0 8-2 0-1 0-1 1-1 0 1 0 0 0 3 0 16-7 28-14 36-2 1-2 2-2 3s1 2 1 2c3 0 20-16 20-41z"><text:p/></draw:path><draw:path draw:style-name="gr545" draw:text-style-name="P49" svg:width="0.044cm" svg:height="0.146cm" svg:x="2.788cm" svg:y="0.058cm" svg:viewBox="0 0 45 147" svg:d="M45 2c0 0 0-2-2-2-5 0-21 2-26 2-2 0-4 0-4 5 0 1 2 1 5 1 10 0 10 3 10 4s0 3 0 4c-9 35-18 70-27 106 0 2-1 3-1 6 0 12 9 19 19 19 7 0 12-4 16-12 4-7 6-19 6-19 0-2-1-2-2-2-2 0-2 0-3 3-4 14-8 26-16 26-7 0-7-7-7-10 0-5 1-5 2-10 10-40 20-80 30-121z"><text:p/></draw:path><draw:path draw:style-name="gr546" draw:text-style-name="P49" svg:width="0.089cm" svg:height="0.065cm" svg:x="2.849cm" svg:y="0.17cm" svg:viewBox="0 0 90 66" svg:d="M11 55c-1 3-1 6-1 7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8z"><text:p/></draw:path><draw:path draw:style-name="gr547" draw:text-style-name="P49" svg:width="0.139cm" svg:height="0.049cm" svg:x="3.027cm" svg:y="0.126cm" svg:viewBox="0 0 140 50" svg:d="M133 9c3 0 7-1 7-5s-4-4-7-4c-42 0-84 0-126 0-3 0-7 0-7 4s4 5 7 5c42 0 84 0 126 0zM133 50c3 0 7 0 7-4 0-5-4-5-7-5-42 0-84 0-126 0-3 0-7 0-7 5 0 4 4 4 7 4 42 0 84 0 126 0z"><text:p/></draw:path><draw:path draw:style-name="gr548" draw:text-style-name="P49" svg:width="0.007cm" svg:height="0.209cm" svg:x="3.263cm" svg:y="0.046cm" svg:viewBox="0 0 8 210" svg:d="M8 8c0-4 0-8-4-8s-4 4-4 8c0 64 0 129 0 194 0 4 0 8 4 8s4-4 4-8c0-65 0-130 0-194z"><text:p/></draw:path><draw:path draw:style-name="gr549" draw:text-style-name="P49" svg:width="0.104cm" svg:height="0.094cm" svg:x="3.302cm" svg:y="0.11cm" svg:viewBox="0 0 105 95" svg:d="M64 29c1-5 6-24 21-24 1 0 6 0 11 2-6 1-10 7-10 12 0 3 2 7 8 7 4 0 11-4 11-12 0-11-13-14-20-14-12 0-19 11-22 16-5-14-16-16-22-16-22 0-34 27-34 32 0 3 1 3 2 3 2 0 2-1 3-3 7-22 21-27 28-27 4 0 12 2 12 14 0 6-4 21-12 50-3 13-11 21-20 21-1 0-6 0-10-2 5-1 9-5 9-11s-4-7-8-7c-6 0-11 5-11 11 0 10 11 14 20 14 14 0 21-14 22-16 2 8 10 16 23 16 21 0 33-27 33-32 0-2-1-2-2-2-2 0-2 1-3 2-7 23-21 27-28 27-8 0-12-6-12-13 0-4 2-9 4-19 2-9 5-19 7-29z"><text:p/></draw:path><draw:path draw:style-name="gr550" draw:text-style-name="P49" svg:width="0.09cm" svg:height="0.065cm" svg:x="3.423cm" svg:y="0.17cm" svg:viewBox="0 0 91 66" svg:d="M11 55c0 3-1 6-1 7 0 3 3 4 5 4s5-2 5-3c1-1 2-6 3-9s3-10 3-13c2-4 2-7 3-10 2-6 2-8 6-14s11-13 22-13c9 0 9 7 9 10 0 9-7 26-9 32-1 4-2 5-2 7 0 8 7 13 14 13 15 0 22-20 22-22s-2-1-3-2c-2 0-2 1-3 2-3 12-9 18-15 18-3 0-4-2-4-5 0-4 1-5 3-12 2-5 8-20 8-28 0-15-11-17-19-17-12 0-21 7-25 13-1-10-10-13-16-13s-10 4-12 8c-3 5-5 14-5 14 0 2 2 1 2 2 3 0 3 0 4-4 2-9 5-16 11-16 3 0 5 3 5 7 0 3-2 8-3 12-1 5-2 11-3 14-2 6-3 12-5 18z"><text:p/></draw:path><draw:path draw:style-name="gr551" draw:text-style-name="P49" svg:width="0.128cm" svg:height="0.007cm" svg:x="3.596cm" svg:y="0.145cm" svg:viewBox="0 0 129 8" svg:d="M122 8c3 0 7 0 7-4s-4-4-7-4c-38 0-76 0-114 0-4 0-8 0-8 4s4 4 8 4c38 0 76 0 114 0z"><text:p/></draw:path><draw:path draw:style-name="gr552" draw:text-style-name="P49" svg:width="0.096cm" svg:height="0.134cm" svg:x="3.795cm" svg:y="0.11cm" svg:viewBox="0 0 97 135" svg:d="M96 13c1-3 1-3 1-5 0-4-3-6-6-6-2 0-6 2-8 5 0 1-1 7-3 11-1 5-3 11-4 17-3 12-6 25-9 38-1 3-10 17-24 17-11 0-13-9-13-16 0-10 4-23 11-42 3-8 4-10 4-15 0-9-7-17-17-17-20 0-28 31-28 32 0 3 2 3 2 3 2 0 3-1 4-4 5-20 14-26 21-26 2 0 5 0 5 6s-2 11-3 15c-9 23-13 35-13 44 0 19 14 25 26 25 8 0 16-3 22-9-3 11-6 21-14 32-6 7-13 13-24 13-3 0-12-1-15-8 3 0 6 0 9-3 2-2 4-4 4-9 0-6-6-7-8-7-5 0-12 3-12 14 0 10 10 17 22 17 23 0 44-18 50-42 7-26 13-53 20-80z"><text:p/></draw:path><draw:path draw:style-name="gr553" draw:text-style-name="P49" svg:width="0.09cm" svg:height="0.065cm" svg:x="3.899cm" svg:y="0.17cm" svg:viewBox="0 0 91 66" svg:d="M11 55c0 3-1 6-1 7 0 3 3 4 5 4s4-2 5-3c2-1 3-6 3-9 1-3 3-10 3-13 2-4 2-7 3-10 2-6 2-8 6-14 5-6 11-13 23-13 8 0 8 7 8 10 0 9-6 26-8 32-2 4-3 5-3 7 0 8 7 13 14 13 15 0 22-20 22-22s-2-1-3-2c-2 0-2 1-3 2-3 12-9 18-15 18-3 0-4-2-4-5 0-4 1-5 4-12 1-5 7-20 7-28 0-15-11-17-19-17-12 0-21 7-25 13-1-10-10-13-16-13s-10 4-12 8c-3 5-5 14-5 14 0 2 2 2 3 2 2 0 2 0 3-4 2-9 5-16 11-16 3 0 5 3 5 7 0 3-2 8-3 12-1 5-2 11-3 14-2 6-3 12-5 18z"><text:p/></draw:path><draw:path draw:style-name="gr554" draw:text-style-name="P49" svg:width="0.007cm" svg:height="0.209cm" svg:x="4.032cm" svg:y="0.046cm" svg:viewBox="0 0 8 210" svg:d="M8 8c0-4 0-8-4-8s-4 4-4 8c0 64 0 129 0 194 0 4 0 8 4 8s4-4 4-8c0-65 0-130 0-194z"><text:p/></draw:path></draw:g></text:span><text:span text:style-name="T4"><text:s/>less sensitive to outliers. </text:span><text:span text:style-name="T31">Not differentiable</text:span></text:p><text:p text:style-name="P25"><text:span text:style-name="T59">Smooth L1</text:span><text:span text:style-name="T32">:</text:span><text:span text:style-name="T31"> </text:span><text:span text:style-name="T31"><draw:g text:anchor-type="as-char" svg:y="-0.18cm" draw:z-index="78" draw:style-name="gr1"><svg:title>TexMaths</svg:title><svg:desc>6§inline§\frac{1}{n}§svg§600§TRUE§</svg:desc><draw:path draw:style-name="gr437" draw:text-style-name="P49" svg:width="0.053cm" svg:height="0.097cm" svg:x="0.026cm" svg:y="0cm" svg:viewBox="0 0 54 98" svg:d="M34 4c0-4-1-4-5-4-9 9-23 10-29 10 0 1 0 3 0 5 4 0 13 0 22-4 0 25 0 50 0 75 0 5 0 6-15 6-2 0-4 0-6 0 0 2 0 4 0 6 3 0 21-1 27-1 4 0 23 1 26 1 0-2 0-4 0-6-2 0-4 0-6 0-14 0-14-1-14-6 0-28 0-55 0-82z"><text:p/></draw:path><draw:path draw:style-name="gr438" draw:text-style-name="P49" svg:width="0.103cm" svg:height="0.007cm" svg:x="0cm" svg:y="0.123cm" svg:viewBox="0 0 104 8" svg:d="M0 0c34 0 69 0 104 0 0 3 0 5 0 8-35 0-70 0-104 0 0-3 0-5 0-8z"><text:p/></draw:path><draw:path draw:style-name="gr439" draw:text-style-name="P49"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1"><draw:g text:anchor-type="as-char" svg:y="-0.159cm" draw:z-index="79" draw:style-name="gr1"><svg:title>TexMaths</svg:title><svg:desc>6§inline§\sum_i z_i§svg§600§TRUE§</svg:desc><draw:path draw:style-name="gr433" draw:text-style-name="P49"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434" draw:text-style-name="P49"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435" draw:text-style-name="P49"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436" draw:text-style-name="P49"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1">, <text:s text:c="2"/></text:span><text:span text:style-name="T31"><draw:g text:anchor-type="as-char" svg:y="-0.316cm" draw:z-index="77" draw:style-name="gr1"><svg:title>TexMaths</svg:title><svg:desc>6§latex§z_i = \begin{cases}
            0.5(x_i-y_i)^2, &amp; if |x_i - y_i| &lt; 1 \\ |x_i - y_i | - 0.5, &amp; otherwise
        \end{cases}§svg§600§TRUE§</svg:desc><draw:path draw:style-name="gr440" draw:text-style-name="P49"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441" draw:text-style-name="P49" svg:width="0.036cm" svg:height="0.079cm" svg:x="0.078cm" svg:y="0.243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442" draw:text-style-name="P49" svg:width="0.115cm" svg:height="0.039cm" svg:x="0.189cm" svg:y="0.235cm" svg:viewBox="0 0 116 40" svg:d="M110 7c3 0 6 0 6-4 0-3-3-3-5-3-35 0-70 0-105 0-3 0-6 0-6 3 0 4 3 4 6 4 35 0 70 0 104 0zM111 40c2 0 5 0 5-4 0-3-3-3-6-3-34 0-69 0-104 0-3 0-6 0-6 3 0 4 3 4 6 4 35 0 70 0 105 0z"><text:p/></draw:path><draw:path draw:style-name="gr443" draw:text-style-name="P49"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444" draw:text-style-name="P49"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445" draw:text-style-name="P49" svg:width="0.017cm" svg:height="0.017cm" svg:x="0.607cm" svg:y="0.164cm" svg:viewBox="0 0 18 18" svg:d="M18 9c0-5-4-9-9-9-6 0-9 3-9 9 0 5 3 9 9 9 5 0 9-4 9-9z"><text:p/></draw:path><draw:path draw:style-name="gr446" draw:text-style-name="P49"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447" draw:text-style-name="P49" svg:width="0.039cm" svg:height="0.169cm" svg:x="0.746cm" svg:y="0.054cm" svg:viewBox="0 0 40 170" svg:d="M40 168c0-1 0-1-3-4-22-21-27-53-27-79 0-30 6-59 28-81 2-2 2-2 2-3s0-1-1-1c-2 0-18 12-28 33-9 19-11 38-11 52 0 13 2 33 11 53 11 20 26 32 28 32 1 0 1-1 1-2z"><text:p/></draw:path><draw:path draw:style-name="gr448" draw:text-style-name="P49"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449" draw:text-style-name="P49"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450" draw:text-style-name="P49" svg:width="0.106cm" svg:height="0.006cm" svg:x="1.008cm" svg:y="0.136cm" svg:viewBox="0 0 107 7" svg:d="M101 7c3 0 6 0 6-4 0-3-3-3-6-3-32 0-64 0-95 0-3 0-6 0-6 3 0 4 3 4 6 4 31 0 63 0 95 0z"><text:p/></draw:path><draw:path draw:style-name="gr451" draw:text-style-name="P49"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452" draw:text-style-name="P49"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453" draw:text-style-name="P49" svg:width="0.04cm" svg:height="0.169cm" svg:x="1.322cm" svg:y="0.054cm" svg:viewBox="0 0 41 170" svg:d="M41 85c0-13-2-34-12-53-11-21-26-32-27-32s-2 0-2 1 0 1 3 4c17 17 27 44 27 80 0 29-6 59-28 80-2 2-2 2-2 3s1 2 2 2 17-12 28-34c9-18 11-37 11-51z"><text:p/></draw:path><draw:path draw:style-name="gr454" draw:text-style-name="P49"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455" draw:text-style-name="P49" svg:width="0.019cm" svg:height="0.05cm" svg:x="1.473cm" svg:y="0.164cm" svg:viewBox="0 0 20 51" svg:d="M20 18c0-12-4-18-11-18-6 0-9 4-9 9s3 9 9 9c2 0 4-1 6-3 1 0 1 0 1 0v3c0 12-6 23-12 28-2 2-2 2-2 3s1 2 2 2c2 0 16-13 16-33z"><text:p/></draw:path><draw:path draw:style-name="gr456" draw:text-style-name="P49"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457" draw:text-style-name="P49"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458" draw:text-style-name="P49" svg:width="0.006cm" svg:height="0.169cm" svg:x="1.964cm" svg:y="0.054cm" svg:viewBox="0 0 7 170" svg:d="M7 6c0-3 0-6-4-6-3 0-3 3-3 6 0 52 0 105 0 157 0 3 0 7 3 7 4 0 4-4 4-7 0-52 0-105 0-157z"><text:p/></draw:path><draw:path draw:style-name="gr459" draw:text-style-name="P49"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460" draw:text-style-name="P49"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461" draw:text-style-name="P49" svg:width="0.106cm" svg:height="0.006cm" svg:x="2.203cm" svg:y="0.136cm" svg:viewBox="0 0 107 7" svg:d="M101 7c3 0 6 0 6-4 0-3-3-3-6-3-32 0-64 0-95 0-3 0-6 0-6 3 0 4 3 4 6 4 31 0 63 0 95 0z"><text:p/></draw:path><draw:path draw:style-name="gr462" draw:text-style-name="P49"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463" draw:text-style-name="P49"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464" draw:text-style-name="P49" svg:width="0.006cm" svg:height="0.169cm" svg:x="2.528cm" svg:y="0.054cm" svg:viewBox="0 0 7 170" svg:d="M7 6c0-3 0-6-4-6-3 0-3 3-3 6 0 52 0 105 0 157 0 3 0 7 3 7 4 0 4-4 4-7 0-52 0-105 0-157z"><text:p/></draw:path><draw:path draw:style-name="gr465" draw:text-style-name="P49" svg:width="0.106cm" svg:height="0.098cm" svg:x="2.619cm" svg:y="0.09cm" svg:viewBox="0 0 107 99" svg:d="M104 7c2-1 3-2 3-4s-1-3-3-3c-1 0-1 0-4 1-32 15-64 30-97 44-2 1-3 2-3 4s1 3 3 4c33 15 65 30 97 45 3 1 3 1 4 1 2 0 3-2 3-4s-1-3-3-4c-31-14-62-28-92-42 30-14 61-28 92-42z"><text:p/></draw:path><draw:path draw:style-name="gr466" draw:text-style-name="P49"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467" draw:text-style-name="P49" svg:width="0.006cm" svg:height="0.169cm" svg:x="0.526cm" svg:y="0.298cm" svg:viewBox="0 0 7 170" svg:d="M7 6c0-3 0-6-4-6-3 0-3 3-3 6 0 53 0 105 0 158 0 3 0 6 3 6 4 0 4-3 4-6 0-53 0-105 0-158z"><text:p/></draw:path><draw:path draw:style-name="gr468" draw:text-style-name="P49" svg:width="0.086cm" svg:height="0.076cm" svg:x="0.559cm" svg:y="0.349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469" draw:text-style-name="P49"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470" draw:text-style-name="P49" svg:width="0.106cm" svg:height="0.006cm" svg:x="0.765cm" svg:y="0.379cm" svg:viewBox="0 0 107 7" svg:d="M101 7c3 0 6 0 6-4 0-3-3-3-6-3-32 0-64 0-95 0-3 0-6 0-6 3 0 4 3 4 6 4 31 0 63 0 95 0z"><text:p/></draw:path><draw:path draw:style-name="gr471" draw:text-style-name="P49" svg:width="0.08cm" svg:height="0.109cm" svg:x="0.93cm" svg:y="0.349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472" draw:text-style-name="P49"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473" draw:text-style-name="P49" svg:width="0.006cm" svg:height="0.169cm" svg:x="1.09cm" svg:y="0.298cm" svg:viewBox="0 0 7 170" svg:d="M7 6c0-3 0-6-4-6-3 0-3 3-3 6 0 53 0 105 0 158 0 3 0 6 3 6 4 0 4-3 4-6 0-53 0-105 0-158z"><text:p/></draw:path><draw:path draw:style-name="gr474" draw:text-style-name="P49" svg:width="0.106cm" svg:height="0.006cm" svg:x="1.171cm" svg:y="0.379cm" svg:viewBox="0 0 107 7" svg:d="M101 7c3 0 6 0 6-4 0-3-3-3-6-3-32 0-64 0-95 0-3 0-6 0-6 3 0 4 3 4 6 4 31 0 63 0 95 0z"><text:p/></draw:path><draw:path draw:style-name="gr475" draw:text-style-name="P49"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476" draw:text-style-name="P49" svg:width="0.017cm" svg:height="0.017cm" svg:x="1.433cm" svg:y="0.406cm" svg:viewBox="0 0 18 18" svg:d="M18 9c0-5-4-9-9-9s-9 4-9 9 4 9 9 9 9-4 9-9z"><text:p/></draw:path><draw:path draw:style-name="gr477" draw:text-style-name="P49"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478" draw:text-style-name="P49" svg:width="0.019cm" svg:height="0.05cm" svg:x="1.57cm" svg:y="0.406cm" svg:viewBox="0 0 20 51" svg:d="M20 18c0-11-4-18-11-18-6 0-9 4-9 9s3 9 9 9c2 0 4-1 6-2 1-1 0-1 1-1v3c0 12-6 23-12 28-2 2-2 2-2 3s1 2 2 2c2 0 16-13 16-33z"><text:p/></draw:path><draw:path draw:style-name="gr479" draw:text-style-name="P49" svg:width="0.074cm" svg:height="0.076cm" svg:x="1.785cm" svg:y="0.349cm" svg:viewBox="0 0 75 77" svg:d="M75 29c0-18-12-29-28-29-24 0-47 24-47 48 0 17 11 29 28 29 23 0 47-23 47-48zM28 73c-8 0-15-5-15-18 0-9 4-27 10-36 9-13 19-15 24-15 10 0 15 8 15 18 0 7-4 25-10 36-6 10-16 15-24 15z"><text:p/></draw:path><draw:path draw:style-name="gr480" draw:text-style-name="P49"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481" draw:text-style-name="P49"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482" draw:text-style-name="P49" svg:width="0.066cm" svg:height="0.076cm" svg:x="2.035cm" svg:y="0.349cm" svg:viewBox="0 0 67 77" svg:d="M25 36c5 0 18 0 27-4 12-5 13-15 13-18 0-7-7-14-19-14-20 0-46 16-46 46 0 18 10 31 27 31 26 0 40-18 40-20 0-1-1-2-2-2s-1 0-2 2c-14 16-33 16-35 16-14 0-15-14-15-19 0-2 0-8 2-18 3 0 7 0 10 0zM16 32c7-26 25-28 30-28 8 0 13 5 13 10 0 18-28 18-35 18-3 0-5 0-8 0z"><text:p/></draw:path><draw:path draw:style-name="gr483" draw:text-style-name="P49" svg:width="0.07cm" svg:height="0.076cm" svg:x="2.113cm" svg:y="0.349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484" draw:text-style-name="P49" svg:width="0.115cm" svg:height="0.076cm" svg:x="2.197cm" svg:y="0.349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485" draw:text-style-name="P49"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486" draw:text-style-name="P49" svg:width="0.064cm" svg:height="0.076cm" svg:x="2.391cm" svg:y="0.349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487" draw:text-style-name="P49" svg:width="0.066cm" svg:height="0.076cm" svg:x="2.472cm" svg:y="0.349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1"><text:s/></text:span><text:span text:style-name="T32">f</text:span><text:span text:style-name="T31">or errors close to zero, it behaves like the L2 loss, </text:span><text:span text:style-name="T32">else L1. Robust to outliers.</text:span></text:p><text:p text:style-name="P27"><text:span text:style-name="T59">N</text:span><text:span text:style-name="T2">egative Log-likelihood</text:span><text:span text:style-name="T4">: </text:span><text:span text:style-name="T4"><draw:g text:anchor-type="as-char" svg:y="-0.233cm" draw:z-index="80" draw:style-name="gr1"><svg:title>TexMaths</svg:title><svg:desc>6§inline§\ell(x,y) &amp; = \vec{\mathcal L} = \{l_1, \ldots, l_N \}^T, l_n = -w_{y_n} x_{n,y_n},§svg§600§TRUE§</svg:desc><draw:path draw:style-name="gr397" draw:text-style-name="P49"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398" draw:text-style-name="P49" svg:width="0.044cm" svg:height="0.209cm" svg:x="0.097cm" svg:y="0.045cm" svg:viewBox="0 0 45 210" svg:d="M45 208c0-1 0-1-3-5-24-27-30-66-30-98 0-37 7-73 30-99 3-3 3-3 3-4s-1-2-2-2c-2 0-19 14-30 41-10 23-13 47-13 64s2 41 13 65c12 26 28 40 30 40 1 0 2-1 2-2z"><text:p/></draw:path><draw:path draw:style-name="gr399" draw:text-style-name="P49" svg:width="0.095cm" svg:height="0.094cm" svg:x="0.158cm" svg:y="0.109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400" draw:text-style-name="P49" svg:width="0.022cm" svg:height="0.062cm" svg:x="0.28cm" svg:y="0.18cm" svg:viewBox="0 0 23 63" svg:d="M23 22c0-14-5-22-13-22-6 0-10 5-10 11s4 11 10 11c3 0 5 0 7-2 1-1 1-1 1-1 0 1 1 0 1 3 0 16-7 28-14 35-2 2-2 3-2 4s1 2 2 2c2 0 18-16 18-41z"><text:p/></draw:path><draw:path draw:style-name="gr401" draw:text-style-name="P49" svg:width="0.088cm" svg:height="0.135cm" svg:x="0.355cm" svg:y="0.109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402" draw:text-style-name="P49" svg:width="0.044cm" svg:height="0.209cm" svg:x="0.462cm" svg:y="0.045cm" svg:viewBox="0 0 45 210" svg:d="M45 105c0-16-2-41-13-65-12-26-28-40-30-40-1 0-2 1-2 2s0 1 4 5c19 21 30 54 30 98 0 35-8 73-31 99-3 3-3 3-3 4s1 2 2 2c2 0 19-14 31-41 10-23 12-46 12-64z"><text:p/></draw:path><draw:path draw:style-name="gr403" draw:text-style-name="P49" svg:width="0.128cm" svg:height="0.049cm" svg:x="0.59cm" svg:y="0.126cm" svg:viewBox="0 0 129 50" svg:d="M122 9c3 0 7-1 7-5s-4-4-7-4c-39 0-77 0-115 0-3 0-7 0-7 4s4 5 7 5c38 0 76 0 115 0zM122 50c3 0 7 0 7-4 0-5-4-5-7-5-39 0-77 0-115 0-3 0-7 0-7 5 0 4 4 4 7 4 38 0 76 0 115 0z"><text:p/></draw:path><draw:path draw:style-name="gr404" draw:text-style-name="P49" svg:width="0.085cm" svg:height="0.041cm" svg:x="0.848cm" svg:y="0cm" svg:viewBox="0 0 86 42" svg:d="M69 25c-3 3-9 9-9 13 0 2 2 4 4 4 1 0 2-2 3-3 3-3 7-9 15-14 2 0 4-2 4-4s-1-3-3-4c-4-3-6-7-8-12 0-2-1-5-4-5-2 0-3 3-3 5 0 0 1 8 4 12-21 0-43 0-65 0-3 0-7 0-7 4s4 4 7 4c20 0 41 0 62 0z"><text:p/></draw:path><draw:path draw:style-name="gr405" draw:text-style-name="P49"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406" draw:text-style-name="P49" svg:width="0.128cm" svg:height="0.049cm" svg:x="0.981cm" svg:y="0.126cm" svg:viewBox="0 0 129 50" svg:d="M122 9c3 0 7-1 7-5s-4-4-7-4c-39 0-77 0-115 0-3 0-7 0-7 4s4 5 7 5c38 0 76 0 115 0zM122 50c3 0 7 0 7-4 0-5-4-5-7-5-39 0-77 0-115 0-3 0-7 0-7 5 0 4 4 4 7 4 38 0 76 0 115 0z"><text:p/></draw:path><draw:path draw:style-name="gr407" draw:text-style-name="P49"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408" draw:text-style-name="P49" svg:width="0.041cm" svg:height="0.147cm" svg:x="1.278cm" svg:y="0.056cm" svg:viewBox="0 0 42 148" svg:d="M42 2c0 0 0-2-3-2-4 0-19 2-24 2-1 0-3 0-3 5 0 2 2 2 4 2 10 0 10 2 10 4 0 1 0 3 0 4-8 35-17 69-25 105 0 2-1 3-1 7 0 11 9 19 18 19 6 0 11-5 14-12 4-8 6-20 6-20 0-2-2-2-2-2-2 0-2 1-3 4-3 13-7 25-14 25-6 0-6-6-6-9 0-5 0-6 1-10 9-41 18-81 28-122z"><text:p/></draw:path><draw:path draw:style-name="gr409" draw:text-style-name="P49" svg:width="0.048cm" svg:height="0.097cm" svg:x="1.343cm" svg:y="0.137cm" svg:viewBox="0 0 49 98" svg:d="M30 4c0-4 0-4-4-4-8 9-21 9-26 9 0 2 0 4 0 5 3 0 12 0 19-4 0 25 0 51 0 76 0 5 0 6-13 6-2 0-4 0-5 0 0 2 0 4 0 6 2-1 19-1 24-1 4 0 21 0 24 1 0-2 0-4 0-6-2 0-3 0-5 0-14 0-14-1-14-6 0-28 0-55 0-82z"><text:p/></draw:path><draw:path draw:style-name="gr410" draw:text-style-name="P49" svg:width="0.022cm" svg:height="0.062cm" svg:x="1.431cm" svg:y="0.18cm" svg:viewBox="0 0 23 63" svg:d="M23 22c0-14-5-22-13-22-6 0-10 5-10 11s4 11 10 11c3 0 5 0 7-2 1-1 1-1 1-1v3c0 16-6 28-13 35-2 2-2 3-2 4s1 2 2 2c2 0 18-16 18-41z"><text:p/></draw:path><draw:path draw:style-name="gr411" draw:text-style-name="P49" svg:width="0.019cm" svg:height="0.021cm" svg:x="1.517cm" svg:y="0.18cm" svg:viewBox="0 0 20 22" svg:d="M20 11c0-6-4-11-10-11s-10 5-10 11 4 11 10 11 10-5 10-11z"><text:p/></draw:path><draw:path draw:style-name="gr412" draw:text-style-name="P49" svg:width="0.019cm" svg:height="0.021cm" svg:x="1.602cm" svg:y="0.18cm" svg:viewBox="0 0 20 22" svg:d="M20 11c0-6-4-11-10-11-5 0-10 5-10 11s5 11 10 11c6 0 10-5 10-11z"><text:p/></draw:path><draw:path draw:style-name="gr413" draw:text-style-name="P49" svg:width="0.02cm" svg:height="0.021cm" svg:x="1.688cm" svg:y="0.18cm" svg:viewBox="0 0 21 22" svg:d="M21 11c0-6-5-11-11-11-5 0-10 5-10 11s5 11 10 11c6 0 11-5 11-11z"><text:p/></draw:path><draw:path draw:style-name="gr414" draw:text-style-name="P49" svg:width="0.022cm" svg:height="0.062cm" svg:x="1.774cm" svg:y="0.18cm" svg:viewBox="0 0 23 63" svg:d="M23 22c0-14-5-22-13-22-6 0-10 5-10 11s4 11 10 11c3 0 5 0 7-2 1-1 1-1 1-1 0 1 1 0 1 3 0 16-7 28-14 35-2 2-2 3-2 4s1 2 2 2c2 0 18-16 18-41z"><text:p/></draw:path><draw:path draw:style-name="gr415" draw:text-style-name="P49" svg:width="0.04cm" svg:height="0.147cm" svg:x="1.852cm" svg:y="0.056cm" svg:viewBox="0 0 41 148" svg:d="M41 2c0 0 0-2-2-2-5 0-19 2-24 2-1 0-3 0-3 5 0 2 1 2 4 2 10 0 10 2 10 4 0 1-1 3-1 4-8 35-16 69-24 105 0 2-1 3-1 7 0 11 8 19 18 19 6 0 11-5 14-12 4-8 6-20 6-20 0-2-2-2-2-2-2 0-2 1-3 4-3 13-7 25-15 25-6 0-6-6-6-9 0-5 1-6 1-10 10-41 19-81 28-122z"><text:p/></draw:path><draw:path draw:style-name="gr416" draw:text-style-name="P49"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417" draw:text-style-name="P49"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418" draw:text-style-name="P49" svg:width="0.1cm" svg:height="0.099cm" svg:x="2.149cm" svg:y="0.026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419" draw:text-style-name="P49" svg:width="0.022cm" svg:height="0.062cm" svg:x="2.281cm" svg:y="0.18cm" svg:viewBox="0 0 23 63" svg:d="M23 22c0-14-5-22-13-22-6 0-10 5-10 11s4 11 10 11c3 0 5 0 7-2 1-1 1-1 1-1 0 1 0 0 0 3 0 16-6 28-13 35-2 2-2 3-2 4s1 2 2 2c2 0 18-16 18-41z"><text:p/></draw:path><draw:path draw:style-name="gr420" draw:text-style-name="P49" svg:width="0.04cm" svg:height="0.147cm" svg:x="2.359cm" svg:y="0.056cm" svg:viewBox="0 0 41 148" svg:d="M41 2c0 0 0-2-3-2-4 0-18 2-23 2-2 0-3 0-3 5 0 2 1 2 4 2 9 0 10 2 10 4 0 1-1 3-1 4-8 35-16 69-24 105-1 2-1 3-1 7 0 11 8 19 17 19 7 0 12-5 15-12 3-8 5-20 5-20 0-2-1-2-2-2s-2 1-3 4c-3 13-6 25-14 25-6 0-6-6-6-9 0-5 0-6 1-10 10-41 19-81 28-122z"><text:p/></draw:path><draw:path draw:style-name="gr421" draw:text-style-name="P49"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422" draw:text-style-name="P49" svg:width="0.128cm" svg:height="0.049cm" svg:x="2.577cm" svg:y="0.126cm" svg:viewBox="0 0 129 50" svg:d="M122 9c3 0 7-1 7-5s-4-4-7-4c-38 0-77 0-115 0-3 0-7 0-7 4s4 5 7 5c38 0 76 0 115 0zM122 50c3 0 7 0 7-4 0-5-4-5-7-5-39 0-77 0-115 0-3 0-7 0-7 5 0 4 4 4 7 4 38 0 77 0 115 0z"><text:p/></draw:path><draw:path draw:style-name="gr423" draw:text-style-name="P49" svg:width="0.117cm" svg:height="0.008cm" svg:x="2.787cm" svg:y="0.146cm" svg:viewBox="0 0 118 9" svg:d="M111 9c3 0 7-1 7-5s-4-4-7-4c-35 0-70 0-104 0-4 0-7 0-7 4s3 5 7 5c34 0 69 0 104 0z"><text:p/></draw:path><draw:path draw:style-name="gr424" draw:text-style-name="P49" svg:width="0.127cm" svg:height="0.094cm" svg:x="2.926cm" svg:y="0.109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425" draw:text-style-name="P49"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426" draw:text-style-name="P49"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427" draw:text-style-name="P49" svg:width="0.095cm" svg:height="0.094cm" svg:x="3.247cm" svg:y="0.109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428" draw:text-style-name="P49"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429" draw:text-style-name="P49" svg:width="0.016cm" svg:height="0.044cm" svg:x="3.462cm" svg:y="0.218cm" svg:viewBox="0 0 17 45" svg:d="M13 14c0 8-1 18-10 27-1 1-1 1-1 2s1 2 2 2 13-12 13-29c0-9-3-16-9-16-5 0-8 4-8 8 0 5 3 9 8 9 3 0 4-2 5-3z"><text:p/></draw:path><draw:path draw:style-name="gr430" draw:text-style-name="P49"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431" draw:text-style-name="P49"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432" draw:text-style-name="P49" svg:width="0.022cm" svg:height="0.062cm" svg:x="3.692cm" svg:y="0.18cm" svg:viewBox="0 0 23 63" svg:d="M23 22c0-14-5-22-13-22-6 0-10 5-10 11s4 11 10 11c2 0 5 0 7-2 1-1 1-1 1-1v3c0 16-6 28-13 35-2 2-2 3-2 4s1 2 2 2c2 0 18-16 18-41z"><text:p/></draw:path></draw:g></text:span><text:span text:style-name="T4"><draw:g text:anchor-type="as-char" svg:y="-0.157cm" draw:z-index="81" draw:style-name="gr1"><svg:title>TexMaths</svg:title><svg:desc>6§inline§w_c = weight[c] \cdot 1\{c \neq ignore_{index}\} §svg§600§TRUE§</svg:desc><draw:path draw:style-name="gr367" draw:text-style-name="P49"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368" draw:text-style-name="P49"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369" draw:text-style-name="P49" svg:width="0.121cm" svg:height="0.044cm" svg:x="0.261cm" svg:y="0.072cm" svg:viewBox="0 0 122 45" svg:d="M115 8c3 0 7 0 7-4s-4-4-7-4c-36 0-72 0-109 0-2 0-6 0-6 4s4 4 6 4c37 0 73 0 109 0zM115 45c3 0 7 0 7-4s-4-4-7-4c-36 0-72 0-109 0-2 0-6 0-6 4s4 4 6 4c37 0 73 0 109 0z"><text:p/></draw:path><draw:path draw:style-name="gr370" draw:text-style-name="P49"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371" draw:text-style-name="P49"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372" draw:text-style-name="P49"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373" draw:text-style-name="P49"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374" draw:text-style-name="P49"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375" draw:text-style-name="P49"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376" draw:text-style-name="P49" svg:width="0.024cm" svg:height="0.188cm" svg:x="1.014cm" svg:y="0cm" svg:viewBox="0 0 25 189" svg:d="M25 189c0-3 0-5 0-7-6 0-12 0-18 0 0-58 0-117 0-174 6 0 12 0 18 0 0-3 0-5 0-8-8 0-17 0-25 0 0 63 0 126 0 189 8 0 17 0 25 0z"><text:p/></draw:path><draw:path draw:style-name="gr377" draw:text-style-name="P49"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378" draw:text-style-name="P49" svg:width="0.024cm" svg:height="0.188cm" svg:x="1.126cm" svg:y="0cm" svg:viewBox="0 0 25 189" svg:d="M25 0c-8 0-17 0-25 0 0 3 0 5 0 8 6 0 12 0 18 0 0 57 0 116 0 174-6 0-12 0-18 0 0 2 0 4 0 7 8 0 17 0 25 0 0-63 0-126 0-189z"><text:p/></draw:path><draw:path draw:style-name="gr379" draw:text-style-name="P49" svg:width="0.019cm" svg:height="0.019cm" svg:x="1.229cm" svg:y="0.084cm" svg:viewBox="0 0 20 20" svg:d="M20 10c0-6-5-10-10-10s-10 4-10 10 5 10 10 10 10-4 10-10z"><text:p/></draw:path><draw:path draw:style-name="gr380" draw:text-style-name="P49"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381" draw:text-style-name="P49"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382" draw:text-style-name="P49"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383" draw:text-style-name="P49" svg:width="0.09cm" svg:height="0.175cm" svg:x="1.643cm" svg:y="0.006cm" svg:viewBox="0 0 91 176" svg:d="M89 8c2-3 2-4 2-4 0-1-1-4-4-4-2 0-2 1-4 4-27 55-54 109-82 165-1 2-1 3-1 3 0 2 1 4 4 4 2 0 2-1 3-4 28-55 55-109 82-164z"><text:p/></draw:path><draw:path draw:style-name="gr384" draw:text-style-name="P49" svg:width="0.121cm" svg:height="0.044cm" svg:x="1.627cm" svg:y="0.072cm" svg:viewBox="0 0 122 45" svg:d="M115 8c3 0 7 0 7-4s-4-4-6-4c-36 0-73 0-110 0-2 0-6 0-6 4s4 4 6 4c37 0 73 0 109 0zM116 45c2 0 6 0 6-4s-4-4-7-4c-36 0-72 0-109 0-2 0-6 0-6 4s4 4 6 4c37 0 74 0 110 0z"><text:p/></draw:path><draw:path draw:style-name="gr385" draw:text-style-name="P49"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386" draw:text-style-name="P49"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387" draw:text-style-name="P49"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388" draw:text-style-name="P49" svg:width="0.078cm" svg:height="0.085cm" svg:x="2.084cm" svg:y="0.058cm" svg:viewBox="0 0 79 86" svg:d="M79 32c0-20-13-32-30-32-25 0-49 27-49 54 0 18 12 32 30 32 24 0 49-26 49-54zM30 82c-8 0-16-6-16-21 0-9 4-30 10-39 9-15 20-18 25-18 10 0 16 10 16 21 0 7-4 27-10 39-7 11-17 18-25 18z"><text:p/></draw:path><draw:path draw:style-name="gr389" draw:text-style-name="P49"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390" draw:text-style-name="P49"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391" draw:text-style-name="P49"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392" draw:text-style-name="P49"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393" draw:text-style-name="P49"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394" draw:text-style-name="P49"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395" draw:text-style-name="P49"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396" draw:text-style-name="P49"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4"><draw:g text:anchor-type="as-char" svg:y="-0.379cm" draw:z-index="82" draw:style-name="gr1"><svg:title>TexMaths</svg:title><svg:desc>6§latex§\ell(x,y) &amp; = \begin{cases}
            \sum^N_{n=1}\frac{1}{\sum^N_{n=1} w_{y_n}} l_n, &amp; if\ reduction = mean \\ 
            \sum^N_{n=1} l_n, &amp; if\ reduction = sum
        \end{cases}§svg§600§TRUE§</svg:desc><draw:path draw:style-name="gr302" draw:text-style-name="P49"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303" draw:text-style-name="P49" svg:width="0.032cm" svg:height="0.199cm" svg:x="0.072cm" svg:y="0.206cm" svg:viewBox="0 0 33 200" svg:d="M33 199c0-1 0-2-2-5-18-25-22-63-22-94 0-34 5-69 22-94 2-3 2-3 2-4s0-2-1-2-14 14-23 39c-7 22-9 44-9 61 0 16 2 40 9 63 9 25 22 37 23 37s1 0 1-1z"><text:p/></draw:path><draw:path draw:style-name="gr304" draw:text-style-name="P49"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305" draw:text-style-name="P49" svg:width="0.016cm" svg:height="0.059cm" svg:x="0.207cm" svg:y="0.333cm" svg:viewBox="0 0 17 60" svg:d="M17 21c0-13-4-21-9-21s-8 5-8 11 3 11 8 11c1 0 3-1 5-3 0-1 0-1 0-1 0 1 1 0 1 3 0 15-5 27-10 34-2 2-2 2-2 3s1 2 2 2 13-15 13-39z"><text:p/></draw:path><draw:path draw:style-name="gr306" draw:text-style-name="P49"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307" draw:text-style-name="P49" svg:width="0.032cm" svg:height="0.199cm" svg:x="0.342cm" svg:y="0.206cm" svg:viewBox="0 0 33 200" svg:d="M33 100c0-15-1-40-9-62-9-25-21-38-22-38-2 0-2 1-2 2s0 1 3 5c14 20 22 52 22 93 0 35-5 70-23 95-2 2-2 3-2 4s0 1 2 1c1 0 14-13 22-38 7-23 9-45 9-62z"><text:p/></draw:path><draw:path draw:style-name="gr308" draw:text-style-name="P49" svg:width="0.094cm" svg:height="0.046cm" svg:x="0.438cm" svg:y="0.282cm" svg:viewBox="0 0 95 47" svg:d="M90 8c2 0 5 0 5-4s-3-4-5-4c-28 0-57 0-85 0-2 0-5 0-5 4s3 4 5 4c28 0 57 0 85 0zM90 47c2 0 5 0 5-4s-3-4-5-4c-28 0-57 0-85 0-2 0-5 0-5 4s3 4 5 4c28 0 57 0 85 0z"><text:p/></draw:path><draw:path draw:style-name="gr309" draw:text-style-name="P49" svg:width="0.073cm" svg:height="0.599cm" svg:x="0.601cm" svg:y="0.004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310" draw:text-style-name="P49"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311" draw:text-style-name="P49"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312" draw:text-style-name="P49"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313" draw:text-style-name="P49" svg:width="0.073cm" svg:height="0.037cm" svg:x="0.925cm" svg:y="0.202cm" svg:viewBox="0 0 74 38" svg:d="M70 7c1 0 4 0 4-4 0-3-3-3-4-3-22 0-44 0-66 0-2 0-4 0-4 3 0 4 2 4 4 4 22 0 44 0 66 0zM70 38c1 0 4 0 4-4 0-3-3-3-4-3-22 0-44 0-66 0-2 0-4 0-4 3 0 4 2 4 4 4 22 0 44 0 66 0z"><text:p/></draw:path><draw:path draw:style-name="gr314" draw:text-style-name="P49" svg:width="0.036cm" svg:height="0.093cm" svg:x="1.017cm" svg:y="0.163cm" svg:viewBox="0 0 37 94" svg:d="M23 4c0-3 0-4-3-4-7 9-16 9-20 9 0 2 0 4 0 5 2 0 9 0 15-4 0 24 0 48 0 72 0 5 0 6-11 6-1 0-2 0-3 0 0 2 0 4 0 6 2-1 14-1 18-1 3 0 16 0 18 1 0-2 0-4 0-6-2 0-3 0-4 0-10 0-10-1-10-6 0-26 0-52 0-78z"><text:p/></draw:path><draw:path draw:style-name="gr315" draw:text-style-name="P49" svg:width="0.036cm" svg:height="0.092cm" svg:x="1.366cm" svg:y="0.025cm" svg:viewBox="0 0 37 93" svg:d="M23 4c0-4-1-4-3-4-7 9-16 9-20 9 0 2 0 4 0 5 2 0 9 0 15-4 0 24 0 48 0 72 0 4 0 6-11 6-1 0-2 0-3 0 0 2 0 3 0 5 2 0 14-1 18-1 3 0 16 1 18 1 0-2 0-3 0-5-2 0-3 0-4 0-10 0-10-2-10-6 0-26 0-52 0-78z"><text:p/></draw:path><draw:path draw:style-name="gr316" draw:text-style-name="P49" svg:width="0.544cm" svg:height="0.008cm" svg:x="1.111cm" svg:y="0.142cm" svg:viewBox="0 0 545 9" svg:d="M0 0c182 0 363 0 545 0 0 3 0 6 0 9-182 0-363 0-545 0 0-3 0-6 0-9z"><text:p/></draw:path><draw:path draw:style-name="gr317" draw:text-style-name="P49"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318" draw:text-style-name="P49"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319" draw:text-style-name="P49"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320" draw:text-style-name="P49" svg:width="0.058cm" svg:height="0.029cm" svg:x="1.301cm" svg:y="0.288cm" svg:viewBox="0 0 59 30" svg:d="M57 6c1 0 2 0 2-3s-2-3-2-3c-18 0-36 0-54 0-1 0-3 0-3 3s2 3 3 3c18 0 36 0 54 0zM57 30c0 0 2 0 2-3s-1-3-2-3c-18 0-36 0-54 0-1 0-3 0-3 3s2 3 3 3c18 0 36 0 54 0z"><text:p/></draw:path><draw:path draw:style-name="gr321" draw:text-style-name="P49" svg:width="0.028cm" svg:height="0.066cm" svg:x="1.378cm" svg:y="0.261cm" svg:viewBox="0 0 29 67" svg:d="M18 3c0-3 0-3-3-3-4 6-13 6-14 6h-1c0 2 0 3 0 5h1c2 0 6-1 10-3 0 17 0 34 0 50 0 3 0 4-7 4-1 0-2 0-4 0 0 2 0 3 0 5 4-1 10-1 15-1 4 0 10 0 14 1 0-2 0-3 0-5-1 0-2 0-3 0-8 0-8-1-8-4 0-18 0-37 0-55z"><text:p/></draw:path><draw:path draw:style-name="gr322" draw:text-style-name="P49"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323" draw:text-style-name="P49" svg:width="0.04cm" svg:height="0.063cm" svg:x="1.533cm" svg:y="0.258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324" draw:text-style-name="P49" svg:width="0.049cm" svg:height="0.044cm" svg:x="1.585cm" svg:y="0.279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325" draw:text-style-name="P49"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326" draw:text-style-name="P49"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327" draw:text-style-name="P49" svg:width="0.016cm" svg:height="0.059cm" svg:x="1.806cm" svg:y="0.176cm" svg:viewBox="0 0 17 60" svg:d="M17 21c0-13-4-21-10-21-4 0-7 5-7 11 0 5 3 10 7 10 2 0 4 0 6-2 0-1 0-1 0-1v3c0 15-4 27-9 34-2 2-2 2-2 3s1 2 2 2 13-15 13-39z"><text:p/></draw:path><draw:path draw:style-name="gr328" draw:text-style-name="P49"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329" draw:text-style-name="P49"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330" draw:text-style-name="P49"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331" draw:text-style-name="P49"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332" draw:text-style-name="P49"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333" draw:text-style-name="P49"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334" draw:text-style-name="P49"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335" draw:text-style-name="P49"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336" draw:text-style-name="P49"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337" draw:text-style-name="P49" svg:width="0.06cm" svg:height="0.09cm" svg:x="2.619cm" svg:y="0.109cm" svg:viewBox="0 0 61 91" svg:d="M61 34c0-21-10-34-23-34-19 0-38 29-38 57 0 20 10 34 23 34 19 0 38-28 38-57zM23 86c-6 0-12-6-12-22 0-9 3-31 8-41 7-16 15-18 19-18 8 0 13 9 13 21 0 8-3 29-9 42-5 11-12 18-19 18z"><text:p/></draw:path><draw:path draw:style-name="gr338" draw:text-style-name="P49"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339" draw:text-style-name="P49" svg:width="0.094cm" svg:height="0.046cm" svg:x="2.816cm" svg:y="0.122cm" svg:viewBox="0 0 95 47" svg:d="M90 8c2 0 5 0 5-4s-3-4-5-4c-28 0-57 0-85 0-2 0-5 0-5 4s3 4 5 4c28 0 57 0 85 0zM90 47c2 0 5 0 5-4s-3-4-5-4c-28 0-57 0-85 0-2 0-5 0-5 4s3 4 5 4c28 0 57 0 85 0z"><text:p/></draw:path><draw:path draw:style-name="gr340" draw:text-style-name="P49"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341" draw:text-style-name="P49"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342" draw:text-style-name="P49"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343" draw:text-style-name="P49"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344" draw:text-style-name="P49"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345" draw:text-style-name="P49"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346" draw:text-style-name="P49"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347" draw:text-style-name="P49" svg:width="0.073cm" svg:height="0.037cm" svg:x="0.925cm" svg:y="0.535cm" svg:viewBox="0 0 74 38" svg:d="M70 7c1 0 4 0 4-4 0-3-3-3-4-3-22 0-44 0-66 0-2 0-4 0-4 3 0 4 2 4 4 4 22 0 44 0 66 0zM70 38c1 0 4 0 4-3 0-4-3-4-4-4-22 0-44 0-66 0-2 0-4 0-4 4 0 3 2 3 4 3 22 0 44 0 66 0z"><text:p/></draw:path><draw:path draw:style-name="gr348" draw:text-style-name="P49" svg:width="0.036cm" svg:height="0.092cm" svg:x="1.017cm" svg:y="0.497cm" svg:viewBox="0 0 37 93" svg:d="M23 4c0-4 0-4-3-4-7 9-16 9-20 9 0 2 0 3 0 5 2 0 9 0 15-4 0 24 0 48 0 72 0 4 0 6-11 6-1 0-2 0-3 0 0 2 0 3 0 5 2 0 14-1 18-1 3 0 16 1 18 1 0-2 0-3 0-5-2 0-3 0-4 0-10 0-10-2-10-6 0-26 0-52 0-78z"><text:p/></draw:path><draw:path draw:style-name="gr349" draw:text-style-name="P49"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350" draw:text-style-name="P49"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351" draw:text-style-name="P49" svg:width="0.016cm" svg:height="0.058cm" svg:x="1.227cm" svg:y="0.508cm" svg:viewBox="0 0 17 59" svg:d="M17 21c0-14-4-21-9-21s-8 5-8 10c0 6 3 11 8 11 1 0 3-1 5-3 0 1 1 0 1 3 0 14-5 26-10 33-2 3-2 3-2 4s1 1 2 1 13-15 13-38z"><text:p/></draw:path><draw:path draw:style-name="gr352" draw:text-style-name="P49"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353" draw:text-style-name="P49"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354" draw:text-style-name="P49"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355" draw:text-style-name="P49"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356" draw:text-style-name="P49"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357" draw:text-style-name="P49"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358" draw:text-style-name="P49"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359" draw:text-style-name="P49"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360" draw:text-style-name="P49"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361" draw:text-style-name="P49" svg:width="0.06cm" svg:height="0.09cm" svg:x="2.619cm" svg:y="0.44cm" svg:viewBox="0 0 61 91" svg:d="M61 34c0-21-10-34-23-34-19 0-38 28-38 57 0 19 10 34 23 34 19 0 38-28 38-57zM23 86c-6 0-12-6-12-22 0-10 3-31 8-41 7-16 15-19 19-19 8 0 13 10 13 22 0 8-3 29-9 42-5 11-12 18-19 18z"><text:p/></draw:path><draw:path draw:style-name="gr362" draw:text-style-name="P49"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363" draw:text-style-name="P49" svg:width="0.094cm" svg:height="0.046cm" svg:x="2.816cm" svg:y="0.455cm" svg:viewBox="0 0 95 47" svg:d="M90 8c2 0 5 0 5-4s-3-4-5-4c-28 0-57 0-85 0-2 0-5 0-5 4s3 4 5 4c28 0 57 0 85 0zM90 47c2 0 5 0 5-4s-3-4-5-4c-28 0-57 0-85 0-2 0-5 0-5 4s3 4 5 4c28 0 57 0 85 0z"><text:p/></draw:path><draw:path draw:style-name="gr364" draw:text-style-name="P49"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365" draw:text-style-name="P49"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366" draw:text-style-name="P49"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40">element-wise, weights assign importance, </text:p><text:p text:style-name="P28">Cross-entropy<text:span text:style-name="T61">: </text:span><text:span text:style-name="T4"><draw:g text:anchor-type="as-char" svg:y="-0.226cm" draw:z-index="83" draw:style-name="gr1"><svg:title>TexMaths</svg:title><svg:desc>6§inline§loss(x, class) = -\log(\frac{e^{x[class]}}{\sum_j e^{x[j]}}) = -x[class] + \log(\sum_j e^{x[j]})§svg§600§TRUE§</svg:desc><draw:path draw:style-name="gr242" draw:text-style-name="P49"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243" draw:text-style-name="P49" svg:width="0.079cm" svg:height="0.094cm" svg:x="0.058cm" svg:y="0.131cm" svg:viewBox="0 0 80 95" svg:d="M80 35c0-22-13-35-29-35-25 0-51 29-51 59 0 21 13 36 30 36 25 0 50-29 50-60zM30 90c-8 0-16-6-16-22 0-11 5-33 11-44 9-16 20-20 25-20 11 0 17 10 17 23 0 8-4 30-11 44-7 12-17 19-26 19z"><text:p/></draw:path><draw:path draw:style-name="gr244" draw:text-style-name="P49"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245" draw:text-style-name="P49"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246" draw:text-style-name="P49" svg:width="0.042cm" svg:height="0.208cm" svg:x="0.336cm" svg:y="0.067cm" svg:viewBox="0 0 43 209" svg:d="M43 207c0 0 0-1-3-5-23-25-29-65-29-97 0-37 7-73 30-100 2-2 2-3 2-3 0-1 0-2-1-2-3 0-20 14-30 41-10 23-12 46-12 64 0 16 2 42 12 65 11 26 27 39 30 39 1 0 1-1 1-2z"><text:p/></draw:path><draw:path draw:style-name="gr247" draw:text-style-name="P49"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248" draw:text-style-name="P49" svg:width="0.021cm" svg:height="0.061cm" svg:x="0.513cm" svg:y="0.202cm" svg:viewBox="0 0 22 62" svg:d="M22 22c0-14-5-22-12-22-6 0-10 5-10 11s4 11 10 11c2 0 4-1 6-3 1 0 1 0 1 0 1 0 1 0 1 3 0 15-7 28-13 35-2 2-2 3-2 3 0 2 1 2 2 2 2 0 17-16 17-40z"><text:p/></draw:path><draw:path draw:style-name="gr249" draw:text-style-name="P49"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250" draw:text-style-name="P49"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251" draw:text-style-name="P49"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252" draw:text-style-name="P49"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253" draw:text-style-name="P49"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254" draw:text-style-name="P49" svg:width="0.042cm" svg:height="0.208cm" svg:x="1.006cm" svg:y="0.067cm" svg:viewBox="0 0 43 209" svg:d="M43 105c0-16-2-42-12-65-11-27-27-40-29-40-1 0-2 1-2 2 0 0 0 1 3 5 19 21 30 54 30 98 0 36-7 73-31 99-2 2-2 3-2 3 0 1 1 2 2 2 2 0 18-14 29-40 10-23 12-46 12-64z"><text:p/></draw:path><draw:path draw:style-name="gr255" draw:text-style-name="P49" svg:width="0.123cm" svg:height="0.048cm" svg:x="1.131cm" svg:y="0.148cm" svg:viewBox="0 0 124 49" svg:d="M118 8c3 0 6 0 6-4s-3-4-6-4c-37 0-75 0-112 0-3 0-6 0-6 4s3 4 6 4c38 0 74 0 112 0zM118 49c3 0 6 0 6-4s-3-4-6-4c-38 0-74 0-112 0-3 0-6 0-6 4s3 4 6 4c37 0 75 0 112 0z"><text:p/></draw:path><draw:path draw:style-name="gr256" draw:text-style-name="P49" svg:width="0.114cm" svg:height="0.007cm" svg:x="1.334cm" svg:y="0.168cm" svg:viewBox="0 0 115 8" svg:d="M108 8c3 0 7 0 7-4s-4-4-7-4c-34 0-68 0-102 0-3 0-6 0-6 4s3 4 6 4c34 0 68 0 102 0z"><text:p/></draw:path><draw:path draw:style-name="gr257" draw:text-style-name="P49" svg:width="0.041cm" svg:height="0.145cm" svg:x="1.501cm" svg:y="0.078cm" svg:viewBox="0 0 42 146" svg:d="M27 0c-9 1-18 2-27 2 0 3 0 5 0 7 13 0 15 1 15 12 0 36 0 72 0 109 0 10-2 10-15 10 0 1 0 4 0 6 6 0 16 0 21 0 4 0 14 0 21 0 0-2 0-5 0-6-13 0-15 0-15-10 0-44 0-87 0-130z"><text:p/></draw:path><draw:path draw:style-name="gr258" draw:text-style-name="P49" svg:width="0.082cm" svg:height="0.095cm" svg:x="1.552cm" svg:y="0.131cm" svg:viewBox="0 0 83 96" svg:d="M83 49c0-27-19-49-41-49-24 0-42 23-42 49 0 27 20 47 42 47s41-21 41-47zM42 91c-8 0-16-5-22-14-5-9-5-23-5-30 0-8 0-19 5-28 5-10 14-15 22-15s16 5 21 14 5 22 5 29 0 19-5 28c-4 10-12 16-21 16z"><text:p/></draw:path><draw:path draw:style-name="gr259" draw:text-style-name="P49"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260" draw:text-style-name="P49" svg:width="0.043cm" svg:height="0.208cm" svg:x="1.755cm" svg:y="0.067cm" svg:viewBox="0 0 44 209" svg:d="M44 207c0 0 0-1-3-5-24-25-30-65-30-97 0-37 7-73 30-100 3-2 3-3 3-3 0-1-1-2-2-2-2 0-19 14-30 41-9 23-12 46-12 64 0 16 2 42 13 65 11 26 27 39 29 39 1 0 2-1 2-2z"><text:p/></draw:path><draw:path draw:style-name="gr261" draw:text-style-name="P49"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262" draw:text-style-name="P49"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263" draw:text-style-name="P49" svg:width="0.016cm" svg:height="0.104cm" svg:x="1.998cm" svg:y="0cm" svg:viewBox="0 0 17 105" svg:d="M17 6c0-2 0-4 0-6-6 0-12 0-17 0 0 35 0 70 0 105 5 0 11 0 17 0 0-2 0-4 0-6-4 0-8 0-12 0 0-31 0-62 0-93 4 0 8 0 12 0z"><text:p/></draw:path><draw:path draw:style-name="gr264" draw:text-style-name="P49" svg:width="0.045cm" svg:height="0.047cm" svg:x="2.03cm" svg:y="0.032cm" svg:viewBox="0 0 46 48" svg:d="M38 6c-2 1-4 3-4 7 0 2 2 4 4 4s6-3 6-7c0-8-9-10-15-10-16 0-29 14-29 29 0 9 6 19 20 19 2 0 9 0 16-3 6-2 10-8 10-8 0-2-2-3-2-3-1 0-1 0-2 2-5 5-13 8-22 8-8 0-11-5-11-12 0-11 5-28 20-28 1 0 6 0 9 2z"><text:p/></draw:path><draw:path draw:style-name="gr265" draw:text-style-name="P49" svg:width="0.022cm" svg:height="0.073cm" svg:x="2.091cm" svg:y="0.005cm" svg:viewBox="0 0 23 74" svg:d="M21 4c0-2 0-2 0-2 0-2-1-2-2-2-4 1-8 1-12 1-2 0-2 0-2 1-1 0-1 2-1 2 0 2 1 2 3 2 3 0 4 0 5 1 0 0 0 1 0 3-4 17-8 34-12 50 0 2 0 2 0 4 0 6 5 10 11 10 3 0 6-2 8-5 3-4 4-10 4-12 0-1-1 0-2-1-2 0-2 1-2 3-1 6-4 12-7 12s-4-3-4-6c0-2 0-2 0-3 4-19 9-39 13-58z"><text:p/></draw:path><draw:path draw:style-name="gr266" draw:text-style-name="P49"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267" draw:text-style-name="P49"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268" draw:text-style-name="P49"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269" draw:text-style-name="P49" svg:width="0.015cm" svg:height="0.104cm" svg:x="2.329cm" svg:y="0cm" svg:viewBox="0 0 16 105" svg:d="M16 0c-5 0-11 0-16 0 0 2 0 4 0 6 4 0 7 0 11 0 0 31 0 62 0 93-4 0-7 0-11 0 0 2 0 4 0 6 5 0 11 0 16 0 0-35 0-70 0-105z"><text:p/></draw:path><draw:path draw:style-name="gr270" draw:text-style-name="P49" svg:width="0.542cm" svg:height="0.007cm" svg:x="1.832cm" svg:y="0.168cm" svg:viewBox="0 0 543 8" svg:d="M271 8c-90 0-180 0-271 0 0-3 0-5 0-8 181 0 362 0 543 0 0 3 0 5 0 8-91 0-181 0-272 0z"><text:p/></draw:path><draw:path draw:style-name="gr271" draw:text-style-name="P49"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272" draw:text-style-name="P49"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273" draw:text-style-name="P49"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274" draw:text-style-name="P49"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275" draw:text-style-name="P49" svg:width="0.016cm" svg:height="0.104cm" svg:x="2.247cm" svg:y="0.185cm" svg:viewBox="0 0 17 105" svg:d="M17 6c0-2 0-4 0-6-6 0-12 0-17 0 0 35 0 69 0 105 5 0 11 0 17 0 0-2 0-4 0-6-4 0-8 0-12 0 0-31 0-62 0-93 4 0 8 0 12 0z"><text:p/></draw:path><draw:path draw:style-name="gr276" draw:text-style-name="P49"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277" draw:text-style-name="P49" svg:width="0.015cm" svg:height="0.104cm" svg:x="2.334cm" svg:y="0.185cm" svg:viewBox="0 0 16 105" svg:d="M16 0c-5 0-11 0-16 0 0 2 0 4 0 6 4 0 7 0 11 0 0 31 0 62 0 93-4 0-7 0-11 0 0 2 0 4 0 6 5 0 11 0 16 0 0-36 0-70 0-105z"><text:p/></draw:path><draw:path draw:style-name="gr278" draw:text-style-name="P49" svg:width="0.042cm" svg:height="0.208cm" svg:x="2.409cm" svg:y="0.067cm" svg:viewBox="0 0 43 209" svg:d="M43 105c0-16-2-42-12-65-11-27-27-40-29-40-1 0-2 1-2 2 0 0 0 1 3 5 19 21 30 54 30 98 0 36-7 73-31 99-2 2-2 3-2 3 0 1 1 2 2 2 2 0 18-14 29-40 10-23 12-46 12-64z"><text:p/></draw:path><draw:path draw:style-name="gr279" draw:text-style-name="P49" svg:width="0.123cm" svg:height="0.048cm" svg:x="2.533cm" svg:y="0.148cm" svg:viewBox="0 0 124 49" svg:d="M118 8c3 0 6 0 6-4s-3-4-6-4c-37 0-75 0-112 0-3 0-6 0-6 4s3 4 6 4c37 0 74 0 112 0zM118 49c3 0 6 0 6-4s-3-4-6-4c-38 0-75 0-112 0-3 0-6 0-6 4s3 4 6 4c37 0 75 0 112 0z"><text:p/></draw:path><draw:path draw:style-name="gr280" draw:text-style-name="P49" svg:width="0.114cm" svg:height="0.007cm" svg:x="2.736cm" svg:y="0.168cm" svg:viewBox="0 0 115 8" svg:d="M108 8c3 0 7 0 7-4s-4-4-7-4c-34 0-68 0-102 0-3 0-6 0-6 4s3 4 6 4c34 0 68 0 102 0z"><text:p/></draw:path><draw:path draw:style-name="gr281" draw:text-style-name="P49"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282" draw:text-style-name="P49" svg:width="0.025cm" svg:height="0.208cm" svg:x="2.995cm" svg:y="0.067cm" svg:viewBox="0 0 26 209" svg:d="M26 209c0-2 0-5 0-8-6 0-12 0-19 0 0-64 0-129 0-193 7 0 13 0 19 0 0-3 0-5 0-8-8 0-17 0-26 0 0 69 0 140 0 209 9 0 18 0 26 0z"><text:p/></draw:path><draw:path draw:style-name="gr283" draw:text-style-name="P49"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284" draw:text-style-name="P49"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285" draw:text-style-name="P49"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286" draw:text-style-name="P49"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287" draw:text-style-name="P49"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288" draw:text-style-name="P49" svg:width="0.025cm" svg:height="0.208cm" svg:x="3.444cm" svg:y="0.067cm" svg:viewBox="0 0 26 209" svg:d="M26 0c-8 0-17 0-26 0 0 3 0 5 0 8 6 0 12 0 18 0 0 64 0 129 0 193-6 0-12 0-18 0 0 3 0 6 0 8 9 0 18 0 26 0 0-69 0-140 0-209z"><text:p/></draw:path><draw:path draw:style-name="gr289" draw:text-style-name="P49"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290" draw:text-style-name="P49" svg:width="0.041cm" svg:height="0.145cm" svg:x="3.727cm" svg:y="0.078cm" svg:viewBox="0 0 42 146" svg:d="M27 0c-9 1-18 2-27 2 0 3 0 5 0 7 13 0 15 1 15 12 0 36 0 72 0 109 0 10-2 10-15 10 0 1 0 4 0 6 6 0 16 0 21 0 4 0 14 0 21 0 0-2 0-5 0-6-13 0-15 0-15-10 0-44 0-87 0-130z"><text:p/></draw:path><draw:path draw:style-name="gr291" draw:text-style-name="P49" svg:width="0.082cm" svg:height="0.095cm" svg:x="3.778cm" svg:y="0.131cm" svg:viewBox="0 0 83 96" svg:d="M83 49c0-27-19-49-41-49-24 0-42 23-42 49 0 27 20 47 42 47s41-21 41-47zM42 91c-8 0-16-5-22-14-5-9-5-23-5-30 0-8 0-19 5-28 5-10 14-15 22-15s16 5 21 14 5 22 5 29 0 19-5 28c-4 10-12 16-21 16z"><text:p/></draw:path><draw:path draw:style-name="gr292" draw:text-style-name="P49"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293" draw:text-style-name="P49" svg:width="0.042cm" svg:height="0.208cm" svg:x="3.982cm" svg:y="0.067cm" svg:viewBox="0 0 43 209" svg:d="M43 207c0 0 0-1-3-5-23-25-29-65-29-97 0-37 7-73 30-100 2-2 2-3 2-3 0-1 0-2-1-2-3 0-20 14-30 41-10 23-12 46-12 64 0 16 2 42 12 65 11 26 27 39 30 39 1 0 1-1 1-2z"><text:p/></draw:path><draw:path draw:style-name="gr294" draw:text-style-name="P49"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295" draw:text-style-name="P49"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296" draw:text-style-name="P49"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297" draw:text-style-name="P49"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298" draw:text-style-name="P49" svg:width="0.019cm" svg:height="0.146cm" svg:x="4.534cm" svg:y="0.038cm" svg:viewBox="0 0 20 147" svg:d="M20 147c0-2 0-4 0-7-4 0-9 0-13 0 0-44 0-88 0-133 4 0 9 0 13 0 0-2 0-5 0-7-7 0-13 0-20 0 0 49 0 98 0 147 7 0 13 0 20 0z"><text:p/></draw:path><draw:path draw:style-name="gr299" draw:text-style-name="P49"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300" draw:text-style-name="P49" svg:width="0.019cm" svg:height="0.146cm" svg:x="4.632cm" svg:y="0.038cm" svg:viewBox="0 0 20 147" svg:d="M20 0c-7 0-13 0-20 0 0 2 0 5 0 7 5 0 9 0 14 0 0 45 0 89 0 133-5 0-9 0-14 0 0 3 0 5 0 7 7 0 13 0 20 0 0-49 0-98 0-147z"><text:p/></draw:path><draw:path draw:style-name="gr301" draw:text-style-name="P49" svg:width="0.043cm" svg:height="0.208cm" svg:x="4.69cm" svg:y="0.067cm" svg:viewBox="0 0 44 209" svg:d="M44 105c0-16-2-42-13-65-11-27-27-40-29-40-1 0-2 1-2 2 0 0 0 1 4 5 18 21 29 54 29 98 0 36-7 73-30 99-3 2-3 3-3 3 0 1 1 2 2 2 2 0 19-14 30-40 10-23 12-46 12-64z"><text:p/></draw:path></draw:g></text:span></text:p><text:p text:style-name="P29"><text:span text:style-name="T4">n-classification, weighted classes optional</text:span></text:p><text:p text:style-name="P30"><text:span text:style-name="T2">Binary cross-entropy</text:span><text:span text:style-name="T4">: </text:span><text:span text:style-name="T4"><draw:g text:anchor-type="as-char" svg:y="-0.175cm" draw:z-index="84" draw:style-name="gr1"><svg:title>TexMaths</svg:title><svg:desc>6§inline§\ell (x,y) = \mathcal{L} = \{l_1,\ldots,l_N\}^T§svg§600§TRUE§</svg:desc><draw:path draw:style-name="gr221" draw:text-style-name="P49" svg:width="0.081cm" svg:height="0.15cm" svg:x="0cm" svg:y="0.027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222" draw:text-style-name="P49" svg:width="0.048cm" svg:height="0.209cm" svg:x="0.106cm" svg:y="0.018cm" svg:viewBox="0 0 49 210" svg:d="M49 208c0-1 0-1-3-5-27-26-33-66-33-97 0-37 7-74 33-100 3-3 3-3 3-4s-1-2-2-2c-2 0-21 14-34 41-11 23-13 47-13 65 0 15 2 40 14 64 12 26 31 40 33 40 1 0 2-1 2-2z"><text:p/></draw:path><draw:path draw:style-name="gr223" draw:text-style-name="P49"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224" draw:text-style-name="P49" svg:width="0.024cm" svg:height="0.062cm" svg:x="0.306cm" svg:y="0.152cm" svg:viewBox="0 0 25 63" svg:d="M25 22c0-14-6-22-14-22-7 0-11 5-11 11s4 11 11 11c3 0 5 0 8-2 0-1 0-1 1-1 0 1 0 0 0 3 0 16-7 28-14 36-2 1-2 2-2 3s0 2 1 2c3 0 20-16 20-41z"><text:p/></draw:path><draw:path draw:style-name="gr225" draw:text-style-name="P49"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226" draw:text-style-name="P49" svg:width="0.048cm" svg:height="0.209cm" svg:x="0.504cm" svg:y="0.018cm" svg:viewBox="0 0 49 210" svg:d="M49 106c0-17-2-42-14-66-13-26-31-40-33-40-1 0-2 1-2 2s0 1 4 5c21 21 33 54 33 99 0 35-8 72-35 99-2 2-2 2-2 3s1 2 2 2c2 0 21-14 33-41 11-23 14-47 14-63z"><text:p/></draw:path><draw:path draw:style-name="gr227" draw:text-style-name="P49" svg:width="0.139cm" svg:height="0.048cm" svg:x="0.645cm" svg:y="0.099cm" svg:viewBox="0 0 140 49" svg:d="M133 8c3 0 7 0 7-4s-4-4-7-4c-42 0-84 0-126 0-3 0-7 0-7 4s4 4 7 4c42 0 84 0 126 0zM133 49c3 0 7 0 7-4s-4-4-7-4c-42 0-84 0-126 0-3 0-7 0-7 4s4 4 7 4c42 0 84 0 126 0z"><text:p/></draw:path><draw:path draw:style-name="gr228" draw:text-style-name="P49" svg:width="0.13cm" svg:height="0.151cm" svg:x="0.862cm" svg:y="0.027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229" draw:text-style-name="P49" svg:width="0.139cm" svg:height="0.048cm" svg:x="1.072cm" svg:y="0.099cm" svg:viewBox="0 0 140 49" svg:d="M133 8c3 0 7 0 7-4s-4-4-7-4c-42 0-84 0-126 0-3 0-7 0-7 4s4 4 7 4c42 0 84 0 126 0zM133 49c3 0 7 0 7-4s-4-4-7-4c-42 0-84 0-126 0-3 0-7 0-7 4s4 4 7 4c42 0 84 0 126 0z"><text:p/></draw:path><draw:path draw:style-name="gr230" draw:text-style-name="P49"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231" draw:text-style-name="P49"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232" draw:text-style-name="P49" svg:width="0.053cm" svg:height="0.097cm" svg:x="1.466cm" svg:y="0.109cm" svg:viewBox="0 0 54 98" svg:d="M34 4c0-4-1-4-5-4-9 9-23 10-29 10 0 1 0 3 0 4 4 0 13 0 22-3 0 25 0 50 0 75 0 5 0 6-15 6-2 0-4 0-6 0 0 2 0 4 0 6 3 0 21-1 27-1 4 0 22 1 26 1 0-2 0-4 0-6-2 0-4 0-6 0-14 0-14-1-14-6 0-28 0-55 0-82z"><text:p/></draw:path><draw:path draw:style-name="gr233" draw:text-style-name="P49" svg:width="0.024cm" svg:height="0.062cm" svg:x="1.563cm" svg:y="0.152cm" svg:viewBox="0 0 25 63" svg:d="M25 22c0-14-6-22-14-22-7 0-11 5-11 11s4 11 11 11c3 0 6 0 8-2 0-1 0-1 1-1 0 1 0 0 0 3 0 16-7 28-14 36-2 1-2 2-2 3s1 2 1 2c3 0 20-16 20-41z"><text:p/></draw:path><draw:path draw:style-name="gr234" draw:text-style-name="P49" svg:width="0.022cm" svg:height="0.021cm" svg:x="1.656cm" svg:y="0.152cm" svg:viewBox="0 0 23 22" svg:d="M23 11c0-6-6-11-12-11s-11 5-11 11 5 11 11 11 12-5 12-11z"><text:p/></draw:path><draw:path draw:style-name="gr235" draw:text-style-name="P49" svg:width="0.022cm" svg:height="0.021cm" svg:x="1.75cm" svg:y="0.152cm" svg:viewBox="0 0 23 22" svg:d="M23 11c0-6-6-11-12-11s-11 5-11 11 5 11 11 11 12-5 12-11z"><text:p/></draw:path><draw:path draw:style-name="gr236" draw:text-style-name="P49" svg:width="0.021cm" svg:height="0.021cm" svg:x="1.844cm" svg:y="0.152cm" svg:viewBox="0 0 22 22" svg:d="M22 11c0-6-5-11-11-11s-11 5-11 11 5 11 11 11 11-5 11-11z"><text:p/></draw:path><draw:path draw:style-name="gr237" draw:text-style-name="P49" svg:width="0.024cm" svg:height="0.062cm" svg:x="1.938cm" svg:y="0.152cm" svg:viewBox="0 0 25 63" svg:d="M25 22c0-14-6-22-14-22-7 0-11 5-11 11s4 11 11 11c3 0 5 0 8-2 0-1 0-1 0-1 1 0 1 0 1 3 0 16-7 28-15 36-2 1-2 2-2 3s1 2 2 2c3 0 20-16 20-41z"><text:p/></draw:path><draw:path draw:style-name="gr238" draw:text-style-name="P49"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239" draw:text-style-name="P49"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240" draw:text-style-name="P49"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241" draw:text-style-name="P49"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4"><draw:g text:anchor-type="as-char" svg:y="-0.157cm" draw:z-index="85" draw:style-name="gr1"><svg:title>TexMaths</svg:title><svg:desc>6§inline§l_n = -w_n[y_n \cdot \log x_n + (1-y_n) \cdot \log (1- x_n)]§svg§600§TRUE§</svg:desc><draw:path draw:style-name="gr188" draw:text-style-name="P49"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89" draw:text-style-name="P49"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90" draw:text-style-name="P49" svg:width="0.139cm" svg:height="0.048cm" svg:x="0.238cm" svg:y="0.08cm" svg:viewBox="0 0 140 49" svg:d="M133 8c3 0 7 0 7-4s-4-4-7-4c-42 0-84 0-126 0-3 0-7 0-7 4s4 4 7 4c42 0 84 0 126 0zM133 49c3 0 7 0 7-4s-4-4-7-4c-42 0-84 0-126 0-3 0-7 0-7 4s4 4 7 4c42 0 84 0 126 0z"><text:p/></draw:path><draw:path draw:style-name="gr191" draw:text-style-name="P49" svg:width="0.128cm" svg:height="0.007cm" svg:x="0.467cm" svg:y="0.1cm" svg:viewBox="0 0 129 8" svg:d="M121 8c4 0 8 0 8-4s-4-4-8-4c-38 0-76 0-114 0-3 0-7 0-7 4s4 4 7 4c38 0 76 0 114 0z"><text:p/></draw:path><draw:path draw:style-name="gr192" draw:text-style-name="P49"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93" draw:text-style-name="P49"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94" draw:text-style-name="P49" svg:width="0.028cm" svg:height="0.207cm" svg:x="0.904cm" svg:y="0cm" svg:viewBox="0 0 29 208" svg:d="M29 208c0-3 0-5 0-8-7 0-14 0-21 0 0-64 0-128 0-192 7 0 14 0 21 0 0-3 0-5 0-8-10 0-19 0-29 0 0 69 0 139 0 208 10 0 19 0 29 0z"><text:p/></draw:path><draw:path draw:style-name="gr195" draw:text-style-name="P49"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96" draw:text-style-name="P49"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97" draw:text-style-name="P49" svg:width="0.022cm" svg:height="0.022cm" svg:x="1.22cm" svg:y="0.093cm" svg:viewBox="0 0 23 23" svg:d="M23 11c0-6-6-11-12-11s-11 5-11 11 5 12 11 12 12-6 12-12z"><text:p/></draw:path><draw:path draw:style-name="gr198" draw:text-style-name="P49" svg:width="0.046cm" svg:height="0.143cm" svg:x="1.315cm" svg:y="0.012cm" svg:viewBox="0 0 47 144" svg:d="M31 0c-11 1-21 1-31 2 0 2 0 4 0 6 15 0 17 2 17 12 0 36 0 72 0 108 0 10-3 10-17 10 0 2 0 4 0 6 7 0 18-1 23-1s16 1 24 1c0-2 0-4 0-6-14 0-16 0-16-10 0-42 0-85 0-128z"><text:p/></draw:path><draw:path draw:style-name="gr199" draw:text-style-name="P49" svg:width="0.093cm" svg:height="0.094cm" svg:x="1.372cm" svg:y="0.063cm" svg:viewBox="0 0 94 95" svg:d="M94 49c0-27-21-49-47-49-27 0-47 23-47 49 0 27 22 46 47 46s47-20 47-46zM47 91c-9 0-18-5-24-15-6-9-6-22-6-29 0-8 0-20 6-29 5-9 15-14 24-14s18 5 24 14c5 9 5 21 5 29 0 7 0 19-5 28-4 9-13 16-24 16z"><text:p/></draw:path><draw:path draw:style-name="gr200" draw:text-style-name="P49"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201" draw:text-style-name="P49"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202" draw:text-style-name="P49"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203" draw:text-style-name="P49"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204" draw:text-style-name="P49" svg:width="0.048cm" svg:height="0.207cm" svg:x="2.129cm" svg:y="0cm" svg:viewBox="0 0 49 208" svg:d="M49 206c0-1 0-1-4-5-26-26-33-65-33-97 0-36 8-72 34-99 3-2 3-2 3-3s-1-2-2-2c-3 0-22 14-34 41-11 23-13 46-13 63 0 16 2 41 14 65 12 25 30 39 33 39 1 0 2-1 2-2z"><text:p/></draw:path><draw:path draw:style-name="gr205" draw:text-style-name="P49"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206" draw:text-style-name="P49" svg:width="0.128cm" svg:height="0.007cm" svg:x="2.359cm" svg:y="0.1cm" svg:viewBox="0 0 129 8" svg:d="M122 8c3 0 7 0 7-4s-4-4-7-4c-38 0-76 0-114 0-4 0-8 0-8 4s4 4 8 4c38 0 76 0 114 0z"><text:p/></draw:path><draw:path draw:style-name="gr207" draw:text-style-name="P49"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208" draw:text-style-name="P49"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209" draw:text-style-name="P49" svg:width="0.048cm" svg:height="0.207cm" svg:x="2.782cm" svg:y="0cm" svg:viewBox="0 0 49 208" svg:d="M49 104c0-16-2-41-14-65-13-25-31-39-33-39-1 0-2 1-2 2s0 1 4 5c21 20 33 54 33 97 0 35-8 72-34 99-3 2-3 2-3 3s1 2 2 2c2 0 21-14 34-41 11-23 13-46 13-63z"><text:p/></draw:path><draw:path draw:style-name="gr210" draw:text-style-name="P49" svg:width="0.021cm" svg:height="0.022cm" svg:x="2.917cm" svg:y="0.093cm" svg:viewBox="0 0 22 23" svg:d="M22 11c0-6-5-11-11-11s-11 5-11 11 5 12 11 12 11-6 11-12z"><text:p/></draw:path><draw:path draw:style-name="gr211" draw:text-style-name="P49" svg:width="0.046cm" svg:height="0.143cm" svg:x="3.012cm" svg:y="0.012cm" svg:viewBox="0 0 47 144" svg:d="M31 0c-11 1-21 1-31 2 0 2 0 4 0 6 15 0 17 2 17 12 0 36 0 72 0 108 0 10-3 10-17 10 0 2 0 4 0 6 7 0 18-1 23-1 6 0 16 1 24 1 0-2 0-4 0-6-14 0-16 0-16-10 0-42 0-85 0-128z"><text:p/></draw:path><draw:path draw:style-name="gr212" draw:text-style-name="P49" svg:width="0.093cm" svg:height="0.094cm" svg:x="3.069cm" svg:y="0.063cm" svg:viewBox="0 0 94 95" svg:d="M94 49c0-27-21-49-47-49-27 0-47 23-47 49 0 27 22 46 47 46s47-20 47-46zM47 91c-9 0-18-5-24-15-6-9-6-22-6-29 0-8 0-20 6-29 5-9 15-14 24-14s17 5 23 14 6 21 6 29c0 7 0 19-5 28-4 9-13 16-24 16z"><text:p/></draw:path><draw:path draw:style-name="gr213" draw:text-style-name="P49"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214" draw:text-style-name="P49" svg:width="0.048cm" svg:height="0.207cm" svg:x="3.298cm" svg:y="0cm" svg:viewBox="0 0 49 208" svg:d="M49 206c0-1 0-1-3-5-27-26-33-65-33-97 0-36 7-72 33-99 3-2 3-2 3-3s-1-2-2-2c-2 0-21 14-34 41-10 23-13 46-13 63 0 16 2 41 14 65 13 25 31 39 33 39 1 0 2-1 2-2z"><text:p/></draw:path><draw:path draw:style-name="gr215" draw:text-style-name="P49"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216" draw:text-style-name="P49" svg:width="0.128cm" svg:height="0.007cm" svg:x="3.529cm" svg:y="0.1cm" svg:viewBox="0 0 129 8" svg:d="M122 8c3 0 7 0 7-4s-4-4-7-4c-39 0-76 0-115 0-3 0-7 0-7 4s4 4 7 4c39 0 76 0 115 0z"><text:p/></draw:path><draw:path draw:style-name="gr217" draw:text-style-name="P49"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218" draw:text-style-name="P49"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219" draw:text-style-name="P49" svg:width="0.048cm" svg:height="0.207cm" svg:x="3.97cm" svg:y="0cm" svg:viewBox="0 0 49 208" svg:d="M49 104c0-16-3-41-14-65-13-25-31-39-33-39-1 0-2 1-2 2s0 1 4 5c21 20 33 54 33 97 0 35-8 72-35 99-2 2-2 2-2 3s1 2 2 2c2 0 21-14 33-41 11-23 14-46 14-63z"><text:p/></draw:path><draw:path draw:style-name="gr220" draw:text-style-name="P49" svg:width="0.028cm" svg:height="0.207cm" svg:x="4.044cm" svg:y="0cm" svg:viewBox="0 0 29 208" svg:d="M29 0c-10 0-19 0-29 0 0 3 0 5 0 8 7 0 14 0 20 0 0 64 0 128 0 192-6 0-13 0-20 0 0 3 0 5 0 8 10 0 19 0 29 0 0-69 0-139 0-208z"><text:p/></draw:path></draw:g></text:span><text:span text:style-name="T4">, </text:span><text:span text:style-name="T33"><draw:g text:anchor-type="as-char" svg:y="-0.093cm" draw:z-index="86" draw:style-name="gr1"><svg:title>TexMaths</svg:title><svg:desc>6§inline§x_n§svg§600§TRUE§</svg:desc><draw:path draw:style-name="gr186" draw:text-style-name="P49" svg:width="0.105cm" svg:height="0.093cm" svg:x="0cm" svg:y="-0.001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87" draw:text-style-name="P49" svg:width="0.089cm" svg:height="0.065cm" svg:x="0.121cm" svg:y="0.058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33"><text:s/>predicted positive, </text:span><text:span text:style-name="T33"><draw:g text:anchor-type="as-char" svg:y="-0.093cm" draw:z-index="87" draw:style-name="gr1"><svg:title>TexMaths</svg:title><svg:desc>6§inline§y_n§svg§600§TRUE§</svg:desc><draw:path draw:style-name="gr184" draw:text-style-name="P49" svg:width="0.096cm" svg:height="0.135cm" svg:x="0cm" svg:y="-0.001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85" draw:text-style-name="P49" svg:width="0.089cm" svg:height="0.066cm" svg:x="0.104cm" svg:y="0.06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33"><text:s/>ground truth (0,1), </text:span><text:span text:style-name="T33"><draw:g text:anchor-type="as-char" svg:y="-0.093cm" draw:z-index="88" draw:style-name="gr1"><svg:title>TexMaths</svg:title><svg:desc>6§inline§w_n§svg§600§TRUE§</svg:desc><draw:path draw:style-name="gr182" draw:text-style-name="P49" svg:width="0.138cm" svg:height="0.093cm" svg:x="0cm" svg:y="-0.001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83" draw:text-style-name="P49" svg:width="0.089cm" svg:height="0.065cm" svg:x="0.151cm" svg:y="0.058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33"><text:s/>weight. Binary/</text:span><text:span text:style-name="T34">Multi</text:span><text:span text:style-name="T33"> classification</text:span></text:p><text:p text:style-name="P43"><text:span text:style-name="T78">Kullback-Libeler </text:span><draw:g text:anchor-type="as-char" svg:y="-0.175cm" draw:z-index="89" draw:style-name="gr1"><svg:title>TexMaths</svg:title><svg:desc>6§inline§\ell (x,y) = \mathcal{L} = \{l_1,\ldots,l_N\}^T, \quad l_n = y_n \cdot (\log y_n - x_n)§svg§600§TRUE§</svg:desc><draw:path draw:style-name="gr144" draw:text-style-name="P49" svg:width="0.081cm" svg:height="0.15cm" svg:x="0cm" svg:y="0.027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45" draw:text-style-name="P49" svg:width="0.048cm" svg:height="0.209cm" svg:x="0.106cm" svg:y="0.018cm" svg:viewBox="0 0 49 210" svg:d="M49 208c0-1 0-1-3-5-27-26-33-66-33-97 0-37 7-74 33-100 3-3 3-3 3-4s-1-2-2-2c-2 0-21 14-34 41-11 23-13 47-13 65 0 15 2 40 14 64 12 26 31 40 33 40 1 0 2-1 2-2z"><text:p/></draw:path><draw:path draw:style-name="gr146" draw:text-style-name="P49"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47" draw:text-style-name="P49" svg:width="0.024cm" svg:height="0.062cm" svg:x="0.306cm" svg:y="0.152cm" svg:viewBox="0 0 25 63" svg:d="M25 22c0-14-6-22-14-22-7 0-11 5-11 11s4 11 11 11c3 0 6 0 8-2 0-1 0-1 1-1 0 1 0 0 0 3 0 16-7 28-14 36-2 1-2 2-2 3s1 2 1 2c3 0 20-16 20-41z"><text:p/></draw:path><draw:path draw:style-name="gr148" draw:text-style-name="P49"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49" draw:text-style-name="P49" svg:width="0.048cm" svg:height="0.209cm" svg:x="0.504cm" svg:y="0.018cm" svg:viewBox="0 0 49 210" svg:d="M49 106c0-17-2-42-14-66-13-26-31-40-33-40-1 0-2 1-2 2s0 1 4 5c21 21 33 54 33 99 0 35-8 72-34 99-3 2-3 2-3 3s1 2 2 2c2 0 21-14 33-41 11-23 14-47 14-63z"><text:p/></draw:path><draw:path draw:style-name="gr150" draw:text-style-name="P49" svg:width="0.139cm" svg:height="0.048cm" svg:x="0.645cm" svg:y="0.099cm" svg:viewBox="0 0 140 49" svg:d="M133 8c3 0 7 0 7-4s-4-4-7-4c-42 0-84 0-126 0-3 0-7 0-7 4s4 4 7 4c42 0 84 0 126 0zM133 49c3 0 7 0 7-4s-4-4-7-4c-42 0-84 0-126 0-3 0-7 0-7 4s4 4 7 4c42 0 84 0 126 0z"><text:p/></draw:path><draw:path draw:style-name="gr151" draw:text-style-name="P49" svg:width="0.13cm" svg:height="0.151cm" svg:x="0.862cm" svg:y="0.027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52" draw:text-style-name="P49" svg:width="0.139cm" svg:height="0.048cm" svg:x="1.071cm" svg:y="0.099cm" svg:viewBox="0 0 140 49" svg:d="M133 8c3 0 7 0 7-4s-4-4-7-4c-42 0-84 0-126 0-3 0-7 0-7 4s4 4 7 4c42 0 84 0 126 0zM133 49c3 0 7 0 7-4s-4-4-7-4c-42 0-84 0-126 0-3 0-7 0-7 4s4 4 7 4c42 0 84 0 126 0z"><text:p/></draw:path><draw:path draw:style-name="gr153" draw:text-style-name="P49"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54" draw:text-style-name="P49"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55" draw:text-style-name="P49" svg:width="0.053cm" svg:height="0.097cm" svg:x="1.466cm" svg:y="0.109cm" svg:viewBox="0 0 54 98" svg:d="M34 4c0-4 0-4-5-4-9 9-22 10-29 10 0 1 0 3 0 4 4 0 14 0 22-3 0 25 0 50 0 75 0 5 0 6-15 6-2 0-4 0-6 0 0 2 0 4 0 6 3 0 21-1 27-1 4 0 23 1 26 1 0-2 0-4 0-6-2 0-4 0-5 0-15 0-15-1-15-6 0-28 0-55 0-82z"><text:p/></draw:path><draw:path draw:style-name="gr156" draw:text-style-name="P49" svg:width="0.024cm" svg:height="0.062cm" svg:x="1.563cm" svg:y="0.152cm" svg:viewBox="0 0 25 63" svg:d="M25 22c0-14-5-22-14-22-6 0-11 5-11 11s5 11 11 11c3 0 6 0 8-2 0-1 0-1 1-1v3c0 16-7 28-14 36-2 1-2 2-2 3s1 2 2 2c2 0 19-16 19-41z"><text:p/></draw:path><draw:path draw:style-name="gr157" draw:text-style-name="P49" svg:width="0.021cm" svg:height="0.021cm" svg:x="1.657cm" svg:y="0.152cm" svg:viewBox="0 0 22 22" svg:d="M22 11c0-6-5-11-11-11s-11 5-11 11 5 11 11 11 11-5 11-11z"><text:p/></draw:path><draw:path draw:style-name="gr158" draw:text-style-name="P49" svg:width="0.021cm" svg:height="0.021cm" svg:x="1.751cm" svg:y="0.152cm" svg:viewBox="0 0 22 22" svg:d="M22 11c0-6-5-11-11-11-7 0-11 5-11 11s4 11 11 11c6 0 11-5 11-11z"><text:p/></draw:path><draw:path draw:style-name="gr159" draw:text-style-name="P49" svg:width="0.021cm" svg:height="0.021cm" svg:x="1.844cm" svg:y="0.152cm" svg:viewBox="0 0 22 22" svg:d="M22 11c0-6-5-11-11-11s-11 5-11 11 5 11 11 11 11-5 11-11z"><text:p/></draw:path><draw:path draw:style-name="gr160" draw:text-style-name="P49" svg:width="0.024cm" svg:height="0.062cm" svg:x="1.938cm" svg:y="0.152cm" svg:viewBox="0 0 25 63" svg:d="M25 22c0-14-5-22-14-22-7 0-11 5-11 11s4 11 11 11c3 0 6 0 8-2 0-1 0-1 1-1 0 1 0 0 0 3 0 16-7 28-14 36-2 1-2 2-2 3s1 2 1 2c3 0 20-16 20-41z"><text:p/></draw:path><draw:path draw:style-name="gr161" draw:text-style-name="P49"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62" draw:text-style-name="P49"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63" draw:text-style-name="P49"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64" draw:text-style-name="P49"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65" draw:text-style-name="P49" svg:width="0.024cm" svg:height="0.062cm" svg:x="2.492cm" svg:y="0.152cm" svg:viewBox="0 0 25 63" svg:d="M25 22c0-14-6-22-14-22-7 0-11 5-11 11s4 11 11 11c3 0 5 0 8-2 0-1 0-1 0-1 1 0 1 0 1 3 0 16-7 28-15 36-2 1-2 2-2 3s1 2 2 2c3 0 20-16 20-41z"><text:p/></draw:path><draw:path draw:style-name="gr166" draw:text-style-name="P49"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67" draw:text-style-name="P49"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68" draw:text-style-name="P49" svg:width="0.139cm" svg:height="0.048cm" svg:x="3.027cm" svg:y="0.099cm" svg:viewBox="0 0 140 49" svg:d="M133 8c3 0 7 0 7-4s-4-4-7-4c-42 0-84 0-126 0-3 0-7 0-7 4s4 4 7 4c42 0 84 0 126 0zM133 49c3 0 7 0 7-4s-4-4-7-4c-42 0-84 0-126 0-3 0-7 0-7 4s4 4 7 4c42 0 84 0 126 0z"><text:p/></draw:path><draw:path draw:style-name="gr169" draw:text-style-name="P49"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70" draw:text-style-name="P49"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71" draw:text-style-name="P49" svg:width="0.021cm" svg:height="0.021cm" svg:x="3.521cm" svg:y="0.113cm" svg:viewBox="0 0 22 22" svg:d="M22 11c0-6-5-11-11-11-7 0-11 5-11 11s4 11 11 11c6 0 11-5 11-11z"><text:p/></draw:path><draw:path draw:style-name="gr172" draw:text-style-name="P49" svg:width="0.048cm" svg:height="0.209cm" svg:x="3.629cm" svg:y="0.018cm" svg:viewBox="0 0 49 210" svg:d="M49 208c0-1 0-1-3-5-27-26-34-66-34-97 0-37 8-74 34-100 3-3 3-3 3-4s-1-2-2-2c-3 0-21 14-34 41-11 23-13 47-13 65 0 15 2 40 14 64 12 26 30 40 33 40 1 0 2-1 2-2z"><text:p/></draw:path><draw:path draw:style-name="gr173" draw:text-style-name="P49" svg:width="0.046cm" svg:height="0.144cm" svg:x="3.697cm" svg:y="0.03cm" svg:viewBox="0 0 47 145" svg:d="M31 0c-11 1-21 2-31 2 0 3 0 5 0 7 15 0 17 1 17 11 0 37 0 74 0 110 0 9-3 9-17 9 0 2 0 4 0 6 7 0 18 0 23 0s16 0 24 0c0-2 0-4 0-6-14 0-16 0-16-9 0-44 0-87 0-130z"><text:p/></draw:path><draw:path draw:style-name="gr174" draw:text-style-name="P49" svg:width="0.093cm" svg:height="0.096cm" svg:x="3.754cm" svg:y="0.081cm" svg:viewBox="0 0 94 97" svg:d="M94 49c0-27-21-49-47-49-27 0-47 23-47 49 0 27 22 48 47 48s47-21 47-48zM47 91c-9 0-18-4-24-14-6-9-6-22-6-30 0-7 0-19 6-28 5-10 15-14 24-14s18 5 24 14c5 9 5 21 5 28 0 8 0 20-5 29-4 9-13 15-24 15z"><text:p/></draw:path><draw:path draw:style-name="gr175" draw:text-style-name="P49" svg:width="0.096cm" svg:height="0.138cm" svg:x="3.86cm" svg:y="0.08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76" draw:text-style-name="P49"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77" draw:text-style-name="P49"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78" draw:text-style-name="P49" svg:width="0.128cm" svg:height="0.007cm" svg:x="4.28cm" svg:y="0.118cm" svg:viewBox="0 0 129 8" svg:d="M122 8c3 0 7 0 7-4s-4-4-7-4c-39 0-76 0-115 0-3 0-7 0-7 4s4 4 7 4c39 0 76 0 115 0z"><text:p/></draw:path><draw:path draw:style-name="gr179" draw:text-style-name="P49"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80" draw:text-style-name="P49"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81" draw:text-style-name="P49" svg:width="0.048cm" svg:height="0.209cm" svg:x="4.72cm" svg:y="0.018cm" svg:viewBox="0 0 49 210" svg:d="M49 106c0-17-2-42-14-66-12-26-30-40-33-40-1 0-2 1-2 2s0 1 4 5c21 21 33 54 33 99 0 35-8 72-34 99-3 2-3 2-3 3s1 2 2 2c3 0 21-14 34-41 11-23 13-47 13-63z"><text:p/></draw:path></draw:g></text:p><text:p text:style-name="P47">suitable when target is 1-hot, suffers with numerical stability issues</text:p><text:p text:style-name="P31">Margin Ranking Loss/Ranking Losses/Contrastive Loss:<text:span text:style-name="T61"> </text:span><text:span text:style-name="T4"><draw:g text:anchor-type="as-char" svg:y="-0.157cm" draw:z-index="90" draw:style-name="gr1"><svg:title>TexMaths</svg:title><svg:desc>6§inline§        loss(x,y)=\max(0,-y \cdot (x_1 - x_2) + margin)
§svg§600§TRUE§</svg:desc><draw:path draw:style-name="gr110" draw:text-style-name="P49"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11" draw:text-style-name="P49" svg:width="0.09cm" svg:height="0.094cm" svg:x="0.066cm" svg:y="0.064cm" svg:viewBox="0 0 91 95" svg:d="M91 35c0-21-15-35-34-35-29 0-57 30-57 60 0 20 14 35 34 35 28 0 57-29 57-60zM34 90c-9 0-18-7-18-23 0-10 6-32 12-43 10-16 22-19 28-19 13 0 19 10 19 22 0 8-4 30-12 44-8 12-19 19-29 19z"><text:p/></draw:path><draw:path draw:style-name="gr112" draw:text-style-name="P49"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13" draw:text-style-name="P49"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14" draw:text-style-name="P49" svg:width="0.048cm" svg:height="0.208cm" svg:x="0.378cm" svg:y="0cm" svg:viewBox="0 0 49 209" svg:d="M49 206l-4-4c-26-27-33-66-33-98 0-36 8-72 34-98 3-3 3-3 3-4s-1-2-2-2c-3 0-22 14-34 41-11 23-13 46-13 63 0 16 2 41 14 65 12 26 30 40 33 40 1 0 2-1 2-3z"><text:p/></draw:path><draw:path draw:style-name="gr115" draw:text-style-name="P49"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16" draw:text-style-name="P49" svg:width="0.024cm" svg:height="0.062cm" svg:x="0.577cm" svg:y="0.134cm" svg:viewBox="0 0 25 63" svg:d="M25 22c0-14-5-22-14-22-6 0-11 5-11 11s5 11 11 11c3 0 6-1 8-2 0-1 0-1 1-1v3c0 16-7 28-14 35-2 2-2 3-2 3 0 1 1 3 2 3 2 0 19-17 19-41z"><text:p/></draw:path><draw:path draw:style-name="gr117" draw:text-style-name="P49"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18" draw:text-style-name="P49" svg:width="0.048cm" svg:height="0.208cm" svg:x="0.776cm" svg:y="0cm" svg:viewBox="0 0 49 209" svg:d="M49 104c0-16-2-41-14-65-12-25-31-39-33-39-1 0-2 1-2 2s0 1 4 5c21 20 33 54 33 97 0 35-8 72-34 99-3 3-3 3-3 3 0 1 1 3 2 3 2 0 21-15 34-42 11-22 13-45 13-63z"><text:p/></draw:path><draw:path draw:style-name="gr119" draw:text-style-name="P49" svg:width="0.139cm" svg:height="0.048cm" svg:x="0.916cm" svg:y="0.079cm" svg:viewBox="0 0 140 49" svg:d="M133 9c3 0 7-1 7-5s-4-4-7-4c-42 0-84 0-126 0-3 0-7 0-7 4s4 5 7 5c42 0 84 0 126 0zM133 49c3 0 7 0 7-4s-4-4-7-4c-42 0-84 0-126 0-3 0-7 0-7 4s4 4 7 4c42 0 84 0 126 0z"><text:p/></draw:path><draw:path draw:style-name="gr120" draw:text-style-name="P49"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21" draw:text-style-name="P49"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22" draw:text-style-name="P49"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23" draw:text-style-name="P49" svg:width="0.048cm" svg:height="0.208cm" svg:x="1.54cm" svg:y="0cm" svg:viewBox="0 0 49 209" svg:d="M49 206l-3-4c-27-27-33-66-33-98 0-36 7-72 33-98 3-3 3-3 3-4s-1-2-2-2c-2 0-21 14-34 41-10 23-13 46-13 63 0 16 2 41 14 65 13 26 31 40 33 40 1 0 2-1 2-3z"><text:p/></draw:path><draw:path draw:style-name="gr124" draw:text-style-name="P49"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25" draw:text-style-name="P49" svg:width="0.024cm" svg:height="0.062cm" svg:x="1.725cm" svg:y="0.134cm" svg:viewBox="0 0 25 63" svg:d="M25 22c0-14-6-22-14-22-7 0-11 5-11 11s4 11 11 11c3 0 6-1 8-2 0-1 0-1 1-1 0 1 0 0 0 3 0 16-7 28-14 35-2 2-2 3-2 3 0 1 1 3 1 3 3 0 20-17 20-41z"><text:p/></draw:path><draw:path draw:style-name="gr126" draw:text-style-name="P49" svg:width="0.128cm" svg:height="0.008cm" svg:x="1.818cm" svg:y="0.1cm" svg:viewBox="0 0 129 9" svg:d="M122 9c3 0 7-1 7-5s-4-4-7-4c-38 0-76 0-114 0-4 0-8 0-8 4s4 5 8 5c38 0 76 0 114 0z"><text:p/></draw:path><draw:path draw:style-name="gr127" draw:text-style-name="P49"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28" draw:text-style-name="P49" svg:width="0.021cm" svg:height="0.021cm" svg:x="2.14cm" svg:y="0.093cm" svg:viewBox="0 0 22 22" svg:d="M22 11c0-6-5-11-11-11s-11 4-11 11c0 6 5 11 11 11s11-5 11-11z"><text:p/></draw:path><draw:path draw:style-name="gr129" draw:text-style-name="P49" svg:width="0.048cm" svg:height="0.208cm" svg:x="2.248cm" svg:y="0cm" svg:viewBox="0 0 49 209" svg:d="M49 206l-4-4c-26-27-33-66-33-98 0-36 8-72 34-98 3-3 3-3 3-4s-1-2-2-2c-3 0-21 14-34 41-11 23-13 46-13 63 0 16 2 41 14 65 12 26 30 40 33 40 1 0 2-1 2-3z"><text:p/></draw:path><draw:path draw:style-name="gr130" draw:text-style-name="P49"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31" draw:text-style-name="P49"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32" draw:text-style-name="P49" svg:width="0.127cm" svg:height="0.008cm" svg:x="2.589cm" svg:y="0.1cm" svg:viewBox="0 0 128 9" svg:d="M121 9c4 0 7-1 7-5s-3-4-7-4c-38 0-76 0-114 0-3 0-7 0-7 4s4 5 7 5c38 0 76 0 114 0z"><text:p/></draw:path><draw:path draw:style-name="gr133" draw:text-style-name="P49"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34" draw:text-style-name="P49"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35" draw:text-style-name="P49" svg:width="0.048cm" svg:height="0.208cm" svg:x="3.009cm" svg:y="0cm" svg:viewBox="0 0 49 209" svg:d="M49 104c0-16-2-41-14-65-12-25-31-39-33-39-1 0-2 1-2 2s0 1 4 5c21 20 33 54 33 97 0 35-8 72-34 99-3 3-3 3-3 3 0 1 1 3 2 3 2 0 21-15 34-42 11-22 13-45 13-63z"><text:p/></draw:path><draw:path draw:style-name="gr136" draw:text-style-name="P49"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37" draw:text-style-name="P49"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38" draw:text-style-name="P49"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39" draw:text-style-name="P49"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40" draw:text-style-name="P49"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41" draw:text-style-name="P49"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42" draw:text-style-name="P49"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43" draw:text-style-name="P49" svg:width="0.048cm" svg:height="0.208cm" svg:x="4.053cm" svg:y="0cm" svg:viewBox="0 0 49 209" svg:d="M49 104c0-16-2-41-14-65-13-25-31-39-33-39-1 0-2 1-2 2s0 1 4 5c21 20 33 54 33 97 0 35-8 72-34 99-3 3-3 3-3 3 0 1 1 3 2 3 2 0 21-15 34-42 11-22 13-45 13-63z"><text:p/></draw:path></draw:g></text:span><text:span text:style-name="T4"><text:s/></text:span><text:span text:style-name="T35">u</text:span><text:span text:style-name="T4">seful to push classes as far away as possible</text:span></text:p><text:p text:style-name="P32"><text:span text:style-name="T2">Triplet Margin Loss:</text:span><text:span text:style-name="T4"> </text:span><text:span text:style-name="T4"><draw:g text:anchor-type="as-char" svg:y="-0.192cm" draw:z-index="91" draw:style-name="gr1"><svg:title>TexMaths</svg:title><svg:desc>6§inline§l_n(x_a, x_p, x_n) = \max(0, m + |f(x_a) - f(x_p)| - | f(x_a) - f(x_n)|§svg§600§TRUE§</svg:desc><draw:path draw:style-name="gr62" draw:text-style-name="P49" svg:width="0.033cm" svg:height="0.147cm" svg:x="0cm" svg:y="0.011cm" svg:viewBox="0 0 34 148" svg:d="M34 2c0 0 0-2-2-2-4 0-15 2-20 2-1 0-3 0-3 5 0 1 2 1 5 1 7 0 7 3 7 4s0 3 0 4c-7 35-14 70-21 105 0 2 0 4 0 7 0 12 7 20 14 20 5 0 9-5 12-12 3-8 3-14 5-20 0-3-2-3-2-3-1 0-2 2-2 4-3 13-6 26-12 26-5 0-5-7-5-10 0-5 0-6 1-10 7-40 15-80 23-121z"><text:p/></draw:path><draw:path draw:style-name="gr63" draw:text-style-name="P49" svg:width="0.067cm" svg:height="0.066cm" svg:x="0.045cm" svg:y="0.123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64" draw:text-style-name="P49" svg:width="0.036cm" svg:height="0.208cm" svg:x="0.142cm" svg:y="-0.001cm" svg:viewBox="0 0 37 209" svg:d="M37 208c0-1 0-2-3-5-20-27-25-66-25-98 0-37 6-73 26-99 2-3 2-3 2-4s-1-2-2-2-16 14-25 41c-8 23-10 47-10 64 0 16 2 41 10 65 10 26 24 39 25 39s2 0 2-1z"><text:p/></draw:path><draw:path draw:style-name="gr65" draw:text-style-name="P49" svg:width="0.078cm" svg:height="0.094cm" svg:x="0.192cm" svg:y="0.065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66" draw:text-style-name="P49" svg:width="0.055cm" svg:height="0.066cm" svg:x="0.285cm" svg:y="0.123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67" draw:text-style-name="P49" svg:width="0.017cm" svg:height="0.061cm" svg:x="0.369cm" svg:y="0.134cm" svg:viewBox="0 0 18 62" svg:d="M18 22c0-14-4-22-9-22-6 0-9 5-9 11s3 11 9 11c1 0 4-1 5-3h1c0 1 0 0 0 3 0 15-6 28-10 35-2 2-2 2-2 3 0 2 0 2 1 2 2 0 14-16 14-40z"><text:p/></draw:path><draw:path draw:style-name="gr68" draw:text-style-name="P49" svg:width="0.078cm" svg:height="0.094cm" svg:x="0.43cm" svg:y="0.065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69" draw:text-style-name="P49" svg:width="0.061cm" svg:height="0.093cm" svg:x="0.516cm" svg:y="0.123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70" draw:text-style-name="P49" svg:width="0.017cm" svg:height="0.061cm" svg:x="0.603cm" svg:y="0.134cm" svg:viewBox="0 0 18 62" svg:d="M18 22c0-14-4-22-10-22-5 0-8 5-8 11s3 11 8 11c2 0 4-1 6-3 1 0 1 0 1 3 0 15-6 28-11 35-2 2-2 2-2 3 0 2 1 2 2 2 2 0 14-16 14-40z"><text:p/></draw:path><draw:path draw:style-name="gr71" draw:text-style-name="P49" svg:width="0.078cm" svg:height="0.094cm" svg:x="0.665cm" svg:y="0.065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72" draw:text-style-name="P49" svg:width="0.067cm" svg:height="0.066cm" svg:x="0.756cm" svg:y="0.123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73" draw:text-style-name="P49" svg:width="0.036cm" svg:height="0.208cm" svg:x="0.846cm" svg:y="-0.001cm" svg:viewBox="0 0 37 209" svg:d="M37 105c0-16-2-41-11-65-9-26-23-40-25-40-1 0-1 1-1 2s0 1 3 5c15 21 25 54 25 98 0 35-6 73-26 99-2 2-2 3-2 4s0 1 1 1c2 0 16-14 26-40 8-23 10-47 10-64z"><text:p/></draw:path><draw:path draw:style-name="gr74" draw:text-style-name="P49" svg:width="0.104cm" svg:height="0.048cm" svg:x="0.952cm" svg:y="0.08cm" svg:viewBox="0 0 105 49" svg:d="M100 8c2 0 5 0 5-4s-3-4-5-4c-31 0-63 0-95 0-2 0-5 0-5 4s3 4 5 4c32 0 63 0 95 0zM100 49c2 0 5 0 5-4s-3-4-5-4c-32 0-63 0-95 0-2 0-5 0-5 4s3 4 5 4c32 0 64 0 95 0z"><text:p/></draw:path><draw:path draw:style-name="gr75" draw:text-style-name="P49" svg:width="0.123cm" svg:height="0.092cm" svg:x="1.115cm" svg:y="0.065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76" draw:text-style-name="P49" svg:width="0.07cm" svg:height="0.096cm" svg:x="1.249cm" svg:y="0.064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77" draw:text-style-name="P49" svg:width="0.079cm" svg:height="0.09cm" svg:x="1.323cm" svg:y="0.066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78" draw:text-style-name="P49" svg:width="0.036cm" svg:height="0.208cm" svg:x="1.421cm" svg:y="-0.001cm" svg:viewBox="0 0 37 209" svg:d="M37 208c0-1 0-2-3-5-20-27-25-66-25-98 0-37 6-73 26-99 2-3 2-3 2-4s-1-2-2-2c-2 0-16 14-25 41-8 23-10 47-10 64 0 16 2 41 10 65 10 26 23 39 25 39 1 0 2 0 2-1z"><text:p/></draw:path><draw:path draw:style-name="gr79" draw:text-style-name="P49" svg:width="0.066cm" svg:height="0.142cm" svg:x="1.473cm" svg:y="0.018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80" draw:text-style-name="P49" svg:width="0.017cm" svg:height="0.061cm" svg:x="1.56cm" svg:y="0.134cm" svg:viewBox="0 0 18 62" svg:d="M18 22c0-14-4-22-10-22-5 0-8 5-8 11s3 11 8 11c2 0 4-1 6-3 1 0 1 0 1 3 0 15-6 28-11 35-2 2-2 2-2 3 0 2 1 2 2 2 2 0 14-16 14-40z"><text:p/></draw:path><draw:path draw:style-name="gr81" draw:text-style-name="P49" svg:width="0.129cm" svg:height="0.094cm" svg:x="1.621cm" svg:y="0.065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82" draw:text-style-name="P49" svg:width="0.105cm" svg:height="0.138cm" svg:x="1.8cm" svg:y="0.035cm" svg:viewBox="0 0 106 139" svg:d="M56 74c15 0 29 0 44 0 2 0 6 0 6-4 0-5-4-5-6-5-15 0-29 0-44 0 0-19 0-39 0-58 0-3 0-7-3-7s-3 4-3 7c0 19 0 39 0 58-15 0-30 0-45 0-2 0-5 0-5 5 0 4 3 4 5 4 15 0 30 0 45 0 0 19 0 39 0 58 0 3 0 7 3 7s3-4 3-7c0-19 0-39 0-58z"><text:p/></draw:path><draw:path draw:style-name="gr83" draw:text-style-name="P49" svg:width="0.005cm" svg:height="0.208cm" svg:x="1.968cm" svg:y="-0.001cm" svg:viewBox="0 0 6 209" svg:d="M6 8c0-4 0-8-3-8s-3 4-3 8c0 65 0 129 0 194 0 4 0 7 3 7s3-3 3-7c0-65 0-129 0-194z"><text:p/></draw:path><draw:path draw:style-name="gr84" draw:text-style-name="P49" svg:width="0.078cm" svg:height="0.19cm" svg:x="2.002cm" svg:y="0.009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85" draw:text-style-name="P49" svg:width="0.036cm" svg:height="0.208cm" svg:x="2.104cm" svg:y="-0.001cm" svg:viewBox="0 0 37 209" svg:d="M37 208c0-1 0-2-3-5-20-27-25-66-25-98 0-37 6-73 26-99 2-3 2-3 2-4s-1-2-2-2c-2 0-16 14-25 41-8 23-10 47-10 64 0 16 2 41 10 65 10 26 23 39 25 39 1 0 2 0 2-1z"><text:p/></draw:path><draw:path draw:style-name="gr86" draw:text-style-name="P49" svg:width="0.078cm" svg:height="0.094cm" svg:x="2.154cm" svg:y="0.065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87" draw:text-style-name="P49" svg:width="0.055cm" svg:height="0.066cm" svg:x="2.247cm" svg:y="0.123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88" draw:text-style-name="P49" svg:width="0.036cm" svg:height="0.208cm" svg:x="2.326cm" svg:y="-0.001cm" svg:viewBox="0 0 37 209" svg:d="M37 105c0-16-2-41-11-65-9-26-23-40-25-40-1 0-1 1-1 2s0 1 3 5c15 21 25 54 25 98 0 35-6 73-26 99-2 2-2 3-2 4s0 1 1 1c2 0 16-14 26-40 8-23 10-47 10-64z"><text:p/></draw:path><draw:path draw:style-name="gr89" draw:text-style-name="P49" svg:width="0.096cm" svg:height="0.007cm" svg:x="2.426cm" svg:y="0.101cm" svg:viewBox="0 0 97 8" svg:d="M92 8c2 0 5 0 5-4s-3-4-5-4c-29 0-58 0-86 0-3 0-6 0-6 4s3 4 6 4c28 0 57 0 86 0z"><text:p/></draw:path><draw:path draw:style-name="gr90" draw:text-style-name="P49" svg:width="0.078cm" svg:height="0.19cm" svg:x="2.58cm" svg:y="0.009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91" draw:text-style-name="P49" svg:width="0.036cm" svg:height="0.208cm" svg:x="2.682cm" svg:y="-0.001cm" svg:viewBox="0 0 37 209" svg:d="M37 208c0-1 0-2-3-5-20-27-25-66-25-98 0-37 6-73 26-99 2-3 2-3 2-4s0-2-2-2c-1 0-16 14-25 41-8 23-10 47-10 64 0 16 2 41 11 65 9 26 23 39 24 39 2 0 2 0 2-1z"><text:p/></draw:path><draw:path draw:style-name="gr92" draw:text-style-name="P49" svg:width="0.078cm" svg:height="0.094cm" svg:x="2.733cm" svg:y="0.065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93" draw:text-style-name="P49" svg:width="0.061cm" svg:height="0.093cm" svg:x="2.819cm" svg:y="0.123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94" draw:text-style-name="P49" svg:width="0.036cm" svg:height="0.208cm" svg:x="2.901cm" svg:y="-0.001cm" svg:viewBox="0 0 37 209" svg:d="M37 105c0-16-2-41-11-65-9-26-23-40-25-40-1 0-1 1-1 2s0 1 3 5c15 21 25 54 25 98 0 35-6 73-26 99-2 2-2 3-2 4s0 1 1 1c2 0 16-14 26-40 8-23 10-47 10-64z"><text:p/></draw:path><draw:path draw:style-name="gr95" draw:text-style-name="P49" svg:width="0.005cm" svg:height="0.208cm" svg:x="2.973cm" svg:y="-0.001cm" svg:viewBox="0 0 6 209" svg:d="M6 8c0-4 0-8-3-8s-3 4-3 8c0 65 0 129 0 194 0 4 0 7 3 7s3-3 3-7c0-65 0-129 0-194z"><text:p/></draw:path><draw:path draw:style-name="gr96" draw:text-style-name="P49" svg:width="0.096cm" svg:height="0.007cm" svg:x="3.046cm" svg:y="0.101cm" svg:viewBox="0 0 97 8" svg:d="M92 8c2 0 5 0 5-4s-3-4-5-4c-29 0-58 0-87 0-2 0-5 0-5 4s3 4 5 4c29 0 58 0 87 0z"><text:p/></draw:path><draw:path draw:style-name="gr97" draw:text-style-name="P49" svg:width="0.005cm" svg:height="0.208cm" svg:x="3.21cm" svg:y="-0.001cm" svg:viewBox="0 0 6 209" svg:d="M6 8c0-4 0-8-3-8s-3 4-3 8c0 65 0 129 0 194 0 4 0 7 3 7s3-3 3-7c0-65 0-129 0-194z"><text:p/></draw:path><draw:path draw:style-name="gr98" draw:text-style-name="P49" svg:width="0.078cm" svg:height="0.19cm" svg:x="3.244cm" svg:y="0.009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99" draw:text-style-name="P49" svg:width="0.036cm" svg:height="0.208cm" svg:x="3.346cm" svg:y="-0.001cm" svg:viewBox="0 0 37 209" svg:d="M37 208c0-1 0-2-3-5-20-27-25-66-25-98 0-37 6-73 26-99 2-3 2-3 2-4s-1-2-2-2c-2 0-16 14-25 41-8 23-10 47-10 64 0 16 2 41 10 65 10 26 23 39 25 39 1 0 2 0 2-1z"><text:p/></draw:path><draw:path draw:style-name="gr100" draw:text-style-name="P49" svg:width="0.078cm" svg:height="0.094cm" svg:x="3.397cm" svg:y="0.065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01" draw:text-style-name="P49" svg:width="0.056cm" svg:height="0.066cm" svg:x="3.489cm" svg:y="0.123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02" draw:text-style-name="P49" svg:width="0.036cm" svg:height="0.208cm" svg:x="3.568cm" svg:y="-0.001cm" svg:viewBox="0 0 37 209" svg:d="M37 105c0-16-2-41-10-65-10-26-24-40-25-40s-2 1-2 2 0 1 3 5c16 21 25 54 25 98 0 35-6 73-26 99-2 2-2 3-2 4s1 1 2 1 16-14 25-40c8-23 10-47 10-64z"><text:p/></draw:path><draw:path draw:style-name="gr103" draw:text-style-name="P49" svg:width="0.096cm" svg:height="0.007cm" svg:x="3.669cm" svg:y="0.101cm" svg:viewBox="0 0 97 8" svg:d="M92 8c2 0 5 0 5-4s-3-4-5-4c-29 0-58 0-86 0-3 0-6 0-6 4s3 4 6 4c28 0 57 0 86 0z"><text:p/></draw:path><draw:path draw:style-name="gr104" draw:text-style-name="P49" svg:width="0.078cm" svg:height="0.19cm" svg:x="3.823cm" svg:y="0.009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05" draw:text-style-name="P49" svg:width="0.036cm" svg:height="0.208cm" svg:x="3.925cm" svg:y="-0.001cm" svg:viewBox="0 0 37 209" svg:d="M37 208c0-1 0-2-3-5-20-27-25-66-25-98 0-37 6-73 26-99 2-3 2-3 2-4s-1-2-2-2-16 14-25 41c-8 23-10 47-10 64 0 16 2 41 10 65 10 26 24 39 25 39s2 0 2-1z"><text:p/></draw:path><draw:path draw:style-name="gr106" draw:text-style-name="P49" svg:width="0.078cm" svg:height="0.094cm" svg:x="3.976cm" svg:y="0.065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07" draw:text-style-name="P49" svg:width="0.067cm" svg:height="0.066cm" svg:x="4.067cm" svg:y="0.123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08" draw:text-style-name="P49" svg:width="0.036cm" svg:height="0.208cm" svg:x="4.157cm" svg:y="-0.001cm" svg:viewBox="0 0 37 209" svg:d="M37 105c0-16-2-41-10-65-10-26-24-40-25-40s-2 1-2 2 0 1 3 5c15 21 25 54 25 98 0 35-6 73-26 99-2 2-2 3-2 4s1 1 2 1 16-14 25-40c8-23 10-47 10-64z"><text:p/></draw:path><draw:path draw:style-name="gr109" draw:text-style-name="P49" svg:width="0.005cm" svg:height="0.208cm" svg:x="4.229cm" svg:y="-0.001cm" svg:viewBox="0 0 6 209" svg:d="M6 8c0-4 0-8-3-8s-3 4-3 8c0 65 0 129 0 194 0 4 0 7 3 7s3-3 3-7c0-65 0-129 0-194z"><text:p/></draw:path></draw:g></text:span><text:span text:style-name="T4"><text:s/></text:span><text:span text:style-name="T36">m</text:span><text:span text:style-name="T4">ake samples from same classes close and different classes far away</text:span><text:span text:style-name="T37"> </text:span><text:span text:style-name="T38">e.g. Siamese Networks</text:span></text:p><text:p text:style-name="P33">Cosine Embedding Loss<text:span text:style-name="T61"> </text:span><text:span text:style-name="T4"><draw:g text:anchor-type="as-char" svg:y="-0.247cm" draw:z-index="92" draw:style-name="gr1"><svg:title>TexMaths</svg:title><svg:desc>6§latex§loss(x,y)=\begin{cases}a - cos(x_1, x_2), &amp; if y = 1 \\ \max(0,cos(x_1,x_2)- margin), &amp; if y = -1 \end{cases}§svg§600§TRUE§</svg:desc><draw:path draw:style-name="gr2" draw:text-style-name="P49" svg:width="0.035cm" svg:height="0.103cm" svg:x="0cm" svg:y="0.158cm" svg:viewBox="0 0 36 104" svg:d="M23 0c-8 0-15 1-23 2 0 1 0 3 0 4 11 0 12 1 12 8 0 26 0 52 0 78 0 7-2 7-12 7 0 2 0 3 0 5 5 0 14-1 18-1 3 0 12 1 18 1 0-2 0-3 0-5-11 0-13 0-13-7 0-30 0-61 0-92z"><text:p/></draw:path><draw:path draw:style-name="gr3" draw:text-style-name="P49" svg:width="0.07cm" svg:height="0.068cm" svg:x="0.043cm" svg:y="0.195cm" svg:viewBox="0 0 71 69" svg:d="M71 35c0-19-16-35-35-35-20 0-36 16-36 35 0 20 17 34 36 34s35-15 35-34zM36 65c-7 0-14-3-19-10-3-6-3-16-3-21 0-6 0-14 3-21 5-7 12-10 19-10s14 4 18 10c4 7 4 15 4 21 0 5 0 13-4 20-3 7-10 11-18 11z"><text:p/></draw:path><draw:path draw:style-name="gr4" draw:text-style-name="P49"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5" draw:text-style-name="P49"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6" draw:text-style-name="P49" svg:width="0.036cm" svg:height="0.149cm" svg:x="0.261cm" svg:y="0.15cm" svg:viewBox="0 0 37 150" svg:d="M37 148c0 0 0-1-2-3-20-19-25-47-25-70 0-26 6-52 25-71 2-2 2-2 2-2 0-2 0-2-1-2-2 0-16 10-26 29-8 17-10 33-10 46 0 12 2 30 11 46 10 19 23 29 25 29 1 0 1-1 1-2z"><text:p/></draw:path><draw:path draw:style-name="gr7" draw:text-style-name="P49"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8" draw:text-style-name="P49" svg:width="0.018cm" svg:height="0.044cm" svg:x="0.406cm" svg:y="0.246cm" svg:viewBox="0 0 19 45" svg:d="M19 16c0-10-4-16-10-16s-9 4-9 8 3 8 9 8c2 0 4-1 6-2v2c0 10-5 19-11 26-1 1-1 1-1 1 0 1 0 2 1 2 2 0 15-12 15-29z"><text:p/></draw:path><draw:path draw:style-name="gr9" draw:text-style-name="P49"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0" draw:text-style-name="P49" svg:width="0.036cm" svg:height="0.149cm" svg:x="0.531cm" svg:y="0.15cm" svg:viewBox="0 0 37 150" svg:d="M37 75c0-12-2-30-11-47-9-18-23-28-25-28-1 0-1 1-1 2l3 3c16 15 25 38 25 70 0 26-6 52-26 71-2 1-2 2-2 2 0 1 0 2 1 2 2 0 16-11 26-29 8-17 10-34 10-46z"><text:p/></draw:path><draw:path draw:style-name="gr11" draw:text-style-name="P49" svg:width="0.106cm" svg:height="0.034cm" svg:x="0.593cm" svg:y="0.207cm" svg:viewBox="0 0 107 35" svg:d="M101 6c3 0 6 0 6-3s-3-3-6-3c-32 0-64 0-96 0-2 0-5 0-5 3s3 3 5 3c32 0 64 0 96 0zM101 35c3 0 6 0 6-3s-3-3-6-3c-32 0-64 0-96 0-2 0-5 0-5 3s3 3 5 3c32 0 64 0 96 0z"><text:p/></draw:path><draw:path draw:style-name="gr12" draw:text-style-name="P49"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3" draw:text-style-name="P49" svg:width="0.072cm" svg:height="0.067cm" svg:x="0.844cm" svg:y="0.093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4" draw:text-style-name="P49" svg:width="0.097cm" svg:height="0.005cm" svg:x="0.972cm" svg:y="0.119cm" svg:viewBox="0 0 98 6" svg:d="M92 6c3 0 6 0 6-3s-3-3-6-3c-29 0-58 0-87 0-2 0-5 0-5 3s3 3 5 3c29 0 58 0 87 0z"><text:p/></draw:path><draw:path draw:style-name="gr15" draw:text-style-name="P49" svg:width="0.062cm" svg:height="0.067cm" svg:x="1.125cm" svg:y="0.093cm" svg:viewBox="0 0 63 68" svg:d="M57 9c-2 0-5 0-7 2-3 3-3 5-3 6 0 4 3 5 6 5 5 0 9-3 9-9 0-7-7-13-19-13-22 0-43 21-43 43 0 13 10 25 26 25 23 0 37-16 37-18 0-1-1-2-2-2s-1 1-3 1c-12 15-30 15-32 15-10 0-14-7-14-16 0-6 4-21 9-30 5-8 14-15 22-15 6 0 12 2 14 6z"><text:p/></draw:path><draw:path draw:style-name="gr16" draw:text-style-name="P49" svg:width="0.067cm" svg:height="0.067cm" svg:x="1.195cm" svg:y="0.093cm" svg:viewBox="0 0 68 68" svg:d="M68 25c0-15-11-25-25-25-22 0-43 21-43 43 0 14 10 25 26 25 21 0 42-21 42-43zM26 64c-7 0-14-4-14-16 0-7 4-23 9-31 8-11 17-14 21-14 10 0 15 7 15 16 0 6-4 22-10 32-5 8-14 13-21 13z"><text:p/></draw:path><draw:path draw:style-name="gr17" draw:text-style-name="P49" svg:width="0.058cm" svg:height="0.067cm" svg:x="1.274cm" svg:y="0.093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8" draw:text-style-name="P49" svg:width="0.036cm" svg:height="0.149cm" svg:x="1.357cm" svg:y="0.048cm" svg:viewBox="0 0 37 150" svg:d="M37 148c0-1 0-1-2-3-20-19-26-47-26-70 0-26 7-52 26-71 2-2 2-2 2-3s0-1-1-1c-2 0-16 10-26 29-8 17-10 33-10 46 0 12 2 29 10 46 10 19 24 29 26 29 1 0 1-1 1-2z"><text:p/></draw:path><draw:path draw:style-name="gr19" draw:text-style-name="P49" svg:width="0.079cm" svg:height="0.067cm" svg:x="1.408cm" svg:y="0.093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20" draw:text-style-name="P49" svg:width="0.04cm" svg:height="0.069cm" svg:x="1.507cm" svg:y="0.113cm" svg:viewBox="0 0 41 70" svg:d="M25 3c0-3 0-3-3-3-7 7-17 7-22 7 0 1 0 2 0 4 2 0 10 0 16-3 0 18 0 35 0 53 0 4 0 5-11 5-1 0-3 0-5 0 0 1 0 3 0 4 3-1 16-1 21-1 3 0 17 0 20 1 0-1 0-3 0-4-2 0-3 0-4 0-12 0-12-1-12-5 0-19 0-38 0-58z"><text:p/></draw:path><draw:path draw:style-name="gr21" draw:text-style-name="P49" svg:width="0.018cm" svg:height="0.044cm" svg:x="1.581cm" svg:y="0.144cm" svg:viewBox="0 0 19 45" svg:d="M19 16c0-10-4-16-11-16-5 0-8 4-8 8s3 8 8 8c2 0 4-1 6-2 1 0 1-1 1-1 0 0 0 1 0 3 0 11-5 20-11 24-2 2-2 3-2 3 0 1 1 2 2 2 2 0 15-12 15-29z"><text:p/></draw:path><draw:path draw:style-name="gr22" draw:text-style-name="P49" svg:width="0.079cm" svg:height="0.067cm" svg:x="1.643cm" svg:y="0.093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23" draw:text-style-name="P49"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24" draw:text-style-name="P49" svg:width="0.036cm" svg:height="0.149cm" svg:x="1.811cm" svg:y="0.048cm" svg:viewBox="0 0 37 150" svg:d="M37 75c0-12-1-30-11-47-9-19-23-28-24-28-2 0-2 0-2 1s0 1 3 4c16 15 25 38 25 70 0 25-6 52-26 70-2 2-2 2-2 3s0 2 2 2c1 0 16-11 25-30 8-16 10-33 10-45z"><text:p/></draw:path><draw:path draw:style-name="gr25" draw:text-style-name="P49" svg:width="0.018cm" svg:height="0.044cm" svg:x="1.878cm" svg:y="0.144cm" svg:viewBox="0 0 19 45" svg:d="M19 16c0-10-4-16-10-16s-9 4-9 8 3 8 9 8c1 0 3-1 5-2 1 0 1-1 1-1 0 1 0 1 0 3 0 11-5 19-11 24-2 2-1 3-1 3 0 1 0 2 1 2 2 0 15-12 15-29z"><text:p/></draw:path><draw:path draw:style-name="gr26" draw:text-style-name="P49"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27" draw:text-style-name="P49"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28" draw:text-style-name="P49" svg:width="0.073cm" svg:height="0.096cm" svg:x="3.25cm" svg:y="0.093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29" draw:text-style-name="P49" svg:width="0.106cm" svg:height="0.034cm" svg:x="3.384cm" svg:y="0.105cm" svg:viewBox="0 0 107 35" svg:d="M101 6c3 0 6 0 6-3s-3-3-6-3c-32 0-64 0-96 0-2 0-5 0-5 3s3 3 5 3c32 0 64 0 96 0zM101 35c3 0 6 0 6-3s-3-3-6-3c-32 0-64 0-96 0-2 0-5 0-5 3s3 3 5 3c32 0 64 0 96 0z"><text:p/></draw:path><draw:path draw:style-name="gr30" draw:text-style-name="P49" svg:width="0.052cm" svg:height="0.099cm" svg:x="3.558cm" svg:y="0.06cm" svg:viewBox="0 0 53 100" svg:d="M33 4c0-4 0-4-4-4-10 10-24 10-29 10 0 2 0 3 0 4 3 0 12 0 21-4 0 26 0 52 0 78 0 5 0 7-15 7-2 0-3 0-5 0 0 1 0 3 0 5 5-1 20-1 26-1s20 0 26 1c0-2 0-4 0-5-2 0-4 0-6 0-14 0-14-2-14-7 0-28 0-56 0-84z"><text:p/></draw:path><draw:path draw:style-name="gr31" draw:text-style-name="P49"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32" draw:text-style-name="P49"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33" draw:text-style-name="P49"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34" draw:text-style-name="P49" svg:width="0.036cm" svg:height="0.149cm" svg:x="1.152cm" svg:y="0.263cm" svg:viewBox="0 0 37 150" svg:d="M37 148c0 0 0-1-3-3-20-19-25-47-25-70 0-26 6-52 26-71 2-1 2-2 2-2 0-2 0-2-1-2-2 0-16 10-26 29-8 17-10 33-10 46 0 12 2 30 10 46 10 19 24 29 26 29 1 0 1-1 1-2z"><text:p/></draw:path><draw:path draw:style-name="gr35" draw:text-style-name="P49"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36" draw:text-style-name="P49" svg:width="0.018cm" svg:height="0.044cm" svg:x="1.293cm" svg:y="0.359cm" svg:viewBox="0 0 19 45" svg:d="M19 16c0-10-4-16-10-16s-9 4-9 8 3 8 9 8c1 0 4-1 5-2 1 0 1 0 1 0 0 0 1 0 1 2 0 11-6 20-11 25-2 2-2 2-2 2 0 1 1 2 2 2s14-12 14-29z"><text:p/></draw:path><draw:path draw:style-name="gr37" draw:text-style-name="P49"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38" draw:text-style-name="P49" svg:width="0.067cm" svg:height="0.067cm" svg:x="1.426cm" svg:y="0.309cm" svg:viewBox="0 0 68 68" svg:d="M68 26c0-16-10-26-25-26-22 0-43 21-43 43 0 15 10 25 26 25 21 0 42-21 42-42zM26 65c-7 0-14-5-14-17 0-7 4-23 9-31 8-11 17-14 22-14 9 0 14 8 14 17 0 6-3 21-10 31-5 9-14 14-21 14z"><text:p/></draw:path><draw:path draw:style-name="gr39" draw:text-style-name="P49"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40" draw:text-style-name="P49" svg:width="0.036cm" svg:height="0.149cm" svg:x="1.588cm" svg:y="0.263cm" svg:viewBox="0 0 37 150" svg:d="M37 148c0 0 0-1-2-3-20-19-25-47-25-70 0-26 6-52 25-71 2-1 2-2 2-2 0-2 0-2-1-2-2 0-16 10-26 29-8 17-10 33-10 46 0 12 2 30 11 46 10 19 23 29 25 29 1 0 1-1 1-2z"><text:p/></draw:path><draw:path draw:style-name="gr41" draw:text-style-name="P49"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42" draw:text-style-name="P49"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43" draw:text-style-name="P49" svg:width="0.018cm" svg:height="0.044cm" svg:x="1.812cm" svg:y="0.359cm" svg:viewBox="0 0 19 45" svg:d="M19 16c0-10-4-16-10-16s-9 4-9 8 3 8 9 8c1 0 3-1 5-2 1 0 1 0 1 0v2c0 11-5 20-11 25-1 2-1 2-1 2 0 1 0 2 1 2 2 0 15-12 15-29z"><text:p/></draw:path><draw:path draw:style-name="gr44" draw:text-style-name="P49"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45" draw:text-style-name="P49"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46" draw:text-style-name="P49" svg:width="0.036cm" svg:height="0.149cm" svg:x="2.042cm" svg:y="0.263cm" svg:viewBox="0 0 37 150" svg:d="M37 75c0-12-1-30-10-47-10-18-24-28-25-28s-2 1-2 2c0 0 0 1 3 3 16 15 25 38 25 70 0 26-6 52-26 71-2 1-2 2-2 2 0 1 1 2 2 2s16-10 25-29c9-17 10-34 10-46z"><text:p/></draw:path><draw:path draw:style-name="gr47" draw:text-style-name="P49" svg:width="0.097cm" svg:height="0.005cm" svg:x="2.144cm" svg:y="0.335cm" svg:viewBox="0 0 98 6" svg:d="M93 6c2 0 5 0 5-3s-3-3-5-3c-29 0-58 0-87 0-3 0-6 0-6 3s3 3 6 3c29 0 58 0 87 0z"><text:p/></draw:path><draw:path draw:style-name="gr48" draw:text-style-name="P49"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49" draw:text-style-name="P49"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50" draw:text-style-name="P49"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51" draw:text-style-name="P49"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52" draw:text-style-name="P49"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53" draw:text-style-name="P49"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54" draw:text-style-name="P49" svg:width="0.036cm" svg:height="0.149cm" svg:x="2.836cm" svg:y="0.263cm" svg:viewBox="0 0 37 150" svg:d="M37 75c0-12-1-30-10-47-10-18-24-28-25-28s-2 1-2 2c0 0 0 1 3 3 16 15 25 38 25 70 0 26-6 52-26 71-2 1-2 2-2 2 0 1 1 2 2 2s16-10 25-29c9-17 10-34 10-46z"><text:p/></draw:path><draw:path draw:style-name="gr55" draw:text-style-name="P49" svg:width="0.018cm" svg:height="0.044cm" svg:x="2.904cm" svg:y="0.359cm" svg:viewBox="0 0 19 45" svg:d="M19 16c0-10-4-16-10-16s-9 4-9 8 3 8 9 8c1 0 4-1 5-2 1 0 1 0 1 0 0 0 1 0 1 2 0 11-6 20-11 25-2 2-2 2-2 2 0 1 1 2 1 2 2 0 15-12 15-29z"><text:p/></draw:path><draw:path draw:style-name="gr56" draw:text-style-name="P49"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57" draw:text-style-name="P49"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58" draw:text-style-name="P49"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59" draw:text-style-name="P49" svg:width="0.106cm" svg:height="0.034cm" svg:x="3.384cm" svg:y="0.32cm" svg:viewBox="0 0 107 35" svg:d="M101 6c3 0 6 0 6-3s-3-3-6-3c-32 0-64 0-96 0-2 0-5 0-5 3s3 3 5 3c32 0 64 0 96 0zM101 35c3 0 6 0 6-3s-3-3-6-3c-32 0-64 0-96 0-2 0-5 0-5 3s3 3 5 3c32 0 64 0 96 0z"><text:p/></draw:path><draw:path draw:style-name="gr60" draw:text-style-name="P49" svg:width="0.097cm" svg:height="0.005cm" svg:x="3.557cm" svg:y="0.335cm" svg:viewBox="0 0 98 6" svg:d="M92 6c3 0 6 0 6-3s-3-3-6-3c-29 0-58 0-87 0-2 0-5 0-5 3s3 3 5 3c29 0 58 0 87 0z"><text:p/></draw:path><draw:path draw:style-name="gr61" draw:text-style-name="P49"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4"><text:span text:style-name="T39">M</text:span><text:span text:style-name="T4">easure whether two inputs are similar or dissimilar, </text:span><text:span text:style-name="T40">1 sim </text:span><text:span text:style-name="T41">(tries to minimize the angle between the vectors)</text:span><text:span text:style-name="T40">, -1 not sim </text:span><text:span text:style-name="T41">(aims to ensure that the cosine similarity is smaller than a specified margin)</text:span><text:span text:style-name="T40">.</text:span></text:p></draw:text-box></draw:frame><text:span text:style-name="T1"><text:s text:c="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1T23:40:32.057878656</dc:date>
    <meta:editing-duration>PT2H18M16S</meta:editing-duration>
    <meta:editing-cycles>119</meta:editing-cycles>
    <meta:generator>LibreOffice/7.3.7.2$Linux_X86_64 LibreOffice_project/30$Build-2</meta:generator>
    <meta:document-statistic meta:table-count="0" meta:image-count="0" meta:object-count="0" meta:page-count="1" meta:paragraph-count="54" meta:word-count="802" meta:character-count="5666" meta:non-whitespace-character-count="4836"/>
  </office:meta>
</office:document-meta>
</file>